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ax_m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aily_max</text:p>
          </table:table-cell>
          <table:table-cell office:value-type="string" calcext:value-type="string">
            <text:p>daily_mi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ax_0.1</text:p>
          </table:table-cell>
          <table:table-cell office:value-type="string" calcext:value-type="string">
            <text:p>Min_0.1</text:p>
          </table:table-cell>
          <table:table-cell office:value-type="string" calcext:value-type="string">
            <text:p>Max_0.9</text:p>
          </table:table-cell>
          <table:table-cell office:value-type="string" calcext:value-type="string">
            <text:p>Min_0.9</text:p>
          </table:table-cell>
        </table:table-row>
        <table:table-row table:style-name="ro1" table:visibility="filter">
          <table:table-cell office:value-type="date" office:date-value="1980-12-31" calcext:value-type="date">
            <text:p>1980-12-31</text:p>
          </table:table-cell>
          <table:table-cell office:value-type="float" office:value="29.769318" calcext:value-type="float">
            <text:p>29.769318</text:p>
          </table:table-cell>
          <table:table-cell office:value-type="float" office:value="27.376251" calcext:value-type="float">
            <text:p>27.37625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1981-01-01" calcext:value-type="date">
            <text:p>1981-01-01</text:p>
          </table:table-cell>
          <table:table-cell office:value-type="float" office:value="34.40457" calcext:value-type="float">
            <text:p>34.40457</text:p>
          </table:table-cell>
          <table:table-cell office:value-type="float" office:value="23.967468" calcext:value-type="float">
            <text:p>23.9674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])" office:value-type="float" office:value="1" calcext:value-type="float">
            <text:p>1</text:p>
          </table:table-cell>
          <table:table-cell table:formula="of:=PERCENTILE([.B3:.B1128];0.1)" office:value-type="float" office:value="27.829956" calcext:value-type="float">
            <text:p>27.829956</text:p>
          </table:table-cell>
          <table:table-cell table:formula="of:=PERCENTILE([.C3:.C1128];0.1)" office:value-type="float" office:value="21.157715" calcext:value-type="float">
            <text:p>21.157715</text:p>
          </table:table-cell>
          <table:table-cell table:formula="of:=PERCENTILE([.B3:.B1128];0.9)" office:value-type="float" office:value="33.3652185" calcext:value-type="float">
            <text:p>33.3652185</text:p>
          </table:table-cell>
          <table:table-cell table:formula="of:=PERCENTILE([.C3:.C1128];0.9)" office:value-type="float" office:value="23.618927" calcext:value-type="float">
            <text:p>23.618927</text:p>
          </table:table-cell>
        </table:table-row>
        <table:table-row table:style-name="ro1">
          <table:table-cell office:value-type="date" office:date-value="1981-01-02" calcext:value-type="date">
            <text:p>1981-01-02</text:p>
          </table:table-cell>
          <table:table-cell office:value-type="float" office:value="33.552765" calcext:value-type="float">
            <text:p>33.552765</text:p>
          </table:table-cell>
          <table:table-cell office:value-type="float" office:value="23.618378" calcext:value-type="float">
            <text:p>23.6183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3" calcext:value-type="date">
            <text:p>1981-01-03</text:p>
          </table:table-cell>
          <table:table-cell office:value-type="float" office:value="34.344055" calcext:value-type="float">
            <text:p>34.344055</text:p>
          </table:table-cell>
          <table:table-cell office:value-type="float" office:value="21.680176" calcext:value-type="float">
            <text:p>21.6801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4" calcext:value-type="date">
            <text:p>1981-01-04</text:p>
          </table:table-cell>
          <table:table-cell office:value-type="float" office:value="32.892487" calcext:value-type="float">
            <text:p>32.892487</text:p>
          </table:table-cell>
          <table:table-cell office:value-type="float" office:value="21.860687" calcext:value-type="float">
            <text:p>21.8606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5" calcext:value-type="date">
            <text:p>1981-01-05</text:p>
          </table:table-cell>
          <table:table-cell office:value-type="float" office:value="34.44638" calcext:value-type="float">
            <text:p>34.44638</text:p>
          </table:table-cell>
          <table:table-cell office:value-type="float" office:value="22.230408" calcext:value-type="float">
            <text:p>22.2304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6" calcext:value-type="date">
            <text:p>1981-01-06</text:p>
          </table:table-cell>
          <table:table-cell office:value-type="float" office:value="34.106903" calcext:value-type="float">
            <text:p>34.106903</text:p>
          </table:table-cell>
          <table:table-cell office:value-type="float" office:value="21.620605" calcext:value-type="float">
            <text:p>21.6206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7" calcext:value-type="date">
            <text:p>1981-01-07</text:p>
          </table:table-cell>
          <table:table-cell office:value-type="float" office:value="31.372467" calcext:value-type="float">
            <text:p>31.372467</text:p>
          </table:table-cell>
          <table:table-cell office:value-type="float" office:value="22.891449" calcext:value-type="float">
            <text:p>22.8914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8" calcext:value-type="date">
            <text:p>1981-01-08</text:p>
          </table:table-cell>
          <table:table-cell office:value-type="float" office:value="28.412811" calcext:value-type="float">
            <text:p>28.412811</text:p>
          </table:table-cell>
          <table:table-cell office:value-type="float" office:value="21.288452" calcext:value-type="float">
            <text:p>21.2884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9" calcext:value-type="date">
            <text:p>1981-01-09</text:p>
          </table:table-cell>
          <table:table-cell office:value-type="float" office:value="29.575592" calcext:value-type="float">
            <text:p>29.575592</text:p>
          </table:table-cell>
          <table:table-cell office:value-type="float" office:value="22.27707" calcext:value-type="float">
            <text:p>22.277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0" calcext:value-type="date">
            <text:p>1981-01-10</text:p>
          </table:table-cell>
          <table:table-cell office:value-type="float" office:value="29.41153" calcext:value-type="float">
            <text:p>29.41153</text:p>
          </table:table-cell>
          <table:table-cell office:value-type="float" office:value="21.249695" calcext:value-type="float">
            <text:p>21.2496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1" calcext:value-type="date">
            <text:p>1981-01-11</text:p>
          </table:table-cell>
          <table:table-cell office:value-type="float" office:value="31.478302" calcext:value-type="float">
            <text:p>31.478302</text:p>
          </table:table-cell>
          <table:table-cell office:value-type="float" office:value="21.2565" calcext:value-type="float">
            <text:p>21.25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2" calcext:value-type="date">
            <text:p>1981-01-12</text:p>
          </table:table-cell>
          <table:table-cell office:value-type="float" office:value="33.178986" calcext:value-type="float">
            <text:p>33.178986</text:p>
          </table:table-cell>
          <table:table-cell office:value-type="float" office:value="22.44339" calcext:value-type="float">
            <text:p>22.443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3" calcext:value-type="date">
            <text:p>1981-01-13</text:p>
          </table:table-cell>
          <table:table-cell office:value-type="float" office:value="32.706696" calcext:value-type="float">
            <text:p>32.706696</text:p>
          </table:table-cell>
          <table:table-cell office:value-type="float" office:value="21.951904" calcext:value-type="float">
            <text:p>21.9519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4" calcext:value-type="date">
            <text:p>1981-01-14</text:p>
          </table:table-cell>
          <table:table-cell office:value-type="float" office:value="33.80655" calcext:value-type="float">
            <text:p>33.80655</text:p>
          </table:table-cell>
          <table:table-cell office:value-type="float" office:value="22.392578" calcext:value-type="float">
            <text:p>22.3925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5" calcext:value-type="date">
            <text:p>1981-01-15</text:p>
          </table:table-cell>
          <table:table-cell office:value-type="float" office:value="33.287994" calcext:value-type="float">
            <text:p>33.287994</text:p>
          </table:table-cell>
          <table:table-cell office:value-type="float" office:value="21.056793" calcext:value-type="float">
            <text:p>21.0567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6" calcext:value-type="date">
            <text:p>1981-01-16</text:p>
          </table:table-cell>
          <table:table-cell office:value-type="float" office:value="32.677216" calcext:value-type="float">
            <text:p>32.677216</text:p>
          </table:table-cell>
          <table:table-cell office:value-type="float" office:value="20.765045" calcext:value-type="float">
            <text:p>20.7650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7" calcext:value-type="date">
            <text:p>1981-01-17</text:p>
          </table:table-cell>
          <table:table-cell office:value-type="float" office:value="33.535248" calcext:value-type="float">
            <text:p>33.535248</text:p>
          </table:table-cell>
          <table:table-cell office:value-type="float" office:value="22.07431" calcext:value-type="float">
            <text:p>22.074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8" calcext:value-type="date">
            <text:p>1981-01-18</text:p>
          </table:table-cell>
          <table:table-cell office:value-type="float" office:value="34.38376" calcext:value-type="float">
            <text:p>34.38376</text:p>
          </table:table-cell>
          <table:table-cell office:value-type="float" office:value="22.176117" calcext:value-type="float">
            <text:p>22.1761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9" calcext:value-type="date">
            <text:p>1981-01-19</text:p>
          </table:table-cell>
          <table:table-cell office:value-type="float" office:value="34.785187" calcext:value-type="float">
            <text:p>34.785187</text:p>
          </table:table-cell>
          <table:table-cell office:value-type="float" office:value="21.973724" calcext:value-type="float">
            <text:p>21.9737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0" calcext:value-type="date">
            <text:p>1981-01-20</text:p>
          </table:table-cell>
          <table:table-cell office:value-type="float" office:value="34.36728" calcext:value-type="float">
            <text:p>34.36728</text:p>
          </table:table-cell>
          <table:table-cell office:value-type="float" office:value="20.81784" calcext:value-type="float">
            <text:p>20.817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1" calcext:value-type="date">
            <text:p>1981-01-21</text:p>
          </table:table-cell>
          <table:table-cell office:value-type="float" office:value="34.4263" calcext:value-type="float">
            <text:p>34.4263</text:p>
          </table:table-cell>
          <table:table-cell office:value-type="float" office:value="22.49936" calcext:value-type="float">
            <text:p>22.499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2" calcext:value-type="date">
            <text:p>1981-01-22</text:p>
          </table:table-cell>
          <table:table-cell office:value-type="float" office:value="34.83618" calcext:value-type="float">
            <text:p>34.83618</text:p>
          </table:table-cell>
          <table:table-cell office:value-type="float" office:value="22.838226" calcext:value-type="float">
            <text:p>22.8382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3" calcext:value-type="date">
            <text:p>1981-01-23</text:p>
          </table:table-cell>
          <table:table-cell office:value-type="float" office:value="35.354095" calcext:value-type="float">
            <text:p>35.354095</text:p>
          </table:table-cell>
          <table:table-cell office:value-type="float" office:value="22.406342" calcext:value-type="float">
            <text:p>22.4063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4" calcext:value-type="date">
            <text:p>1981-01-24</text:p>
          </table:table-cell>
          <table:table-cell office:value-type="float" office:value="35.60498" calcext:value-type="float">
            <text:p>35.60498</text:p>
          </table:table-cell>
          <table:table-cell office:value-type="float" office:value="23.157898" calcext:value-type="float">
            <text:p>23.1578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5" calcext:value-type="date">
            <text:p>1981-01-25</text:p>
          </table:table-cell>
          <table:table-cell office:value-type="float" office:value="35.108063" calcext:value-type="float">
            <text:p>35.108063</text:p>
          </table:table-cell>
          <table:table-cell office:value-type="float" office:value="23.28238" calcext:value-type="float">
            <text:p>23.282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6" calcext:value-type="date">
            <text:p>1981-01-26</text:p>
          </table:table-cell>
          <table:table-cell office:value-type="float" office:value="36.09662" calcext:value-type="float">
            <text:p>36.09662</text:p>
          </table:table-cell>
          <table:table-cell office:value-type="float" office:value="21.818573" calcext:value-type="float">
            <text:p>21.8185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7" calcext:value-type="date">
            <text:p>1981-01-27</text:p>
          </table:table-cell>
          <table:table-cell office:value-type="float" office:value="35.733307" calcext:value-type="float">
            <text:p>35.733307</text:p>
          </table:table-cell>
          <table:table-cell office:value-type="float" office:value="21.750214" calcext:value-type="float">
            <text:p>21.7502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8" calcext:value-type="date">
            <text:p>1981-01-28</text:p>
          </table:table-cell>
          <table:table-cell office:value-type="float" office:value="35.56595" calcext:value-type="float">
            <text:p>35.56595</text:p>
          </table:table-cell>
          <table:table-cell office:value-type="float" office:value="23.204437" calcext:value-type="float">
            <text:p>23.2044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9" calcext:value-type="date">
            <text:p>1981-01-29</text:p>
          </table:table-cell>
          <table:table-cell office:value-type="float" office:value="35.081696" calcext:value-type="float">
            <text:p>35.081696</text:p>
          </table:table-cell>
          <table:table-cell office:value-type="float" office:value="23.759735" calcext:value-type="float">
            <text:p>23.7597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30" calcext:value-type="date">
            <text:p>1981-01-30</text:p>
          </table:table-cell>
          <table:table-cell office:value-type="float" office:value="35.108" calcext:value-type="float">
            <text:p>35.108</text:p>
          </table:table-cell>
          <table:table-cell office:value-type="float" office:value="22.8461" calcext:value-type="float">
            <text:p>22.84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31" calcext:value-type="date">
            <text:p>1981-01-31</text:p>
          </table:table-cell>
          <table:table-cell office:value-type="float" office:value="34.39572" calcext:value-type="float">
            <text:p>34.39572</text:p>
          </table:table-cell>
          <table:table-cell office:value-type="float" office:value="23.350922" calcext:value-type="float">
            <text:p>23.3509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1" calcext:value-type="date">
            <text:p>1981-02-01</text:p>
          </table:table-cell>
          <table:table-cell office:value-type="float" office:value="33.704132" calcext:value-type="float">
            <text:p>33.704132</text:p>
          </table:table-cell>
          <table:table-cell office:value-type="float" office:value="24.445435" calcext:value-type="float">
            <text:p>24.4454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2" calcext:value-type="date">
            <text:p>1981-02-02</text:p>
          </table:table-cell>
          <table:table-cell office:value-type="float" office:value="34.72586" calcext:value-type="float">
            <text:p>34.72586</text:p>
          </table:table-cell>
          <table:table-cell office:value-type="float" office:value="22.485931" calcext:value-type="float">
            <text:p>22.4859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3" calcext:value-type="date">
            <text:p>1981-02-03</text:p>
          </table:table-cell>
          <table:table-cell office:value-type="float" office:value="34.378998" calcext:value-type="float">
            <text:p>34.378998</text:p>
          </table:table-cell>
          <table:table-cell office:value-type="float" office:value="23.988037" calcext:value-type="float">
            <text:p>23.9880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4" calcext:value-type="date">
            <text:p>1981-02-04</text:p>
          </table:table-cell>
          <table:table-cell office:value-type="float" office:value="34.968475" calcext:value-type="float">
            <text:p>34.968475</text:p>
          </table:table-cell>
          <table:table-cell office:value-type="float" office:value="25.650604" calcext:value-type="float">
            <text:p>25.6506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5" calcext:value-type="date">
            <text:p>1981-02-05</text:p>
          </table:table-cell>
          <table:table-cell office:value-type="float" office:value="35.573822" calcext:value-type="float">
            <text:p>35.573822</text:p>
          </table:table-cell>
          <table:table-cell office:value-type="float" office:value="23.235504" calcext:value-type="float">
            <text:p>23.2355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6" calcext:value-type="date">
            <text:p>1981-02-06</text:p>
          </table:table-cell>
          <table:table-cell office:value-type="float" office:value="33.965057" calcext:value-type="float">
            <text:p>33.965057</text:p>
          </table:table-cell>
          <table:table-cell office:value-type="float" office:value="24.082916" calcext:value-type="float">
            <text:p>24.0829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7" calcext:value-type="date">
            <text:p>1981-02-07</text:p>
          </table:table-cell>
          <table:table-cell office:value-type="float" office:value="34.4368" calcext:value-type="float">
            <text:p>34.4368</text:p>
          </table:table-cell>
          <table:table-cell office:value-type="float" office:value="23.460907" calcext:value-type="float">
            <text:p>23.4609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8" calcext:value-type="date">
            <text:p>1981-02-08</text:p>
          </table:table-cell>
          <table:table-cell office:value-type="float" office:value="34.984955" calcext:value-type="float">
            <text:p>34.984955</text:p>
          </table:table-cell>
          <table:table-cell office:value-type="float" office:value="23.566406" calcext:value-type="float">
            <text:p>23.5664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09" calcext:value-type="date">
            <text:p>1981-02-09</text:p>
          </table:table-cell>
          <table:table-cell office:value-type="float" office:value="34.740753" calcext:value-type="float">
            <text:p>34.740753</text:p>
          </table:table-cell>
          <table:table-cell office:value-type="float" office:value="24.913666" calcext:value-type="float">
            <text:p>24.9136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0" calcext:value-type="date">
            <text:p>1981-02-10</text:p>
          </table:table-cell>
          <table:table-cell office:value-type="float" office:value="34.964996" calcext:value-type="float">
            <text:p>34.964996</text:p>
          </table:table-cell>
          <table:table-cell office:value-type="float" office:value="24.45169" calcext:value-type="float">
            <text:p>24.451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1" calcext:value-type="date">
            <text:p>1981-02-11</text:p>
          </table:table-cell>
          <table:table-cell office:value-type="float" office:value="36.10681" calcext:value-type="float">
            <text:p>36.10681</text:p>
          </table:table-cell>
          <table:table-cell office:value-type="float" office:value="24.224945" calcext:value-type="float">
            <text:p>24.2249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2" calcext:value-type="date">
            <text:p>1981-02-12</text:p>
          </table:table-cell>
          <table:table-cell office:value-type="float" office:value="35.679047" calcext:value-type="float">
            <text:p>35.679047</text:p>
          </table:table-cell>
          <table:table-cell office:value-type="float" office:value="24.42862" calcext:value-type="float">
            <text:p>24.428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3" calcext:value-type="date">
            <text:p>1981-02-13</text:p>
          </table:table-cell>
          <table:table-cell office:value-type="float" office:value="35.257294" calcext:value-type="float">
            <text:p>35.257294</text:p>
          </table:table-cell>
          <table:table-cell office:value-type="float" office:value="25.385406" calcext:value-type="float">
            <text:p>25.3854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4" calcext:value-type="date">
            <text:p>1981-02-14</text:p>
          </table:table-cell>
          <table:table-cell office:value-type="float" office:value="33.550842" calcext:value-type="float">
            <text:p>33.550842</text:p>
          </table:table-cell>
          <table:table-cell office:value-type="float" office:value="26.649872" calcext:value-type="float">
            <text:p>26.6498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5" calcext:value-type="date">
            <text:p>1981-02-15</text:p>
          </table:table-cell>
          <table:table-cell office:value-type="float" office:value="34.828583" calcext:value-type="float">
            <text:p>34.828583</text:p>
          </table:table-cell>
          <table:table-cell office:value-type="float" office:value="25.046722" calcext:value-type="float">
            <text:p>25.0467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6" calcext:value-type="date">
            <text:p>1981-02-16</text:p>
          </table:table-cell>
          <table:table-cell office:value-type="float" office:value="33.36502" calcext:value-type="float">
            <text:p>33.36502</text:p>
          </table:table-cell>
          <table:table-cell office:value-type="float" office:value="25.322418" calcext:value-type="float">
            <text:p>25.3224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7" calcext:value-type="date">
            <text:p>1981-02-17</text:p>
          </table:table-cell>
          <table:table-cell office:value-type="float" office:value="29.70639" calcext:value-type="float">
            <text:p>29.70639</text:p>
          </table:table-cell>
          <table:table-cell office:value-type="float" office:value="23.284363" calcext:value-type="float">
            <text:p>23.2843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8" calcext:value-type="date">
            <text:p>1981-02-18</text:p>
          </table:table-cell>
          <table:table-cell office:value-type="float" office:value="31.96817" calcext:value-type="float">
            <text:p>31.96817</text:p>
          </table:table-cell>
          <table:table-cell office:value-type="float" office:value="22.99939" calcext:value-type="float">
            <text:p>22.999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19" calcext:value-type="date">
            <text:p>1981-02-19</text:p>
          </table:table-cell>
          <table:table-cell office:value-type="float" office:value="28.81015" calcext:value-type="float">
            <text:p>28.81015</text:p>
          </table:table-cell>
          <table:table-cell office:value-type="float" office:value="21.918976" calcext:value-type="float">
            <text:p>21.9189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0" calcext:value-type="date">
            <text:p>1981-02-20</text:p>
          </table:table-cell>
          <table:table-cell office:value-type="float" office:value="28.476044" calcext:value-type="float">
            <text:p>28.476044</text:p>
          </table:table-cell>
          <table:table-cell office:value-type="float" office:value="21.592834" calcext:value-type="float">
            <text:p>21.5928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1" calcext:value-type="date">
            <text:p>1981-02-21</text:p>
          </table:table-cell>
          <table:table-cell office:value-type="float" office:value="31.411652" calcext:value-type="float">
            <text:p>31.411652</text:p>
          </table:table-cell>
          <table:table-cell office:value-type="float" office:value="20.131683" calcext:value-type="float">
            <text:p>20.1316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2" calcext:value-type="date">
            <text:p>1981-02-22</text:p>
          </table:table-cell>
          <table:table-cell office:value-type="float" office:value="31.248627" calcext:value-type="float">
            <text:p>31.248627</text:p>
          </table:table-cell>
          <table:table-cell office:value-type="float" office:value="21.727264" calcext:value-type="float">
            <text:p>21.7272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3" calcext:value-type="date">
            <text:p>1981-02-23</text:p>
          </table:table-cell>
          <table:table-cell office:value-type="float" office:value="30.382935" calcext:value-type="float">
            <text:p>30.382935</text:p>
          </table:table-cell>
          <table:table-cell office:value-type="float" office:value="21.997528" calcext:value-type="float">
            <text:p>21.9975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4" calcext:value-type="date">
            <text:p>1981-02-24</text:p>
          </table:table-cell>
          <table:table-cell office:value-type="float" office:value="31.482452" calcext:value-type="float">
            <text:p>31.482452</text:p>
          </table:table-cell>
          <table:table-cell office:value-type="float" office:value="22.018433" calcext:value-type="float">
            <text:p>22.0184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5" calcext:value-type="date">
            <text:p>1981-02-25</text:p>
          </table:table-cell>
          <table:table-cell office:value-type="float" office:value="28.868317" calcext:value-type="float">
            <text:p>28.868317</text:p>
          </table:table-cell>
          <table:table-cell office:value-type="float" office:value="22.079071" calcext:value-type="float">
            <text:p>22.0790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6" calcext:value-type="date">
            <text:p>1981-02-26</text:p>
          </table:table-cell>
          <table:table-cell office:value-type="float" office:value="31.061676" calcext:value-type="float">
            <text:p>31.061676</text:p>
          </table:table-cell>
          <table:table-cell office:value-type="float" office:value="22.345795" calcext:value-type="float">
            <text:p>22.3457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7" calcext:value-type="date">
            <text:p>1981-02-27</text:p>
          </table:table-cell>
          <table:table-cell office:value-type="float" office:value="28.555267" calcext:value-type="float">
            <text:p>28.555267</text:p>
          </table:table-cell>
          <table:table-cell office:value-type="float" office:value="22.75644" calcext:value-type="float">
            <text:p>22.756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2-28" calcext:value-type="date">
            <text:p>1981-02-28</text:p>
          </table:table-cell>
          <table:table-cell office:value-type="float" office:value="29.57547" calcext:value-type="float">
            <text:p>29.57547</text:p>
          </table:table-cell>
          <table:table-cell office:value-type="float" office:value="22.821808" calcext:value-type="float">
            <text:p>22.8218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1" calcext:value-type="date">
            <text:p>1981-03-01</text:p>
          </table:table-cell>
          <table:table-cell office:value-type="float" office:value="29.227264" calcext:value-type="float">
            <text:p>29.227264</text:p>
          </table:table-cell>
          <table:table-cell office:value-type="float" office:value="22.116486" calcext:value-type="float">
            <text:p>22.1164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2" calcext:value-type="date">
            <text:p>1981-03-02</text:p>
          </table:table-cell>
          <table:table-cell office:value-type="float" office:value="28.103119" calcext:value-type="float">
            <text:p>28.103119</text:p>
          </table:table-cell>
          <table:table-cell office:value-type="float" office:value="22.2518" calcext:value-type="float">
            <text:p>22.25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3" calcext:value-type="date">
            <text:p>1981-03-03</text:p>
          </table:table-cell>
          <table:table-cell office:value-type="float" office:value="29.709015" calcext:value-type="float">
            <text:p>29.709015</text:p>
          </table:table-cell>
          <table:table-cell office:value-type="float" office:value="21.556854" calcext:value-type="float">
            <text:p>21.5568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4" calcext:value-type="date">
            <text:p>1981-03-04</text:p>
          </table:table-cell>
          <table:table-cell office:value-type="float" office:value="31.421051" calcext:value-type="float">
            <text:p>31.421051</text:p>
          </table:table-cell>
          <table:table-cell office:value-type="float" office:value="21.34549" calcext:value-type="float">
            <text:p>21.345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5" calcext:value-type="date">
            <text:p>1981-03-05</text:p>
          </table:table-cell>
          <table:table-cell office:value-type="float" office:value="31.490997" calcext:value-type="float">
            <text:p>31.490997</text:p>
          </table:table-cell>
          <table:table-cell office:value-type="float" office:value="20.973541" calcext:value-type="float">
            <text:p>20.97354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6" calcext:value-type="date">
            <text:p>1981-03-06</text:p>
          </table:table-cell>
          <table:table-cell office:value-type="float" office:value="30.951935" calcext:value-type="float">
            <text:p>30.951935</text:p>
          </table:table-cell>
          <table:table-cell office:value-type="float" office:value="22.741333" calcext:value-type="float">
            <text:p>22.7413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7" calcext:value-type="date">
            <text:p>1981-03-07</text:p>
          </table:table-cell>
          <table:table-cell office:value-type="float" office:value="31.960846" calcext:value-type="float">
            <text:p>31.960846</text:p>
          </table:table-cell>
          <table:table-cell office:value-type="float" office:value="22.722992" calcext:value-type="float">
            <text:p>22.7229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8" calcext:value-type="date">
            <text:p>1981-03-08</text:p>
          </table:table-cell>
          <table:table-cell office:value-type="float" office:value="33.365417" calcext:value-type="float">
            <text:p>33.365417</text:p>
          </table:table-cell>
          <table:table-cell office:value-type="float" office:value="22.599548" calcext:value-type="float">
            <text:p>22.5995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09" calcext:value-type="date">
            <text:p>1981-03-09</text:p>
          </table:table-cell>
          <table:table-cell office:value-type="float" office:value="31.970001" calcext:value-type="float">
            <text:p>31.970001</text:p>
          </table:table-cell>
          <table:table-cell office:value-type="float" office:value="22.510803" calcext:value-type="float">
            <text:p>22.5108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0" calcext:value-type="date">
            <text:p>1981-03-10</text:p>
          </table:table-cell>
          <table:table-cell office:value-type="float" office:value="29.561676" calcext:value-type="float">
            <text:p>29.561676</text:p>
          </table:table-cell>
          <table:table-cell office:value-type="float" office:value="22.07544" calcext:value-type="float">
            <text:p>22.075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1" calcext:value-type="date">
            <text:p>1981-03-11</text:p>
          </table:table-cell>
          <table:table-cell office:value-type="float" office:value="32.989532" calcext:value-type="float">
            <text:p>32.989532</text:p>
          </table:table-cell>
          <table:table-cell office:value-type="float" office:value="21.924805" calcext:value-type="float">
            <text:p>21.9248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2" calcext:value-type="date">
            <text:p>1981-03-12</text:p>
          </table:table-cell>
          <table:table-cell office:value-type="float" office:value="32.505585" calcext:value-type="float">
            <text:p>32.505585</text:p>
          </table:table-cell>
          <table:table-cell office:value-type="float" office:value="20.668243" calcext:value-type="float">
            <text:p>20.6682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3" calcext:value-type="date">
            <text:p>1981-03-13</text:p>
          </table:table-cell>
          <table:table-cell office:value-type="float" office:value="32.985504" calcext:value-type="float">
            <text:p>32.985504</text:p>
          </table:table-cell>
          <table:table-cell office:value-type="float" office:value="22.632874" calcext:value-type="float">
            <text:p>22.6328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4" calcext:value-type="date">
            <text:p>1981-03-14</text:p>
          </table:table-cell>
          <table:table-cell office:value-type="float" office:value="34.04416" calcext:value-type="float">
            <text:p>34.04416</text:p>
          </table:table-cell>
          <table:table-cell office:value-type="float" office:value="23.409027" calcext:value-type="float">
            <text:p>23.4090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5" calcext:value-type="date">
            <text:p>1981-03-15</text:p>
          </table:table-cell>
          <table:table-cell office:value-type="float" office:value="34.277985" calcext:value-type="float">
            <text:p>34.277985</text:p>
          </table:table-cell>
          <table:table-cell office:value-type="float" office:value="23.316498" calcext:value-type="float">
            <text:p>23.3164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6" calcext:value-type="date">
            <text:p>1981-03-16</text:p>
          </table:table-cell>
          <table:table-cell office:value-type="float" office:value="32.064026" calcext:value-type="float">
            <text:p>32.064026</text:p>
          </table:table-cell>
          <table:table-cell office:value-type="float" office:value="24.740356" calcext:value-type="float">
            <text:p>24.7403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7" calcext:value-type="date">
            <text:p>1981-03-17</text:p>
          </table:table-cell>
          <table:table-cell office:value-type="float" office:value="33.77231" calcext:value-type="float">
            <text:p>33.77231</text:p>
          </table:table-cell>
          <table:table-cell office:value-type="float" office:value="24.194244" calcext:value-type="float">
            <text:p>24.1942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8" calcext:value-type="date">
            <text:p>1981-03-18</text:p>
          </table:table-cell>
          <table:table-cell office:value-type="float" office:value="35.210114" calcext:value-type="float">
            <text:p>35.210114</text:p>
          </table:table-cell>
          <table:table-cell office:value-type="float" office:value="23.518585" calcext:value-type="float">
            <text:p>23.5185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19" calcext:value-type="date">
            <text:p>1981-03-19</text:p>
          </table:table-cell>
          <table:table-cell office:value-type="float" office:value="33.179443" calcext:value-type="float">
            <text:p>33.179443</text:p>
          </table:table-cell>
          <table:table-cell office:value-type="float" office:value="23.037628" calcext:value-type="float">
            <text:p>23.0376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0" calcext:value-type="date">
            <text:p>1981-03-20</text:p>
          </table:table-cell>
          <table:table-cell office:value-type="float" office:value="34.196075" calcext:value-type="float">
            <text:p>34.196075</text:p>
          </table:table-cell>
          <table:table-cell office:value-type="float" office:value="23.76709" calcext:value-type="float">
            <text:p>23.767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1" calcext:value-type="date">
            <text:p>1981-03-21</text:p>
          </table:table-cell>
          <table:table-cell office:value-type="float" office:value="35.149628" calcext:value-type="float">
            <text:p>35.149628</text:p>
          </table:table-cell>
          <table:table-cell office:value-type="float" office:value="23.13144" calcext:value-type="float">
            <text:p>23.131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2" calcext:value-type="date">
            <text:p>1981-03-22</text:p>
          </table:table-cell>
          <table:table-cell office:value-type="float" office:value="31.937042" calcext:value-type="float">
            <text:p>31.937042</text:p>
          </table:table-cell>
          <table:table-cell office:value-type="float" office:value="23.964508" calcext:value-type="float">
            <text:p>23.9645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3" calcext:value-type="date">
            <text:p>1981-03-23</text:p>
          </table:table-cell>
          <table:table-cell office:value-type="float" office:value="33.739044" calcext:value-type="float">
            <text:p>33.739044</text:p>
          </table:table-cell>
          <table:table-cell office:value-type="float" office:value="22.517761" calcext:value-type="float">
            <text:p>22.5177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4" calcext:value-type="date">
            <text:p>1981-03-24</text:p>
          </table:table-cell>
          <table:table-cell office:value-type="float" office:value="34.809418" calcext:value-type="float">
            <text:p>34.809418</text:p>
          </table:table-cell>
          <table:table-cell office:value-type="float" office:value="22.999237" calcext:value-type="float">
            <text:p>22.9992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5" calcext:value-type="date">
            <text:p>1981-03-25</text:p>
          </table:table-cell>
          <table:table-cell office:value-type="float" office:value="35.56833" calcext:value-type="float">
            <text:p>35.56833</text:p>
          </table:table-cell>
          <table:table-cell office:value-type="float" office:value="22.039581" calcext:value-type="float">
            <text:p>22.0395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6" calcext:value-type="date">
            <text:p>1981-03-26</text:p>
          </table:table-cell>
          <table:table-cell office:value-type="float" office:value="32.12738" calcext:value-type="float">
            <text:p>32.12738</text:p>
          </table:table-cell>
          <table:table-cell office:value-type="float" office:value="23.960724" calcext:value-type="float">
            <text:p>23.9607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7" calcext:value-type="date">
            <text:p>1981-03-27</text:p>
          </table:table-cell>
          <table:table-cell office:value-type="float" office:value="31.713013" calcext:value-type="float">
            <text:p>31.713013</text:p>
          </table:table-cell>
          <table:table-cell office:value-type="float" office:value="23.508484" calcext:value-type="float">
            <text:p>23.5084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8" calcext:value-type="date">
            <text:p>1981-03-28</text:p>
          </table:table-cell>
          <table:table-cell office:value-type="float" office:value="35.236053" calcext:value-type="float">
            <text:p>35.236053</text:p>
          </table:table-cell>
          <table:table-cell office:value-type="float" office:value="22.13388" calcext:value-type="float">
            <text:p>22.133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29" calcext:value-type="date">
            <text:p>1981-03-29</text:p>
          </table:table-cell>
          <table:table-cell office:value-type="float" office:value="35.12784" calcext:value-type="float">
            <text:p>35.12784</text:p>
          </table:table-cell>
          <table:table-cell office:value-type="float" office:value="22.49582" calcext:value-type="float">
            <text:p>22.495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30" calcext:value-type="date">
            <text:p>1981-03-30</text:p>
          </table:table-cell>
          <table:table-cell office:value-type="float" office:value="35.911224" calcext:value-type="float">
            <text:p>35.911224</text:p>
          </table:table-cell>
          <table:table-cell office:value-type="float" office:value="23.204987" calcext:value-type="float">
            <text:p>23.2049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3-31" calcext:value-type="date">
            <text:p>1981-03-31</text:p>
          </table:table-cell>
          <table:table-cell office:value-type="float" office:value="35.433746" calcext:value-type="float">
            <text:p>35.433746</text:p>
          </table:table-cell>
          <table:table-cell office:value-type="float" office:value="23.290863" calcext:value-type="float">
            <text:p>23.2908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1" calcext:value-type="date">
            <text:p>1981-04-01</text:p>
          </table:table-cell>
          <table:table-cell office:value-type="float" office:value="32.01407" calcext:value-type="float">
            <text:p>32.01407</text:p>
          </table:table-cell>
          <table:table-cell office:value-type="float" office:value="22.990814" calcext:value-type="float">
            <text:p>22.9908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2" calcext:value-type="date">
            <text:p>1981-04-02</text:p>
          </table:table-cell>
          <table:table-cell office:value-type="float" office:value="32.080353" calcext:value-type="float">
            <text:p>32.080353</text:p>
          </table:table-cell>
          <table:table-cell office:value-type="float" office:value="24.004547" calcext:value-type="float">
            <text:p>24.0045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3" calcext:value-type="date">
            <text:p>1981-04-03</text:p>
          </table:table-cell>
          <table:table-cell office:value-type="float" office:value="33.191437" calcext:value-type="float">
            <text:p>33.191437</text:p>
          </table:table-cell>
          <table:table-cell office:value-type="float" office:value="24.258087" calcext:value-type="float">
            <text:p>24.2580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4" calcext:value-type="date">
            <text:p>1981-04-04</text:p>
          </table:table-cell>
          <table:table-cell office:value-type="float" office:value="31.410675" calcext:value-type="float">
            <text:p>31.410675</text:p>
          </table:table-cell>
          <table:table-cell office:value-type="float" office:value="22.186493" calcext:value-type="float">
            <text:p>22.1864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5" calcext:value-type="date">
            <text:p>1981-04-05</text:p>
          </table:table-cell>
          <table:table-cell office:value-type="float" office:value="28.399689" calcext:value-type="float">
            <text:p>28.399689</text:p>
          </table:table-cell>
          <table:table-cell office:value-type="float" office:value="21.73349" calcext:value-type="float">
            <text:p>21.733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6" calcext:value-type="date">
            <text:p>1981-04-06</text:p>
          </table:table-cell>
          <table:table-cell office:value-type="float" office:value="32.199493" calcext:value-type="float">
            <text:p>32.199493</text:p>
          </table:table-cell>
          <table:table-cell office:value-type="float" office:value="22.263031" calcext:value-type="float">
            <text:p>22.2630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7" calcext:value-type="date">
            <text:p>1981-04-07</text:p>
          </table:table-cell>
          <table:table-cell office:value-type="float" office:value="30.000244" calcext:value-type="float">
            <text:p>30.000244</text:p>
          </table:table-cell>
          <table:table-cell office:value-type="float" office:value="22.19577" calcext:value-type="float">
            <text:p>22.195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8" calcext:value-type="date">
            <text:p>1981-04-08</text:p>
          </table:table-cell>
          <table:table-cell office:value-type="float" office:value="30.942719" calcext:value-type="float">
            <text:p>30.942719</text:p>
          </table:table-cell>
          <table:table-cell office:value-type="float" office:value="22.608307" calcext:value-type="float">
            <text:p>22.6083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09" calcext:value-type="date">
            <text:p>1981-04-09</text:p>
          </table:table-cell>
          <table:table-cell office:value-type="float" office:value="28.969849" calcext:value-type="float">
            <text:p>28.969849</text:p>
          </table:table-cell>
          <table:table-cell office:value-type="float" office:value="22.829071" calcext:value-type="float">
            <text:p>22.8290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0" calcext:value-type="date">
            <text:p>1981-04-10</text:p>
          </table:table-cell>
          <table:table-cell office:value-type="float" office:value="29.822418" calcext:value-type="float">
            <text:p>29.822418</text:p>
          </table:table-cell>
          <table:table-cell office:value-type="float" office:value="21.347443" calcext:value-type="float">
            <text:p>21.3474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1" calcext:value-type="date">
            <text:p>1981-04-11</text:p>
          </table:table-cell>
          <table:table-cell office:value-type="float" office:value="31.374786" calcext:value-type="float">
            <text:p>31.374786</text:p>
          </table:table-cell>
          <table:table-cell office:value-type="float" office:value="22.806366" calcext:value-type="float">
            <text:p>22.8063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2" calcext:value-type="date">
            <text:p>1981-04-12</text:p>
          </table:table-cell>
          <table:table-cell office:value-type="float" office:value="25.816803" calcext:value-type="float">
            <text:p>25.816803</text:p>
          </table:table-cell>
          <table:table-cell office:value-type="float" office:value="23.233154" calcext:value-type="float">
            <text:p>23.2331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3" calcext:value-type="date">
            <text:p>1981-04-13</text:p>
          </table:table-cell>
          <table:table-cell office:value-type="float" office:value="28.054047" calcext:value-type="float">
            <text:p>28.054047</text:p>
          </table:table-cell>
          <table:table-cell office:value-type="float" office:value="22.565643" calcext:value-type="float">
            <text:p>22.5656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4" calcext:value-type="date">
            <text:p>1981-04-14</text:p>
          </table:table-cell>
          <table:table-cell office:value-type="float" office:value="28.394318" calcext:value-type="float">
            <text:p>28.394318</text:p>
          </table:table-cell>
          <table:table-cell office:value-type="float" office:value="23.060516" calcext:value-type="float">
            <text:p>23.0605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5" calcext:value-type="date">
            <text:p>1981-04-15</text:p>
          </table:table-cell>
          <table:table-cell office:value-type="float" office:value="29.024994" calcext:value-type="float">
            <text:p>29.024994</text:p>
          </table:table-cell>
          <table:table-cell office:value-type="float" office:value="22.640839" calcext:value-type="float">
            <text:p>22.6408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6" calcext:value-type="date">
            <text:p>1981-04-16</text:p>
          </table:table-cell>
          <table:table-cell office:value-type="float" office:value="27.864716" calcext:value-type="float">
            <text:p>27.864716</text:p>
          </table:table-cell>
          <table:table-cell office:value-type="float" office:value="23.539124" calcext:value-type="float">
            <text:p>23.5391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7" calcext:value-type="date">
            <text:p>1981-04-17</text:p>
          </table:table-cell>
          <table:table-cell office:value-type="float" office:value="26.682922" calcext:value-type="float">
            <text:p>26.682922</text:p>
          </table:table-cell>
          <table:table-cell office:value-type="float" office:value="22.059631" calcext:value-type="float">
            <text:p>22.0596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8" calcext:value-type="date">
            <text:p>1981-04-18</text:p>
          </table:table-cell>
          <table:table-cell office:value-type="float" office:value="31.386383" calcext:value-type="float">
            <text:p>31.386383</text:p>
          </table:table-cell>
          <table:table-cell office:value-type="float" office:value="22.16925" calcext:value-type="float">
            <text:p>22.169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19" calcext:value-type="date">
            <text:p>1981-04-19</text:p>
          </table:table-cell>
          <table:table-cell office:value-type="float" office:value="27.90094" calcext:value-type="float">
            <text:p>27.90094</text:p>
          </table:table-cell>
          <table:table-cell office:value-type="float" office:value="22.570099" calcext:value-type="float">
            <text:p>22.57009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0" calcext:value-type="date">
            <text:p>1981-04-20</text:p>
          </table:table-cell>
          <table:table-cell office:value-type="float" office:value="30.973236" calcext:value-type="float">
            <text:p>30.973236</text:p>
          </table:table-cell>
          <table:table-cell office:value-type="float" office:value="22.507172" calcext:value-type="float">
            <text:p>22.5071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1" calcext:value-type="date">
            <text:p>1981-04-21</text:p>
          </table:table-cell>
          <table:table-cell office:value-type="float" office:value="30.417267" calcext:value-type="float">
            <text:p>30.417267</text:p>
          </table:table-cell>
          <table:table-cell office:value-type="float" office:value="23.192474" calcext:value-type="float">
            <text:p>23.1924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2" calcext:value-type="date">
            <text:p>1981-04-22</text:p>
          </table:table-cell>
          <table:table-cell office:value-type="float" office:value="28.77597" calcext:value-type="float">
            <text:p>28.77597</text:p>
          </table:table-cell>
          <table:table-cell office:value-type="float" office:value="22.724945" calcext:value-type="float">
            <text:p>22.7249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3" calcext:value-type="date">
            <text:p>1981-04-23</text:p>
          </table:table-cell>
          <table:table-cell office:value-type="float" office:value="32.045258" calcext:value-type="float">
            <text:p>32.045258</text:p>
          </table:table-cell>
          <table:table-cell office:value-type="float" office:value="22.374908" calcext:value-type="float">
            <text:p>22.3749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4" calcext:value-type="date">
            <text:p>1981-04-24</text:p>
          </table:table-cell>
          <table:table-cell office:value-type="float" office:value="31.186157" calcext:value-type="float">
            <text:p>31.186157</text:p>
          </table:table-cell>
          <table:table-cell office:value-type="float" office:value="23.381348" calcext:value-type="float">
            <text:p>23.3813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5" calcext:value-type="date">
            <text:p>1981-04-25</text:p>
          </table:table-cell>
          <table:table-cell office:value-type="float" office:value="30.564606" calcext:value-type="float">
            <text:p>30.564606</text:p>
          </table:table-cell>
          <table:table-cell office:value-type="float" office:value="23.507294" calcext:value-type="float">
            <text:p>23.5072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6" calcext:value-type="date">
            <text:p>1981-04-26</text:p>
          </table:table-cell>
          <table:table-cell office:value-type="float" office:value="30.06015" calcext:value-type="float">
            <text:p>30.06015</text:p>
          </table:table-cell>
          <table:table-cell office:value-type="float" office:value="23.221558" calcext:value-type="float">
            <text:p>23.2215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7" calcext:value-type="date">
            <text:p>1981-04-27</text:p>
          </table:table-cell>
          <table:table-cell office:value-type="float" office:value="27.574585" calcext:value-type="float">
            <text:p>27.574585</text:p>
          </table:table-cell>
          <table:table-cell office:value-type="float" office:value="22.858032" calcext:value-type="float">
            <text:p>22.8580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8" calcext:value-type="date">
            <text:p>1981-04-28</text:p>
          </table:table-cell>
          <table:table-cell office:value-type="float" office:value="29.113373" calcext:value-type="float">
            <text:p>29.113373</text:p>
          </table:table-cell>
          <table:table-cell office:value-type="float" office:value="22.766632" calcext:value-type="float">
            <text:p>22.7666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29" calcext:value-type="date">
            <text:p>1981-04-29</text:p>
          </table:table-cell>
          <table:table-cell office:value-type="float" office:value="31.199402" calcext:value-type="float">
            <text:p>31.199402</text:p>
          </table:table-cell>
          <table:table-cell office:value-type="float" office:value="22.439789" calcext:value-type="float">
            <text:p>22.4397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4-30" calcext:value-type="date">
            <text:p>1981-04-30</text:p>
          </table:table-cell>
          <table:table-cell office:value-type="float" office:value="29.089325" calcext:value-type="float">
            <text:p>29.089325</text:p>
          </table:table-cell>
          <table:table-cell office:value-type="float" office:value="22.457245" calcext:value-type="float">
            <text:p>22.4572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1" calcext:value-type="date">
            <text:p>1981-05-01</text:p>
          </table:table-cell>
          <table:table-cell office:value-type="float" office:value="29.229279" calcext:value-type="float">
            <text:p>29.229279</text:p>
          </table:table-cell>
          <table:table-cell office:value-type="float" office:value="22.0177" calcext:value-type="float">
            <text:p>22.01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2" calcext:value-type="date">
            <text:p>1981-05-02</text:p>
          </table:table-cell>
          <table:table-cell office:value-type="float" office:value="30.28598" calcext:value-type="float">
            <text:p>30.28598</text:p>
          </table:table-cell>
          <table:table-cell office:value-type="float" office:value="22.278778" calcext:value-type="float">
            <text:p>22.2787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3" calcext:value-type="date">
            <text:p>1981-05-03</text:p>
          </table:table-cell>
          <table:table-cell office:value-type="float" office:value="30.030945" calcext:value-type="float">
            <text:p>30.030945</text:p>
          </table:table-cell>
          <table:table-cell office:value-type="float" office:value="22.576233" calcext:value-type="float">
            <text:p>22.5762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4" calcext:value-type="date">
            <text:p>1981-05-04</text:p>
          </table:table-cell>
          <table:table-cell office:value-type="float" office:value="27.739471" calcext:value-type="float">
            <text:p>27.739471</text:p>
          </table:table-cell>
          <table:table-cell office:value-type="float" office:value="23.086945" calcext:value-type="float">
            <text:p>23.0869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5" calcext:value-type="date">
            <text:p>1981-05-05</text:p>
          </table:table-cell>
          <table:table-cell office:value-type="float" office:value="27.37497" calcext:value-type="float">
            <text:p>27.37497</text:p>
          </table:table-cell>
          <table:table-cell office:value-type="float" office:value="23.168854" calcext:value-type="float">
            <text:p>23.1688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6" calcext:value-type="date">
            <text:p>1981-05-06</text:p>
          </table:table-cell>
          <table:table-cell office:value-type="float" office:value="28.854462" calcext:value-type="float">
            <text:p>28.854462</text:p>
          </table:table-cell>
          <table:table-cell office:value-type="float" office:value="22.266998" calcext:value-type="float">
            <text:p>22.2669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7" calcext:value-type="date">
            <text:p>1981-05-07</text:p>
          </table:table-cell>
          <table:table-cell office:value-type="float" office:value="29.780304" calcext:value-type="float">
            <text:p>29.780304</text:p>
          </table:table-cell>
          <table:table-cell office:value-type="float" office:value="21.869537" calcext:value-type="float">
            <text:p>21.8695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8" calcext:value-type="date">
            <text:p>1981-05-08</text:p>
          </table:table-cell>
          <table:table-cell office:value-type="float" office:value="30.026031" calcext:value-type="float">
            <text:p>30.026031</text:p>
          </table:table-cell>
          <table:table-cell office:value-type="float" office:value="22.434479" calcext:value-type="float">
            <text:p>22.4344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09" calcext:value-type="date">
            <text:p>1981-05-09</text:p>
          </table:table-cell>
          <table:table-cell office:value-type="float" office:value="30.115448" calcext:value-type="float">
            <text:p>30.115448</text:p>
          </table:table-cell>
          <table:table-cell office:value-type="float" office:value="23.05597" calcext:value-type="float">
            <text:p>23.055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0" calcext:value-type="date">
            <text:p>1981-05-10</text:p>
          </table:table-cell>
          <table:table-cell office:value-type="float" office:value="30.274658" calcext:value-type="float">
            <text:p>30.274658</text:p>
          </table:table-cell>
          <table:table-cell office:value-type="float" office:value="22.862396" calcext:value-type="float">
            <text:p>22.8623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1" calcext:value-type="date">
            <text:p>1981-05-11</text:p>
          </table:table-cell>
          <table:table-cell office:value-type="float" office:value="30.395294" calcext:value-type="float">
            <text:p>30.395294</text:p>
          </table:table-cell>
          <table:table-cell office:value-type="float" office:value="23.13919" calcext:value-type="float">
            <text:p>23.139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2" calcext:value-type="date">
            <text:p>1981-05-12</text:p>
          </table:table-cell>
          <table:table-cell office:value-type="float" office:value="28.34085" calcext:value-type="float">
            <text:p>28.34085</text:p>
          </table:table-cell>
          <table:table-cell office:value-type="float" office:value="22.540375" calcext:value-type="float">
            <text:p>22.5403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3" calcext:value-type="date">
            <text:p>1981-05-13</text:p>
          </table:table-cell>
          <table:table-cell office:value-type="float" office:value="30.91858" calcext:value-type="float">
            <text:p>30.91858</text:p>
          </table:table-cell>
          <table:table-cell office:value-type="float" office:value="23.042938" calcext:value-type="float">
            <text:p>23.0429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4" calcext:value-type="date">
            <text:p>1981-05-14</text:p>
          </table:table-cell>
          <table:table-cell office:value-type="float" office:value="29.09732" calcext:value-type="float">
            <text:p>29.09732</text:p>
          </table:table-cell>
          <table:table-cell office:value-type="float" office:value="23.335663" calcext:value-type="float">
            <text:p>23.3356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5" calcext:value-type="date">
            <text:p>1981-05-15</text:p>
          </table:table-cell>
          <table:table-cell office:value-type="float" office:value="31.282745" calcext:value-type="float">
            <text:p>31.282745</text:p>
          </table:table-cell>
          <table:table-cell office:value-type="float" office:value="22.500397" calcext:value-type="float">
            <text:p>22.5003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6" calcext:value-type="date">
            <text:p>1981-05-16</text:p>
          </table:table-cell>
          <table:table-cell office:value-type="float" office:value="28.17627" calcext:value-type="float">
            <text:p>28.17627</text:p>
          </table:table-cell>
          <table:table-cell office:value-type="float" office:value="22.25293" calcext:value-type="float">
            <text:p>22.252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7" calcext:value-type="date">
            <text:p>1981-05-17</text:p>
          </table:table-cell>
          <table:table-cell office:value-type="float" office:value="28.402985" calcext:value-type="float">
            <text:p>28.402985</text:p>
          </table:table-cell>
          <table:table-cell office:value-type="float" office:value="22.716034" calcext:value-type="float">
            <text:p>22.7160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8" calcext:value-type="date">
            <text:p>1981-05-18</text:p>
          </table:table-cell>
          <table:table-cell office:value-type="float" office:value="28.334259" calcext:value-type="float">
            <text:p>28.334259</text:p>
          </table:table-cell>
          <table:table-cell office:value-type="float" office:value="21.73825" calcext:value-type="float">
            <text:p>21.738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19" calcext:value-type="date">
            <text:p>1981-05-19</text:p>
          </table:table-cell>
          <table:table-cell office:value-type="float" office:value="30.326141" calcext:value-type="float">
            <text:p>30.326141</text:p>
          </table:table-cell>
          <table:table-cell office:value-type="float" office:value="22.598175" calcext:value-type="float">
            <text:p>22.5981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0" calcext:value-type="date">
            <text:p>1981-05-20</text:p>
          </table:table-cell>
          <table:table-cell office:value-type="float" office:value="29.878143" calcext:value-type="float">
            <text:p>29.878143</text:p>
          </table:table-cell>
          <table:table-cell office:value-type="float" office:value="22.094757" calcext:value-type="float">
            <text:p>22.0947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1" calcext:value-type="date">
            <text:p>1981-05-21</text:p>
          </table:table-cell>
          <table:table-cell office:value-type="float" office:value="28.65512" calcext:value-type="float">
            <text:p>28.65512</text:p>
          </table:table-cell>
          <table:table-cell office:value-type="float" office:value="23.66391" calcext:value-type="float">
            <text:p>23.663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2" calcext:value-type="date">
            <text:p>1981-05-22</text:p>
          </table:table-cell>
          <table:table-cell office:value-type="float" office:value="29.094513" calcext:value-type="float">
            <text:p>29.094513</text:p>
          </table:table-cell>
          <table:table-cell office:value-type="float" office:value="23.028564" calcext:value-type="float">
            <text:p>23.0285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3" calcext:value-type="date">
            <text:p>1981-05-23</text:p>
          </table:table-cell>
          <table:table-cell office:value-type="float" office:value="29.323242" calcext:value-type="float">
            <text:p>29.323242</text:p>
          </table:table-cell>
          <table:table-cell office:value-type="float" office:value="22.525085" calcext:value-type="float">
            <text:p>22.5250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4" calcext:value-type="date">
            <text:p>1981-05-24</text:p>
          </table:table-cell>
          <table:table-cell office:value-type="float" office:value="29.963287" calcext:value-type="float">
            <text:p>29.963287</text:p>
          </table:table-cell>
          <table:table-cell office:value-type="float" office:value="22.186615" calcext:value-type="float">
            <text:p>22.1866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5" calcext:value-type="date">
            <text:p>1981-05-25</text:p>
          </table:table-cell>
          <table:table-cell office:value-type="float" office:value="26.915833" calcext:value-type="float">
            <text:p>26.915833</text:p>
          </table:table-cell>
          <table:table-cell office:value-type="float" office:value="21.832397" calcext:value-type="float">
            <text:p>21.8323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6" calcext:value-type="date">
            <text:p>1981-05-26</text:p>
          </table:table-cell>
          <table:table-cell office:value-type="float" office:value="28.36264" calcext:value-type="float">
            <text:p>28.36264</text:p>
          </table:table-cell>
          <table:table-cell office:value-type="float" office:value="22.197998" calcext:value-type="float">
            <text:p>22.1979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7" calcext:value-type="date">
            <text:p>1981-05-27</text:p>
          </table:table-cell>
          <table:table-cell office:value-type="float" office:value="26.962677" calcext:value-type="float">
            <text:p>26.962677</text:p>
          </table:table-cell>
          <table:table-cell office:value-type="float" office:value="23.194458" calcext:value-type="float">
            <text:p>23.1944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8" calcext:value-type="date">
            <text:p>1981-05-28</text:p>
          </table:table-cell>
          <table:table-cell office:value-type="float" office:value="27.972198" calcext:value-type="float">
            <text:p>27.972198</text:p>
          </table:table-cell>
          <table:table-cell office:value-type="float" office:value="21.978302" calcext:value-type="float">
            <text:p>21.9783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29" calcext:value-type="date">
            <text:p>1981-05-29</text:p>
          </table:table-cell>
          <table:table-cell office:value-type="float" office:value="28.3638" calcext:value-type="float">
            <text:p>28.3638</text:p>
          </table:table-cell>
          <table:table-cell office:value-type="float" office:value="22.32962" calcext:value-type="float">
            <text:p>22.329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30" calcext:value-type="date">
            <text:p>1981-05-30</text:p>
          </table:table-cell>
          <table:table-cell office:value-type="float" office:value="28.042908" calcext:value-type="float">
            <text:p>28.042908</text:p>
          </table:table-cell>
          <table:table-cell office:value-type="float" office:value="21.410767" calcext:value-type="float">
            <text:p>21.4107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5-31" calcext:value-type="date">
            <text:p>1981-05-31</text:p>
          </table:table-cell>
          <table:table-cell office:value-type="float" office:value="28.098175" calcext:value-type="float">
            <text:p>28.098175</text:p>
          </table:table-cell>
          <table:table-cell office:value-type="float" office:value="22.624939" calcext:value-type="float">
            <text:p>22.6249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1" calcext:value-type="date">
            <text:p>1981-06-01</text:p>
          </table:table-cell>
          <table:table-cell office:value-type="float" office:value="29.673767" calcext:value-type="float">
            <text:p>29.673767</text:p>
          </table:table-cell>
          <table:table-cell office:value-type="float" office:value="22.069489" calcext:value-type="float">
            <text:p>22.0694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2" calcext:value-type="date">
            <text:p>1981-06-02</text:p>
          </table:table-cell>
          <table:table-cell office:value-type="float" office:value="30.344452" calcext:value-type="float">
            <text:p>30.344452</text:p>
          </table:table-cell>
          <table:table-cell office:value-type="float" office:value="22.256714" calcext:value-type="float">
            <text:p>22.2567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3" calcext:value-type="date">
            <text:p>1981-06-03</text:p>
          </table:table-cell>
          <table:table-cell office:value-type="float" office:value="29.81186" calcext:value-type="float">
            <text:p>29.81186</text:p>
          </table:table-cell>
          <table:table-cell office:value-type="float" office:value="22.697906" calcext:value-type="float">
            <text:p>22.6979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4" calcext:value-type="date">
            <text:p>1981-06-04</text:p>
          </table:table-cell>
          <table:table-cell office:value-type="float" office:value="30.736053" calcext:value-type="float">
            <text:p>30.736053</text:p>
          </table:table-cell>
          <table:table-cell office:value-type="float" office:value="22.414093" calcext:value-type="float">
            <text:p>22.4140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5" calcext:value-type="date">
            <text:p>1981-06-05</text:p>
          </table:table-cell>
          <table:table-cell office:value-type="float" office:value="30.207367" calcext:value-type="float">
            <text:p>30.207367</text:p>
          </table:table-cell>
          <table:table-cell office:value-type="float" office:value="22.481995" calcext:value-type="float">
            <text:p>22.4819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6" calcext:value-type="date">
            <text:p>1981-06-06</text:p>
          </table:table-cell>
          <table:table-cell office:value-type="float" office:value="30.424347" calcext:value-type="float">
            <text:p>30.424347</text:p>
          </table:table-cell>
          <table:table-cell office:value-type="float" office:value="22.249542" calcext:value-type="float">
            <text:p>22.2495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5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7" calcext:value-type="date">
            <text:p>1981-06-07</text:p>
          </table:table-cell>
          <table:table-cell office:value-type="float" office:value="28.275757" calcext:value-type="float">
            <text:p>28.275757</text:p>
          </table:table-cell>
          <table:table-cell office:value-type="float" office:value="22.183044" calcext:value-type="float">
            <text:p>22.1830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8" calcext:value-type="date">
            <text:p>1981-06-08</text:p>
          </table:table-cell>
          <table:table-cell office:value-type="float" office:value="29.276398" calcext:value-type="float">
            <text:p>29.276398</text:p>
          </table:table-cell>
          <table:table-cell office:value-type="float" office:value="22.89618" calcext:value-type="float">
            <text:p>22.896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09" calcext:value-type="date">
            <text:p>1981-06-09</text:p>
          </table:table-cell>
          <table:table-cell office:value-type="float" office:value="26.679535" calcext:value-type="float">
            <text:p>26.679535</text:p>
          </table:table-cell>
          <table:table-cell office:value-type="float" office:value="21.837341" calcext:value-type="float">
            <text:p>21.83734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0" calcext:value-type="date">
            <text:p>1981-06-10</text:p>
          </table:table-cell>
          <table:table-cell office:value-type="float" office:value="27.121063" calcext:value-type="float">
            <text:p>27.121063</text:p>
          </table:table-cell>
          <table:table-cell office:value-type="float" office:value="22.249664" calcext:value-type="float">
            <text:p>22.2496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1" calcext:value-type="date">
            <text:p>1981-06-11</text:p>
          </table:table-cell>
          <table:table-cell office:value-type="float" office:value="27.585968" calcext:value-type="float">
            <text:p>27.585968</text:p>
          </table:table-cell>
          <table:table-cell office:value-type="float" office:value="22.430573" calcext:value-type="float">
            <text:p>22.4305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2" calcext:value-type="date">
            <text:p>1981-06-12</text:p>
          </table:table-cell>
          <table:table-cell office:value-type="float" office:value="27.096497" calcext:value-type="float">
            <text:p>27.096497</text:p>
          </table:table-cell>
          <table:table-cell office:value-type="float" office:value="21.815948" calcext:value-type="float">
            <text:p>21.8159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3" calcext:value-type="date">
            <text:p>1981-06-13</text:p>
          </table:table-cell>
          <table:table-cell office:value-type="float" office:value="27.424469" calcext:value-type="float">
            <text:p>27.424469</text:p>
          </table:table-cell>
          <table:table-cell office:value-type="float" office:value="22.183228" calcext:value-type="float">
            <text:p>22.1832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4" calcext:value-type="date">
            <text:p>1981-06-14</text:p>
          </table:table-cell>
          <table:table-cell office:value-type="float" office:value="28.660248" calcext:value-type="float">
            <text:p>28.660248</text:p>
          </table:table-cell>
          <table:table-cell office:value-type="float" office:value="21.539764" calcext:value-type="float">
            <text:p>21.5397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5" calcext:value-type="date">
            <text:p>1981-06-15</text:p>
          </table:table-cell>
          <table:table-cell office:value-type="float" office:value="27.77005" calcext:value-type="float">
            <text:p>27.77005</text:p>
          </table:table-cell>
          <table:table-cell office:value-type="float" office:value="21.98465" calcext:value-type="float">
            <text:p>21.984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6" calcext:value-type="date">
            <text:p>1981-06-16</text:p>
          </table:table-cell>
          <table:table-cell office:value-type="float" office:value="29.641327" calcext:value-type="float">
            <text:p>29.641327</text:p>
          </table:table-cell>
          <table:table-cell office:value-type="float" office:value="21.456573" calcext:value-type="float">
            <text:p>21.4565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6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7" calcext:value-type="date">
            <text:p>1981-06-17</text:p>
          </table:table-cell>
          <table:table-cell office:value-type="float" office:value="28.752563" calcext:value-type="float">
            <text:p>28.752563</text:p>
          </table:table-cell>
          <table:table-cell office:value-type="float" office:value="22.058868" calcext:value-type="float">
            <text:p>22.0588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8" calcext:value-type="date">
            <text:p>1981-06-18</text:p>
          </table:table-cell>
          <table:table-cell office:value-type="float" office:value="25.048615" calcext:value-type="float">
            <text:p>25.048615</text:p>
          </table:table-cell>
          <table:table-cell office:value-type="float" office:value="22.003357" calcext:value-type="float">
            <text:p>22.0033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19" calcext:value-type="date">
            <text:p>1981-06-19</text:p>
          </table:table-cell>
          <table:table-cell office:value-type="float" office:value="27.371185" calcext:value-type="float">
            <text:p>27.371185</text:p>
          </table:table-cell>
          <table:table-cell office:value-type="float" office:value="21.342712" calcext:value-type="float">
            <text:p>21.3427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0" calcext:value-type="date">
            <text:p>1981-06-20</text:p>
          </table:table-cell>
          <table:table-cell office:value-type="float" office:value="29.380768" calcext:value-type="float">
            <text:p>29.380768</text:p>
          </table:table-cell>
          <table:table-cell office:value-type="float" office:value="21.848541" calcext:value-type="float">
            <text:p>21.84854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1" calcext:value-type="date">
            <text:p>1981-06-21</text:p>
          </table:table-cell>
          <table:table-cell office:value-type="float" office:value="28.449066" calcext:value-type="float">
            <text:p>28.449066</text:p>
          </table:table-cell>
          <table:table-cell office:value-type="float" office:value="21.745026" calcext:value-type="float">
            <text:p>21.7450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2" calcext:value-type="date">
            <text:p>1981-06-22</text:p>
          </table:table-cell>
          <table:table-cell office:value-type="float" office:value="29.322357" calcext:value-type="float">
            <text:p>29.322357</text:p>
          </table:table-cell>
          <table:table-cell office:value-type="float" office:value="21.777527" calcext:value-type="float">
            <text:p>21.7775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3" calcext:value-type="date">
            <text:p>1981-06-23</text:p>
          </table:table-cell>
          <table:table-cell office:value-type="float" office:value="27.476654" calcext:value-type="float">
            <text:p>27.476654</text:p>
          </table:table-cell>
          <table:table-cell office:value-type="float" office:value="22.163269" calcext:value-type="float">
            <text:p>22.1632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4" calcext:value-type="date">
            <text:p>1981-06-24</text:p>
          </table:table-cell>
          <table:table-cell office:value-type="float" office:value="28.896545" calcext:value-type="float">
            <text:p>28.896545</text:p>
          </table:table-cell>
          <table:table-cell office:value-type="float" office:value="21.092194" calcext:value-type="float">
            <text:p>21.0921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5" calcext:value-type="date">
            <text:p>1981-06-25</text:p>
          </table:table-cell>
          <table:table-cell office:value-type="float" office:value="28.721954" calcext:value-type="float">
            <text:p>28.721954</text:p>
          </table:table-cell>
          <table:table-cell office:value-type="float" office:value="21.29245" calcext:value-type="float">
            <text:p>21.292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6" calcext:value-type="date">
            <text:p>1981-06-26</text:p>
          </table:table-cell>
          <table:table-cell office:value-type="float" office:value="27.980255" calcext:value-type="float">
            <text:p>27.980255</text:p>
          </table:table-cell>
          <table:table-cell office:value-type="float" office:value="21.75772" calcext:value-type="float">
            <text:p>21.757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7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7" calcext:value-type="date">
            <text:p>1981-06-27</text:p>
          </table:table-cell>
          <table:table-cell office:value-type="float" office:value="25.710846" calcext:value-type="float">
            <text:p>25.710846</text:p>
          </table:table-cell>
          <table:table-cell office:value-type="float" office:value="21.460968" calcext:value-type="float">
            <text:p>21.4609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8" calcext:value-type="date">
            <text:p>1981-06-28</text:p>
          </table:table-cell>
          <table:table-cell office:value-type="float" office:value="29.428864" calcext:value-type="float">
            <text:p>29.428864</text:p>
          </table:table-cell>
          <table:table-cell office:value-type="float" office:value="21.939453" calcext:value-type="float">
            <text:p>21.9394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29" calcext:value-type="date">
            <text:p>1981-06-29</text:p>
          </table:table-cell>
          <table:table-cell office:value-type="float" office:value="28.749786" calcext:value-type="float">
            <text:p>28.749786</text:p>
          </table:table-cell>
          <table:table-cell office:value-type="float" office:value="20.699371" calcext:value-type="float">
            <text:p>20.6993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6-30" calcext:value-type="date">
            <text:p>1981-06-30</text:p>
          </table:table-cell>
          <table:table-cell office:value-type="float" office:value="29.577179" calcext:value-type="float">
            <text:p>29.577179</text:p>
          </table:table-cell>
          <table:table-cell office:value-type="float" office:value="21.326202" calcext:value-type="float">
            <text:p>21.3262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1" calcext:value-type="date">
            <text:p>1981-07-01</text:p>
          </table:table-cell>
          <table:table-cell office:value-type="float" office:value="30.938751" calcext:value-type="float">
            <text:p>30.938751</text:p>
          </table:table-cell>
          <table:table-cell office:value-type="float" office:value="22.040314" calcext:value-type="float">
            <text:p>22.040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2" calcext:value-type="date">
            <text:p>1981-07-02</text:p>
          </table:table-cell>
          <table:table-cell office:value-type="float" office:value="29.023438" calcext:value-type="float">
            <text:p>29.023438</text:p>
          </table:table-cell>
          <table:table-cell office:value-type="float" office:value="22.520905" calcext:value-type="float">
            <text:p>22.5209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3" calcext:value-type="date">
            <text:p>1981-07-03</text:p>
          </table:table-cell>
          <table:table-cell office:value-type="float" office:value="27.263397" calcext:value-type="float">
            <text:p>27.263397</text:p>
          </table:table-cell>
          <table:table-cell office:value-type="float" office:value="21.605682" calcext:value-type="float">
            <text:p>21.6056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4" calcext:value-type="date">
            <text:p>1981-07-04</text:p>
          </table:table-cell>
          <table:table-cell office:value-type="float" office:value="29.055328" calcext:value-type="float">
            <text:p>29.055328</text:p>
          </table:table-cell>
          <table:table-cell office:value-type="float" office:value="21.191956" calcext:value-type="float">
            <text:p>21.1919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5" calcext:value-type="date">
            <text:p>1981-07-05</text:p>
          </table:table-cell>
          <table:table-cell office:value-type="float" office:value="29.43393" calcext:value-type="float">
            <text:p>29.43393</text:p>
          </table:table-cell>
          <table:table-cell office:value-type="float" office:value="21.808777" calcext:value-type="float">
            <text:p>21.8087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6" calcext:value-type="date">
            <text:p>1981-07-06</text:p>
          </table:table-cell>
          <table:table-cell office:value-type="float" office:value="29.431915" calcext:value-type="float">
            <text:p>29.431915</text:p>
          </table:table-cell>
          <table:table-cell office:value-type="float" office:value="21.716187" calcext:value-type="float">
            <text:p>21.7161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8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7" calcext:value-type="date">
            <text:p>1981-07-07</text:p>
          </table:table-cell>
          <table:table-cell office:value-type="float" office:value="28.32779" calcext:value-type="float">
            <text:p>28.32779</text:p>
          </table:table-cell>
          <table:table-cell office:value-type="float" office:value="21.281342" calcext:value-type="float">
            <text:p>21.2813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8" calcext:value-type="date">
            <text:p>1981-07-08</text:p>
          </table:table-cell>
          <table:table-cell office:value-type="float" office:value="29.159668" calcext:value-type="float">
            <text:p>29.159668</text:p>
          </table:table-cell>
          <table:table-cell office:value-type="float" office:value="21.99234" calcext:value-type="float">
            <text:p>21.992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09" calcext:value-type="date">
            <text:p>1981-07-09</text:p>
          </table:table-cell>
          <table:table-cell office:value-type="float" office:value="27.800476" calcext:value-type="float">
            <text:p>27.800476</text:p>
          </table:table-cell>
          <table:table-cell office:value-type="float" office:value="21.197968" calcext:value-type="float">
            <text:p>21.1979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0" calcext:value-type="date">
            <text:p>1981-07-10</text:p>
          </table:table-cell>
          <table:table-cell office:value-type="float" office:value="28.306671" calcext:value-type="float">
            <text:p>28.306671</text:p>
          </table:table-cell>
          <table:table-cell office:value-type="float" office:value="21.074036" calcext:value-type="float">
            <text:p>21.0740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1" calcext:value-type="date">
            <text:p>1981-07-11</text:p>
          </table:table-cell>
          <table:table-cell office:value-type="float" office:value="27.211884" calcext:value-type="float">
            <text:p>27.211884</text:p>
          </table:table-cell>
          <table:table-cell office:value-type="float" office:value="22.279785" calcext:value-type="float">
            <text:p>22.2797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2" calcext:value-type="date">
            <text:p>1981-07-12</text:p>
          </table:table-cell>
          <table:table-cell office:value-type="float" office:value="28.374054" calcext:value-type="float">
            <text:p>28.374054</text:p>
          </table:table-cell>
          <table:table-cell office:value-type="float" office:value="20.810303" calcext:value-type="float">
            <text:p>20.8103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3" calcext:value-type="date">
            <text:p>1981-07-13</text:p>
          </table:table-cell>
          <table:table-cell office:value-type="float" office:value="30.59494" calcext:value-type="float">
            <text:p>30.59494</text:p>
          </table:table-cell>
          <table:table-cell office:value-type="float" office:value="22.052216" calcext:value-type="float">
            <text:p>22.0522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4" calcext:value-type="date">
            <text:p>1981-07-14</text:p>
          </table:table-cell>
          <table:table-cell office:value-type="float" office:value="27.637604" calcext:value-type="float">
            <text:p>27.637604</text:p>
          </table:table-cell>
          <table:table-cell office:value-type="float" office:value="21.500732" calcext:value-type="float">
            <text:p>21.5007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5" calcext:value-type="date">
            <text:p>1981-07-15</text:p>
          </table:table-cell>
          <table:table-cell office:value-type="float" office:value="29.536652" calcext:value-type="float">
            <text:p>29.536652</text:p>
          </table:table-cell>
          <table:table-cell office:value-type="float" office:value="20.9758" calcext:value-type="float">
            <text:p>20.97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6" calcext:value-type="date">
            <text:p>1981-07-16</text:p>
          </table:table-cell>
          <table:table-cell office:value-type="float" office:value="29.146301" calcext:value-type="float">
            <text:p>29.146301</text:p>
          </table:table-cell>
          <table:table-cell office:value-type="float" office:value="21.137695" calcext:value-type="float">
            <text:p>21.1376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9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7" calcext:value-type="date">
            <text:p>1981-07-17</text:p>
          </table:table-cell>
          <table:table-cell office:value-type="float" office:value="25.668884" calcext:value-type="float">
            <text:p>25.668884</text:p>
          </table:table-cell>
          <table:table-cell office:value-type="float" office:value="21.61673" calcext:value-type="float">
            <text:p>21.616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8" calcext:value-type="date">
            <text:p>1981-07-18</text:p>
          </table:table-cell>
          <table:table-cell office:value-type="float" office:value="28.716644" calcext:value-type="float">
            <text:p>28.716644</text:p>
          </table:table-cell>
          <table:table-cell office:value-type="float" office:value="21.833466" calcext:value-type="float">
            <text:p>21.8334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19" calcext:value-type="date">
            <text:p>1981-07-19</text:p>
          </table:table-cell>
          <table:table-cell office:value-type="float" office:value="28.446198" calcext:value-type="float">
            <text:p>28.446198</text:p>
          </table:table-cell>
          <table:table-cell office:value-type="float" office:value="21.604584" calcext:value-type="float">
            <text:p>21.6045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0" calcext:value-type="date">
            <text:p>1981-07-20</text:p>
          </table:table-cell>
          <table:table-cell office:value-type="float" office:value="22.654327" calcext:value-type="float">
            <text:p>22.654327</text:p>
          </table:table-cell>
          <table:table-cell office:value-type="float" office:value="19.26236" calcext:value-type="float">
            <text:p>19.262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1" calcext:value-type="date">
            <text:p>1981-07-21</text:p>
          </table:table-cell>
          <table:table-cell office:value-type="float" office:value="24.803955" calcext:value-type="float">
            <text:p>24.803955</text:p>
          </table:table-cell>
          <table:table-cell office:value-type="float" office:value="17.805145" calcext:value-type="float">
            <text:p>17.8051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2" calcext:value-type="date">
            <text:p>1981-07-22</text:p>
          </table:table-cell>
          <table:table-cell office:value-type="float" office:value="27.773163" calcext:value-type="float">
            <text:p>27.773163</text:p>
          </table:table-cell>
          <table:table-cell office:value-type="float" office:value="17.479523" calcext:value-type="float">
            <text:p>17.4795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3" calcext:value-type="date">
            <text:p>1981-07-23</text:p>
          </table:table-cell>
          <table:table-cell office:value-type="float" office:value="28.610077" calcext:value-type="float">
            <text:p>28.610077</text:p>
          </table:table-cell>
          <table:table-cell office:value-type="float" office:value="21.582642" calcext:value-type="float">
            <text:p>21.5826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4" calcext:value-type="date">
            <text:p>1981-07-24</text:p>
          </table:table-cell>
          <table:table-cell office:value-type="float" office:value="29.362" calcext:value-type="float">
            <text:p>29.362</text:p>
          </table:table-cell>
          <table:table-cell office:value-type="float" office:value="20.903656" calcext:value-type="float">
            <text:p>20.9036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5" calcext:value-type="date">
            <text:p>1981-07-25</text:p>
          </table:table-cell>
          <table:table-cell office:value-type="float" office:value="27.91446" calcext:value-type="float">
            <text:p>27.91446</text:p>
          </table:table-cell>
          <table:table-cell office:value-type="float" office:value="21.053925" calcext:value-type="float">
            <text:p>21.0539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6" calcext:value-type="date">
            <text:p>1981-07-26</text:p>
          </table:table-cell>
          <table:table-cell office:value-type="float" office:value="27.865692" calcext:value-type="float">
            <text:p>27.865692</text:p>
          </table:table-cell>
          <table:table-cell office:value-type="float" office:value="21.669586" calcext:value-type="float">
            <text:p>21.6695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0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7" calcext:value-type="date">
            <text:p>1981-07-27</text:p>
          </table:table-cell>
          <table:table-cell office:value-type="float" office:value="28.6586" calcext:value-type="float">
            <text:p>28.6586</text:p>
          </table:table-cell>
          <table:table-cell office:value-type="float" office:value="21.821594" calcext:value-type="float">
            <text:p>21.8215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8" calcext:value-type="date">
            <text:p>1981-07-28</text:p>
          </table:table-cell>
          <table:table-cell office:value-type="float" office:value="28.56076" calcext:value-type="float">
            <text:p>28.56076</text:p>
          </table:table-cell>
          <table:table-cell office:value-type="float" office:value="21.976501" calcext:value-type="float">
            <text:p>21.9765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29" calcext:value-type="date">
            <text:p>1981-07-29</text:p>
          </table:table-cell>
          <table:table-cell office:value-type="float" office:value="29.786865" calcext:value-type="float">
            <text:p>29.786865</text:p>
          </table:table-cell>
          <table:table-cell office:value-type="float" office:value="19.677368" calcext:value-type="float">
            <text:p>19.6773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30" calcext:value-type="date">
            <text:p>1981-07-30</text:p>
          </table:table-cell>
          <table:table-cell office:value-type="float" office:value="28.711182" calcext:value-type="float">
            <text:p>28.711182</text:p>
          </table:table-cell>
          <table:table-cell office:value-type="float" office:value="21.680054" calcext:value-type="float">
            <text:p>21.6800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7-31" calcext:value-type="date">
            <text:p>1981-07-31</text:p>
          </table:table-cell>
          <table:table-cell office:value-type="float" office:value="28.19751" calcext:value-type="float">
            <text:p>28.19751</text:p>
          </table:table-cell>
          <table:table-cell office:value-type="float" office:value="21.927338" calcext:value-type="float">
            <text:p>21.9273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1" calcext:value-type="date">
            <text:p>1981-08-01</text:p>
          </table:table-cell>
          <table:table-cell office:value-type="float" office:value="29.930145" calcext:value-type="float">
            <text:p>29.930145</text:p>
          </table:table-cell>
          <table:table-cell office:value-type="float" office:value="22.137909" calcext:value-type="float">
            <text:p>22.1379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2" calcext:value-type="date">
            <text:p>1981-08-02</text:p>
          </table:table-cell>
          <table:table-cell office:value-type="float" office:value="26.244537" calcext:value-type="float">
            <text:p>26.244537</text:p>
          </table:table-cell>
          <table:table-cell office:value-type="float" office:value="21.565643" calcext:value-type="float">
            <text:p>21.5656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3" calcext:value-type="date">
            <text:p>1981-08-03</text:p>
          </table:table-cell>
          <table:table-cell office:value-type="float" office:value="28.716278" calcext:value-type="float">
            <text:p>28.716278</text:p>
          </table:table-cell>
          <table:table-cell office:value-type="float" office:value="20.980957" calcext:value-type="float">
            <text:p>20.9809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4" calcext:value-type="date">
            <text:p>1981-08-04</text:p>
          </table:table-cell>
          <table:table-cell office:value-type="float" office:value="30.018951" calcext:value-type="float">
            <text:p>30.018951</text:p>
          </table:table-cell>
          <table:table-cell office:value-type="float" office:value="22.086304" calcext:value-type="float">
            <text:p>22.0863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5" calcext:value-type="date">
            <text:p>1981-08-05</text:p>
          </table:table-cell>
          <table:table-cell office:value-type="float" office:value="29.198517" calcext:value-type="float">
            <text:p>29.198517</text:p>
          </table:table-cell>
          <table:table-cell office:value-type="float" office:value="22.373688" calcext:value-type="float">
            <text:p>22.3736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1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6" calcext:value-type="date">
            <text:p>1981-08-06</text:p>
          </table:table-cell>
          <table:table-cell office:value-type="float" office:value="27.68991" calcext:value-type="float">
            <text:p>27.68991</text:p>
          </table:table-cell>
          <table:table-cell office:value-type="float" office:value="22.300415" calcext:value-type="float">
            <text:p>22.3004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7" calcext:value-type="date">
            <text:p>1981-08-07</text:p>
          </table:table-cell>
          <table:table-cell office:value-type="float" office:value="29.588287" calcext:value-type="float">
            <text:p>29.588287</text:p>
          </table:table-cell>
          <table:table-cell office:value-type="float" office:value="20.842133" calcext:value-type="float">
            <text:p>20.8421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8" calcext:value-type="date">
            <text:p>1981-08-08</text:p>
          </table:table-cell>
          <table:table-cell office:value-type="float" office:value="28.012878" calcext:value-type="float">
            <text:p>28.012878</text:p>
          </table:table-cell>
          <table:table-cell office:value-type="float" office:value="22.153534" calcext:value-type="float">
            <text:p>22.1535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09" calcext:value-type="date">
            <text:p>1981-08-09</text:p>
          </table:table-cell>
          <table:table-cell office:value-type="float" office:value="29.932281" calcext:value-type="float">
            <text:p>29.932281</text:p>
          </table:table-cell>
          <table:table-cell office:value-type="float" office:value="21.996124" calcext:value-type="float">
            <text:p>21.9961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0" calcext:value-type="date">
            <text:p>1981-08-10</text:p>
          </table:table-cell>
          <table:table-cell office:value-type="float" office:value="29.06311" calcext:value-type="float">
            <text:p>29.06311</text:p>
          </table:table-cell>
          <table:table-cell office:value-type="float" office:value="21.599945" calcext:value-type="float">
            <text:p>21.5999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1" calcext:value-type="date">
            <text:p>1981-08-11</text:p>
          </table:table-cell>
          <table:table-cell office:value-type="float" office:value="29.168213" calcext:value-type="float">
            <text:p>29.168213</text:p>
          </table:table-cell>
          <table:table-cell office:value-type="float" office:value="22.279327" calcext:value-type="float">
            <text:p>22.2793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2" calcext:value-type="date">
            <text:p>1981-08-12</text:p>
          </table:table-cell>
          <table:table-cell office:value-type="float" office:value="27.32492" calcext:value-type="float">
            <text:p>27.32492</text:p>
          </table:table-cell>
          <table:table-cell office:value-type="float" office:value="22.151459" calcext:value-type="float">
            <text:p>22.1514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3" calcext:value-type="date">
            <text:p>1981-08-13</text:p>
          </table:table-cell>
          <table:table-cell office:value-type="float" office:value="29.079132" calcext:value-type="float">
            <text:p>29.079132</text:p>
          </table:table-cell>
          <table:table-cell office:value-type="float" office:value="21.837463" calcext:value-type="float">
            <text:p>21.8374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4" calcext:value-type="date">
            <text:p>1981-08-14</text:p>
          </table:table-cell>
          <table:table-cell office:value-type="float" office:value="30.920746" calcext:value-type="float">
            <text:p>30.920746</text:p>
          </table:table-cell>
          <table:table-cell office:value-type="float" office:value="21.452179" calcext:value-type="float">
            <text:p>21.4521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5" calcext:value-type="date">
            <text:p>1981-08-15</text:p>
          </table:table-cell>
          <table:table-cell office:value-type="float" office:value="31.42978" calcext:value-type="float">
            <text:p>31.42978</text:p>
          </table:table-cell>
          <table:table-cell office:value-type="float" office:value="22.472717" calcext:value-type="float">
            <text:p>22.4727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2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6" calcext:value-type="date">
            <text:p>1981-08-16</text:p>
          </table:table-cell>
          <table:table-cell office:value-type="float" office:value="30.945557" calcext:value-type="float">
            <text:p>30.945557</text:p>
          </table:table-cell>
          <table:table-cell office:value-type="float" office:value="22.699951" calcext:value-type="float">
            <text:p>22.69995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7" calcext:value-type="date">
            <text:p>1981-08-17</text:p>
          </table:table-cell>
          <table:table-cell office:value-type="float" office:value="29.71167" calcext:value-type="float">
            <text:p>29.71167</text:p>
          </table:table-cell>
          <table:table-cell office:value-type="float" office:value="21.924286" calcext:value-type="float">
            <text:p>21.9242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8" calcext:value-type="date">
            <text:p>1981-08-18</text:p>
          </table:table-cell>
          <table:table-cell office:value-type="float" office:value="28.814972" calcext:value-type="float">
            <text:p>28.814972</text:p>
          </table:table-cell>
          <table:table-cell office:value-type="float" office:value="20.90393" calcext:value-type="float">
            <text:p>20.903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19" calcext:value-type="date">
            <text:p>1981-08-19</text:p>
          </table:table-cell>
          <table:table-cell office:value-type="float" office:value="27.858368" calcext:value-type="float">
            <text:p>27.858368</text:p>
          </table:table-cell>
          <table:table-cell office:value-type="float" office:value="21.261017" calcext:value-type="float">
            <text:p>21.2610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0" calcext:value-type="date">
            <text:p>1981-08-20</text:p>
          </table:table-cell>
          <table:table-cell office:value-type="float" office:value="30.05832" calcext:value-type="float">
            <text:p>30.05832</text:p>
          </table:table-cell>
          <table:table-cell office:value-type="float" office:value="21.264801" calcext:value-type="float">
            <text:p>21.2648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1" calcext:value-type="date">
            <text:p>1981-08-21</text:p>
          </table:table-cell>
          <table:table-cell office:value-type="float" office:value="30.321686" calcext:value-type="float">
            <text:p>30.321686</text:p>
          </table:table-cell>
          <table:table-cell office:value-type="float" office:value="21.401001" calcext:value-type="float">
            <text:p>21.4010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2" calcext:value-type="date">
            <text:p>1981-08-22</text:p>
          </table:table-cell>
          <table:table-cell office:value-type="float" office:value="30.218842" calcext:value-type="float">
            <text:p>30.218842</text:p>
          </table:table-cell>
          <table:table-cell office:value-type="float" office:value="21.938507" calcext:value-type="float">
            <text:p>21.9385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3" calcext:value-type="date">
            <text:p>1981-08-23</text:p>
          </table:table-cell>
          <table:table-cell office:value-type="float" office:value="29.398712" calcext:value-type="float">
            <text:p>29.398712</text:p>
          </table:table-cell>
          <table:table-cell office:value-type="float" office:value="22.522217" calcext:value-type="float">
            <text:p>22.5222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4" calcext:value-type="date">
            <text:p>1981-08-24</text:p>
          </table:table-cell>
          <table:table-cell office:value-type="float" office:value="31.417267" calcext:value-type="float">
            <text:p>31.417267</text:p>
          </table:table-cell>
          <table:table-cell office:value-type="float" office:value="20.862396" calcext:value-type="float">
            <text:p>20.8623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5" calcext:value-type="date">
            <text:p>1981-08-25</text:p>
          </table:table-cell>
          <table:table-cell office:value-type="float" office:value="26.870392" calcext:value-type="float">
            <text:p>26.870392</text:p>
          </table:table-cell>
          <table:table-cell office:value-type="float" office:value="21.611725" calcext:value-type="float">
            <text:p>21.6117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3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6" calcext:value-type="date">
            <text:p>1981-08-26</text:p>
          </table:table-cell>
          <table:table-cell office:value-type="float" office:value="29.748444" calcext:value-type="float">
            <text:p>29.748444</text:p>
          </table:table-cell>
          <table:table-cell office:value-type="float" office:value="19.902222" calcext:value-type="float">
            <text:p>19.9022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7" calcext:value-type="date">
            <text:p>1981-08-27</text:p>
          </table:table-cell>
          <table:table-cell office:value-type="float" office:value="28.249573" calcext:value-type="float">
            <text:p>28.249573</text:p>
          </table:table-cell>
          <table:table-cell office:value-type="float" office:value="21.881195" calcext:value-type="float">
            <text:p>21.8811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8" calcext:value-type="date">
            <text:p>1981-08-28</text:p>
          </table:table-cell>
          <table:table-cell office:value-type="float" office:value="30.483124" calcext:value-type="float">
            <text:p>30.483124</text:p>
          </table:table-cell>
          <table:table-cell office:value-type="float" office:value="20.406708" calcext:value-type="float">
            <text:p>20.4067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29" calcext:value-type="date">
            <text:p>1981-08-29</text:p>
          </table:table-cell>
          <table:table-cell office:value-type="float" office:value="30.13089" calcext:value-type="float">
            <text:p>30.13089</text:p>
          </table:table-cell>
          <table:table-cell office:value-type="float" office:value="20.555481" calcext:value-type="float">
            <text:p>20.5554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30" calcext:value-type="date">
            <text:p>1981-08-30</text:p>
          </table:table-cell>
          <table:table-cell office:value-type="float" office:value="31.200653" calcext:value-type="float">
            <text:p>31.200653</text:p>
          </table:table-cell>
          <table:table-cell office:value-type="float" office:value="21.450836" calcext:value-type="float">
            <text:p>21.4508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8-31" calcext:value-type="date">
            <text:p>1981-08-31</text:p>
          </table:table-cell>
          <table:table-cell office:value-type="float" office:value="26.661774" calcext:value-type="float">
            <text:p>26.661774</text:p>
          </table:table-cell>
          <table:table-cell office:value-type="float" office:value="20.907928" calcext:value-type="float">
            <text:p>20.9079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1" calcext:value-type="date">
            <text:p>1981-09-01</text:p>
          </table:table-cell>
          <table:table-cell office:value-type="float" office:value="30.575409" calcext:value-type="float">
            <text:p>30.575409</text:p>
          </table:table-cell>
          <table:table-cell office:value-type="float" office:value="21.405243" calcext:value-type="float">
            <text:p>21.4052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2" calcext:value-type="date">
            <text:p>1981-09-02</text:p>
          </table:table-cell>
          <table:table-cell office:value-type="float" office:value="31.181763" calcext:value-type="float">
            <text:p>31.181763</text:p>
          </table:table-cell>
          <table:table-cell office:value-type="float" office:value="21.250427" calcext:value-type="float">
            <text:p>21.2504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3" calcext:value-type="date">
            <text:p>1981-09-03</text:p>
          </table:table-cell>
          <table:table-cell office:value-type="float" office:value="30.305573" calcext:value-type="float">
            <text:p>30.305573</text:p>
          </table:table-cell>
          <table:table-cell office:value-type="float" office:value="23.029327" calcext:value-type="float">
            <text:p>23.0293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4" calcext:value-type="date">
            <text:p>1981-09-04</text:p>
          </table:table-cell>
          <table:table-cell office:value-type="float" office:value="27.860992" calcext:value-type="float">
            <text:p>27.860992</text:p>
          </table:table-cell>
          <table:table-cell office:value-type="float" office:value="21.650574" calcext:value-type="float">
            <text:p>21.6505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4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5" calcext:value-type="date">
            <text:p>1981-09-05</text:p>
          </table:table-cell>
          <table:table-cell office:value-type="float" office:value="29.105988" calcext:value-type="float">
            <text:p>29.105988</text:p>
          </table:table-cell>
          <table:table-cell office:value-type="float" office:value="21.901672" calcext:value-type="float">
            <text:p>21.9016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6" calcext:value-type="date">
            <text:p>1981-09-06</text:p>
          </table:table-cell>
          <table:table-cell office:value-type="float" office:value="30.410675" calcext:value-type="float">
            <text:p>30.410675</text:p>
          </table:table-cell>
          <table:table-cell office:value-type="float" office:value="21.925446" calcext:value-type="float">
            <text:p>21.9254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7" calcext:value-type="date">
            <text:p>1981-09-07</text:p>
          </table:table-cell>
          <table:table-cell office:value-type="float" office:value="28.533966" calcext:value-type="float">
            <text:p>28.533966</text:p>
          </table:table-cell>
          <table:table-cell office:value-type="float" office:value="21.014801" calcext:value-type="float">
            <text:p>21.0148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8" calcext:value-type="date">
            <text:p>1981-09-08</text:p>
          </table:table-cell>
          <table:table-cell office:value-type="float" office:value="30.066284" calcext:value-type="float">
            <text:p>30.066284</text:p>
          </table:table-cell>
          <table:table-cell office:value-type="float" office:value="21.690216" calcext:value-type="float">
            <text:p>21.6902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09" calcext:value-type="date">
            <text:p>1981-09-09</text:p>
          </table:table-cell>
          <table:table-cell office:value-type="float" office:value="29.97226" calcext:value-type="float">
            <text:p>29.97226</text:p>
          </table:table-cell>
          <table:table-cell office:value-type="float" office:value="21.525604" calcext:value-type="float">
            <text:p>21.5256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0" calcext:value-type="date">
            <text:p>1981-09-10</text:p>
          </table:table-cell>
          <table:table-cell office:value-type="float" office:value="28.951447" calcext:value-type="float">
            <text:p>28.951447</text:p>
          </table:table-cell>
          <table:table-cell office:value-type="float" office:value="21.515015" calcext:value-type="float">
            <text:p>21.5150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1" calcext:value-type="date">
            <text:p>1981-09-11</text:p>
          </table:table-cell>
          <table:table-cell office:value-type="float" office:value="28.814606" calcext:value-type="float">
            <text:p>28.814606</text:p>
          </table:table-cell>
          <table:table-cell office:value-type="float" office:value="21.789764" calcext:value-type="float">
            <text:p>21.7897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2" calcext:value-type="date">
            <text:p>1981-09-12</text:p>
          </table:table-cell>
          <table:table-cell office:value-type="float" office:value="29.753052" calcext:value-type="float">
            <text:p>29.753052</text:p>
          </table:table-cell>
          <table:table-cell office:value-type="float" office:value="20.293793" calcext:value-type="float">
            <text:p>20.2937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3" calcext:value-type="date">
            <text:p>1981-09-13</text:p>
          </table:table-cell>
          <table:table-cell office:value-type="float" office:value="30.173676" calcext:value-type="float">
            <text:p>30.173676</text:p>
          </table:table-cell>
          <table:table-cell office:value-type="float" office:value="22.236145" calcext:value-type="float">
            <text:p>22.2361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4" calcext:value-type="date">
            <text:p>1981-09-14</text:p>
          </table:table-cell>
          <table:table-cell office:value-type="float" office:value="28.919708" calcext:value-type="float">
            <text:p>28.919708</text:p>
          </table:table-cell>
          <table:table-cell office:value-type="float" office:value="21.453308" calcext:value-type="float">
            <text:p>21.4533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5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5" calcext:value-type="date">
            <text:p>1981-09-15</text:p>
          </table:table-cell>
          <table:table-cell office:value-type="float" office:value="24.973969" calcext:value-type="float">
            <text:p>24.973969</text:p>
          </table:table-cell>
          <table:table-cell office:value-type="float" office:value="21.491241" calcext:value-type="float">
            <text:p>21.49124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6" calcext:value-type="date">
            <text:p>1981-09-16</text:p>
          </table:table-cell>
          <table:table-cell office:value-type="float" office:value="27.618805" calcext:value-type="float">
            <text:p>27.618805</text:p>
          </table:table-cell>
          <table:table-cell office:value-type="float" office:value="20.775024" calcext:value-type="float">
            <text:p>20.7750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7" calcext:value-type="date">
            <text:p>1981-09-17</text:p>
          </table:table-cell>
          <table:table-cell office:value-type="float" office:value="28.161102" calcext:value-type="float">
            <text:p>28.161102</text:p>
          </table:table-cell>
          <table:table-cell office:value-type="float" office:value="21.0206" calcext:value-type="float">
            <text:p>21.02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8" calcext:value-type="date">
            <text:p>1981-09-18</text:p>
          </table:table-cell>
          <table:table-cell office:value-type="float" office:value="30.18045" calcext:value-type="float">
            <text:p>30.18045</text:p>
          </table:table-cell>
          <table:table-cell office:value-type="float" office:value="21.499725" calcext:value-type="float">
            <text:p>21.4997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19" calcext:value-type="date">
            <text:p>1981-09-19</text:p>
          </table:table-cell>
          <table:table-cell office:value-type="float" office:value="28.161224" calcext:value-type="float">
            <text:p>28.161224</text:p>
          </table:table-cell>
          <table:table-cell office:value-type="float" office:value="20.84549" calcext:value-type="float">
            <text:p>20.845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0" calcext:value-type="date">
            <text:p>1981-09-20</text:p>
          </table:table-cell>
          <table:table-cell office:value-type="float" office:value="30.091156" calcext:value-type="float">
            <text:p>30.091156</text:p>
          </table:table-cell>
          <table:table-cell office:value-type="float" office:value="21.57309" calcext:value-type="float">
            <text:p>21.573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1" calcext:value-type="date">
            <text:p>1981-09-21</text:p>
          </table:table-cell>
          <table:table-cell office:value-type="float" office:value="28.920563" calcext:value-type="float">
            <text:p>28.920563</text:p>
          </table:table-cell>
          <table:table-cell office:value-type="float" office:value="22.621735" calcext:value-type="float">
            <text:p>22.6217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2" calcext:value-type="date">
            <text:p>1981-09-22</text:p>
          </table:table-cell>
          <table:table-cell office:value-type="float" office:value="30.61618" calcext:value-type="float">
            <text:p>30.61618</text:p>
          </table:table-cell>
          <table:table-cell office:value-type="float" office:value="21.934814" calcext:value-type="float">
            <text:p>21.9348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3" calcext:value-type="date">
            <text:p>1981-09-23</text:p>
          </table:table-cell>
          <table:table-cell office:value-type="float" office:value="29.007843" calcext:value-type="float">
            <text:p>29.007843</text:p>
          </table:table-cell>
          <table:table-cell office:value-type="float" office:value="22.462463" calcext:value-type="float">
            <text:p>22.4624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4" calcext:value-type="date">
            <text:p>1981-09-24</text:p>
          </table:table-cell>
          <table:table-cell office:value-type="float" office:value="28.677765" calcext:value-type="float">
            <text:p>28.677765</text:p>
          </table:table-cell>
          <table:table-cell office:value-type="float" office:value="22.337067" calcext:value-type="float">
            <text:p>22.3370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6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5" calcext:value-type="date">
            <text:p>1981-09-25</text:p>
          </table:table-cell>
          <table:table-cell office:value-type="float" office:value="30.174042" calcext:value-type="float">
            <text:p>30.174042</text:p>
          </table:table-cell>
          <table:table-cell office:value-type="float" office:value="22.711456" calcext:value-type="float">
            <text:p>22.7114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6" calcext:value-type="date">
            <text:p>1981-09-26</text:p>
          </table:table-cell>
          <table:table-cell office:value-type="float" office:value="31.244385" calcext:value-type="float">
            <text:p>31.244385</text:p>
          </table:table-cell>
          <table:table-cell office:value-type="float" office:value="22.585663" calcext:value-type="float">
            <text:p>22.5856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7" calcext:value-type="date">
            <text:p>1981-09-27</text:p>
          </table:table-cell>
          <table:table-cell office:value-type="float" office:value="28.693756" calcext:value-type="float">
            <text:p>28.693756</text:p>
          </table:table-cell>
          <table:table-cell office:value-type="float" office:value="22.155457" calcext:value-type="float">
            <text:p>22.1554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8" calcext:value-type="date">
            <text:p>1981-09-28</text:p>
          </table:table-cell>
          <table:table-cell office:value-type="float" office:value="29.268219" calcext:value-type="float">
            <text:p>29.268219</text:p>
          </table:table-cell>
          <table:table-cell office:value-type="float" office:value="22.270966" calcext:value-type="float">
            <text:p>22.2709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29" calcext:value-type="date">
            <text:p>1981-09-29</text:p>
          </table:table-cell>
          <table:table-cell office:value-type="float" office:value="30.578217" calcext:value-type="float">
            <text:p>30.578217</text:p>
          </table:table-cell>
          <table:table-cell office:value-type="float" office:value="22.41214" calcext:value-type="float">
            <text:p>22.412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09-30" calcext:value-type="date">
            <text:p>1981-09-30</text:p>
          </table:table-cell>
          <table:table-cell office:value-type="float" office:value="30.454681" calcext:value-type="float">
            <text:p>30.454681</text:p>
          </table:table-cell>
          <table:table-cell office:value-type="float" office:value="22.323029" calcext:value-type="float">
            <text:p>22.32302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1" calcext:value-type="date">
            <text:p>1981-10-01</text:p>
          </table:table-cell>
          <table:table-cell office:value-type="float" office:value="27.27127" calcext:value-type="float">
            <text:p>27.27127</text:p>
          </table:table-cell>
          <table:table-cell office:value-type="float" office:value="21.693176" calcext:value-type="float">
            <text:p>21.6931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2" calcext:value-type="date">
            <text:p>1981-10-02</text:p>
          </table:table-cell>
          <table:table-cell office:value-type="float" office:value="29.555695" calcext:value-type="float">
            <text:p>29.555695</text:p>
          </table:table-cell>
          <table:table-cell office:value-type="float" office:value="22.970764" calcext:value-type="float">
            <text:p>22.9707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3" calcext:value-type="date">
            <text:p>1981-10-03</text:p>
          </table:table-cell>
          <table:table-cell office:value-type="float" office:value="30.106354" calcext:value-type="float">
            <text:p>30.106354</text:p>
          </table:table-cell>
          <table:table-cell office:value-type="float" office:value="20.920563" calcext:value-type="float">
            <text:p>20.9205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4" calcext:value-type="date">
            <text:p>1981-10-04</text:p>
          </table:table-cell>
          <table:table-cell office:value-type="float" office:value="29.751862" calcext:value-type="float">
            <text:p>29.751862</text:p>
          </table:table-cell>
          <table:table-cell office:value-type="float" office:value="22.351776" calcext:value-type="float">
            <text:p>22.3517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7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5" calcext:value-type="date">
            <text:p>1981-10-05</text:p>
          </table:table-cell>
          <table:table-cell office:value-type="float" office:value="31.208588" calcext:value-type="float">
            <text:p>31.208588</text:p>
          </table:table-cell>
          <table:table-cell office:value-type="float" office:value="23.309113" calcext:value-type="float">
            <text:p>23.3091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6" calcext:value-type="date">
            <text:p>1981-10-06</text:p>
          </table:table-cell>
          <table:table-cell office:value-type="float" office:value="31.65387" calcext:value-type="float">
            <text:p>31.65387</text:p>
          </table:table-cell>
          <table:table-cell office:value-type="float" office:value="23.765045" calcext:value-type="float">
            <text:p>23.7650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7" calcext:value-type="date">
            <text:p>1981-10-07</text:p>
          </table:table-cell>
          <table:table-cell office:value-type="float" office:value="30.392487" calcext:value-type="float">
            <text:p>30.392487</text:p>
          </table:table-cell>
          <table:table-cell office:value-type="float" office:value="22.269379" calcext:value-type="float">
            <text:p>22.2693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8" calcext:value-type="date">
            <text:p>1981-10-08</text:p>
          </table:table-cell>
          <table:table-cell office:value-type="float" office:value="30.061066" calcext:value-type="float">
            <text:p>30.061066</text:p>
          </table:table-cell>
          <table:table-cell office:value-type="float" office:value="21.21222" calcext:value-type="float">
            <text:p>21.212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09" calcext:value-type="date">
            <text:p>1981-10-09</text:p>
          </table:table-cell>
          <table:table-cell office:value-type="float" office:value="28.46286" calcext:value-type="float">
            <text:p>28.46286</text:p>
          </table:table-cell>
          <table:table-cell office:value-type="float" office:value="22.103638" calcext:value-type="float">
            <text:p>22.1036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0" calcext:value-type="date">
            <text:p>1981-10-10</text:p>
          </table:table-cell>
          <table:table-cell office:value-type="float" office:value="30.54544" calcext:value-type="float">
            <text:p>30.54544</text:p>
          </table:table-cell>
          <table:table-cell office:value-type="float" office:value="21.810547" calcext:value-type="float">
            <text:p>21.8105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1" calcext:value-type="date">
            <text:p>1981-10-11</text:p>
          </table:table-cell>
          <table:table-cell office:value-type="float" office:value="30.19809" calcext:value-type="float">
            <text:p>30.19809</text:p>
          </table:table-cell>
          <table:table-cell office:value-type="float" office:value="22.748383" calcext:value-type="float">
            <text:p>22.7483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2" calcext:value-type="date">
            <text:p>1981-10-12</text:p>
          </table:table-cell>
          <table:table-cell office:value-type="float" office:value="30.603363" calcext:value-type="float">
            <text:p>30.603363</text:p>
          </table:table-cell>
          <table:table-cell office:value-type="float" office:value="21.298798" calcext:value-type="float">
            <text:p>21.2987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3" calcext:value-type="date">
            <text:p>1981-10-13</text:p>
          </table:table-cell>
          <table:table-cell office:value-type="float" office:value="29.59848" calcext:value-type="float">
            <text:p>29.59848</text:p>
          </table:table-cell>
          <table:table-cell office:value-type="float" office:value="22.471344" calcext:value-type="float">
            <text:p>22.4713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4" calcext:value-type="date">
            <text:p>1981-10-14</text:p>
          </table:table-cell>
          <table:table-cell office:value-type="float" office:value="29.184296" calcext:value-type="float">
            <text:p>29.184296</text:p>
          </table:table-cell>
          <table:table-cell office:value-type="float" office:value="22.025421" calcext:value-type="float">
            <text:p>22.0254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8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5" calcext:value-type="date">
            <text:p>1981-10-15</text:p>
          </table:table-cell>
          <table:table-cell office:value-type="float" office:value="29.622162" calcext:value-type="float">
            <text:p>29.622162</text:p>
          </table:table-cell>
          <table:table-cell office:value-type="float" office:value="22.564606" calcext:value-type="float">
            <text:p>22.5646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6" calcext:value-type="date">
            <text:p>1981-10-16</text:p>
          </table:table-cell>
          <table:table-cell office:value-type="float" office:value="30.062103" calcext:value-type="float">
            <text:p>30.062103</text:p>
          </table:table-cell>
          <table:table-cell office:value-type="float" office:value="22.975128" calcext:value-type="float">
            <text:p>22.9751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7" calcext:value-type="date">
            <text:p>1981-10-17</text:p>
          </table:table-cell>
          <table:table-cell office:value-type="float" office:value="29.910309" calcext:value-type="float">
            <text:p>29.910309</text:p>
          </table:table-cell>
          <table:table-cell office:value-type="float" office:value="22.255798" calcext:value-type="float">
            <text:p>22.2557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8" calcext:value-type="date">
            <text:p>1981-10-18</text:p>
          </table:table-cell>
          <table:table-cell office:value-type="float" office:value="30.265503" calcext:value-type="float">
            <text:p>30.265503</text:p>
          </table:table-cell>
          <table:table-cell office:value-type="float" office:value="22.45578" calcext:value-type="float">
            <text:p>22.455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19" calcext:value-type="date">
            <text:p>1981-10-19</text:p>
          </table:table-cell>
          <table:table-cell office:value-type="float" office:value="31.33316" calcext:value-type="float">
            <text:p>31.33316</text:p>
          </table:table-cell>
          <table:table-cell office:value-type="float" office:value="21.6875" calcext:value-type="float">
            <text:p>21.68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0" calcext:value-type="date">
            <text:p>1981-10-20</text:p>
          </table:table-cell>
          <table:table-cell office:value-type="float" office:value="32.128387" calcext:value-type="float">
            <text:p>32.128387</text:p>
          </table:table-cell>
          <table:table-cell office:value-type="float" office:value="20.579285" calcext:value-type="float">
            <text:p>20.5792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1" calcext:value-type="date">
            <text:p>1981-10-21</text:p>
          </table:table-cell>
          <table:table-cell office:value-type="float" office:value="30.91101" calcext:value-type="float">
            <text:p>30.91101</text:p>
          </table:table-cell>
          <table:table-cell office:value-type="float" office:value="22.041565" calcext:value-type="float">
            <text:p>22.0415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2" calcext:value-type="date">
            <text:p>1981-10-22</text:p>
          </table:table-cell>
          <table:table-cell office:value-type="float" office:value="28.808441" calcext:value-type="float">
            <text:p>28.808441</text:p>
          </table:table-cell>
          <table:table-cell office:value-type="float" office:value="21.777283" calcext:value-type="float">
            <text:p>21.7772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3" calcext:value-type="date">
            <text:p>1981-10-23</text:p>
          </table:table-cell>
          <table:table-cell office:value-type="float" office:value="30.753204" calcext:value-type="float">
            <text:p>30.753204</text:p>
          </table:table-cell>
          <table:table-cell office:value-type="float" office:value="22.662231" calcext:value-type="float">
            <text:p>22.6622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4" calcext:value-type="date">
            <text:p>1981-10-24</text:p>
          </table:table-cell>
          <table:table-cell office:value-type="float" office:value="29.236267" calcext:value-type="float">
            <text:p>29.236267</text:p>
          </table:table-cell>
          <table:table-cell office:value-type="float" office:value="21.99936" calcext:value-type="float">
            <text:p>21.999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29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5" calcext:value-type="date">
            <text:p>1981-10-25</text:p>
          </table:table-cell>
          <table:table-cell office:value-type="float" office:value="30.77127" calcext:value-type="float">
            <text:p>30.77127</text:p>
          </table:table-cell>
          <table:table-cell office:value-type="float" office:value="22.221466" calcext:value-type="float">
            <text:p>22.2214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6" calcext:value-type="date">
            <text:p>1981-10-26</text:p>
          </table:table-cell>
          <table:table-cell office:value-type="float" office:value="28.93161" calcext:value-type="float">
            <text:p>28.93161</text:p>
          </table:table-cell>
          <table:table-cell office:value-type="float" office:value="21.990448" calcext:value-type="float">
            <text:p>21.9904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7" calcext:value-type="date">
            <text:p>1981-10-27</text:p>
          </table:table-cell>
          <table:table-cell office:value-type="float" office:value="30.738617" calcext:value-type="float">
            <text:p>30.738617</text:p>
          </table:table-cell>
          <table:table-cell office:value-type="float" office:value="22.022217" calcext:value-type="float">
            <text:p>22.0222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8" calcext:value-type="date">
            <text:p>1981-10-28</text:p>
          </table:table-cell>
          <table:table-cell office:value-type="float" office:value="30.891663" calcext:value-type="float">
            <text:p>30.891663</text:p>
          </table:table-cell>
          <table:table-cell office:value-type="float" office:value="22.984253" calcext:value-type="float">
            <text:p>22.9842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29" calcext:value-type="date">
            <text:p>1981-10-29</text:p>
          </table:table-cell>
          <table:table-cell office:value-type="float" office:value="31.231262" calcext:value-type="float">
            <text:p>31.231262</text:p>
          </table:table-cell>
          <table:table-cell office:value-type="float" office:value="23.303802" calcext:value-type="float">
            <text:p>23.3038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30" calcext:value-type="date">
            <text:p>1981-10-30</text:p>
          </table:table-cell>
          <table:table-cell office:value-type="float" office:value="29.048737" calcext:value-type="float">
            <text:p>29.048737</text:p>
          </table:table-cell>
          <table:table-cell office:value-type="float" office:value="22.717377" calcext:value-type="float">
            <text:p>22.7173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0-31" calcext:value-type="date">
            <text:p>1981-10-31</text:p>
          </table:table-cell>
          <table:table-cell office:value-type="float" office:value="30.129059" calcext:value-type="float">
            <text:p>30.129059</text:p>
          </table:table-cell>
          <table:table-cell office:value-type="float" office:value="22.417694" calcext:value-type="float">
            <text:p>22.4176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1" calcext:value-type="date">
            <text:p>1981-11-01</text:p>
          </table:table-cell>
          <table:table-cell office:value-type="float" office:value="31.283356" calcext:value-type="float">
            <text:p>31.283356</text:p>
          </table:table-cell>
          <table:table-cell office:value-type="float" office:value="22.858734" calcext:value-type="float">
            <text:p>22.8587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2" calcext:value-type="date">
            <text:p>1981-11-02</text:p>
          </table:table-cell>
          <table:table-cell office:value-type="float" office:value="31.442017" calcext:value-type="float">
            <text:p>31.442017</text:p>
          </table:table-cell>
          <table:table-cell office:value-type="float" office:value="23.551666" calcext:value-type="float">
            <text:p>23.5516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3" calcext:value-type="date">
            <text:p>1981-11-03</text:p>
          </table:table-cell>
          <table:table-cell office:value-type="float" office:value="31.92514" calcext:value-type="float">
            <text:p>31.92514</text:p>
          </table:table-cell>
          <table:table-cell office:value-type="float" office:value="22.00003" calcext:value-type="float">
            <text:p>22.000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0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4" calcext:value-type="date">
            <text:p>1981-11-04</text:p>
          </table:table-cell>
          <table:table-cell office:value-type="float" office:value="29.549438" calcext:value-type="float">
            <text:p>29.549438</text:p>
          </table:table-cell>
          <table:table-cell office:value-type="float" office:value="22.627777" calcext:value-type="float">
            <text:p>22.6277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5" calcext:value-type="date">
            <text:p>1981-11-05</text:p>
          </table:table-cell>
          <table:table-cell office:value-type="float" office:value="31.34842" calcext:value-type="float">
            <text:p>31.34842</text:p>
          </table:table-cell>
          <table:table-cell office:value-type="float" office:value="22.529205" calcext:value-type="float">
            <text:p>22.5292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6" calcext:value-type="date">
            <text:p>1981-11-06</text:p>
          </table:table-cell>
          <table:table-cell office:value-type="float" office:value="32.022278" calcext:value-type="float">
            <text:p>32.022278</text:p>
          </table:table-cell>
          <table:table-cell office:value-type="float" office:value="21.824188" calcext:value-type="float">
            <text:p>21.8241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7" calcext:value-type="date">
            <text:p>1981-11-07</text:p>
          </table:table-cell>
          <table:table-cell office:value-type="float" office:value="28.065216" calcext:value-type="float">
            <text:p>28.065216</text:p>
          </table:table-cell>
          <table:table-cell office:value-type="float" office:value="22.687775" calcext:value-type="float">
            <text:p>22.6877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8" calcext:value-type="date">
            <text:p>1981-11-08</text:p>
          </table:table-cell>
          <table:table-cell office:value-type="float" office:value="31.745026" calcext:value-type="float">
            <text:p>31.745026</text:p>
          </table:table-cell>
          <table:table-cell office:value-type="float" office:value="23.134949" calcext:value-type="float">
            <text:p>23.1349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09" calcext:value-type="date">
            <text:p>1981-11-09</text:p>
          </table:table-cell>
          <table:table-cell office:value-type="float" office:value="31.71817" calcext:value-type="float">
            <text:p>31.71817</text:p>
          </table:table-cell>
          <table:table-cell office:value-type="float" office:value="23.25064" calcext:value-type="float">
            <text:p>23.250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0" calcext:value-type="date">
            <text:p>1981-11-10</text:p>
          </table:table-cell>
          <table:table-cell office:value-type="float" office:value="31.981506" calcext:value-type="float">
            <text:p>31.981506</text:p>
          </table:table-cell>
          <table:table-cell office:value-type="float" office:value="22.660309" calcext:value-type="float">
            <text:p>22.6603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1" calcext:value-type="date">
            <text:p>1981-11-11</text:p>
          </table:table-cell>
          <table:table-cell office:value-type="float" office:value="32.33075" calcext:value-type="float">
            <text:p>32.33075</text:p>
          </table:table-cell>
          <table:table-cell office:value-type="float" office:value="22.803345" calcext:value-type="float">
            <text:p>22.8033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2" calcext:value-type="date">
            <text:p>1981-11-12</text:p>
          </table:table-cell>
          <table:table-cell office:value-type="float" office:value="30.319916" calcext:value-type="float">
            <text:p>30.319916</text:p>
          </table:table-cell>
          <table:table-cell office:value-type="float" office:value="23.958466" calcext:value-type="float">
            <text:p>23.9584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3" calcext:value-type="date">
            <text:p>1981-11-13</text:p>
          </table:table-cell>
          <table:table-cell office:value-type="float" office:value="30.327301" calcext:value-type="float">
            <text:p>30.327301</text:p>
          </table:table-cell>
          <table:table-cell office:value-type="float" office:value="22.832245" calcext:value-type="float">
            <text:p>22.8322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1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4" calcext:value-type="date">
            <text:p>1981-11-14</text:p>
          </table:table-cell>
          <table:table-cell office:value-type="float" office:value="30.140442" calcext:value-type="float">
            <text:p>30.140442</text:p>
          </table:table-cell>
          <table:table-cell office:value-type="float" office:value="23.2005" calcext:value-type="float">
            <text:p>23.20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5" calcext:value-type="date">
            <text:p>1981-11-15</text:p>
          </table:table-cell>
          <table:table-cell office:value-type="float" office:value="31.35379" calcext:value-type="float">
            <text:p>31.35379</text:p>
          </table:table-cell>
          <table:table-cell office:value-type="float" office:value="22.520477" calcext:value-type="float">
            <text:p>22.5204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6" calcext:value-type="date">
            <text:p>1981-11-16</text:p>
          </table:table-cell>
          <table:table-cell office:value-type="float" office:value="31.140045" calcext:value-type="float">
            <text:p>31.140045</text:p>
          </table:table-cell>
          <table:table-cell office:value-type="float" office:value="22.95694" calcext:value-type="float">
            <text:p>22.956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7" calcext:value-type="date">
            <text:p>1981-11-17</text:p>
          </table:table-cell>
          <table:table-cell office:value-type="float" office:value="31.44571" calcext:value-type="float">
            <text:p>31.44571</text:p>
          </table:table-cell>
          <table:table-cell office:value-type="float" office:value="23.86554" calcext:value-type="float">
            <text:p>23.865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8" calcext:value-type="date">
            <text:p>1981-11-18</text:p>
          </table:table-cell>
          <table:table-cell office:value-type="float" office:value="29.840088" calcext:value-type="float">
            <text:p>29.840088</text:p>
          </table:table-cell>
          <table:table-cell office:value-type="float" office:value="23.149597" calcext:value-type="float">
            <text:p>23.1495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19" calcext:value-type="date">
            <text:p>1981-11-19</text:p>
          </table:table-cell>
          <table:table-cell office:value-type="float" office:value="31.393005" calcext:value-type="float">
            <text:p>31.393005</text:p>
          </table:table-cell>
          <table:table-cell office:value-type="float" office:value="21.660004" calcext:value-type="float">
            <text:p>21.6600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0" calcext:value-type="date">
            <text:p>1981-11-20</text:p>
          </table:table-cell>
          <table:table-cell office:value-type="float" office:value="31.943878" calcext:value-type="float">
            <text:p>31.943878</text:p>
          </table:table-cell>
          <table:table-cell office:value-type="float" office:value="22.966309" calcext:value-type="float">
            <text:p>22.9663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1" calcext:value-type="date">
            <text:p>1981-11-21</text:p>
          </table:table-cell>
          <table:table-cell office:value-type="float" office:value="29.237823" calcext:value-type="float">
            <text:p>29.237823</text:p>
          </table:table-cell>
          <table:table-cell office:value-type="float" office:value="21.861572" calcext:value-type="float">
            <text:p>21.8615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2" calcext:value-type="date">
            <text:p>1981-11-22</text:p>
          </table:table-cell>
          <table:table-cell office:value-type="float" office:value="29.980682" calcext:value-type="float">
            <text:p>29.980682</text:p>
          </table:table-cell>
          <table:table-cell office:value-type="float" office:value="22.659882" calcext:value-type="float">
            <text:p>22.6598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3" calcext:value-type="date">
            <text:p>1981-11-23</text:p>
          </table:table-cell>
          <table:table-cell office:value-type="float" office:value="31.521698" calcext:value-type="float">
            <text:p>31.521698</text:p>
          </table:table-cell>
          <table:table-cell office:value-type="float" office:value="22.627716" calcext:value-type="float">
            <text:p>22.6277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2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4" calcext:value-type="date">
            <text:p>1981-11-24</text:p>
          </table:table-cell>
          <table:table-cell office:value-type="float" office:value="29.651764" calcext:value-type="float">
            <text:p>29.651764</text:p>
          </table:table-cell>
          <table:table-cell office:value-type="float" office:value="23.279358" calcext:value-type="float">
            <text:p>23.2793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5" calcext:value-type="date">
            <text:p>1981-11-25</text:p>
          </table:table-cell>
          <table:table-cell office:value-type="float" office:value="30.957306" calcext:value-type="float">
            <text:p>30.957306</text:p>
          </table:table-cell>
          <table:table-cell office:value-type="float" office:value="22.536896" calcext:value-type="float">
            <text:p>22.5368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6" calcext:value-type="date">
            <text:p>1981-11-26</text:p>
          </table:table-cell>
          <table:table-cell office:value-type="float" office:value="31.757843" calcext:value-type="float">
            <text:p>31.757843</text:p>
          </table:table-cell>
          <table:table-cell office:value-type="float" office:value="22.254791" calcext:value-type="float">
            <text:p>22.2547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7" calcext:value-type="date">
            <text:p>1981-11-27</text:p>
          </table:table-cell>
          <table:table-cell office:value-type="float" office:value="29.726898" calcext:value-type="float">
            <text:p>29.726898</text:p>
          </table:table-cell>
          <table:table-cell office:value-type="float" office:value="21.519714" calcext:value-type="float">
            <text:p>21.5197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8" calcext:value-type="date">
            <text:p>1981-11-28</text:p>
          </table:table-cell>
          <table:table-cell office:value-type="float" office:value="30.64627" calcext:value-type="float">
            <text:p>30.64627</text:p>
          </table:table-cell>
          <table:table-cell office:value-type="float" office:value="22.053864" calcext:value-type="float">
            <text:p>22.0538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29" calcext:value-type="date">
            <text:p>1981-11-29</text:p>
          </table:table-cell>
          <table:table-cell office:value-type="float" office:value="31.520294" calcext:value-type="float">
            <text:p>31.520294</text:p>
          </table:table-cell>
          <table:table-cell office:value-type="float" office:value="21.950165" calcext:value-type="float">
            <text:p>21.9501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1-30" calcext:value-type="date">
            <text:p>1981-11-30</text:p>
          </table:table-cell>
          <table:table-cell office:value-type="float" office:value="31.367096" calcext:value-type="float">
            <text:p>31.367096</text:p>
          </table:table-cell>
          <table:table-cell office:value-type="float" office:value="22.310852" calcext:value-type="float">
            <text:p>22.3108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1" calcext:value-type="date">
            <text:p>1981-12-01</text:p>
          </table:table-cell>
          <table:table-cell office:value-type="float" office:value="32.035126" calcext:value-type="float">
            <text:p>32.035126</text:p>
          </table:table-cell>
          <table:table-cell office:value-type="float" office:value="22.8284" calcext:value-type="float">
            <text:p>22.82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2" calcext:value-type="date">
            <text:p>1981-12-02</text:p>
          </table:table-cell>
          <table:table-cell office:value-type="float" office:value="29.201263" calcext:value-type="float">
            <text:p>29.201263</text:p>
          </table:table-cell>
          <table:table-cell office:value-type="float" office:value="21.426636" calcext:value-type="float">
            <text:p>21.4266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3" calcext:value-type="date">
            <text:p>1981-12-03</text:p>
          </table:table-cell>
          <table:table-cell office:value-type="float" office:value="30.491364" calcext:value-type="float">
            <text:p>30.491364</text:p>
          </table:table-cell>
          <table:table-cell office:value-type="float" office:value="22.01712" calcext:value-type="float">
            <text:p>22.017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3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4" calcext:value-type="date">
            <text:p>1981-12-04</text:p>
          </table:table-cell>
          <table:table-cell office:value-type="float" office:value="30.102966" calcext:value-type="float">
            <text:p>30.102966</text:p>
          </table:table-cell>
          <table:table-cell office:value-type="float" office:value="20.64859" calcext:value-type="float">
            <text:p>20.648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5" calcext:value-type="date">
            <text:p>1981-12-05</text:p>
          </table:table-cell>
          <table:table-cell office:value-type="float" office:value="28.958221" calcext:value-type="float">
            <text:p>28.958221</text:p>
          </table:table-cell>
          <table:table-cell office:value-type="float" office:value="22.498047" calcext:value-type="float">
            <text:p>22.4980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6" calcext:value-type="date">
            <text:p>1981-12-06</text:p>
          </table:table-cell>
          <table:table-cell office:value-type="float" office:value="30.00113" calcext:value-type="float">
            <text:p>30.00113</text:p>
          </table:table-cell>
          <table:table-cell office:value-type="float" office:value="23.17044" calcext:value-type="float">
            <text:p>23.170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7" calcext:value-type="date">
            <text:p>1981-12-07</text:p>
          </table:table-cell>
          <table:table-cell office:value-type="float" office:value="30.502838" calcext:value-type="float">
            <text:p>30.502838</text:p>
          </table:table-cell>
          <table:table-cell office:value-type="float" office:value="22.783539" calcext:value-type="float">
            <text:p>22.7835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8" calcext:value-type="date">
            <text:p>1981-12-08</text:p>
          </table:table-cell>
          <table:table-cell office:value-type="float" office:value="30.19168" calcext:value-type="float">
            <text:p>30.19168</text:p>
          </table:table-cell>
          <table:table-cell office:value-type="float" office:value="22.57434" calcext:value-type="float">
            <text:p>22.574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09" calcext:value-type="date">
            <text:p>1981-12-09</text:p>
          </table:table-cell>
          <table:table-cell office:value-type="float" office:value="29.831696" calcext:value-type="float">
            <text:p>29.831696</text:p>
          </table:table-cell>
          <table:table-cell office:value-type="float" office:value="21.543182" calcext:value-type="float">
            <text:p>21.5431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0" calcext:value-type="date">
            <text:p>1981-12-10</text:p>
          </table:table-cell>
          <table:table-cell office:value-type="float" office:value="30.081207" calcext:value-type="float">
            <text:p>30.081207</text:p>
          </table:table-cell>
          <table:table-cell office:value-type="float" office:value="22.183716" calcext:value-type="float">
            <text:p>22.1837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1" calcext:value-type="date">
            <text:p>1981-12-11</text:p>
          </table:table-cell>
          <table:table-cell office:value-type="float" office:value="30.353302" calcext:value-type="float">
            <text:p>30.353302</text:p>
          </table:table-cell>
          <table:table-cell office:value-type="float" office:value="20.854828" calcext:value-type="float">
            <text:p>20.8548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2" calcext:value-type="date">
            <text:p>1981-12-12</text:p>
          </table:table-cell>
          <table:table-cell office:value-type="float" office:value="30.622345" calcext:value-type="float">
            <text:p>30.622345</text:p>
          </table:table-cell>
          <table:table-cell office:value-type="float" office:value="22.033478" calcext:value-type="float">
            <text:p>22.0334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3" calcext:value-type="date">
            <text:p>1981-12-13</text:p>
          </table:table-cell>
          <table:table-cell office:value-type="float" office:value="28.452118" calcext:value-type="float">
            <text:p>28.452118</text:p>
          </table:table-cell>
          <table:table-cell office:value-type="float" office:value="22.558563" calcext:value-type="float">
            <text:p>22.5585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4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4" calcext:value-type="date">
            <text:p>1981-12-14</text:p>
          </table:table-cell>
          <table:table-cell office:value-type="float" office:value="28.47641" calcext:value-type="float">
            <text:p>28.47641</text:p>
          </table:table-cell>
          <table:table-cell office:value-type="float" office:value="22.814423" calcext:value-type="float">
            <text:p>22.8144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5" calcext:value-type="date">
            <text:p>1981-12-15</text:p>
          </table:table-cell>
          <table:table-cell office:value-type="float" office:value="31.110199" calcext:value-type="float">
            <text:p>31.110199</text:p>
          </table:table-cell>
          <table:table-cell office:value-type="float" office:value="20.710602" calcext:value-type="float">
            <text:p>20.7106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6" calcext:value-type="date">
            <text:p>1981-12-16</text:p>
          </table:table-cell>
          <table:table-cell office:value-type="float" office:value="31.173676" calcext:value-type="float">
            <text:p>31.173676</text:p>
          </table:table-cell>
          <table:table-cell office:value-type="float" office:value="20.816406" calcext:value-type="float">
            <text:p>20.8164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7" calcext:value-type="date">
            <text:p>1981-12-17</text:p>
          </table:table-cell>
          <table:table-cell office:value-type="float" office:value="30.409698" calcext:value-type="float">
            <text:p>30.409698</text:p>
          </table:table-cell>
          <table:table-cell office:value-type="float" office:value="20.751526" calcext:value-type="float">
            <text:p>20.7515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8" calcext:value-type="date">
            <text:p>1981-12-18</text:p>
          </table:table-cell>
          <table:table-cell office:value-type="float" office:value="30.800323" calcext:value-type="float">
            <text:p>30.800323</text:p>
          </table:table-cell>
          <table:table-cell office:value-type="float" office:value="22.081024" calcext:value-type="float">
            <text:p>22.0810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19" calcext:value-type="date">
            <text:p>1981-12-19</text:p>
          </table:table-cell>
          <table:table-cell office:value-type="float" office:value="31.365448" calcext:value-type="float">
            <text:p>31.365448</text:p>
          </table:table-cell>
          <table:table-cell office:value-type="float" office:value="22.142975" calcext:value-type="float">
            <text:p>22.1429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0" calcext:value-type="date">
            <text:p>1981-12-20</text:p>
          </table:table-cell>
          <table:table-cell office:value-type="float" office:value="30.6268" calcext:value-type="float">
            <text:p>30.6268</text:p>
          </table:table-cell>
          <table:table-cell office:value-type="float" office:value="22.56665" calcext:value-type="float">
            <text:p>22.566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1" calcext:value-type="date">
            <text:p>1981-12-21</text:p>
          </table:table-cell>
          <table:table-cell office:value-type="float" office:value="30.49472" calcext:value-type="float">
            <text:p>30.49472</text:p>
          </table:table-cell>
          <table:table-cell office:value-type="float" office:value="22.133545" calcext:value-type="float">
            <text:p>22.1335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2" calcext:value-type="date">
            <text:p>1981-12-22</text:p>
          </table:table-cell>
          <table:table-cell office:value-type="float" office:value="31.280487" calcext:value-type="float">
            <text:p>31.280487</text:p>
          </table:table-cell>
          <table:table-cell office:value-type="float" office:value="23.05185" calcext:value-type="float">
            <text:p>23.051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3" calcext:value-type="date">
            <text:p>1981-12-23</text:p>
          </table:table-cell>
          <table:table-cell office:value-type="float" office:value="30.710663" calcext:value-type="float">
            <text:p>30.710663</text:p>
          </table:table-cell>
          <table:table-cell office:value-type="float" office:value="22.439545" calcext:value-type="float">
            <text:p>22.4395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5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4" calcext:value-type="date">
            <text:p>1981-12-24</text:p>
          </table:table-cell>
          <table:table-cell office:value-type="float" office:value="31.141083" calcext:value-type="float">
            <text:p>31.141083</text:p>
          </table:table-cell>
          <table:table-cell office:value-type="float" office:value="21.61496" calcext:value-type="float">
            <text:p>21.614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5" calcext:value-type="date">
            <text:p>1981-12-25</text:p>
          </table:table-cell>
          <table:table-cell office:value-type="float" office:value="31.74643" calcext:value-type="float">
            <text:p>31.74643</text:p>
          </table:table-cell>
          <table:table-cell office:value-type="float" office:value="22.957977" calcext:value-type="float">
            <text:p>22.9579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6" calcext:value-type="date">
            <text:p>1981-12-26</text:p>
          </table:table-cell>
          <table:table-cell office:value-type="float" office:value="29.762482" calcext:value-type="float">
            <text:p>29.762482</text:p>
          </table:table-cell>
          <table:table-cell office:value-type="float" office:value="21.53717" calcext:value-type="float">
            <text:p>21.537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7" calcext:value-type="date">
            <text:p>1981-12-27</text:p>
          </table:table-cell>
          <table:table-cell office:value-type="float" office:value="29.84372" calcext:value-type="float">
            <text:p>29.84372</text:p>
          </table:table-cell>
          <table:table-cell office:value-type="float" office:value="22.00763" calcext:value-type="float">
            <text:p>22.007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8" calcext:value-type="date">
            <text:p>1981-12-28</text:p>
          </table:table-cell>
          <table:table-cell office:value-type="float" office:value="29.775848" calcext:value-type="float">
            <text:p>29.775848</text:p>
          </table:table-cell>
          <table:table-cell office:value-type="float" office:value="19.976593" calcext:value-type="float">
            <text:p>19.9765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29" calcext:value-type="date">
            <text:p>1981-12-29</text:p>
          </table:table-cell>
          <table:table-cell office:value-type="float" office:value="28.931854" calcext:value-type="float">
            <text:p>28.931854</text:p>
          </table:table-cell>
          <table:table-cell office:value-type="float" office:value="21.60492" calcext:value-type="float">
            <text:p>21.604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30" calcext:value-type="date">
            <text:p>1981-12-30</text:p>
          </table:table-cell>
          <table:table-cell office:value-type="float" office:value="31.667389" calcext:value-type="float">
            <text:p>31.667389</text:p>
          </table:table-cell>
          <table:table-cell office:value-type="float" office:value="21.707703" calcext:value-type="float">
            <text:p>21.7077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1-12-31" calcext:value-type="date">
            <text:p>1981-12-31</text:p>
          </table:table-cell>
          <table:table-cell office:value-type="float" office:value="30.869354" calcext:value-type="float">
            <text:p>30.869354</text:p>
          </table:table-cell>
          <table:table-cell office:value-type="float" office:value="23.062134" calcext:value-type="float">
            <text:p>23.0621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7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1982-01-01" calcext:value-type="date">
            <text:p>1982-01-01</text:p>
          </table:table-cell>
          <table:table-cell office:value-type="float" office:value="32.110138" calcext:value-type="float">
            <text:p>32.110138</text:p>
          </table:table-cell>
          <table:table-cell office:value-type="float" office:value="22.672455" calcext:value-type="float">
            <text:p>22.6724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2" calcext:value-type="date">
            <text:p>1982-01-02</text:p>
          </table:table-cell>
          <table:table-cell office:value-type="float" office:value="28.596222" calcext:value-type="float">
            <text:p>28.596222</text:p>
          </table:table-cell>
          <table:table-cell office:value-type="float" office:value="22.295746" calcext:value-type="float">
            <text:p>22.2957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6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3" calcext:value-type="date">
            <text:p>1982-01-03</text:p>
          </table:table-cell>
          <table:table-cell office:value-type="float" office:value="29.76767" calcext:value-type="float">
            <text:p>29.76767</text:p>
          </table:table-cell>
          <table:table-cell office:value-type="float" office:value="22.348969" calcext:value-type="float">
            <text:p>22.3489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4" calcext:value-type="date">
            <text:p>1982-01-04</text:p>
          </table:table-cell>
          <table:table-cell office:value-type="float" office:value="31.398285" calcext:value-type="float">
            <text:p>31.398285</text:p>
          </table:table-cell>
          <table:table-cell office:value-type="float" office:value="21.680603" calcext:value-type="float">
            <text:p>21.6806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5" calcext:value-type="date">
            <text:p>1982-01-05</text:p>
          </table:table-cell>
          <table:table-cell office:value-type="float" office:value="29.38681" calcext:value-type="float">
            <text:p>29.38681</text:p>
          </table:table-cell>
          <table:table-cell office:value-type="float" office:value="22.156189" calcext:value-type="float">
            <text:p>22.1561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6" calcext:value-type="date">
            <text:p>1982-01-06</text:p>
          </table:table-cell>
          <table:table-cell office:value-type="float" office:value="30.589142" calcext:value-type="float">
            <text:p>30.589142</text:p>
          </table:table-cell>
          <table:table-cell office:value-type="float" office:value="22.594482" calcext:value-type="float">
            <text:p>22.5944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7" calcext:value-type="date">
            <text:p>1982-01-07</text:p>
          </table:table-cell>
          <table:table-cell office:value-type="float" office:value="30.325745" calcext:value-type="float">
            <text:p>30.325745</text:p>
          </table:table-cell>
          <table:table-cell office:value-type="float" office:value="22.597656" calcext:value-type="float">
            <text:p>22.5976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8" calcext:value-type="date">
            <text:p>1982-01-08</text:p>
          </table:table-cell>
          <table:table-cell office:value-type="float" office:value="30.990936" calcext:value-type="float">
            <text:p>30.990936</text:p>
          </table:table-cell>
          <table:table-cell office:value-type="float" office:value="21.562164" calcext:value-type="float">
            <text:p>21.5621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9" calcext:value-type="date">
            <text:p>1982-01-09</text:p>
          </table:table-cell>
          <table:table-cell office:value-type="float" office:value="30.649689" calcext:value-type="float">
            <text:p>30.649689</text:p>
          </table:table-cell>
          <table:table-cell office:value-type="float" office:value="20.413757" calcext:value-type="float">
            <text:p>20.4137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0" calcext:value-type="date">
            <text:p>1982-01-10</text:p>
          </table:table-cell>
          <table:table-cell office:value-type="float" office:value="31.514801" calcext:value-type="float">
            <text:p>31.514801</text:p>
          </table:table-cell>
          <table:table-cell office:value-type="float" office:value="21.393036" calcext:value-type="float">
            <text:p>21.3930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1" calcext:value-type="date">
            <text:p>1982-01-11</text:p>
          </table:table-cell>
          <table:table-cell office:value-type="float" office:value="32.094727" calcext:value-type="float">
            <text:p>32.094727</text:p>
          </table:table-cell>
          <table:table-cell office:value-type="float" office:value="21.029297" calcext:value-type="float">
            <text:p>21.0292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2" calcext:value-type="date">
            <text:p>1982-01-12</text:p>
          </table:table-cell>
          <table:table-cell office:value-type="float" office:value="29.54538" calcext:value-type="float">
            <text:p>29.54538</text:p>
          </table:table-cell>
          <table:table-cell office:value-type="float" office:value="20.527191" calcext:value-type="float">
            <text:p>20.5271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7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3" calcext:value-type="date">
            <text:p>1982-01-13</text:p>
          </table:table-cell>
          <table:table-cell office:value-type="float" office:value="30.1586" calcext:value-type="float">
            <text:p>30.1586</text:p>
          </table:table-cell>
          <table:table-cell office:value-type="float" office:value="21.806183" calcext:value-type="float">
            <text:p>21.8061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4" calcext:value-type="date">
            <text:p>1982-01-14</text:p>
          </table:table-cell>
          <table:table-cell office:value-type="float" office:value="31.85025" calcext:value-type="float">
            <text:p>31.85025</text:p>
          </table:table-cell>
          <table:table-cell office:value-type="float" office:value="21.249054" calcext:value-type="float">
            <text:p>21.2490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5" calcext:value-type="date">
            <text:p>1982-01-15</text:p>
          </table:table-cell>
          <table:table-cell office:value-type="float" office:value="31.26059" calcext:value-type="float">
            <text:p>31.26059</text:p>
          </table:table-cell>
          <table:table-cell office:value-type="float" office:value="21.487946" calcext:value-type="float">
            <text:p>21.4879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6" calcext:value-type="date">
            <text:p>1982-01-16</text:p>
          </table:table-cell>
          <table:table-cell office:value-type="float" office:value="33.423767" calcext:value-type="float">
            <text:p>33.423767</text:p>
          </table:table-cell>
          <table:table-cell office:value-type="float" office:value="20.589417" calcext:value-type="float">
            <text:p>20.5894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7" calcext:value-type="date">
            <text:p>1982-01-17</text:p>
          </table:table-cell>
          <table:table-cell office:value-type="float" office:value="32.62964" calcext:value-type="float">
            <text:p>32.62964</text:p>
          </table:table-cell>
          <table:table-cell office:value-type="float" office:value="20.872314" calcext:value-type="float">
            <text:p>20.872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8" calcext:value-type="date">
            <text:p>1982-01-18</text:p>
          </table:table-cell>
          <table:table-cell office:value-type="float" office:value="32.015045" calcext:value-type="float">
            <text:p>32.015045</text:p>
          </table:table-cell>
          <table:table-cell office:value-type="float" office:value="22.0831" calcext:value-type="float">
            <text:p>22.08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9" calcext:value-type="date">
            <text:p>1982-01-19</text:p>
          </table:table-cell>
          <table:table-cell office:value-type="float" office:value="32.918" calcext:value-type="float">
            <text:p>32.918</text:p>
          </table:table-cell>
          <table:table-cell office:value-type="float" office:value="21.133392" calcext:value-type="float">
            <text:p>21.1333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0" calcext:value-type="date">
            <text:p>1982-01-20</text:p>
          </table:table-cell>
          <table:table-cell office:value-type="float" office:value="32.323517" calcext:value-type="float">
            <text:p>32.323517</text:p>
          </table:table-cell>
          <table:table-cell office:value-type="float" office:value="21.984314" calcext:value-type="float">
            <text:p>21.984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1" calcext:value-type="date">
            <text:p>1982-01-21</text:p>
          </table:table-cell>
          <table:table-cell office:value-type="float" office:value="33.49057" calcext:value-type="float">
            <text:p>33.49057</text:p>
          </table:table-cell>
          <table:table-cell office:value-type="float" office:value="20.870178" calcext:value-type="float">
            <text:p>20.8701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2" calcext:value-type="date">
            <text:p>1982-01-22</text:p>
          </table:table-cell>
          <table:table-cell office:value-type="float" office:value="33.409973" calcext:value-type="float">
            <text:p>33.409973</text:p>
          </table:table-cell>
          <table:table-cell office:value-type="float" office:value="21.911804" calcext:value-type="float">
            <text:p>21.9118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8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3" calcext:value-type="date">
            <text:p>1982-01-23</text:p>
          </table:table-cell>
          <table:table-cell office:value-type="float" office:value="33.993134" calcext:value-type="float">
            <text:p>33.993134</text:p>
          </table:table-cell>
          <table:table-cell office:value-type="float" office:value="18.88269" calcext:value-type="float">
            <text:p>18.882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4" calcext:value-type="date">
            <text:p>1982-01-24</text:p>
          </table:table-cell>
          <table:table-cell office:value-type="float" office:value="33.10739" calcext:value-type="float">
            <text:p>33.10739</text:p>
          </table:table-cell>
          <table:table-cell office:value-type="float" office:value="20.553314" calcext:value-type="float">
            <text:p>20.553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5" calcext:value-type="date">
            <text:p>1982-01-25</text:p>
          </table:table-cell>
          <table:table-cell office:value-type="float" office:value="32.79706" calcext:value-type="float">
            <text:p>32.79706</text:p>
          </table:table-cell>
          <table:table-cell office:value-type="float" office:value="22.313751" calcext:value-type="float">
            <text:p>22.31375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6" calcext:value-type="date">
            <text:p>1982-01-26</text:p>
          </table:table-cell>
          <table:table-cell office:value-type="float" office:value="33.989197" calcext:value-type="float">
            <text:p>33.989197</text:p>
          </table:table-cell>
          <table:table-cell office:value-type="float" office:value="21.702148" calcext:value-type="float">
            <text:p>21.7021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7" calcext:value-type="date">
            <text:p>1982-01-27</text:p>
          </table:table-cell>
          <table:table-cell office:value-type="float" office:value="32.297363" calcext:value-type="float">
            <text:p>32.297363</text:p>
          </table:table-cell>
          <table:table-cell office:value-type="float" office:value="23.1904" calcext:value-type="float">
            <text:p>23.19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8" calcext:value-type="date">
            <text:p>1982-01-28</text:p>
          </table:table-cell>
          <table:table-cell office:value-type="float" office:value="32.802765" calcext:value-type="float">
            <text:p>32.802765</text:p>
          </table:table-cell>
          <table:table-cell office:value-type="float" office:value="23.857208" calcext:value-type="float">
            <text:p>23.8572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9" calcext:value-type="date">
            <text:p>1982-01-29</text:p>
          </table:table-cell>
          <table:table-cell office:value-type="float" office:value="31.925812" calcext:value-type="float">
            <text:p>31.925812</text:p>
          </table:table-cell>
          <table:table-cell office:value-type="float" office:value="21.783386" calcext:value-type="float">
            <text:p>21.7833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30" calcext:value-type="date">
            <text:p>1982-01-30</text:p>
          </table:table-cell>
          <table:table-cell office:value-type="float" office:value="31.901337" calcext:value-type="float">
            <text:p>31.901337</text:p>
          </table:table-cell>
          <table:table-cell office:value-type="float" office:value="23.229645" calcext:value-type="float">
            <text:p>23.2296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31" calcext:value-type="date">
            <text:p>1982-01-31</text:p>
          </table:table-cell>
          <table:table-cell office:value-type="float" office:value="32.40335" calcext:value-type="float">
            <text:p>32.40335</text:p>
          </table:table-cell>
          <table:table-cell office:value-type="float" office:value="23.875763" calcext:value-type="float">
            <text:p>23.8757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8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1" calcext:value-type="date">
            <text:p>1982-02-01</text:p>
          </table:table-cell>
          <table:table-cell office:value-type="float" office:value="34.121613" calcext:value-type="float">
            <text:p>34.121613</text:p>
          </table:table-cell>
          <table:table-cell office:value-type="float" office:value="22.605225" calcext:value-type="float">
            <text:p>22.6052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39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2" calcext:value-type="date">
            <text:p>1982-02-02</text:p>
          </table:table-cell>
          <table:table-cell office:value-type="float" office:value="32.28543" calcext:value-type="float">
            <text:p>32.28543</text:p>
          </table:table-cell>
          <table:table-cell office:value-type="float" office:value="24.089813" calcext:value-type="float">
            <text:p>24.0898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3" calcext:value-type="date">
            <text:p>1982-02-03</text:p>
          </table:table-cell>
          <table:table-cell office:value-type="float" office:value="33.4935" calcext:value-type="float">
            <text:p>33.4935</text:p>
          </table:table-cell>
          <table:table-cell office:value-type="float" office:value="22.765076" calcext:value-type="float">
            <text:p>22.7650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4" calcext:value-type="date">
            <text:p>1982-02-04</text:p>
          </table:table-cell>
          <table:table-cell office:value-type="float" office:value="32.129547" calcext:value-type="float">
            <text:p>32.129547</text:p>
          </table:table-cell>
          <table:table-cell office:value-type="float" office:value="23.28653" calcext:value-type="float">
            <text:p>23.286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5" calcext:value-type="date">
            <text:p>1982-02-05</text:p>
          </table:table-cell>
          <table:table-cell office:value-type="float" office:value="30.080597" calcext:value-type="float">
            <text:p>30.080597</text:p>
          </table:table-cell>
          <table:table-cell office:value-type="float" office:value="23.542175" calcext:value-type="float">
            <text:p>23.5421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6" calcext:value-type="date">
            <text:p>1982-02-06</text:p>
          </table:table-cell>
          <table:table-cell office:value-type="float" office:value="31.306915" calcext:value-type="float">
            <text:p>31.306915</text:p>
          </table:table-cell>
          <table:table-cell office:value-type="float" office:value="22.470428" calcext:value-type="float">
            <text:p>22.4704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7" calcext:value-type="date">
            <text:p>1982-02-07</text:p>
          </table:table-cell>
          <table:table-cell office:value-type="float" office:value="31.935822" calcext:value-type="float">
            <text:p>31.935822</text:p>
          </table:table-cell>
          <table:table-cell office:value-type="float" office:value="23.71811" calcext:value-type="float">
            <text:p>23.718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8" calcext:value-type="date">
            <text:p>1982-02-08</text:p>
          </table:table-cell>
          <table:table-cell office:value-type="float" office:value="31.432465" calcext:value-type="float">
            <text:p>31.432465</text:p>
          </table:table-cell>
          <table:table-cell office:value-type="float" office:value="23.40097" calcext:value-type="float">
            <text:p>23.400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09" calcext:value-type="date">
            <text:p>1982-02-09</text:p>
          </table:table-cell>
          <table:table-cell office:value-type="float" office:value="30.472565" calcext:value-type="float">
            <text:p>30.472565</text:p>
          </table:table-cell>
          <table:table-cell office:value-type="float" office:value="23.226288" calcext:value-type="float">
            <text:p>23.2262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0" calcext:value-type="date">
            <text:p>1982-02-10</text:p>
          </table:table-cell>
          <table:table-cell office:value-type="float" office:value="31.299988" calcext:value-type="float">
            <text:p>31.299988</text:p>
          </table:table-cell>
          <table:table-cell office:value-type="float" office:value="23.377136" calcext:value-type="float">
            <text:p>23.3771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1" calcext:value-type="date">
            <text:p>1982-02-11</text:p>
          </table:table-cell>
          <table:table-cell office:value-type="float" office:value="29.312042" calcext:value-type="float">
            <text:p>29.312042</text:p>
          </table:table-cell>
          <table:table-cell office:value-type="float" office:value="22.72638" calcext:value-type="float">
            <text:p>22.726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0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2" calcext:value-type="date">
            <text:p>1982-02-12</text:p>
          </table:table-cell>
          <table:table-cell office:value-type="float" office:value="32.01956" calcext:value-type="float">
            <text:p>32.01956</text:p>
          </table:table-cell>
          <table:table-cell office:value-type="float" office:value="23.20639" calcext:value-type="float">
            <text:p>23.206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3" calcext:value-type="date">
            <text:p>1982-02-13</text:p>
          </table:table-cell>
          <table:table-cell office:value-type="float" office:value="32.546783" calcext:value-type="float">
            <text:p>32.546783</text:p>
          </table:table-cell>
          <table:table-cell office:value-type="float" office:value="23.556915" calcext:value-type="float">
            <text:p>23.5569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4" calcext:value-type="date">
            <text:p>1982-02-14</text:p>
          </table:table-cell>
          <table:table-cell office:value-type="float" office:value="32.75943" calcext:value-type="float">
            <text:p>32.75943</text:p>
          </table:table-cell>
          <table:table-cell office:value-type="float" office:value="24.43686" calcext:value-type="float">
            <text:p>24.436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5" calcext:value-type="date">
            <text:p>1982-02-15</text:p>
          </table:table-cell>
          <table:table-cell office:value-type="float" office:value="33.63266" calcext:value-type="float">
            <text:p>33.63266</text:p>
          </table:table-cell>
          <table:table-cell office:value-type="float" office:value="24.425446" calcext:value-type="float">
            <text:p>24.4254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6" calcext:value-type="date">
            <text:p>1982-02-16</text:p>
          </table:table-cell>
          <table:table-cell office:value-type="float" office:value="33.601044" calcext:value-type="float">
            <text:p>33.601044</text:p>
          </table:table-cell>
          <table:table-cell office:value-type="float" office:value="24.016449" calcext:value-type="float">
            <text:p>24.0164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7" calcext:value-type="date">
            <text:p>1982-02-17</text:p>
          </table:table-cell>
          <table:table-cell office:value-type="float" office:value="34.37259" calcext:value-type="float">
            <text:p>34.37259</text:p>
          </table:table-cell>
          <table:table-cell office:value-type="float" office:value="24.564545" calcext:value-type="float">
            <text:p>24.5645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8" calcext:value-type="date">
            <text:p>1982-02-18</text:p>
          </table:table-cell>
          <table:table-cell office:value-type="float" office:value="34.07193" calcext:value-type="float">
            <text:p>34.07193</text:p>
          </table:table-cell>
          <table:table-cell office:value-type="float" office:value="23.835175" calcext:value-type="float">
            <text:p>23.8351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19" calcext:value-type="date">
            <text:p>1982-02-19</text:p>
          </table:table-cell>
          <table:table-cell office:value-type="float" office:value="33.436188" calcext:value-type="float">
            <text:p>33.436188</text:p>
          </table:table-cell>
          <table:table-cell office:value-type="float" office:value="24.640472" calcext:value-type="float">
            <text:p>24.6404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0" calcext:value-type="date">
            <text:p>1982-02-20</text:p>
          </table:table-cell>
          <table:table-cell office:value-type="float" office:value="32.676178" calcext:value-type="float">
            <text:p>32.676178</text:p>
          </table:table-cell>
          <table:table-cell office:value-type="float" office:value="24.292816" calcext:value-type="float">
            <text:p>24.2928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1" calcext:value-type="date">
            <text:p>1982-02-21</text:p>
          </table:table-cell>
          <table:table-cell office:value-type="float" office:value="32.512115" calcext:value-type="float">
            <text:p>32.512115</text:p>
          </table:table-cell>
          <table:table-cell office:value-type="float" office:value="23.406494" calcext:value-type="float">
            <text:p>23.4064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1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2" calcext:value-type="date">
            <text:p>1982-02-22</text:p>
          </table:table-cell>
          <table:table-cell office:value-type="float" office:value="33.652496" calcext:value-type="float">
            <text:p>33.652496</text:p>
          </table:table-cell>
          <table:table-cell office:value-type="float" office:value="23.717224" calcext:value-type="float">
            <text:p>23.7172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3" calcext:value-type="date">
            <text:p>1982-02-23</text:p>
          </table:table-cell>
          <table:table-cell office:value-type="float" office:value="35.0054" calcext:value-type="float">
            <text:p>35.0054</text:p>
          </table:table-cell>
          <table:table-cell office:value-type="float" office:value="23.648468" calcext:value-type="float">
            <text:p>23.6484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4" calcext:value-type="date">
            <text:p>1982-02-24</text:p>
          </table:table-cell>
          <table:table-cell office:value-type="float" office:value="32.82718" calcext:value-type="float">
            <text:p>32.82718</text:p>
          </table:table-cell>
          <table:table-cell office:value-type="float" office:value="22.676971" calcext:value-type="float">
            <text:p>22.6769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5" calcext:value-type="date">
            <text:p>1982-02-25</text:p>
          </table:table-cell>
          <table:table-cell office:value-type="float" office:value="31.064423" calcext:value-type="float">
            <text:p>31.064423</text:p>
          </table:table-cell>
          <table:table-cell office:value-type="float" office:value="21.948578" calcext:value-type="float">
            <text:p>21.9485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6" calcext:value-type="date">
            <text:p>1982-02-26</text:p>
          </table:table-cell>
          <table:table-cell office:value-type="float" office:value="31.55307" calcext:value-type="float">
            <text:p>31.55307</text:p>
          </table:table-cell>
          <table:table-cell office:value-type="float" office:value="21.48944" calcext:value-type="float">
            <text:p>21.489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7" calcext:value-type="date">
            <text:p>1982-02-27</text:p>
          </table:table-cell>
          <table:table-cell office:value-type="float" office:value="32.7352" calcext:value-type="float">
            <text:p>32.7352</text:p>
          </table:table-cell>
          <table:table-cell office:value-type="float" office:value="23.967224" calcext:value-type="float">
            <text:p>23.9672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2-28" calcext:value-type="date">
            <text:p>1982-02-28</text:p>
          </table:table-cell>
          <table:table-cell office:value-type="float" office:value="34.395233" calcext:value-type="float">
            <text:p>34.395233</text:p>
          </table:table-cell>
          <table:table-cell office:value-type="float" office:value="23.904633" calcext:value-type="float">
            <text:p>23.9046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1" calcext:value-type="date">
            <text:p>1982-03-01</text:p>
          </table:table-cell>
          <table:table-cell office:value-type="float" office:value="33.06839" calcext:value-type="float">
            <text:p>33.06839</text:p>
          </table:table-cell>
          <table:table-cell office:value-type="float" office:value="24.066498" calcext:value-type="float">
            <text:p>24.0664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2" calcext:value-type="date">
            <text:p>1982-03-02</text:p>
          </table:table-cell>
          <table:table-cell office:value-type="float" office:value="34.93338" calcext:value-type="float">
            <text:p>34.93338</text:p>
          </table:table-cell>
          <table:table-cell office:value-type="float" office:value="24.11435" calcext:value-type="float">
            <text:p>24.114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3" calcext:value-type="date">
            <text:p>1982-03-03</text:p>
          </table:table-cell>
          <table:table-cell office:value-type="float" office:value="35.49649" calcext:value-type="float">
            <text:p>35.49649</text:p>
          </table:table-cell>
          <table:table-cell office:value-type="float" office:value="23.492645" calcext:value-type="float">
            <text:p>23.4926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2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4" calcext:value-type="date">
            <text:p>1982-03-04</text:p>
          </table:table-cell>
          <table:table-cell office:value-type="float" office:value="35.29538" calcext:value-type="float">
            <text:p>35.29538</text:p>
          </table:table-cell>
          <table:table-cell office:value-type="float" office:value="23.382599" calcext:value-type="float">
            <text:p>23.38259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5" calcext:value-type="date">
            <text:p>1982-03-05</text:p>
          </table:table-cell>
          <table:table-cell office:value-type="float" office:value="34.560455" calcext:value-type="float">
            <text:p>34.560455</text:p>
          </table:table-cell>
          <table:table-cell office:value-type="float" office:value="24.23526" calcext:value-type="float">
            <text:p>24.235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6" calcext:value-type="date">
            <text:p>1982-03-06</text:p>
          </table:table-cell>
          <table:table-cell office:value-type="float" office:value="35.901276" calcext:value-type="float">
            <text:p>35.901276</text:p>
          </table:table-cell>
          <table:table-cell office:value-type="float" office:value="24.390411" calcext:value-type="float">
            <text:p>24.3904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7" calcext:value-type="date">
            <text:p>1982-03-07</text:p>
          </table:table-cell>
          <table:table-cell office:value-type="float" office:value="37.467926" calcext:value-type="float">
            <text:p>37.467926</text:p>
          </table:table-cell>
          <table:table-cell office:value-type="float" office:value="23.836945" calcext:value-type="float">
            <text:p>23.8369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8" calcext:value-type="date">
            <text:p>1982-03-08</text:p>
          </table:table-cell>
          <table:table-cell office:value-type="float" office:value="37.10501" calcext:value-type="float">
            <text:p>37.10501</text:p>
          </table:table-cell>
          <table:table-cell office:value-type="float" office:value="23.955719" calcext:value-type="float">
            <text:p>23.9557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09" calcext:value-type="date">
            <text:p>1982-03-09</text:p>
          </table:table-cell>
          <table:table-cell office:value-type="float" office:value="35.529816" calcext:value-type="float">
            <text:p>35.529816</text:p>
          </table:table-cell>
          <table:table-cell office:value-type="float" office:value="25.967804" calcext:value-type="float">
            <text:p>25.9678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0" calcext:value-type="date">
            <text:p>1982-03-10</text:p>
          </table:table-cell>
          <table:table-cell office:value-type="float" office:value="33.13748" calcext:value-type="float">
            <text:p>33.13748</text:p>
          </table:table-cell>
          <table:table-cell office:value-type="float" office:value="25.628998" calcext:value-type="float">
            <text:p>25.6289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1" calcext:value-type="date">
            <text:p>1982-03-11</text:p>
          </table:table-cell>
          <table:table-cell office:value-type="float" office:value="34.797974" calcext:value-type="float">
            <text:p>34.797974</text:p>
          </table:table-cell>
          <table:table-cell office:value-type="float" office:value="24.72696" calcext:value-type="float">
            <text:p>24.726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2" calcext:value-type="date">
            <text:p>1982-03-12</text:p>
          </table:table-cell>
          <table:table-cell office:value-type="float" office:value="32.98355" calcext:value-type="float">
            <text:p>32.98355</text:p>
          </table:table-cell>
          <table:table-cell office:value-type="float" office:value="24.11026" calcext:value-type="float">
            <text:p>24.110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3" calcext:value-type="date">
            <text:p>1982-03-13</text:p>
          </table:table-cell>
          <table:table-cell office:value-type="float" office:value="31.360992" calcext:value-type="float">
            <text:p>31.360992</text:p>
          </table:table-cell>
          <table:table-cell office:value-type="float" office:value="23.549469" calcext:value-type="float">
            <text:p>23.5494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3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4" calcext:value-type="date">
            <text:p>1982-03-14</text:p>
          </table:table-cell>
          <table:table-cell office:value-type="float" office:value="31.878387" calcext:value-type="float">
            <text:p>31.878387</text:p>
          </table:table-cell>
          <table:table-cell office:value-type="float" office:value="22.61258" calcext:value-type="float">
            <text:p>22.612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5" calcext:value-type="date">
            <text:p>1982-03-15</text:p>
          </table:table-cell>
          <table:table-cell office:value-type="float" office:value="34.415436" calcext:value-type="float">
            <text:p>34.415436</text:p>
          </table:table-cell>
          <table:table-cell office:value-type="float" office:value="24.065308" calcext:value-type="float">
            <text:p>24.0653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6" calcext:value-type="date">
            <text:p>1982-03-16</text:p>
          </table:table-cell>
          <table:table-cell office:value-type="float" office:value="34.49295" calcext:value-type="float">
            <text:p>34.49295</text:p>
          </table:table-cell>
          <table:table-cell office:value-type="float" office:value="24.583496" calcext:value-type="float">
            <text:p>24.5834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7" calcext:value-type="date">
            <text:p>1982-03-17</text:p>
          </table:table-cell>
          <table:table-cell office:value-type="float" office:value="35.214752" calcext:value-type="float">
            <text:p>35.214752</text:p>
          </table:table-cell>
          <table:table-cell office:value-type="float" office:value="23.970673" calcext:value-type="float">
            <text:p>23.9706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8" calcext:value-type="date">
            <text:p>1982-03-18</text:p>
          </table:table-cell>
          <table:table-cell office:value-type="float" office:value="31.52768" calcext:value-type="float">
            <text:p>31.52768</text:p>
          </table:table-cell>
          <table:table-cell office:value-type="float" office:value="24.042328" calcext:value-type="float">
            <text:p>24.0423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19" calcext:value-type="date">
            <text:p>1982-03-19</text:p>
          </table:table-cell>
          <table:table-cell office:value-type="float" office:value="31.760406" calcext:value-type="float">
            <text:p>31.760406</text:p>
          </table:table-cell>
          <table:table-cell office:value-type="float" office:value="24.303375" calcext:value-type="float">
            <text:p>24.3033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0" calcext:value-type="date">
            <text:p>1982-03-20</text:p>
          </table:table-cell>
          <table:table-cell office:value-type="float" office:value="29.650055" calcext:value-type="float">
            <text:p>29.650055</text:p>
          </table:table-cell>
          <table:table-cell office:value-type="float" office:value="23.231964" calcext:value-type="float">
            <text:p>23.2319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1" calcext:value-type="date">
            <text:p>1982-03-21</text:p>
          </table:table-cell>
          <table:table-cell office:value-type="float" office:value="28.778107" calcext:value-type="float">
            <text:p>28.778107</text:p>
          </table:table-cell>
          <table:table-cell office:value-type="float" office:value="23.354492" calcext:value-type="float">
            <text:p>23.3544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2" calcext:value-type="date">
            <text:p>1982-03-22</text:p>
          </table:table-cell>
          <table:table-cell office:value-type="float" office:value="30.49887" calcext:value-type="float">
            <text:p>30.49887</text:p>
          </table:table-cell>
          <table:table-cell office:value-type="float" office:value="23.243866" calcext:value-type="float">
            <text:p>23.2438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3" calcext:value-type="date">
            <text:p>1982-03-23</text:p>
          </table:table-cell>
          <table:table-cell office:value-type="float" office:value="30.527008" calcext:value-type="float">
            <text:p>30.527008</text:p>
          </table:table-cell>
          <table:table-cell office:value-type="float" office:value="22.148468" calcext:value-type="float">
            <text:p>22.1484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4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4" calcext:value-type="date">
            <text:p>1982-03-24</text:p>
          </table:table-cell>
          <table:table-cell office:value-type="float" office:value="29.677948" calcext:value-type="float">
            <text:p>29.677948</text:p>
          </table:table-cell>
          <table:table-cell office:value-type="float" office:value="21.682983" calcext:value-type="float">
            <text:p>21.6829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5" calcext:value-type="date">
            <text:p>1982-03-25</text:p>
          </table:table-cell>
          <table:table-cell office:value-type="float" office:value="31.11679" calcext:value-type="float">
            <text:p>31.11679</text:p>
          </table:table-cell>
          <table:table-cell office:value-type="float" office:value="22.437378" calcext:value-type="float">
            <text:p>22.4373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6" calcext:value-type="date">
            <text:p>1982-03-26</text:p>
          </table:table-cell>
          <table:table-cell office:value-type="float" office:value="30.230316" calcext:value-type="float">
            <text:p>30.230316</text:p>
          </table:table-cell>
          <table:table-cell office:value-type="float" office:value="23.512482" calcext:value-type="float">
            <text:p>23.5124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7" calcext:value-type="date">
            <text:p>1982-03-27</text:p>
          </table:table-cell>
          <table:table-cell office:value-type="float" office:value="33.34012" calcext:value-type="float">
            <text:p>33.34012</text:p>
          </table:table-cell>
          <table:table-cell office:value-type="float" office:value="23.85019" calcext:value-type="float">
            <text:p>23.850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8" calcext:value-type="date">
            <text:p>1982-03-28</text:p>
          </table:table-cell>
          <table:table-cell office:value-type="float" office:value="32.663055" calcext:value-type="float">
            <text:p>32.663055</text:p>
          </table:table-cell>
          <table:table-cell office:value-type="float" office:value="24.111908" calcext:value-type="float">
            <text:p>24.1119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29" calcext:value-type="date">
            <text:p>1982-03-29</text:p>
          </table:table-cell>
          <table:table-cell office:value-type="float" office:value="27.97995" calcext:value-type="float">
            <text:p>27.97995</text:p>
          </table:table-cell>
          <table:table-cell office:value-type="float" office:value="22.828064" calcext:value-type="float">
            <text:p>22.8280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30" calcext:value-type="date">
            <text:p>1982-03-30</text:p>
          </table:table-cell>
          <table:table-cell office:value-type="float" office:value="30.814056" calcext:value-type="float">
            <text:p>30.814056</text:p>
          </table:table-cell>
          <table:table-cell office:value-type="float" office:value="21.676239" calcext:value-type="float">
            <text:p>21.6762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3-31" calcext:value-type="date">
            <text:p>1982-03-31</text:p>
          </table:table-cell>
          <table:table-cell office:value-type="float" office:value="27.262543" calcext:value-type="float">
            <text:p>27.262543</text:p>
          </table:table-cell>
          <table:table-cell office:value-type="float" office:value="22.857544" calcext:value-type="float">
            <text:p>22.8575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1" calcext:value-type="date">
            <text:p>1982-04-01</text:p>
          </table:table-cell>
          <table:table-cell office:value-type="float" office:value="30.407013" calcext:value-type="float">
            <text:p>30.407013</text:p>
          </table:table-cell>
          <table:table-cell office:value-type="float" office:value="23.448578" calcext:value-type="float">
            <text:p>23.4485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2" calcext:value-type="date">
            <text:p>1982-04-02</text:p>
          </table:table-cell>
          <table:table-cell office:value-type="float" office:value="29.900787" calcext:value-type="float">
            <text:p>29.900787</text:p>
          </table:table-cell>
          <table:table-cell office:value-type="float" office:value="22.110931" calcext:value-type="float">
            <text:p>22.1109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5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3" calcext:value-type="date">
            <text:p>1982-04-03</text:p>
          </table:table-cell>
          <table:table-cell office:value-type="float" office:value="29.682709" calcext:value-type="float">
            <text:p>29.682709</text:p>
          </table:table-cell>
          <table:table-cell office:value-type="float" office:value="21.725891" calcext:value-type="float">
            <text:p>21.7258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4" calcext:value-type="date">
            <text:p>1982-04-04</text:p>
          </table:table-cell>
          <table:table-cell office:value-type="float" office:value="27.509491" calcext:value-type="float">
            <text:p>27.509491</text:p>
          </table:table-cell>
          <table:table-cell office:value-type="float" office:value="22.994568" calcext:value-type="float">
            <text:p>22.9945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5" calcext:value-type="date">
            <text:p>1982-04-05</text:p>
          </table:table-cell>
          <table:table-cell office:value-type="float" office:value="29.305267" calcext:value-type="float">
            <text:p>29.305267</text:p>
          </table:table-cell>
          <table:table-cell office:value-type="float" office:value="22.823822" calcext:value-type="float">
            <text:p>22.8238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6" calcext:value-type="date">
            <text:p>1982-04-06</text:p>
          </table:table-cell>
          <table:table-cell office:value-type="float" office:value="26.491028" calcext:value-type="float">
            <text:p>26.491028</text:p>
          </table:table-cell>
          <table:table-cell office:value-type="float" office:value="22.55191" calcext:value-type="float">
            <text:p>22.551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7" calcext:value-type="date">
            <text:p>1982-04-07</text:p>
          </table:table-cell>
          <table:table-cell office:value-type="float" office:value="27.703644" calcext:value-type="float">
            <text:p>27.703644</text:p>
          </table:table-cell>
          <table:table-cell office:value-type="float" office:value="22.811737" calcext:value-type="float">
            <text:p>22.8117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8" calcext:value-type="date">
            <text:p>1982-04-08</text:p>
          </table:table-cell>
          <table:table-cell office:value-type="float" office:value="27.261078" calcext:value-type="float">
            <text:p>27.261078</text:p>
          </table:table-cell>
          <table:table-cell office:value-type="float" office:value="22.667603" calcext:value-type="float">
            <text:p>22.6676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09" calcext:value-type="date">
            <text:p>1982-04-09</text:p>
          </table:table-cell>
          <table:table-cell office:value-type="float" office:value="26.925323" calcext:value-type="float">
            <text:p>26.925323</text:p>
          </table:table-cell>
          <table:table-cell office:value-type="float" office:value="22.336884" calcext:value-type="float">
            <text:p>22.3368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0" calcext:value-type="date">
            <text:p>1982-04-10</text:p>
          </table:table-cell>
          <table:table-cell office:value-type="float" office:value="28.529938" calcext:value-type="float">
            <text:p>28.529938</text:p>
          </table:table-cell>
          <table:table-cell office:value-type="float" office:value="23.104767" calcext:value-type="float">
            <text:p>23.1047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1" calcext:value-type="date">
            <text:p>1982-04-11</text:p>
          </table:table-cell>
          <table:table-cell office:value-type="float" office:value="32.848724" calcext:value-type="float">
            <text:p>32.848724</text:p>
          </table:table-cell>
          <table:table-cell office:value-type="float" office:value="22.354218" calcext:value-type="float">
            <text:p>22.3542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2" calcext:value-type="date">
            <text:p>1982-04-12</text:p>
          </table:table-cell>
          <table:table-cell office:value-type="float" office:value="30.678253" calcext:value-type="float">
            <text:p>30.678253</text:p>
          </table:table-cell>
          <table:table-cell office:value-type="float" office:value="22.30838" calcext:value-type="float">
            <text:p>22.308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6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3" calcext:value-type="date">
            <text:p>1982-04-13</text:p>
          </table:table-cell>
          <table:table-cell office:value-type="float" office:value="30.836426" calcext:value-type="float">
            <text:p>30.836426</text:p>
          </table:table-cell>
          <table:table-cell office:value-type="float" office:value="23.40329" calcext:value-type="float">
            <text:p>23.4032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4" calcext:value-type="date">
            <text:p>1982-04-14</text:p>
          </table:table-cell>
          <table:table-cell office:value-type="float" office:value="32.895477" calcext:value-type="float">
            <text:p>32.895477</text:p>
          </table:table-cell>
          <table:table-cell office:value-type="float" office:value="23.654633" calcext:value-type="float">
            <text:p>23.6546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5" calcext:value-type="date">
            <text:p>1982-04-15</text:p>
          </table:table-cell>
          <table:table-cell office:value-type="float" office:value="30.57016" calcext:value-type="float">
            <text:p>30.57016</text:p>
          </table:table-cell>
          <table:table-cell office:value-type="float" office:value="23.456207" calcext:value-type="float">
            <text:p>23.4562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6" calcext:value-type="date">
            <text:p>1982-04-16</text:p>
          </table:table-cell>
          <table:table-cell office:value-type="float" office:value="30.325531" calcext:value-type="float">
            <text:p>30.325531</text:p>
          </table:table-cell>
          <table:table-cell office:value-type="float" office:value="23.432953" calcext:value-type="float">
            <text:p>23.4329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7" calcext:value-type="date">
            <text:p>1982-04-17</text:p>
          </table:table-cell>
          <table:table-cell office:value-type="float" office:value="29.106293" calcext:value-type="float">
            <text:p>29.106293</text:p>
          </table:table-cell>
          <table:table-cell office:value-type="float" office:value="23.194763" calcext:value-type="float">
            <text:p>23.1947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8" calcext:value-type="date">
            <text:p>1982-04-18</text:p>
          </table:table-cell>
          <table:table-cell office:value-type="float" office:value="29.214111" calcext:value-type="float">
            <text:p>29.214111</text:p>
          </table:table-cell>
          <table:table-cell office:value-type="float" office:value="22.746735" calcext:value-type="float">
            <text:p>22.7467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19" calcext:value-type="date">
            <text:p>1982-04-19</text:p>
          </table:table-cell>
          <table:table-cell office:value-type="float" office:value="28.076569" calcext:value-type="float">
            <text:p>28.076569</text:p>
          </table:table-cell>
          <table:table-cell office:value-type="float" office:value="22.348785" calcext:value-type="float">
            <text:p>22.3487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0" calcext:value-type="date">
            <text:p>1982-04-20</text:p>
          </table:table-cell>
          <table:table-cell office:value-type="float" office:value="28.529999" calcext:value-type="float">
            <text:p>28.529999</text:p>
          </table:table-cell>
          <table:table-cell office:value-type="float" office:value="22.227264" calcext:value-type="float">
            <text:p>22.2272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1" calcext:value-type="date">
            <text:p>1982-04-21</text:p>
          </table:table-cell>
          <table:table-cell office:value-type="float" office:value="27.593414" calcext:value-type="float">
            <text:p>27.593414</text:p>
          </table:table-cell>
          <table:table-cell office:value-type="float" office:value="22.706268" calcext:value-type="float">
            <text:p>22.7062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2" calcext:value-type="date">
            <text:p>1982-04-22</text:p>
          </table:table-cell>
          <table:table-cell office:value-type="float" office:value="29.676483" calcext:value-type="float">
            <text:p>29.676483</text:p>
          </table:table-cell>
          <table:table-cell office:value-type="float" office:value="21.725616" calcext:value-type="float">
            <text:p>21.7256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7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3" calcext:value-type="date">
            <text:p>1982-04-23</text:p>
          </table:table-cell>
          <table:table-cell office:value-type="float" office:value="29.123932" calcext:value-type="float">
            <text:p>29.123932</text:p>
          </table:table-cell>
          <table:table-cell office:value-type="float" office:value="22.441315" calcext:value-type="float">
            <text:p>22.4413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4" calcext:value-type="date">
            <text:p>1982-04-24</text:p>
          </table:table-cell>
          <table:table-cell office:value-type="float" office:value="28.537964" calcext:value-type="float">
            <text:p>28.537964</text:p>
          </table:table-cell>
          <table:table-cell office:value-type="float" office:value="22.994537" calcext:value-type="float">
            <text:p>22.9945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5" calcext:value-type="date">
            <text:p>1982-04-25</text:p>
          </table:table-cell>
          <table:table-cell office:value-type="float" office:value="28.473633" calcext:value-type="float">
            <text:p>28.473633</text:p>
          </table:table-cell>
          <table:table-cell office:value-type="float" office:value="22.415955" calcext:value-type="float">
            <text:p>22.4159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6" calcext:value-type="date">
            <text:p>1982-04-26</text:p>
          </table:table-cell>
          <table:table-cell office:value-type="float" office:value="26.551483" calcext:value-type="float">
            <text:p>26.551483</text:p>
          </table:table-cell>
          <table:table-cell office:value-type="float" office:value="21.659332" calcext:value-type="float">
            <text:p>21.6593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7" calcext:value-type="date">
            <text:p>1982-04-27</text:p>
          </table:table-cell>
          <table:table-cell office:value-type="float" office:value="31.263458" calcext:value-type="float">
            <text:p>31.263458</text:p>
          </table:table-cell>
          <table:table-cell office:value-type="float" office:value="22.505524" calcext:value-type="float">
            <text:p>22.5055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8" calcext:value-type="date">
            <text:p>1982-04-28</text:p>
          </table:table-cell>
          <table:table-cell office:value-type="float" office:value="28.231659" calcext:value-type="float">
            <text:p>28.231659</text:p>
          </table:table-cell>
          <table:table-cell office:value-type="float" office:value="22.572845" calcext:value-type="float">
            <text:p>22.5728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29" calcext:value-type="date">
            <text:p>1982-04-29</text:p>
          </table:table-cell>
          <table:table-cell office:value-type="float" office:value="30.538239" calcext:value-type="float">
            <text:p>30.538239</text:p>
          </table:table-cell>
          <table:table-cell office:value-type="float" office:value="22.3732" calcext:value-type="float">
            <text:p>22.37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4-30" calcext:value-type="date">
            <text:p>1982-04-30</text:p>
          </table:table-cell>
          <table:table-cell office:value-type="float" office:value="26.9628" calcext:value-type="float">
            <text:p>26.9628</text:p>
          </table:table-cell>
          <table:table-cell office:value-type="float" office:value="22.647614" calcext:value-type="float">
            <text:p>22.6476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1" calcext:value-type="date">
            <text:p>1982-05-01</text:p>
          </table:table-cell>
          <table:table-cell office:value-type="float" office:value="30.216003" calcext:value-type="float">
            <text:p>30.216003</text:p>
          </table:table-cell>
          <table:table-cell office:value-type="float" office:value="23.114319" calcext:value-type="float">
            <text:p>23.1143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2" calcext:value-type="date">
            <text:p>1982-05-02</text:p>
          </table:table-cell>
          <table:table-cell office:value-type="float" office:value="29.677032" calcext:value-type="float">
            <text:p>29.677032</text:p>
          </table:table-cell>
          <table:table-cell office:value-type="float" office:value="22.720184" calcext:value-type="float">
            <text:p>22.7201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8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3" calcext:value-type="date">
            <text:p>1982-05-03</text:p>
          </table:table-cell>
          <table:table-cell office:value-type="float" office:value="31.709503" calcext:value-type="float">
            <text:p>31.709503</text:p>
          </table:table-cell>
          <table:table-cell office:value-type="float" office:value="22.265808" calcext:value-type="float">
            <text:p>22.2658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4" calcext:value-type="date">
            <text:p>1982-05-04</text:p>
          </table:table-cell>
          <table:table-cell office:value-type="float" office:value="30.760162" calcext:value-type="float">
            <text:p>30.760162</text:p>
          </table:table-cell>
          <table:table-cell office:value-type="float" office:value="23.047272" calcext:value-type="float">
            <text:p>23.0472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5" calcext:value-type="date">
            <text:p>1982-05-05</text:p>
          </table:table-cell>
          <table:table-cell office:value-type="float" office:value="29.923187" calcext:value-type="float">
            <text:p>29.923187</text:p>
          </table:table-cell>
          <table:table-cell office:value-type="float" office:value="22.754639" calcext:value-type="float">
            <text:p>22.7546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6" calcext:value-type="date">
            <text:p>1982-05-06</text:p>
          </table:table-cell>
          <table:table-cell office:value-type="float" office:value="29.994171" calcext:value-type="float">
            <text:p>29.994171</text:p>
          </table:table-cell>
          <table:table-cell office:value-type="float" office:value="22.156616" calcext:value-type="float">
            <text:p>22.1566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7" calcext:value-type="date">
            <text:p>1982-05-07</text:p>
          </table:table-cell>
          <table:table-cell office:value-type="float" office:value="29.512604" calcext:value-type="float">
            <text:p>29.512604</text:p>
          </table:table-cell>
          <table:table-cell office:value-type="float" office:value="22.095276" calcext:value-type="float">
            <text:p>22.0952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8" calcext:value-type="date">
            <text:p>1982-05-08</text:p>
          </table:table-cell>
          <table:table-cell office:value-type="float" office:value="28.043121" calcext:value-type="float">
            <text:p>28.043121</text:p>
          </table:table-cell>
          <table:table-cell office:value-type="float" office:value="22.395905" calcext:value-type="float">
            <text:p>22.3959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09" calcext:value-type="date">
            <text:p>1982-05-09</text:p>
          </table:table-cell>
          <table:table-cell office:value-type="float" office:value="30.689728" calcext:value-type="float">
            <text:p>30.689728</text:p>
          </table:table-cell>
          <table:table-cell office:value-type="float" office:value="22.863403" calcext:value-type="float">
            <text:p>22.8634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0" calcext:value-type="date">
            <text:p>1982-05-10</text:p>
          </table:table-cell>
          <table:table-cell office:value-type="float" office:value="31.238129" calcext:value-type="float">
            <text:p>31.238129</text:p>
          </table:table-cell>
          <table:table-cell office:value-type="float" office:value="23.049713" calcext:value-type="float">
            <text:p>23.0497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1" calcext:value-type="date">
            <text:p>1982-05-11</text:p>
          </table:table-cell>
          <table:table-cell office:value-type="float" office:value="30.850494" calcext:value-type="float">
            <text:p>30.850494</text:p>
          </table:table-cell>
          <table:table-cell office:value-type="float" office:value="22.83142" calcext:value-type="float">
            <text:p>22.831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2" calcext:value-type="date">
            <text:p>1982-05-12</text:p>
          </table:table-cell>
          <table:table-cell office:value-type="float" office:value="31.993805" calcext:value-type="float">
            <text:p>31.993805</text:p>
          </table:table-cell>
          <table:table-cell office:value-type="float" office:value="22.708801" calcext:value-type="float">
            <text:p>22.7088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49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3" calcext:value-type="date">
            <text:p>1982-05-13</text:p>
          </table:table-cell>
          <table:table-cell office:value-type="float" office:value="30.51242" calcext:value-type="float">
            <text:p>30.51242</text:p>
          </table:table-cell>
          <table:table-cell office:value-type="float" office:value="21.847565" calcext:value-type="float">
            <text:p>21.8475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4" calcext:value-type="date">
            <text:p>1982-05-14</text:p>
          </table:table-cell>
          <table:table-cell office:value-type="float" office:value="29.491974" calcext:value-type="float">
            <text:p>29.491974</text:p>
          </table:table-cell>
          <table:table-cell office:value-type="float" office:value="22.939117" calcext:value-type="float">
            <text:p>22.9391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5" calcext:value-type="date">
            <text:p>1982-05-15</text:p>
          </table:table-cell>
          <table:table-cell office:value-type="float" office:value="29.032867" calcext:value-type="float">
            <text:p>29.032867</text:p>
          </table:table-cell>
          <table:table-cell office:value-type="float" office:value="22.690063" calcext:value-type="float">
            <text:p>22.6900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6" calcext:value-type="date">
            <text:p>1982-05-16</text:p>
          </table:table-cell>
          <table:table-cell office:value-type="float" office:value="28.978363" calcext:value-type="float">
            <text:p>28.978363</text:p>
          </table:table-cell>
          <table:table-cell office:value-type="float" office:value="21.633942" calcext:value-type="float">
            <text:p>21.6339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7" calcext:value-type="date">
            <text:p>1982-05-17</text:p>
          </table:table-cell>
          <table:table-cell office:value-type="float" office:value="30.174164" calcext:value-type="float">
            <text:p>30.174164</text:p>
          </table:table-cell>
          <table:table-cell office:value-type="float" office:value="22.549408" calcext:value-type="float">
            <text:p>22.5494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8" calcext:value-type="date">
            <text:p>1982-05-18</text:p>
          </table:table-cell>
          <table:table-cell office:value-type="float" office:value="29.823273" calcext:value-type="float">
            <text:p>29.823273</text:p>
          </table:table-cell>
          <table:table-cell office:value-type="float" office:value="22.639404" calcext:value-type="float">
            <text:p>22.6394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19" calcext:value-type="date">
            <text:p>1982-05-19</text:p>
          </table:table-cell>
          <table:table-cell office:value-type="float" office:value="28.078217" calcext:value-type="float">
            <text:p>28.078217</text:p>
          </table:table-cell>
          <table:table-cell office:value-type="float" office:value="22.38797" calcext:value-type="float">
            <text:p>22.387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0" calcext:value-type="date">
            <text:p>1982-05-20</text:p>
          </table:table-cell>
          <table:table-cell office:value-type="float" office:value="29.558075" calcext:value-type="float">
            <text:p>29.558075</text:p>
          </table:table-cell>
          <table:table-cell office:value-type="float" office:value="21.485565" calcext:value-type="float">
            <text:p>21.4855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1" calcext:value-type="date">
            <text:p>1982-05-21</text:p>
          </table:table-cell>
          <table:table-cell office:value-type="float" office:value="27.658478" calcext:value-type="float">
            <text:p>27.658478</text:p>
          </table:table-cell>
          <table:table-cell office:value-type="float" office:value="22.446014" calcext:value-type="float">
            <text:p>22.4460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2" calcext:value-type="date">
            <text:p>1982-05-22</text:p>
          </table:table-cell>
          <table:table-cell office:value-type="float" office:value="28.594269" calcext:value-type="float">
            <text:p>28.594269</text:p>
          </table:table-cell>
          <table:table-cell office:value-type="float" office:value="22.993011" calcext:value-type="float">
            <text:p>22.9930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0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3" calcext:value-type="date">
            <text:p>1982-05-23</text:p>
          </table:table-cell>
          <table:table-cell office:value-type="float" office:value="27.351166" calcext:value-type="float">
            <text:p>27.351166</text:p>
          </table:table-cell>
          <table:table-cell office:value-type="float" office:value="21.337616" calcext:value-type="float">
            <text:p>21.3376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4" calcext:value-type="date">
            <text:p>1982-05-24</text:p>
          </table:table-cell>
          <table:table-cell office:value-type="float" office:value="29.3078" calcext:value-type="float">
            <text:p>29.3078</text:p>
          </table:table-cell>
          <table:table-cell office:value-type="float" office:value="21.488892" calcext:value-type="float">
            <text:p>21.4888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5" calcext:value-type="date">
            <text:p>1982-05-25</text:p>
          </table:table-cell>
          <table:table-cell office:value-type="float" office:value="29.857574" calcext:value-type="float">
            <text:p>29.857574</text:p>
          </table:table-cell>
          <table:table-cell office:value-type="float" office:value="23.043823" calcext:value-type="float">
            <text:p>23.0438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6" calcext:value-type="date">
            <text:p>1982-05-26</text:p>
          </table:table-cell>
          <table:table-cell office:value-type="float" office:value="25.847504" calcext:value-type="float">
            <text:p>25.847504</text:p>
          </table:table-cell>
          <table:table-cell office:value-type="float" office:value="21.414612" calcext:value-type="float">
            <text:p>21.4146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7" calcext:value-type="date">
            <text:p>1982-05-27</text:p>
          </table:table-cell>
          <table:table-cell office:value-type="float" office:value="29.704254" calcext:value-type="float">
            <text:p>29.704254</text:p>
          </table:table-cell>
          <table:table-cell office:value-type="float" office:value="22.186005" calcext:value-type="float">
            <text:p>22.1860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8" calcext:value-type="date">
            <text:p>1982-05-28</text:p>
          </table:table-cell>
          <table:table-cell office:value-type="float" office:value="26.578033" calcext:value-type="float">
            <text:p>26.578033</text:p>
          </table:table-cell>
          <table:table-cell office:value-type="float" office:value="22.357239" calcext:value-type="float">
            <text:p>22.3572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29" calcext:value-type="date">
            <text:p>1982-05-29</text:p>
          </table:table-cell>
          <table:table-cell office:value-type="float" office:value="25.423065" calcext:value-type="float">
            <text:p>25.423065</text:p>
          </table:table-cell>
          <table:table-cell office:value-type="float" office:value="21.572906" calcext:value-type="float">
            <text:p>21.5729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30" calcext:value-type="date">
            <text:p>1982-05-30</text:p>
          </table:table-cell>
          <table:table-cell office:value-type="float" office:value="27.119781" calcext:value-type="float">
            <text:p>27.119781</text:p>
          </table:table-cell>
          <table:table-cell office:value-type="float" office:value="22.138275" calcext:value-type="float">
            <text:p>22.1382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5-31" calcext:value-type="date">
            <text:p>1982-05-31</text:p>
          </table:table-cell>
          <table:table-cell office:value-type="float" office:value="27.367401" calcext:value-type="float">
            <text:p>27.367401</text:p>
          </table:table-cell>
          <table:table-cell office:value-type="float" office:value="21.558197" calcext:value-type="float">
            <text:p>21.5581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1" calcext:value-type="date">
            <text:p>1982-06-01</text:p>
          </table:table-cell>
          <table:table-cell office:value-type="float" office:value="29.277252" calcext:value-type="float">
            <text:p>29.277252</text:p>
          </table:table-cell>
          <table:table-cell office:value-type="float" office:value="21.678131" calcext:value-type="float">
            <text:p>21.6781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1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2" calcext:value-type="date">
            <text:p>1982-06-02</text:p>
          </table:table-cell>
          <table:table-cell office:value-type="float" office:value="28.772064" calcext:value-type="float">
            <text:p>28.772064</text:p>
          </table:table-cell>
          <table:table-cell office:value-type="float" office:value="22.961212" calcext:value-type="float">
            <text:p>22.9612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3" calcext:value-type="date">
            <text:p>1982-06-03</text:p>
          </table:table-cell>
          <table:table-cell office:value-type="float" office:value="29.767334" calcext:value-type="float">
            <text:p>29.767334</text:p>
          </table:table-cell>
          <table:table-cell office:value-type="float" office:value="23.373505" calcext:value-type="float">
            <text:p>23.3735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4" calcext:value-type="date">
            <text:p>1982-06-04</text:p>
          </table:table-cell>
          <table:table-cell office:value-type="float" office:value="29.792877" calcext:value-type="float">
            <text:p>29.792877</text:p>
          </table:table-cell>
          <table:table-cell office:value-type="float" office:value="21.952423" calcext:value-type="float">
            <text:p>21.9524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5" calcext:value-type="date">
            <text:p>1982-06-05</text:p>
          </table:table-cell>
          <table:table-cell office:value-type="float" office:value="30.054657" calcext:value-type="float">
            <text:p>30.054657</text:p>
          </table:table-cell>
          <table:table-cell office:value-type="float" office:value="22.464813" calcext:value-type="float">
            <text:p>22.4648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6" calcext:value-type="date">
            <text:p>1982-06-06</text:p>
          </table:table-cell>
          <table:table-cell office:value-type="float" office:value="30.701935" calcext:value-type="float">
            <text:p>30.701935</text:p>
          </table:table-cell>
          <table:table-cell office:value-type="float" office:value="22.513336" calcext:value-type="float">
            <text:p>22.5133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7" calcext:value-type="date">
            <text:p>1982-06-07</text:p>
          </table:table-cell>
          <table:table-cell office:value-type="float" office:value="26.108002" calcext:value-type="float">
            <text:p>26.108002</text:p>
          </table:table-cell>
          <table:table-cell office:value-type="float" office:value="21.696014" calcext:value-type="float">
            <text:p>21.6960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8" calcext:value-type="date">
            <text:p>1982-06-08</text:p>
          </table:table-cell>
          <table:table-cell office:value-type="float" office:value="29.368774" calcext:value-type="float">
            <text:p>29.368774</text:p>
          </table:table-cell>
          <table:table-cell office:value-type="float" office:value="21.840973" calcext:value-type="float">
            <text:p>21.8409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09" calcext:value-type="date">
            <text:p>1982-06-09</text:p>
          </table:table-cell>
          <table:table-cell office:value-type="float" office:value="28.39206" calcext:value-type="float">
            <text:p>28.39206</text:p>
          </table:table-cell>
          <table:table-cell office:value-type="float" office:value="21.108002" calcext:value-type="float">
            <text:p>21.1080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0" calcext:value-type="date">
            <text:p>1982-06-10</text:p>
          </table:table-cell>
          <table:table-cell office:value-type="float" office:value="28.586395" calcext:value-type="float">
            <text:p>28.586395</text:p>
          </table:table-cell>
          <table:table-cell office:value-type="float" office:value="21.952362" calcext:value-type="float">
            <text:p>21.9523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1" calcext:value-type="date">
            <text:p>1982-06-11</text:p>
          </table:table-cell>
          <table:table-cell office:value-type="float" office:value="30.02884" calcext:value-type="float">
            <text:p>30.02884</text:p>
          </table:table-cell>
          <table:table-cell office:value-type="float" office:value="22.589111" calcext:value-type="float">
            <text:p>22.5891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2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2" calcext:value-type="date">
            <text:p>1982-06-12</text:p>
          </table:table-cell>
          <table:table-cell office:value-type="float" office:value="27.532867" calcext:value-type="float">
            <text:p>27.532867</text:p>
          </table:table-cell>
          <table:table-cell office:value-type="float" office:value="22.92627" calcext:value-type="float">
            <text:p>22.926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3" calcext:value-type="date">
            <text:p>1982-06-13</text:p>
          </table:table-cell>
          <table:table-cell office:value-type="float" office:value="29.299713" calcext:value-type="float">
            <text:p>29.299713</text:p>
          </table:table-cell>
          <table:table-cell office:value-type="float" office:value="21.978607" calcext:value-type="float">
            <text:p>21.9786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4" calcext:value-type="date">
            <text:p>1982-06-14</text:p>
          </table:table-cell>
          <table:table-cell office:value-type="float" office:value="28.557922" calcext:value-type="float">
            <text:p>28.557922</text:p>
          </table:table-cell>
          <table:table-cell office:value-type="float" office:value="22.09433" calcext:value-type="float">
            <text:p>22.094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5" calcext:value-type="date">
            <text:p>1982-06-15</text:p>
          </table:table-cell>
          <table:table-cell office:value-type="float" office:value="28.856903" calcext:value-type="float">
            <text:p>28.856903</text:p>
          </table:table-cell>
          <table:table-cell office:value-type="float" office:value="21.76358" calcext:value-type="float">
            <text:p>21.763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6" calcext:value-type="date">
            <text:p>1982-06-16</text:p>
          </table:table-cell>
          <table:table-cell office:value-type="float" office:value="27.639618" calcext:value-type="float">
            <text:p>27.639618</text:p>
          </table:table-cell>
          <table:table-cell office:value-type="float" office:value="21.347015" calcext:value-type="float">
            <text:p>21.3470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7" calcext:value-type="date">
            <text:p>1982-06-17</text:p>
          </table:table-cell>
          <table:table-cell office:value-type="float" office:value="27.553833" calcext:value-type="float">
            <text:p>27.553833</text:p>
          </table:table-cell>
          <table:table-cell office:value-type="float" office:value="21.833588" calcext:value-type="float">
            <text:p>21.8335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8" calcext:value-type="date">
            <text:p>1982-06-18</text:p>
          </table:table-cell>
          <table:table-cell office:value-type="float" office:value="25.279816" calcext:value-type="float">
            <text:p>25.279816</text:p>
          </table:table-cell>
          <table:table-cell office:value-type="float" office:value="21.42395" calcext:value-type="float">
            <text:p>21.423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19" calcext:value-type="date">
            <text:p>1982-06-19</text:p>
          </table:table-cell>
          <table:table-cell office:value-type="float" office:value="29.894989" calcext:value-type="float">
            <text:p>29.894989</text:p>
          </table:table-cell>
          <table:table-cell office:value-type="float" office:value="21.461212" calcext:value-type="float">
            <text:p>21.4612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0" calcext:value-type="date">
            <text:p>1982-06-20</text:p>
          </table:table-cell>
          <table:table-cell office:value-type="float" office:value="27.402863" calcext:value-type="float">
            <text:p>27.402863</text:p>
          </table:table-cell>
          <table:table-cell office:value-type="float" office:value="21.071869" calcext:value-type="float">
            <text:p>21.0718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1" calcext:value-type="date">
            <text:p>1982-06-21</text:p>
          </table:table-cell>
          <table:table-cell office:value-type="float" office:value="27.751923" calcext:value-type="float">
            <text:p>27.751923</text:p>
          </table:table-cell>
          <table:table-cell office:value-type="float" office:value="21.417633" calcext:value-type="float">
            <text:p>21.4176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3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2" calcext:value-type="date">
            <text:p>1982-06-22</text:p>
          </table:table-cell>
          <table:table-cell office:value-type="float" office:value="29.366364" calcext:value-type="float">
            <text:p>29.366364</text:p>
          </table:table-cell>
          <table:table-cell office:value-type="float" office:value="21.703674" calcext:value-type="float">
            <text:p>21.7036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3" calcext:value-type="date">
            <text:p>1982-06-23</text:p>
          </table:table-cell>
          <table:table-cell office:value-type="float" office:value="28.840546" calcext:value-type="float">
            <text:p>28.840546</text:p>
          </table:table-cell>
          <table:table-cell office:value-type="float" office:value="21.964508" calcext:value-type="float">
            <text:p>21.9645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4" calcext:value-type="date">
            <text:p>1982-06-24</text:p>
          </table:table-cell>
          <table:table-cell office:value-type="float" office:value="28.20227" calcext:value-type="float">
            <text:p>28.20227</text:p>
          </table:table-cell>
          <table:table-cell office:value-type="float" office:value="21.646149" calcext:value-type="float">
            <text:p>21.6461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5" calcext:value-type="date">
            <text:p>1982-06-25</text:p>
          </table:table-cell>
          <table:table-cell office:value-type="float" office:value="29.590302" calcext:value-type="float">
            <text:p>29.590302</text:p>
          </table:table-cell>
          <table:table-cell office:value-type="float" office:value="21.523346" calcext:value-type="float">
            <text:p>21.5233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6" calcext:value-type="date">
            <text:p>1982-06-26</text:p>
          </table:table-cell>
          <table:table-cell office:value-type="float" office:value="29.30008" calcext:value-type="float">
            <text:p>29.30008</text:p>
          </table:table-cell>
          <table:table-cell office:value-type="float" office:value="20.547424" calcext:value-type="float">
            <text:p>20.5474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7" calcext:value-type="date">
            <text:p>1982-06-27</text:p>
          </table:table-cell>
          <table:table-cell office:value-type="float" office:value="26.0206" calcext:value-type="float">
            <text:p>26.0206</text:p>
          </table:table-cell>
          <table:table-cell office:value-type="float" office:value="22.006989" calcext:value-type="float">
            <text:p>22.0069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8" calcext:value-type="date">
            <text:p>1982-06-28</text:p>
          </table:table-cell>
          <table:table-cell office:value-type="float" office:value="28.69455" calcext:value-type="float">
            <text:p>28.69455</text:p>
          </table:table-cell>
          <table:table-cell office:value-type="float" office:value="21.886932" calcext:value-type="float">
            <text:p>21.8869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29" calcext:value-type="date">
            <text:p>1982-06-29</text:p>
          </table:table-cell>
          <table:table-cell office:value-type="float" office:value="27.397156" calcext:value-type="float">
            <text:p>27.397156</text:p>
          </table:table-cell>
          <table:table-cell office:value-type="float" office:value="21.86023" calcext:value-type="float">
            <text:p>21.860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6-30" calcext:value-type="date">
            <text:p>1982-06-30</text:p>
          </table:table-cell>
          <table:table-cell office:value-type="float" office:value="26.879242" calcext:value-type="float">
            <text:p>26.879242</text:p>
          </table:table-cell>
          <table:table-cell office:value-type="float" office:value="21.871613" calcext:value-type="float">
            <text:p>21.8716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1" calcext:value-type="date">
            <text:p>1982-07-01</text:p>
          </table:table-cell>
          <table:table-cell office:value-type="float" office:value="27.569061" calcext:value-type="float">
            <text:p>27.569061</text:p>
          </table:table-cell>
          <table:table-cell office:value-type="float" office:value="22.011353" calcext:value-type="float">
            <text:p>22.0113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4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2" calcext:value-type="date">
            <text:p>1982-07-02</text:p>
          </table:table-cell>
          <table:table-cell office:value-type="float" office:value="26.296051" calcext:value-type="float">
            <text:p>26.296051</text:p>
          </table:table-cell>
          <table:table-cell office:value-type="float" office:value="21.04132" calcext:value-type="float">
            <text:p>21.041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3" calcext:value-type="date">
            <text:p>1982-07-03</text:p>
          </table:table-cell>
          <table:table-cell office:value-type="float" office:value="26.697845" calcext:value-type="float">
            <text:p>26.697845</text:p>
          </table:table-cell>
          <table:table-cell office:value-type="float" office:value="21.582611" calcext:value-type="float">
            <text:p>21.5826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4" calcext:value-type="date">
            <text:p>1982-07-04</text:p>
          </table:table-cell>
          <table:table-cell office:value-type="float" office:value="27.143097" calcext:value-type="float">
            <text:p>27.143097</text:p>
          </table:table-cell>
          <table:table-cell office:value-type="float" office:value="20.611755" calcext:value-type="float">
            <text:p>20.6117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5" calcext:value-type="date">
            <text:p>1982-07-05</text:p>
          </table:table-cell>
          <table:table-cell office:value-type="float" office:value="28.808563" calcext:value-type="float">
            <text:p>28.808563</text:p>
          </table:table-cell>
          <table:table-cell office:value-type="float" office:value="21.372711" calcext:value-type="float">
            <text:p>21.3727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6" calcext:value-type="date">
            <text:p>1982-07-06</text:p>
          </table:table-cell>
          <table:table-cell office:value-type="float" office:value="29.406464" calcext:value-type="float">
            <text:p>29.406464</text:p>
          </table:table-cell>
          <table:table-cell office:value-type="float" office:value="21.444" calcext:value-type="float">
            <text:p>21.4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7" calcext:value-type="date">
            <text:p>1982-07-07</text:p>
          </table:table-cell>
          <table:table-cell office:value-type="float" office:value="29.063263" calcext:value-type="float">
            <text:p>29.063263</text:p>
          </table:table-cell>
          <table:table-cell office:value-type="float" office:value="21.811188" calcext:value-type="float">
            <text:p>21.8111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8" calcext:value-type="date">
            <text:p>1982-07-08</text:p>
          </table:table-cell>
          <table:table-cell office:value-type="float" office:value="26.61264" calcext:value-type="float">
            <text:p>26.61264</text:p>
          </table:table-cell>
          <table:table-cell office:value-type="float" office:value="20.580597" calcext:value-type="float">
            <text:p>20.5805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09" calcext:value-type="date">
            <text:p>1982-07-09</text:p>
          </table:table-cell>
          <table:table-cell office:value-type="float" office:value="30.602814" calcext:value-type="float">
            <text:p>30.602814</text:p>
          </table:table-cell>
          <table:table-cell office:value-type="float" office:value="20.459106" calcext:value-type="float">
            <text:p>20.4591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0" calcext:value-type="date">
            <text:p>1982-07-10</text:p>
          </table:table-cell>
          <table:table-cell office:value-type="float" office:value="28.805573" calcext:value-type="float">
            <text:p>28.805573</text:p>
          </table:table-cell>
          <table:table-cell office:value-type="float" office:value="21.41513" calcext:value-type="float">
            <text:p>21.415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1" calcext:value-type="date">
            <text:p>1982-07-11</text:p>
          </table:table-cell>
          <table:table-cell office:value-type="float" office:value="29.674286" calcext:value-type="float">
            <text:p>29.674286</text:p>
          </table:table-cell>
          <table:table-cell office:value-type="float" office:value="21.801117" calcext:value-type="float">
            <text:p>21.8011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5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2" calcext:value-type="date">
            <text:p>1982-07-12</text:p>
          </table:table-cell>
          <table:table-cell office:value-type="float" office:value="30.168976" calcext:value-type="float">
            <text:p>30.168976</text:p>
          </table:table-cell>
          <table:table-cell office:value-type="float" office:value="21.748016" calcext:value-type="float">
            <text:p>21.7480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3" calcext:value-type="date">
            <text:p>1982-07-13</text:p>
          </table:table-cell>
          <table:table-cell office:value-type="float" office:value="29.038605" calcext:value-type="float">
            <text:p>29.038605</text:p>
          </table:table-cell>
          <table:table-cell office:value-type="float" office:value="21.172913" calcext:value-type="float">
            <text:p>21.1729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4" calcext:value-type="date">
            <text:p>1982-07-14</text:p>
          </table:table-cell>
          <table:table-cell office:value-type="float" office:value="27.121674" calcext:value-type="float">
            <text:p>27.121674</text:p>
          </table:table-cell>
          <table:table-cell office:value-type="float" office:value="22.093964" calcext:value-type="float">
            <text:p>22.0939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5" calcext:value-type="date">
            <text:p>1982-07-15</text:p>
          </table:table-cell>
          <table:table-cell office:value-type="float" office:value="29.948883" calcext:value-type="float">
            <text:p>29.948883</text:p>
          </table:table-cell>
          <table:table-cell office:value-type="float" office:value="21.158173" calcext:value-type="float">
            <text:p>21.1581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6" calcext:value-type="date">
            <text:p>1982-07-16</text:p>
          </table:table-cell>
          <table:table-cell office:value-type="float" office:value="29.343292" calcext:value-type="float">
            <text:p>29.343292</text:p>
          </table:table-cell>
          <table:table-cell office:value-type="float" office:value="21.436218" calcext:value-type="float">
            <text:p>21.4362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7" calcext:value-type="date">
            <text:p>1982-07-17</text:p>
          </table:table-cell>
          <table:table-cell office:value-type="float" office:value="29.798462" calcext:value-type="float">
            <text:p>29.798462</text:p>
          </table:table-cell>
          <table:table-cell office:value-type="float" office:value="20.815674" calcext:value-type="float">
            <text:p>20.8156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8" calcext:value-type="date">
            <text:p>1982-07-18</text:p>
          </table:table-cell>
          <table:table-cell office:value-type="float" office:value="27.43277" calcext:value-type="float">
            <text:p>27.43277</text:p>
          </table:table-cell>
          <table:table-cell office:value-type="float" office:value="21.881104" calcext:value-type="float">
            <text:p>21.8811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19" calcext:value-type="date">
            <text:p>1982-07-19</text:p>
          </table:table-cell>
          <table:table-cell office:value-type="float" office:value="27.847412" calcext:value-type="float">
            <text:p>27.847412</text:p>
          </table:table-cell>
          <table:table-cell office:value-type="float" office:value="21.176361" calcext:value-type="float">
            <text:p>21.1763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0" calcext:value-type="date">
            <text:p>1982-07-20</text:p>
          </table:table-cell>
          <table:table-cell office:value-type="float" office:value="28.213776" calcext:value-type="float">
            <text:p>28.213776</text:p>
          </table:table-cell>
          <table:table-cell office:value-type="float" office:value="20.31717" calcext:value-type="float">
            <text:p>20.317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1" calcext:value-type="date">
            <text:p>1982-07-21</text:p>
          </table:table-cell>
          <table:table-cell office:value-type="float" office:value="29.048859" calcext:value-type="float">
            <text:p>29.048859</text:p>
          </table:table-cell>
          <table:table-cell office:value-type="float" office:value="19.894531" calcext:value-type="float">
            <text:p>19.8945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6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2" calcext:value-type="date">
            <text:p>1982-07-22</text:p>
          </table:table-cell>
          <table:table-cell office:value-type="float" office:value="26.552734" calcext:value-type="float">
            <text:p>26.552734</text:p>
          </table:table-cell>
          <table:table-cell office:value-type="float" office:value="20.889069" calcext:value-type="float">
            <text:p>20.8890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3" calcext:value-type="date">
            <text:p>1982-07-23</text:p>
          </table:table-cell>
          <table:table-cell office:value-type="float" office:value="30.81546" calcext:value-type="float">
            <text:p>30.81546</text:p>
          </table:table-cell>
          <table:table-cell office:value-type="float" office:value="21.64856" calcext:value-type="float">
            <text:p>21.648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4" calcext:value-type="date">
            <text:p>1982-07-24</text:p>
          </table:table-cell>
          <table:table-cell office:value-type="float" office:value="27.960175" calcext:value-type="float">
            <text:p>27.960175</text:p>
          </table:table-cell>
          <table:table-cell office:value-type="float" office:value="21.690521" calcext:value-type="float">
            <text:p>21.6905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5" calcext:value-type="date">
            <text:p>1982-07-25</text:p>
          </table:table-cell>
          <table:table-cell office:value-type="float" office:value="25.996246" calcext:value-type="float">
            <text:p>25.996246</text:p>
          </table:table-cell>
          <table:table-cell office:value-type="float" office:value="21.153625" calcext:value-type="float">
            <text:p>21.1536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6" calcext:value-type="date">
            <text:p>1982-07-26</text:p>
          </table:table-cell>
          <table:table-cell office:value-type="float" office:value="28.608124" calcext:value-type="float">
            <text:p>28.608124</text:p>
          </table:table-cell>
          <table:table-cell office:value-type="float" office:value="20.716888" calcext:value-type="float">
            <text:p>20.7168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7" calcext:value-type="date">
            <text:p>1982-07-27</text:p>
          </table:table-cell>
          <table:table-cell office:value-type="float" office:value="25.921356" calcext:value-type="float">
            <text:p>25.921356</text:p>
          </table:table-cell>
          <table:table-cell office:value-type="float" office:value="20.45462" calcext:value-type="float">
            <text:p>20.454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8" calcext:value-type="date">
            <text:p>1982-07-28</text:p>
          </table:table-cell>
          <table:table-cell office:value-type="float" office:value="26.295258" calcext:value-type="float">
            <text:p>26.295258</text:p>
          </table:table-cell>
          <table:table-cell office:value-type="float" office:value="21.298767" calcext:value-type="float">
            <text:p>21.2987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29" calcext:value-type="date">
            <text:p>1982-07-29</text:p>
          </table:table-cell>
          <table:table-cell office:value-type="float" office:value="28.340607" calcext:value-type="float">
            <text:p>28.340607</text:p>
          </table:table-cell>
          <table:table-cell office:value-type="float" office:value="21.18576" calcext:value-type="float">
            <text:p>21.185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30" calcext:value-type="date">
            <text:p>1982-07-30</text:p>
          </table:table-cell>
          <table:table-cell office:value-type="float" office:value="26.861359" calcext:value-type="float">
            <text:p>26.861359</text:p>
          </table:table-cell>
          <table:table-cell office:value-type="float" office:value="21.484222" calcext:value-type="float">
            <text:p>21.4842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7-31" calcext:value-type="date">
            <text:p>1982-07-31</text:p>
          </table:table-cell>
          <table:table-cell office:value-type="float" office:value="29.128082" calcext:value-type="float">
            <text:p>29.128082</text:p>
          </table:table-cell>
          <table:table-cell office:value-type="float" office:value="21.205597" calcext:value-type="float">
            <text:p>21.2055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7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1" calcext:value-type="date">
            <text:p>1982-08-01</text:p>
          </table:table-cell>
          <table:table-cell office:value-type="float" office:value="27.03238" calcext:value-type="float">
            <text:p>27.03238</text:p>
          </table:table-cell>
          <table:table-cell office:value-type="float" office:value="19.77353" calcext:value-type="float">
            <text:p>19.773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2" calcext:value-type="date">
            <text:p>1982-08-02</text:p>
          </table:table-cell>
          <table:table-cell office:value-type="float" office:value="28.478546" calcext:value-type="float">
            <text:p>28.478546</text:p>
          </table:table-cell>
          <table:table-cell office:value-type="float" office:value="21.0271" calcext:value-type="float">
            <text:p>21.02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3" calcext:value-type="date">
            <text:p>1982-08-03</text:p>
          </table:table-cell>
          <table:table-cell office:value-type="float" office:value="27.22757" calcext:value-type="float">
            <text:p>27.22757</text:p>
          </table:table-cell>
          <table:table-cell office:value-type="float" office:value="20.725433" calcext:value-type="float">
            <text:p>20.7254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4" calcext:value-type="date">
            <text:p>1982-08-04</text:p>
          </table:table-cell>
          <table:table-cell office:value-type="float" office:value="30.560638" calcext:value-type="float">
            <text:p>30.560638</text:p>
          </table:table-cell>
          <table:table-cell office:value-type="float" office:value="22.179993" calcext:value-type="float">
            <text:p>22.1799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5" calcext:value-type="date">
            <text:p>1982-08-05</text:p>
          </table:table-cell>
          <table:table-cell office:value-type="float" office:value="28.635345" calcext:value-type="float">
            <text:p>28.635345</text:p>
          </table:table-cell>
          <table:table-cell office:value-type="float" office:value="20.49411" calcext:value-type="float">
            <text:p>20.494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6" calcext:value-type="date">
            <text:p>1982-08-06</text:p>
          </table:table-cell>
          <table:table-cell office:value-type="float" office:value="27.41977" calcext:value-type="float">
            <text:p>27.41977</text:p>
          </table:table-cell>
          <table:table-cell office:value-type="float" office:value="21.095154" calcext:value-type="float">
            <text:p>21.0951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7" calcext:value-type="date">
            <text:p>1982-08-07</text:p>
          </table:table-cell>
          <table:table-cell office:value-type="float" office:value="28.554413" calcext:value-type="float">
            <text:p>28.554413</text:p>
          </table:table-cell>
          <table:table-cell office:value-type="float" office:value="20.628815" calcext:value-type="float">
            <text:p>20.6288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8" calcext:value-type="date">
            <text:p>1982-08-08</text:p>
          </table:table-cell>
          <table:table-cell office:value-type="float" office:value="28.772095" calcext:value-type="float">
            <text:p>28.772095</text:p>
          </table:table-cell>
          <table:table-cell office:value-type="float" office:value="21.404724" calcext:value-type="float">
            <text:p>21.4047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09" calcext:value-type="date">
            <text:p>1982-08-09</text:p>
          </table:table-cell>
          <table:table-cell office:value-type="float" office:value="29.997223" calcext:value-type="float">
            <text:p>29.997223</text:p>
          </table:table-cell>
          <table:table-cell office:value-type="float" office:value="20.365753" calcext:value-type="float">
            <text:p>20.3657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0" calcext:value-type="date">
            <text:p>1982-08-10</text:p>
          </table:table-cell>
          <table:table-cell office:value-type="float" office:value="28.970673" calcext:value-type="float">
            <text:p>28.970673</text:p>
          </table:table-cell>
          <table:table-cell office:value-type="float" office:value="21.266876" calcext:value-type="float">
            <text:p>21.2668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8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1" calcext:value-type="date">
            <text:p>1982-08-11</text:p>
          </table:table-cell>
          <table:table-cell office:value-type="float" office:value="28.977448" calcext:value-type="float">
            <text:p>28.977448</text:p>
          </table:table-cell>
          <table:table-cell office:value-type="float" office:value="21.14563" calcext:value-type="float">
            <text:p>21.145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2" calcext:value-type="date">
            <text:p>1982-08-12</text:p>
          </table:table-cell>
          <table:table-cell office:value-type="float" office:value="29.408295" calcext:value-type="float">
            <text:p>29.408295</text:p>
          </table:table-cell>
          <table:table-cell office:value-type="float" office:value="22.640564" calcext:value-type="float">
            <text:p>22.6405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3" calcext:value-type="date">
            <text:p>1982-08-13</text:p>
          </table:table-cell>
          <table:table-cell office:value-type="float" office:value="29.325287" calcext:value-type="float">
            <text:p>29.325287</text:p>
          </table:table-cell>
          <table:table-cell office:value-type="float" office:value="21.430511" calcext:value-type="float">
            <text:p>21.4305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4" calcext:value-type="date">
            <text:p>1982-08-14</text:p>
          </table:table-cell>
          <table:table-cell office:value-type="float" office:value="28.953674" calcext:value-type="float">
            <text:p>28.953674</text:p>
          </table:table-cell>
          <table:table-cell office:value-type="float" office:value="21.528595" calcext:value-type="float">
            <text:p>21.5285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5" calcext:value-type="date">
            <text:p>1982-08-15</text:p>
          </table:table-cell>
          <table:table-cell office:value-type="float" office:value="29.38559" calcext:value-type="float">
            <text:p>29.38559</text:p>
          </table:table-cell>
          <table:table-cell office:value-type="float" office:value="20.509491" calcext:value-type="float">
            <text:p>20.5094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6" calcext:value-type="date">
            <text:p>1982-08-16</text:p>
          </table:table-cell>
          <table:table-cell office:value-type="float" office:value="28.577179" calcext:value-type="float">
            <text:p>28.577179</text:p>
          </table:table-cell>
          <table:table-cell office:value-type="float" office:value="21.784363" calcext:value-type="float">
            <text:p>21.7843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7" calcext:value-type="date">
            <text:p>1982-08-17</text:p>
          </table:table-cell>
          <table:table-cell office:value-type="float" office:value="27.499634" calcext:value-type="float">
            <text:p>27.499634</text:p>
          </table:table-cell>
          <table:table-cell office:value-type="float" office:value="20.404327" calcext:value-type="float">
            <text:p>20.4043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8" calcext:value-type="date">
            <text:p>1982-08-18</text:p>
          </table:table-cell>
          <table:table-cell office:value-type="float" office:value="28.343903" calcext:value-type="float">
            <text:p>28.343903</text:p>
          </table:table-cell>
          <table:table-cell office:value-type="float" office:value="20.845123" calcext:value-type="float">
            <text:p>20.8451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19" calcext:value-type="date">
            <text:p>1982-08-19</text:p>
          </table:table-cell>
          <table:table-cell office:value-type="float" office:value="25.99582" calcext:value-type="float">
            <text:p>25.99582</text:p>
          </table:table-cell>
          <table:table-cell office:value-type="float" office:value="21.79419" calcext:value-type="float">
            <text:p>21.794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0" calcext:value-type="date">
            <text:p>1982-08-20</text:p>
          </table:table-cell>
          <table:table-cell office:value-type="float" office:value="26.13272" calcext:value-type="float">
            <text:p>26.13272</text:p>
          </table:table-cell>
          <table:table-cell office:value-type="float" office:value="21.157257" calcext:value-type="float">
            <text:p>21.1572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59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1" calcext:value-type="date">
            <text:p>1982-08-21</text:p>
          </table:table-cell>
          <table:table-cell office:value-type="float" office:value="29.427643" calcext:value-type="float">
            <text:p>29.427643</text:p>
          </table:table-cell>
          <table:table-cell office:value-type="float" office:value="20.918182" calcext:value-type="float">
            <text:p>20.9181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2" calcext:value-type="date">
            <text:p>1982-08-22</text:p>
          </table:table-cell>
          <table:table-cell office:value-type="float" office:value="29.003967" calcext:value-type="float">
            <text:p>29.003967</text:p>
          </table:table-cell>
          <table:table-cell office:value-type="float" office:value="22.196472" calcext:value-type="float">
            <text:p>22.1964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3" calcext:value-type="date">
            <text:p>1982-08-23</text:p>
          </table:table-cell>
          <table:table-cell office:value-type="float" office:value="29.10315" calcext:value-type="float">
            <text:p>29.10315</text:p>
          </table:table-cell>
          <table:table-cell office:value-type="float" office:value="21.856476" calcext:value-type="float">
            <text:p>21.8564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4" calcext:value-type="date">
            <text:p>1982-08-24</text:p>
          </table:table-cell>
          <table:table-cell office:value-type="float" office:value="27.794037" calcext:value-type="float">
            <text:p>27.794037</text:p>
          </table:table-cell>
          <table:table-cell office:value-type="float" office:value="21.62918" calcext:value-type="float">
            <text:p>21.629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5" calcext:value-type="date">
            <text:p>1982-08-25</text:p>
          </table:table-cell>
          <table:table-cell office:value-type="float" office:value="29.255829" calcext:value-type="float">
            <text:p>29.255829</text:p>
          </table:table-cell>
          <table:table-cell office:value-type="float" office:value="21.466309" calcext:value-type="float">
            <text:p>21.4663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6" calcext:value-type="date">
            <text:p>1982-08-26</text:p>
          </table:table-cell>
          <table:table-cell office:value-type="float" office:value="28.147858" calcext:value-type="float">
            <text:p>28.147858</text:p>
          </table:table-cell>
          <table:table-cell office:value-type="float" office:value="20.437134" calcext:value-type="float">
            <text:p>20.4371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7" calcext:value-type="date">
            <text:p>1982-08-27</text:p>
          </table:table-cell>
          <table:table-cell office:value-type="float" office:value="27.931976" calcext:value-type="float">
            <text:p>27.931976</text:p>
          </table:table-cell>
          <table:table-cell office:value-type="float" office:value="22.095428" calcext:value-type="float">
            <text:p>22.0954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8" calcext:value-type="date">
            <text:p>1982-08-28</text:p>
          </table:table-cell>
          <table:table-cell office:value-type="float" office:value="29.302338" calcext:value-type="float">
            <text:p>29.302338</text:p>
          </table:table-cell>
          <table:table-cell office:value-type="float" office:value="21.99118" calcext:value-type="float">
            <text:p>21.991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29" calcext:value-type="date">
            <text:p>1982-08-29</text:p>
          </table:table-cell>
          <table:table-cell office:value-type="float" office:value="30.446991" calcext:value-type="float">
            <text:p>30.446991</text:p>
          </table:table-cell>
          <table:table-cell office:value-type="float" office:value="22.353424" calcext:value-type="float">
            <text:p>22.3534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30" calcext:value-type="date">
            <text:p>1982-08-30</text:p>
          </table:table-cell>
          <table:table-cell office:value-type="float" office:value="29.316193" calcext:value-type="float">
            <text:p>29.316193</text:p>
          </table:table-cell>
          <table:table-cell office:value-type="float" office:value="22.43283" calcext:value-type="float">
            <text:p>22.432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0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8-31" calcext:value-type="date">
            <text:p>1982-08-31</text:p>
          </table:table-cell>
          <table:table-cell office:value-type="float" office:value="29.946564" calcext:value-type="float">
            <text:p>29.946564</text:p>
          </table:table-cell>
          <table:table-cell office:value-type="float" office:value="21.499847" calcext:value-type="float">
            <text:p>21.4998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1" calcext:value-type="date">
            <text:p>1982-09-01</text:p>
          </table:table-cell>
          <table:table-cell office:value-type="float" office:value="29.24826" calcext:value-type="float">
            <text:p>29.24826</text:p>
          </table:table-cell>
          <table:table-cell office:value-type="float" office:value="21.302277" calcext:value-type="float">
            <text:p>21.3022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2" calcext:value-type="date">
            <text:p>1982-09-02</text:p>
          </table:table-cell>
          <table:table-cell office:value-type="float" office:value="28.552673" calcext:value-type="float">
            <text:p>28.552673</text:p>
          </table:table-cell>
          <table:table-cell office:value-type="float" office:value="22.5867" calcext:value-type="float">
            <text:p>22.58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3" calcext:value-type="date">
            <text:p>1982-09-03</text:p>
          </table:table-cell>
          <table:table-cell office:value-type="float" office:value="28.591217" calcext:value-type="float">
            <text:p>28.591217</text:p>
          </table:table-cell>
          <table:table-cell office:value-type="float" office:value="22.478607" calcext:value-type="float">
            <text:p>22.4786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4" calcext:value-type="date">
            <text:p>1982-09-04</text:p>
          </table:table-cell>
          <table:table-cell office:value-type="float" office:value="28.718658" calcext:value-type="float">
            <text:p>28.718658</text:p>
          </table:table-cell>
          <table:table-cell office:value-type="float" office:value="22.019012" calcext:value-type="float">
            <text:p>22.0190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5" calcext:value-type="date">
            <text:p>1982-09-05</text:p>
          </table:table-cell>
          <table:table-cell office:value-type="float" office:value="27.539764" calcext:value-type="float">
            <text:p>27.539764</text:p>
          </table:table-cell>
          <table:table-cell office:value-type="float" office:value="22.485596" calcext:value-type="float">
            <text:p>22.4855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6" calcext:value-type="date">
            <text:p>1982-09-06</text:p>
          </table:table-cell>
          <table:table-cell office:value-type="float" office:value="30.406708" calcext:value-type="float">
            <text:p>30.406708</text:p>
          </table:table-cell>
          <table:table-cell office:value-type="float" office:value="21.618225" calcext:value-type="float">
            <text:p>21.6182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7" calcext:value-type="date">
            <text:p>1982-09-07</text:p>
          </table:table-cell>
          <table:table-cell office:value-type="float" office:value="30.301788" calcext:value-type="float">
            <text:p>30.301788</text:p>
          </table:table-cell>
          <table:table-cell office:value-type="float" office:value="21.825165" calcext:value-type="float">
            <text:p>21.8251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8" calcext:value-type="date">
            <text:p>1982-09-08</text:p>
          </table:table-cell>
          <table:table-cell office:value-type="float" office:value="30.542389" calcext:value-type="float">
            <text:p>30.542389</text:p>
          </table:table-cell>
          <table:table-cell office:value-type="float" office:value="20.922089" calcext:value-type="float">
            <text:p>20.9220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09" calcext:value-type="date">
            <text:p>1982-09-09</text:p>
          </table:table-cell>
          <table:table-cell office:value-type="float" office:value="29.435822" calcext:value-type="float">
            <text:p>29.435822</text:p>
          </table:table-cell>
          <table:table-cell office:value-type="float" office:value="22.088196" calcext:value-type="float">
            <text:p>22.0881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1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0" calcext:value-type="date">
            <text:p>1982-09-10</text:p>
          </table:table-cell>
          <table:table-cell office:value-type="float" office:value="28.85904" calcext:value-type="float">
            <text:p>28.85904</text:p>
          </table:table-cell>
          <table:table-cell office:value-type="float" office:value="22.570648" calcext:value-type="float">
            <text:p>22.5706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1" calcext:value-type="date">
            <text:p>1982-09-11</text:p>
          </table:table-cell>
          <table:table-cell office:value-type="float" office:value="29.295166" calcext:value-type="float">
            <text:p>29.295166</text:p>
          </table:table-cell>
          <table:table-cell office:value-type="float" office:value="22.88501" calcext:value-type="float">
            <text:p>22.885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2" calcext:value-type="date">
            <text:p>1982-09-12</text:p>
          </table:table-cell>
          <table:table-cell office:value-type="float" office:value="30.473022" calcext:value-type="float">
            <text:p>30.473022</text:p>
          </table:table-cell>
          <table:table-cell office:value-type="float" office:value="22.745728" calcext:value-type="float">
            <text:p>22.7457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3" calcext:value-type="date">
            <text:p>1982-09-13</text:p>
          </table:table-cell>
          <table:table-cell office:value-type="float" office:value="30.775543" calcext:value-type="float">
            <text:p>30.775543</text:p>
          </table:table-cell>
          <table:table-cell office:value-type="float" office:value="22.049347" calcext:value-type="float">
            <text:p>22.0493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4" calcext:value-type="date">
            <text:p>1982-09-14</text:p>
          </table:table-cell>
          <table:table-cell office:value-type="float" office:value="30.418121" calcext:value-type="float">
            <text:p>30.418121</text:p>
          </table:table-cell>
          <table:table-cell office:value-type="float" office:value="22.460236" calcext:value-type="float">
            <text:p>22.4602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5" calcext:value-type="date">
            <text:p>1982-09-15</text:p>
          </table:table-cell>
          <table:table-cell office:value-type="float" office:value="30.31366" calcext:value-type="float">
            <text:p>30.31366</text:p>
          </table:table-cell>
          <table:table-cell office:value-type="float" office:value="21.43985" calcext:value-type="float">
            <text:p>21.439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6" calcext:value-type="date">
            <text:p>1982-09-16</text:p>
          </table:table-cell>
          <table:table-cell office:value-type="float" office:value="30.769989" calcext:value-type="float">
            <text:p>30.769989</text:p>
          </table:table-cell>
          <table:table-cell office:value-type="float" office:value="23.17038" calcext:value-type="float">
            <text:p>23.170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7" calcext:value-type="date">
            <text:p>1982-09-17</text:p>
          </table:table-cell>
          <table:table-cell office:value-type="float" office:value="30.435455" calcext:value-type="float">
            <text:p>30.435455</text:p>
          </table:table-cell>
          <table:table-cell office:value-type="float" office:value="22.577179" calcext:value-type="float">
            <text:p>22.5771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8" calcext:value-type="date">
            <text:p>1982-09-18</text:p>
          </table:table-cell>
          <table:table-cell office:value-type="float" office:value="30.836212" calcext:value-type="float">
            <text:p>30.836212</text:p>
          </table:table-cell>
          <table:table-cell office:value-type="float" office:value="22.45404" calcext:value-type="float">
            <text:p>22.454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19" calcext:value-type="date">
            <text:p>1982-09-19</text:p>
          </table:table-cell>
          <table:table-cell office:value-type="float" office:value="27.806122" calcext:value-type="float">
            <text:p>27.806122</text:p>
          </table:table-cell>
          <table:table-cell office:value-type="float" office:value="22.890198" calcext:value-type="float">
            <text:p>22.8901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2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0" calcext:value-type="date">
            <text:p>1982-09-20</text:p>
          </table:table-cell>
          <table:table-cell office:value-type="float" office:value="29.341583" calcext:value-type="float">
            <text:p>29.341583</text:p>
          </table:table-cell>
          <table:table-cell office:value-type="float" office:value="22.70102" calcext:value-type="float">
            <text:p>22.701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1" calcext:value-type="date">
            <text:p>1982-09-21</text:p>
          </table:table-cell>
          <table:table-cell office:value-type="float" office:value="29.063599" calcext:value-type="float">
            <text:p>29.063599</text:p>
          </table:table-cell>
          <table:table-cell office:value-type="float" office:value="21.692566" calcext:value-type="float">
            <text:p>21.6925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2" calcext:value-type="date">
            <text:p>1982-09-22</text:p>
          </table:table-cell>
          <table:table-cell office:value-type="float" office:value="29.346527" calcext:value-type="float">
            <text:p>29.346527</text:p>
          </table:table-cell>
          <table:table-cell office:value-type="float" office:value="21.949158" calcext:value-type="float">
            <text:p>21.9491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3" calcext:value-type="date">
            <text:p>1982-09-23</text:p>
          </table:table-cell>
          <table:table-cell office:value-type="float" office:value="30.619598" calcext:value-type="float">
            <text:p>30.619598</text:p>
          </table:table-cell>
          <table:table-cell office:value-type="float" office:value="20.528534" calcext:value-type="float">
            <text:p>20.5285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4" calcext:value-type="date">
            <text:p>1982-09-24</text:p>
          </table:table-cell>
          <table:table-cell office:value-type="float" office:value="28.786896" calcext:value-type="float">
            <text:p>28.786896</text:p>
          </table:table-cell>
          <table:table-cell office:value-type="float" office:value="21.071198" calcext:value-type="float">
            <text:p>21.0711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5" calcext:value-type="date">
            <text:p>1982-09-25</text:p>
          </table:table-cell>
          <table:table-cell office:value-type="float" office:value="29.160248" calcext:value-type="float">
            <text:p>29.160248</text:p>
          </table:table-cell>
          <table:table-cell office:value-type="float" office:value="21.646057" calcext:value-type="float">
            <text:p>21.6460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6" calcext:value-type="date">
            <text:p>1982-09-26</text:p>
          </table:table-cell>
          <table:table-cell office:value-type="float" office:value="28.81723" calcext:value-type="float">
            <text:p>28.81723</text:p>
          </table:table-cell>
          <table:table-cell office:value-type="float" office:value="21.09668" calcext:value-type="float">
            <text:p>21.096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7" calcext:value-type="date">
            <text:p>1982-09-27</text:p>
          </table:table-cell>
          <table:table-cell office:value-type="float" office:value="30.451843" calcext:value-type="float">
            <text:p>30.451843</text:p>
          </table:table-cell>
          <table:table-cell office:value-type="float" office:value="21.579865" calcext:value-type="float">
            <text:p>21.5798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8" calcext:value-type="date">
            <text:p>1982-09-28</text:p>
          </table:table-cell>
          <table:table-cell office:value-type="float" office:value="30.424591" calcext:value-type="float">
            <text:p>30.424591</text:p>
          </table:table-cell>
          <table:table-cell office:value-type="float" office:value="21.37561" calcext:value-type="float">
            <text:p>21.375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29" calcext:value-type="date">
            <text:p>1982-09-29</text:p>
          </table:table-cell>
          <table:table-cell office:value-type="float" office:value="30.138458" calcext:value-type="float">
            <text:p>30.138458</text:p>
          </table:table-cell>
          <table:table-cell office:value-type="float" office:value="22.48413" calcext:value-type="float">
            <text:p>22.484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3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09-30" calcext:value-type="date">
            <text:p>1982-09-30</text:p>
          </table:table-cell>
          <table:table-cell office:value-type="float" office:value="29.923187" calcext:value-type="float">
            <text:p>29.923187</text:p>
          </table:table-cell>
          <table:table-cell office:value-type="float" office:value="21.48349" calcext:value-type="float">
            <text:p>21.483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1" calcext:value-type="date">
            <text:p>1982-10-01</text:p>
          </table:table-cell>
          <table:table-cell office:value-type="float" office:value="29.854645" calcext:value-type="float">
            <text:p>29.854645</text:p>
          </table:table-cell>
          <table:table-cell office:value-type="float" office:value="21.932709" calcext:value-type="float">
            <text:p>21.9327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2" calcext:value-type="date">
            <text:p>1982-10-02</text:p>
          </table:table-cell>
          <table:table-cell office:value-type="float" office:value="29.79953" calcext:value-type="float">
            <text:p>29.79953</text:p>
          </table:table-cell>
          <table:table-cell office:value-type="float" office:value="20.949432" calcext:value-type="float">
            <text:p>20.9494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3" calcext:value-type="date">
            <text:p>1982-10-03</text:p>
          </table:table-cell>
          <table:table-cell office:value-type="float" office:value="28.048004" calcext:value-type="float">
            <text:p>28.048004</text:p>
          </table:table-cell>
          <table:table-cell office:value-type="float" office:value="21.848724" calcext:value-type="float">
            <text:p>21.8487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4" calcext:value-type="date">
            <text:p>1982-10-04</text:p>
          </table:table-cell>
          <table:table-cell office:value-type="float" office:value="31.216736" calcext:value-type="float">
            <text:p>31.216736</text:p>
          </table:table-cell>
          <table:table-cell office:value-type="float" office:value="21.871918" calcext:value-type="float">
            <text:p>21.8719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5" calcext:value-type="date">
            <text:p>1982-10-05</text:p>
          </table:table-cell>
          <table:table-cell office:value-type="float" office:value="29.294708" calcext:value-type="float">
            <text:p>29.294708</text:p>
          </table:table-cell>
          <table:table-cell office:value-type="float" office:value="22.582855" calcext:value-type="float">
            <text:p>22.5828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6" calcext:value-type="date">
            <text:p>1982-10-06</text:p>
          </table:table-cell>
          <table:table-cell office:value-type="float" office:value="29.797028" calcext:value-type="float">
            <text:p>29.797028</text:p>
          </table:table-cell>
          <table:table-cell office:value-type="float" office:value="22.38095" calcext:value-type="float">
            <text:p>22.380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7" calcext:value-type="date">
            <text:p>1982-10-07</text:p>
          </table:table-cell>
          <table:table-cell office:value-type="float" office:value="29.855927" calcext:value-type="float">
            <text:p>29.855927</text:p>
          </table:table-cell>
          <table:table-cell office:value-type="float" office:value="21.787445" calcext:value-type="float">
            <text:p>21.7874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8" calcext:value-type="date">
            <text:p>1982-10-08</text:p>
          </table:table-cell>
          <table:table-cell office:value-type="float" office:value="30.968842" calcext:value-type="float">
            <text:p>30.968842</text:p>
          </table:table-cell>
          <table:table-cell office:value-type="float" office:value="21.859253" calcext:value-type="float">
            <text:p>21.8592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09" calcext:value-type="date">
            <text:p>1982-10-09</text:p>
          </table:table-cell>
          <table:table-cell office:value-type="float" office:value="29.171051" calcext:value-type="float">
            <text:p>29.171051</text:p>
          </table:table-cell>
          <table:table-cell office:value-type="float" office:value="22.45691" calcext:value-type="float">
            <text:p>22.456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4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0" calcext:value-type="date">
            <text:p>1982-10-10</text:p>
          </table:table-cell>
          <table:table-cell office:value-type="float" office:value="28.040253" calcext:value-type="float">
            <text:p>28.040253</text:p>
          </table:table-cell>
          <table:table-cell office:value-type="float" office:value="22.695404" calcext:value-type="float">
            <text:p>22.6954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1" calcext:value-type="date">
            <text:p>1982-10-11</text:p>
          </table:table-cell>
          <table:table-cell office:value-type="float" office:value="29.446442" calcext:value-type="float">
            <text:p>29.446442</text:p>
          </table:table-cell>
          <table:table-cell office:value-type="float" office:value="22.4328" calcext:value-type="float">
            <text:p>22.43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2" calcext:value-type="date">
            <text:p>1982-10-12</text:p>
          </table:table-cell>
          <table:table-cell office:value-type="float" office:value="30.737854" calcext:value-type="float">
            <text:p>30.737854</text:p>
          </table:table-cell>
          <table:table-cell office:value-type="float" office:value="22.053131" calcext:value-type="float">
            <text:p>22.0531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3" calcext:value-type="date">
            <text:p>1982-10-13</text:p>
          </table:table-cell>
          <table:table-cell office:value-type="float" office:value="29.62027" calcext:value-type="float">
            <text:p>29.62027</text:p>
          </table:table-cell>
          <table:table-cell office:value-type="float" office:value="22.287476" calcext:value-type="float">
            <text:p>22.2874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4" calcext:value-type="date">
            <text:p>1982-10-14</text:p>
          </table:table-cell>
          <table:table-cell office:value-type="float" office:value="29.902374" calcext:value-type="float">
            <text:p>29.902374</text:p>
          </table:table-cell>
          <table:table-cell office:value-type="float" office:value="22.292236" calcext:value-type="float">
            <text:p>22.2922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5" calcext:value-type="date">
            <text:p>1982-10-15</text:p>
          </table:table-cell>
          <table:table-cell office:value-type="float" office:value="29.29422" calcext:value-type="float">
            <text:p>29.29422</text:p>
          </table:table-cell>
          <table:table-cell office:value-type="float" office:value="22.033112" calcext:value-type="float">
            <text:p>22.0331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6" calcext:value-type="date">
            <text:p>1982-10-16</text:p>
          </table:table-cell>
          <table:table-cell office:value-type="float" office:value="27.368256" calcext:value-type="float">
            <text:p>27.368256</text:p>
          </table:table-cell>
          <table:table-cell office:value-type="float" office:value="20.913666" calcext:value-type="float">
            <text:p>20.9136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7" calcext:value-type="date">
            <text:p>1982-10-17</text:p>
          </table:table-cell>
          <table:table-cell office:value-type="float" office:value="28.870514" calcext:value-type="float">
            <text:p>28.870514</text:p>
          </table:table-cell>
          <table:table-cell office:value-type="float" office:value="21.717133" calcext:value-type="float">
            <text:p>21.7171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8" calcext:value-type="date">
            <text:p>1982-10-18</text:p>
          </table:table-cell>
          <table:table-cell office:value-type="float" office:value="29.805206" calcext:value-type="float">
            <text:p>29.805206</text:p>
          </table:table-cell>
          <table:table-cell office:value-type="float" office:value="22.685059" calcext:value-type="float">
            <text:p>22.6850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19" calcext:value-type="date">
            <text:p>1982-10-19</text:p>
          </table:table-cell>
          <table:table-cell office:value-type="float" office:value="29.455841" calcext:value-type="float">
            <text:p>29.455841</text:p>
          </table:table-cell>
          <table:table-cell office:value-type="float" office:value="22.575348" calcext:value-type="float">
            <text:p>22.5753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5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0" calcext:value-type="date">
            <text:p>1982-10-20</text:p>
          </table:table-cell>
          <table:table-cell office:value-type="float" office:value="29.867432" calcext:value-type="float">
            <text:p>29.867432</text:p>
          </table:table-cell>
          <table:table-cell office:value-type="float" office:value="22.319183" calcext:value-type="float">
            <text:p>22.3191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1" calcext:value-type="date">
            <text:p>1982-10-21</text:p>
          </table:table-cell>
          <table:table-cell office:value-type="float" office:value="29.434906" calcext:value-type="float">
            <text:p>29.434906</text:p>
          </table:table-cell>
          <table:table-cell office:value-type="float" office:value="21.890991" calcext:value-type="float">
            <text:p>21.8909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2" calcext:value-type="date">
            <text:p>1982-10-22</text:p>
          </table:table-cell>
          <table:table-cell office:value-type="float" office:value="29.930695" calcext:value-type="float">
            <text:p>29.930695</text:p>
          </table:table-cell>
          <table:table-cell office:value-type="float" office:value="22.11789" calcext:value-type="float">
            <text:p>22.117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3" calcext:value-type="date">
            <text:p>1982-10-23</text:p>
          </table:table-cell>
          <table:table-cell office:value-type="float" office:value="28.281616" calcext:value-type="float">
            <text:p>28.281616</text:p>
          </table:table-cell>
          <table:table-cell office:value-type="float" office:value="22.58609" calcext:value-type="float">
            <text:p>22.586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4" calcext:value-type="date">
            <text:p>1982-10-24</text:p>
          </table:table-cell>
          <table:table-cell office:value-type="float" office:value="29.631592" calcext:value-type="float">
            <text:p>29.631592</text:p>
          </table:table-cell>
          <table:table-cell office:value-type="float" office:value="22.867493" calcext:value-type="float">
            <text:p>22.8674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5" calcext:value-type="date">
            <text:p>1982-10-25</text:p>
          </table:table-cell>
          <table:table-cell office:value-type="float" office:value="29.185577" calcext:value-type="float">
            <text:p>29.185577</text:p>
          </table:table-cell>
          <table:table-cell office:value-type="float" office:value="22.70694" calcext:value-type="float">
            <text:p>22.706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6" calcext:value-type="date">
            <text:p>1982-10-26</text:p>
          </table:table-cell>
          <table:table-cell office:value-type="float" office:value="29.193268" calcext:value-type="float">
            <text:p>29.193268</text:p>
          </table:table-cell>
          <table:table-cell office:value-type="float" office:value="21.972443" calcext:value-type="float">
            <text:p>21.9724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7" calcext:value-type="date">
            <text:p>1982-10-27</text:p>
          </table:table-cell>
          <table:table-cell office:value-type="float" office:value="28.29654" calcext:value-type="float">
            <text:p>28.29654</text:p>
          </table:table-cell>
          <table:table-cell office:value-type="float" office:value="20.319977" calcext:value-type="float">
            <text:p>20.3199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8" calcext:value-type="date">
            <text:p>1982-10-28</text:p>
          </table:table-cell>
          <table:table-cell office:value-type="float" office:value="28.590088" calcext:value-type="float">
            <text:p>28.590088</text:p>
          </table:table-cell>
          <table:table-cell office:value-type="float" office:value="21.513733" calcext:value-type="float">
            <text:p>21.5137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29" calcext:value-type="date">
            <text:p>1982-10-29</text:p>
          </table:table-cell>
          <table:table-cell office:value-type="float" office:value="29.27298" calcext:value-type="float">
            <text:p>29.27298</text:p>
          </table:table-cell>
          <table:table-cell office:value-type="float" office:value="21.607635" calcext:value-type="float">
            <text:p>21.6076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6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30" calcext:value-type="date">
            <text:p>1982-10-30</text:p>
          </table:table-cell>
          <table:table-cell office:value-type="float" office:value="29.720184" calcext:value-type="float">
            <text:p>29.720184</text:p>
          </table:table-cell>
          <table:table-cell office:value-type="float" office:value="22.072418" calcext:value-type="float">
            <text:p>22.0724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0-31" calcext:value-type="date">
            <text:p>1982-10-31</text:p>
          </table:table-cell>
          <table:table-cell office:value-type="float" office:value="29.92099" calcext:value-type="float">
            <text:p>29.92099</text:p>
          </table:table-cell>
          <table:table-cell office:value-type="float" office:value="22.005829" calcext:value-type="float">
            <text:p>22.00582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1" calcext:value-type="date">
            <text:p>1982-11-01</text:p>
          </table:table-cell>
          <table:table-cell office:value-type="float" office:value="28.94107" calcext:value-type="float">
            <text:p>28.94107</text:p>
          </table:table-cell>
          <table:table-cell office:value-type="float" office:value="22.32425" calcext:value-type="float">
            <text:p>22.324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2" calcext:value-type="date">
            <text:p>1982-11-02</text:p>
          </table:table-cell>
          <table:table-cell office:value-type="float" office:value="30.598236" calcext:value-type="float">
            <text:p>30.598236</text:p>
          </table:table-cell>
          <table:table-cell office:value-type="float" office:value="22.707153" calcext:value-type="float">
            <text:p>22.7071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3" calcext:value-type="date">
            <text:p>1982-11-03</text:p>
          </table:table-cell>
          <table:table-cell office:value-type="float" office:value="30.08487" calcext:value-type="float">
            <text:p>30.08487</text:p>
          </table:table-cell>
          <table:table-cell office:value-type="float" office:value="22.397614" calcext:value-type="float">
            <text:p>22.3976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4" calcext:value-type="date">
            <text:p>1982-11-04</text:p>
          </table:table-cell>
          <table:table-cell office:value-type="float" office:value="30.12033" calcext:value-type="float">
            <text:p>30.12033</text:p>
          </table:table-cell>
          <table:table-cell office:value-type="float" office:value="22.761078" calcext:value-type="float">
            <text:p>22.7610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5" calcext:value-type="date">
            <text:p>1982-11-05</text:p>
          </table:table-cell>
          <table:table-cell office:value-type="float" office:value="30.930023" calcext:value-type="float">
            <text:p>30.930023</text:p>
          </table:table-cell>
          <table:table-cell office:value-type="float" office:value="23.044647" calcext:value-type="float">
            <text:p>23.0446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6" calcext:value-type="date">
            <text:p>1982-11-06</text:p>
          </table:table-cell>
          <table:table-cell office:value-type="float" office:value="29.951569" calcext:value-type="float">
            <text:p>29.951569</text:p>
          </table:table-cell>
          <table:table-cell office:value-type="float" office:value="22.774628" calcext:value-type="float">
            <text:p>22.7746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7" calcext:value-type="date">
            <text:p>1982-11-07</text:p>
          </table:table-cell>
          <table:table-cell office:value-type="float" office:value="32.082" calcext:value-type="float">
            <text:p>32.082</text:p>
          </table:table-cell>
          <table:table-cell office:value-type="float" office:value="23.354492" calcext:value-type="float">
            <text:p>23.3544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8" calcext:value-type="date">
            <text:p>1982-11-08</text:p>
          </table:table-cell>
          <table:table-cell office:value-type="float" office:value="31.165192" calcext:value-type="float">
            <text:p>31.165192</text:p>
          </table:table-cell>
          <table:table-cell office:value-type="float" office:value="22.456024" calcext:value-type="float">
            <text:p>22.4560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7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09" calcext:value-type="date">
            <text:p>1982-11-09</text:p>
          </table:table-cell>
          <table:table-cell office:value-type="float" office:value="30.501373" calcext:value-type="float">
            <text:p>30.501373</text:p>
          </table:table-cell>
          <table:table-cell office:value-type="float" office:value="20.79367" calcext:value-type="float">
            <text:p>20.793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0" calcext:value-type="date">
            <text:p>1982-11-10</text:p>
          </table:table-cell>
          <table:table-cell office:value-type="float" office:value="29.835175" calcext:value-type="float">
            <text:p>29.835175</text:p>
          </table:table-cell>
          <table:table-cell office:value-type="float" office:value="22.299103" calcext:value-type="float">
            <text:p>22.2991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1" calcext:value-type="date">
            <text:p>1982-11-11</text:p>
          </table:table-cell>
          <table:table-cell office:value-type="float" office:value="29.557281" calcext:value-type="float">
            <text:p>29.557281</text:p>
          </table:table-cell>
          <table:table-cell office:value-type="float" office:value="23.163391" calcext:value-type="float">
            <text:p>23.1633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2" calcext:value-type="date">
            <text:p>1982-11-12</text:p>
          </table:table-cell>
          <table:table-cell office:value-type="float" office:value="30.565826" calcext:value-type="float">
            <text:p>30.565826</text:p>
          </table:table-cell>
          <table:table-cell office:value-type="float" office:value="22.777435" calcext:value-type="float">
            <text:p>22.7774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3" calcext:value-type="date">
            <text:p>1982-11-13</text:p>
          </table:table-cell>
          <table:table-cell office:value-type="float" office:value="32.568817" calcext:value-type="float">
            <text:p>32.568817</text:p>
          </table:table-cell>
          <table:table-cell office:value-type="float" office:value="21.810638" calcext:value-type="float">
            <text:p>21.8106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4" calcext:value-type="date">
            <text:p>1982-11-14</text:p>
          </table:table-cell>
          <table:table-cell office:value-type="float" office:value="30.527557" calcext:value-type="float">
            <text:p>30.527557</text:p>
          </table:table-cell>
          <table:table-cell office:value-type="float" office:value="22.443085" calcext:value-type="float">
            <text:p>22.4430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5" calcext:value-type="date">
            <text:p>1982-11-15</text:p>
          </table:table-cell>
          <table:table-cell office:value-type="float" office:value="28.844147" calcext:value-type="float">
            <text:p>28.844147</text:p>
          </table:table-cell>
          <table:table-cell office:value-type="float" office:value="22.518646" calcext:value-type="float">
            <text:p>22.5186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6" calcext:value-type="date">
            <text:p>1982-11-16</text:p>
          </table:table-cell>
          <table:table-cell office:value-type="float" office:value="30.06845" calcext:value-type="float">
            <text:p>30.06845</text:p>
          </table:table-cell>
          <table:table-cell office:value-type="float" office:value="22.670166" calcext:value-type="float">
            <text:p>22.6701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7" calcext:value-type="date">
            <text:p>1982-11-17</text:p>
          </table:table-cell>
          <table:table-cell office:value-type="float" office:value="29.43576" calcext:value-type="float">
            <text:p>29.43576</text:p>
          </table:table-cell>
          <table:table-cell office:value-type="float" office:value="22.065552" calcext:value-type="float">
            <text:p>22.0655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8" calcext:value-type="date">
            <text:p>1982-11-18</text:p>
          </table:table-cell>
          <table:table-cell office:value-type="float" office:value="29.326324" calcext:value-type="float">
            <text:p>29.326324</text:p>
          </table:table-cell>
          <table:table-cell office:value-type="float" office:value="22.502136" calcext:value-type="float">
            <text:p>22.5021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8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19" calcext:value-type="date">
            <text:p>1982-11-19</text:p>
          </table:table-cell>
          <table:table-cell office:value-type="float" office:value="30.366516" calcext:value-type="float">
            <text:p>30.366516</text:p>
          </table:table-cell>
          <table:table-cell office:value-type="float" office:value="22.704254" calcext:value-type="float">
            <text:p>22.7042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0" calcext:value-type="date">
            <text:p>1982-11-20</text:p>
          </table:table-cell>
          <table:table-cell office:value-type="float" office:value="30.283295" calcext:value-type="float">
            <text:p>30.283295</text:p>
          </table:table-cell>
          <table:table-cell office:value-type="float" office:value="22.175201" calcext:value-type="float">
            <text:p>22.1752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1" calcext:value-type="date">
            <text:p>1982-11-21</text:p>
          </table:table-cell>
          <table:table-cell office:value-type="float" office:value="30.937897" calcext:value-type="float">
            <text:p>30.937897</text:p>
          </table:table-cell>
          <table:table-cell office:value-type="float" office:value="23.13321" calcext:value-type="float">
            <text:p>23.133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2" calcext:value-type="date">
            <text:p>1982-11-22</text:p>
          </table:table-cell>
          <table:table-cell office:value-type="float" office:value="29.458832" calcext:value-type="float">
            <text:p>29.458832</text:p>
          </table:table-cell>
          <table:table-cell office:value-type="float" office:value="22.676117" calcext:value-type="float">
            <text:p>22.6761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3" calcext:value-type="date">
            <text:p>1982-11-23</text:p>
          </table:table-cell>
          <table:table-cell office:value-type="float" office:value="29.91983" calcext:value-type="float">
            <text:p>29.91983</text:p>
          </table:table-cell>
          <table:table-cell office:value-type="float" office:value="22.349304" calcext:value-type="float">
            <text:p>22.3493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4" calcext:value-type="date">
            <text:p>1982-11-24</text:p>
          </table:table-cell>
          <table:table-cell office:value-type="float" office:value="30.683807" calcext:value-type="float">
            <text:p>30.683807</text:p>
          </table:table-cell>
          <table:table-cell office:value-type="float" office:value="22.318146" calcext:value-type="float">
            <text:p>22.3181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5" calcext:value-type="date">
            <text:p>1982-11-25</text:p>
          </table:table-cell>
          <table:table-cell office:value-type="float" office:value="29.820587" calcext:value-type="float">
            <text:p>29.820587</text:p>
          </table:table-cell>
          <table:table-cell office:value-type="float" office:value="21.999146" calcext:value-type="float">
            <text:p>21.9991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6" calcext:value-type="date">
            <text:p>1982-11-26</text:p>
          </table:table-cell>
          <table:table-cell office:value-type="float" office:value="31.197113" calcext:value-type="float">
            <text:p>31.197113</text:p>
          </table:table-cell>
          <table:table-cell office:value-type="float" office:value="21.27472" calcext:value-type="float">
            <text:p>21.274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7" calcext:value-type="date">
            <text:p>1982-11-27</text:p>
          </table:table-cell>
          <table:table-cell office:value-type="float" office:value="31.388306" calcext:value-type="float">
            <text:p>31.388306</text:p>
          </table:table-cell>
          <table:table-cell office:value-type="float" office:value="21.87674" calcext:value-type="float">
            <text:p>21.876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8" calcext:value-type="date">
            <text:p>1982-11-28</text:p>
          </table:table-cell>
          <table:table-cell office:value-type="float" office:value="31.726685" calcext:value-type="float">
            <text:p>31.726685</text:p>
          </table:table-cell>
          <table:table-cell office:value-type="float" office:value="23.009796" calcext:value-type="float">
            <text:p>23.0097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69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29" calcext:value-type="date">
            <text:p>1982-11-29</text:p>
          </table:table-cell>
          <table:table-cell office:value-type="float" office:value="30.425323" calcext:value-type="float">
            <text:p>30.425323</text:p>
          </table:table-cell>
          <table:table-cell office:value-type="float" office:value="22.104828" calcext:value-type="float">
            <text:p>22.1048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1-30" calcext:value-type="date">
            <text:p>1982-11-30</text:p>
          </table:table-cell>
          <table:table-cell office:value-type="float" office:value="31.071442" calcext:value-type="float">
            <text:p>31.071442</text:p>
          </table:table-cell>
          <table:table-cell office:value-type="float" office:value="23.140167" calcext:value-type="float">
            <text:p>23.1401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1" calcext:value-type="date">
            <text:p>1982-12-01</text:p>
          </table:table-cell>
          <table:table-cell office:value-type="float" office:value="28.573456" calcext:value-type="float">
            <text:p>28.573456</text:p>
          </table:table-cell>
          <table:table-cell office:value-type="float" office:value="21.651154" calcext:value-type="float">
            <text:p>21.6511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2" calcext:value-type="date">
            <text:p>1982-12-02</text:p>
          </table:table-cell>
          <table:table-cell office:value-type="float" office:value="30.385529" calcext:value-type="float">
            <text:p>30.385529</text:p>
          </table:table-cell>
          <table:table-cell office:value-type="float" office:value="22.741455" calcext:value-type="float">
            <text:p>22.7414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3" calcext:value-type="date">
            <text:p>1982-12-03</text:p>
          </table:table-cell>
          <table:table-cell office:value-type="float" office:value="30.3638" calcext:value-type="float">
            <text:p>30.3638</text:p>
          </table:table-cell>
          <table:table-cell office:value-type="float" office:value="20.810516" calcext:value-type="float">
            <text:p>20.8105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4" calcext:value-type="date">
            <text:p>1982-12-04</text:p>
          </table:table-cell>
          <table:table-cell office:value-type="float" office:value="28.486084" calcext:value-type="float">
            <text:p>28.486084</text:p>
          </table:table-cell>
          <table:table-cell office:value-type="float" office:value="21.92566" calcext:value-type="float">
            <text:p>21.925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5" calcext:value-type="date">
            <text:p>1982-12-05</text:p>
          </table:table-cell>
          <table:table-cell office:value-type="float" office:value="29.874847" calcext:value-type="float">
            <text:p>29.874847</text:p>
          </table:table-cell>
          <table:table-cell office:value-type="float" office:value="22.430481" calcext:value-type="float">
            <text:p>22.4304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6" calcext:value-type="date">
            <text:p>1982-12-06</text:p>
          </table:table-cell>
          <table:table-cell office:value-type="float" office:value="31.626678" calcext:value-type="float">
            <text:p>31.626678</text:p>
          </table:table-cell>
          <table:table-cell office:value-type="float" office:value="23.773834" calcext:value-type="float">
            <text:p>23.7738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7" calcext:value-type="date">
            <text:p>1982-12-07</text:p>
          </table:table-cell>
          <table:table-cell office:value-type="float" office:value="31.119537" calcext:value-type="float">
            <text:p>31.119537</text:p>
          </table:table-cell>
          <table:table-cell office:value-type="float" office:value="21.995209" calcext:value-type="float">
            <text:p>21.9952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8" calcext:value-type="date">
            <text:p>1982-12-08</text:p>
          </table:table-cell>
          <table:table-cell office:value-type="float" office:value="29.73825" calcext:value-type="float">
            <text:p>29.73825</text:p>
          </table:table-cell>
          <table:table-cell office:value-type="float" office:value="23.215149" calcext:value-type="float">
            <text:p>23.2151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0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09" calcext:value-type="date">
            <text:p>1982-12-09</text:p>
          </table:table-cell>
          <table:table-cell office:value-type="float" office:value="29.399506" calcext:value-type="float">
            <text:p>29.399506</text:p>
          </table:table-cell>
          <table:table-cell office:value-type="float" office:value="22.747742" calcext:value-type="float">
            <text:p>22.7477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0" calcext:value-type="date">
            <text:p>1982-12-10</text:p>
          </table:table-cell>
          <table:table-cell office:value-type="float" office:value="28.07486" calcext:value-type="float">
            <text:p>28.07486</text:p>
          </table:table-cell>
          <table:table-cell office:value-type="float" office:value="22.663483" calcext:value-type="float">
            <text:p>22.6634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1" calcext:value-type="date">
            <text:p>1982-12-11</text:p>
          </table:table-cell>
          <table:table-cell office:value-type="float" office:value="29.572784" calcext:value-type="float">
            <text:p>29.572784</text:p>
          </table:table-cell>
          <table:table-cell office:value-type="float" office:value="22.771149" calcext:value-type="float">
            <text:p>22.7711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2" calcext:value-type="date">
            <text:p>1982-12-12</text:p>
          </table:table-cell>
          <table:table-cell office:value-type="float" office:value="29.556183" calcext:value-type="float">
            <text:p>29.556183</text:p>
          </table:table-cell>
          <table:table-cell office:value-type="float" office:value="21.456787" calcext:value-type="float">
            <text:p>21.4567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3" calcext:value-type="date">
            <text:p>1982-12-13</text:p>
          </table:table-cell>
          <table:table-cell office:value-type="float" office:value="29.832794" calcext:value-type="float">
            <text:p>29.832794</text:p>
          </table:table-cell>
          <table:table-cell office:value-type="float" office:value="22.284332" calcext:value-type="float">
            <text:p>22.2843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4" calcext:value-type="date">
            <text:p>1982-12-14</text:p>
          </table:table-cell>
          <table:table-cell office:value-type="float" office:value="29.693329" calcext:value-type="float">
            <text:p>29.693329</text:p>
          </table:table-cell>
          <table:table-cell office:value-type="float" office:value="22.514801" calcext:value-type="float">
            <text:p>22.5148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5" calcext:value-type="date">
            <text:p>1982-12-15</text:p>
          </table:table-cell>
          <table:table-cell office:value-type="float" office:value="32.026703" calcext:value-type="float">
            <text:p>32.026703</text:p>
          </table:table-cell>
          <table:table-cell office:value-type="float" office:value="21.333557" calcext:value-type="float">
            <text:p>21.3335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6" calcext:value-type="date">
            <text:p>1982-12-16</text:p>
          </table:table-cell>
          <table:table-cell office:value-type="float" office:value="31.85791" calcext:value-type="float">
            <text:p>31.85791</text:p>
          </table:table-cell>
          <table:table-cell office:value-type="float" office:value="22.256897" calcext:value-type="float">
            <text:p>22.2568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7" calcext:value-type="date">
            <text:p>1982-12-17</text:p>
          </table:table-cell>
          <table:table-cell office:value-type="float" office:value="31.120605" calcext:value-type="float">
            <text:p>31.120605</text:p>
          </table:table-cell>
          <table:table-cell office:value-type="float" office:value="23.664612" calcext:value-type="float">
            <text:p>23.6646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8" calcext:value-type="date">
            <text:p>1982-12-18</text:p>
          </table:table-cell>
          <table:table-cell office:value-type="float" office:value="31.050995" calcext:value-type="float">
            <text:p>31.050995</text:p>
          </table:table-cell>
          <table:table-cell office:value-type="float" office:value="22.76117" calcext:value-type="float">
            <text:p>22.761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1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19" calcext:value-type="date">
            <text:p>1982-12-19</text:p>
          </table:table-cell>
          <table:table-cell office:value-type="float" office:value="31.488312" calcext:value-type="float">
            <text:p>31.488312</text:p>
          </table:table-cell>
          <table:table-cell office:value-type="float" office:value="22.521332" calcext:value-type="float">
            <text:p>22.5213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0" calcext:value-type="date">
            <text:p>1982-12-20</text:p>
          </table:table-cell>
          <table:table-cell office:value-type="float" office:value="31.906555" calcext:value-type="float">
            <text:p>31.906555</text:p>
          </table:table-cell>
          <table:table-cell office:value-type="float" office:value="22.991089" calcext:value-type="float">
            <text:p>22.9910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1" calcext:value-type="date">
            <text:p>1982-12-21</text:p>
          </table:table-cell>
          <table:table-cell office:value-type="float" office:value="29.958527" calcext:value-type="float">
            <text:p>29.958527</text:p>
          </table:table-cell>
          <table:table-cell office:value-type="float" office:value="22.133911" calcext:value-type="float">
            <text:p>22.1339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2" calcext:value-type="date">
            <text:p>1982-12-22</text:p>
          </table:table-cell>
          <table:table-cell office:value-type="float" office:value="30.188934" calcext:value-type="float">
            <text:p>30.188934</text:p>
          </table:table-cell>
          <table:table-cell office:value-type="float" office:value="21.98581" calcext:value-type="float">
            <text:p>21.985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3" calcext:value-type="date">
            <text:p>1982-12-23</text:p>
          </table:table-cell>
          <table:table-cell office:value-type="float" office:value="31.791107" calcext:value-type="float">
            <text:p>31.791107</text:p>
          </table:table-cell>
          <table:table-cell office:value-type="float" office:value="23.645355" calcext:value-type="float">
            <text:p>23.6453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4" calcext:value-type="date">
            <text:p>1982-12-24</text:p>
          </table:table-cell>
          <table:table-cell office:value-type="float" office:value="32.607697" calcext:value-type="float">
            <text:p>32.607697</text:p>
          </table:table-cell>
          <table:table-cell office:value-type="float" office:value="23.146576" calcext:value-type="float">
            <text:p>23.1465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5" calcext:value-type="date">
            <text:p>1982-12-25</text:p>
          </table:table-cell>
          <table:table-cell office:value-type="float" office:value="30.697021" calcext:value-type="float">
            <text:p>30.697021</text:p>
          </table:table-cell>
          <table:table-cell office:value-type="float" office:value="21.748993" calcext:value-type="float">
            <text:p>21.7489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6" calcext:value-type="date">
            <text:p>1982-12-26</text:p>
          </table:table-cell>
          <table:table-cell office:value-type="float" office:value="30.857819" calcext:value-type="float">
            <text:p>30.857819</text:p>
          </table:table-cell>
          <table:table-cell office:value-type="float" office:value="21.093414" calcext:value-type="float">
            <text:p>21.0934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7" calcext:value-type="date">
            <text:p>1982-12-27</text:p>
          </table:table-cell>
          <table:table-cell office:value-type="float" office:value="29.105804" calcext:value-type="float">
            <text:p>29.105804</text:p>
          </table:table-cell>
          <table:table-cell office:value-type="float" office:value="22.757172" calcext:value-type="float">
            <text:p>22.7571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8" calcext:value-type="date">
            <text:p>1982-12-28</text:p>
          </table:table-cell>
          <table:table-cell office:value-type="float" office:value="29.779022" calcext:value-type="float">
            <text:p>29.779022</text:p>
          </table:table-cell>
          <table:table-cell office:value-type="float" office:value="22.339264" calcext:value-type="float">
            <text:p>22.3392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2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29" calcext:value-type="date">
            <text:p>1982-12-29</text:p>
          </table:table-cell>
          <table:table-cell office:value-type="float" office:value="27.74707" calcext:value-type="float">
            <text:p>27.74707</text:p>
          </table:table-cell>
          <table:table-cell office:value-type="float" office:value="21.963837" calcext:value-type="float">
            <text:p>21.9638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30" calcext:value-type="date">
            <text:p>1982-12-30</text:p>
          </table:table-cell>
          <table:table-cell office:value-type="float" office:value="29.082733" calcext:value-type="float">
            <text:p>29.082733</text:p>
          </table:table-cell>
          <table:table-cell office:value-type="float" office:value="21.915314" calcext:value-type="float">
            <text:p>21.915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2-12-31" calcext:value-type="date">
            <text:p>1982-12-31</text:p>
          </table:table-cell>
          <table:table-cell office:value-type="float" office:value="32.156464" calcext:value-type="float">
            <text:p>32.156464</text:p>
          </table:table-cell>
          <table:table-cell office:value-type="float" office:value="21.839813" calcext:value-type="float">
            <text:p>21.8398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1983-01-01" calcext:value-type="date">
            <text:p>1983-01-01</text:p>
          </table:table-cell>
          <table:table-cell office:value-type="float" office:value="32.068634" calcext:value-type="float">
            <text:p>32.068634</text:p>
          </table:table-cell>
          <table:table-cell office:value-type="float" office:value="21.301178" calcext:value-type="float">
            <text:p>21.3011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2" calcext:value-type="date">
            <text:p>1983-01-02</text:p>
          </table:table-cell>
          <table:table-cell office:value-type="float" office:value="29.340057" calcext:value-type="float">
            <text:p>29.340057</text:p>
          </table:table-cell>
          <table:table-cell office:value-type="float" office:value="22.670776" calcext:value-type="float">
            <text:p>22.6707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3" calcext:value-type="date">
            <text:p>1983-01-03</text:p>
          </table:table-cell>
          <table:table-cell office:value-type="float" office:value="31.532013" calcext:value-type="float">
            <text:p>31.532013</text:p>
          </table:table-cell>
          <table:table-cell office:value-type="float" office:value="23.555359" calcext:value-type="float">
            <text:p>23.5553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4" calcext:value-type="date">
            <text:p>1983-01-04</text:p>
          </table:table-cell>
          <table:table-cell office:value-type="float" office:value="30.717438" calcext:value-type="float">
            <text:p>30.717438</text:p>
          </table:table-cell>
          <table:table-cell office:value-type="float" office:value="23.559418" calcext:value-type="float">
            <text:p>23.5594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5" calcext:value-type="date">
            <text:p>1983-01-05</text:p>
          </table:table-cell>
          <table:table-cell office:value-type="float" office:value="28.604645" calcext:value-type="float">
            <text:p>28.604645</text:p>
          </table:table-cell>
          <table:table-cell office:value-type="float" office:value="23.589844" calcext:value-type="float">
            <text:p>23.5898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6" calcext:value-type="date">
            <text:p>1983-01-06</text:p>
          </table:table-cell>
          <table:table-cell office:value-type="float" office:value="29.9393" calcext:value-type="float">
            <text:p>29.9393</text:p>
          </table:table-cell>
          <table:table-cell office:value-type="float" office:value="21.607208" calcext:value-type="float">
            <text:p>21.6072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7" calcext:value-type="date">
            <text:p>1983-01-07</text:p>
          </table:table-cell>
          <table:table-cell office:value-type="float" office:value="30.787567" calcext:value-type="float">
            <text:p>30.787567</text:p>
          </table:table-cell>
          <table:table-cell office:value-type="float" office:value="23.316559" calcext:value-type="float">
            <text:p>23.3165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3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8" calcext:value-type="date">
            <text:p>1983-01-08</text:p>
          </table:table-cell>
          <table:table-cell office:value-type="float" office:value="31.120514" calcext:value-type="float">
            <text:p>31.120514</text:p>
          </table:table-cell>
          <table:table-cell office:value-type="float" office:value="21.830933" calcext:value-type="float">
            <text:p>21.8309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9" calcext:value-type="date">
            <text:p>1983-01-09</text:p>
          </table:table-cell>
          <table:table-cell office:value-type="float" office:value="31.3013" calcext:value-type="float">
            <text:p>31.3013</text:p>
          </table:table-cell>
          <table:table-cell office:value-type="float" office:value="22.953033" calcext:value-type="float">
            <text:p>22.9530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0" calcext:value-type="date">
            <text:p>1983-01-10</text:p>
          </table:table-cell>
          <table:table-cell office:value-type="float" office:value="30.775543" calcext:value-type="float">
            <text:p>30.775543</text:p>
          </table:table-cell>
          <table:table-cell office:value-type="float" office:value="24.042542" calcext:value-type="float">
            <text:p>24.0425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1" calcext:value-type="date">
            <text:p>1983-01-11</text:p>
          </table:table-cell>
          <table:table-cell office:value-type="float" office:value="30.885284" calcext:value-type="float">
            <text:p>30.885284</text:p>
          </table:table-cell>
          <table:table-cell office:value-type="float" office:value="23.462006" calcext:value-type="float">
            <text:p>23.4620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2" calcext:value-type="date">
            <text:p>1983-01-12</text:p>
          </table:table-cell>
          <table:table-cell office:value-type="float" office:value="31.595123" calcext:value-type="float">
            <text:p>31.595123</text:p>
          </table:table-cell>
          <table:table-cell office:value-type="float" office:value="23.199677" calcext:value-type="float">
            <text:p>23.1996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3" calcext:value-type="date">
            <text:p>1983-01-13</text:p>
          </table:table-cell>
          <table:table-cell office:value-type="float" office:value="32.51883" calcext:value-type="float">
            <text:p>32.51883</text:p>
          </table:table-cell>
          <table:table-cell office:value-type="float" office:value="22.691925" calcext:value-type="float">
            <text:p>22.6919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4" calcext:value-type="date">
            <text:p>1983-01-14</text:p>
          </table:table-cell>
          <table:table-cell office:value-type="float" office:value="31.28244" calcext:value-type="float">
            <text:p>31.28244</text:p>
          </table:table-cell>
          <table:table-cell office:value-type="float" office:value="23.5578" calcext:value-type="float">
            <text:p>23.55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5" calcext:value-type="date">
            <text:p>1983-01-15</text:p>
          </table:table-cell>
          <table:table-cell office:value-type="float" office:value="31.992035" calcext:value-type="float">
            <text:p>31.992035</text:p>
          </table:table-cell>
          <table:table-cell office:value-type="float" office:value="21.727448" calcext:value-type="float">
            <text:p>21.7274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6" calcext:value-type="date">
            <text:p>1983-01-16</text:p>
          </table:table-cell>
          <table:table-cell office:value-type="float" office:value="32.066864" calcext:value-type="float">
            <text:p>32.066864</text:p>
          </table:table-cell>
          <table:table-cell office:value-type="float" office:value="22.286377" calcext:value-type="float">
            <text:p>22.2863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7" calcext:value-type="date">
            <text:p>1983-01-17</text:p>
          </table:table-cell>
          <table:table-cell office:value-type="float" office:value="32.39914" calcext:value-type="float">
            <text:p>32.39914</text:p>
          </table:table-cell>
          <table:table-cell office:value-type="float" office:value="22.513458" calcext:value-type="float">
            <text:p>22.5134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4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8" calcext:value-type="date">
            <text:p>1983-01-18</text:p>
          </table:table-cell>
          <table:table-cell office:value-type="float" office:value="32.261078" calcext:value-type="float">
            <text:p>32.261078</text:p>
          </table:table-cell>
          <table:table-cell office:value-type="float" office:value="21.588135" calcext:value-type="float">
            <text:p>21.5881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9" calcext:value-type="date">
            <text:p>1983-01-19</text:p>
          </table:table-cell>
          <table:table-cell office:value-type="float" office:value="32.080902" calcext:value-type="float">
            <text:p>32.080902</text:p>
          </table:table-cell>
          <table:table-cell office:value-type="float" office:value="24.869171" calcext:value-type="float">
            <text:p>24.8691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0" calcext:value-type="date">
            <text:p>1983-01-20</text:p>
          </table:table-cell>
          <table:table-cell office:value-type="float" office:value="31.63205" calcext:value-type="float">
            <text:p>31.63205</text:p>
          </table:table-cell>
          <table:table-cell office:value-type="float" office:value="23.619476" calcext:value-type="float">
            <text:p>23.6194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1" calcext:value-type="date">
            <text:p>1983-01-21</text:p>
          </table:table-cell>
          <table:table-cell office:value-type="float" office:value="34.70273" calcext:value-type="float">
            <text:p>34.70273</text:p>
          </table:table-cell>
          <table:table-cell office:value-type="float" office:value="23.236816" calcext:value-type="float">
            <text:p>23.2368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2" calcext:value-type="date">
            <text:p>1983-01-22</text:p>
          </table:table-cell>
          <table:table-cell office:value-type="float" office:value="35.547516" calcext:value-type="float">
            <text:p>35.547516</text:p>
          </table:table-cell>
          <table:table-cell office:value-type="float" office:value="25.053131" calcext:value-type="float">
            <text:p>25.0531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3" calcext:value-type="date">
            <text:p>1983-01-23</text:p>
          </table:table-cell>
          <table:table-cell office:value-type="float" office:value="35.356537" calcext:value-type="float">
            <text:p>35.356537</text:p>
          </table:table-cell>
          <table:table-cell office:value-type="float" office:value="25.370514" calcext:value-type="float">
            <text:p>25.3705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4" calcext:value-type="date">
            <text:p>1983-01-24</text:p>
          </table:table-cell>
          <table:table-cell office:value-type="float" office:value="34.572052" calcext:value-type="float">
            <text:p>34.572052</text:p>
          </table:table-cell>
          <table:table-cell office:value-type="float" office:value="24.446869" calcext:value-type="float">
            <text:p>24.4468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5" calcext:value-type="date">
            <text:p>1983-01-25</text:p>
          </table:table-cell>
          <table:table-cell office:value-type="float" office:value="34.321594" calcext:value-type="float">
            <text:p>34.321594</text:p>
          </table:table-cell>
          <table:table-cell office:value-type="float" office:value="24.166473" calcext:value-type="float">
            <text:p>24.1664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6" calcext:value-type="date">
            <text:p>1983-01-26</text:p>
          </table:table-cell>
          <table:table-cell office:value-type="float" office:value="34.80197" calcext:value-type="float">
            <text:p>34.80197</text:p>
          </table:table-cell>
          <table:table-cell office:value-type="float" office:value="25.169647" calcext:value-type="float">
            <text:p>25.1696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7" calcext:value-type="date">
            <text:p>1983-01-27</text:p>
          </table:table-cell>
          <table:table-cell office:value-type="float" office:value="34.420868" calcext:value-type="float">
            <text:p>34.420868</text:p>
          </table:table-cell>
          <table:table-cell office:value-type="float" office:value="23.749603" calcext:value-type="float">
            <text:p>23.7496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5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8" calcext:value-type="date">
            <text:p>1983-01-28</text:p>
          </table:table-cell>
          <table:table-cell office:value-type="float" office:value="35.020203" calcext:value-type="float">
            <text:p>35.020203</text:p>
          </table:table-cell>
          <table:table-cell office:value-type="float" office:value="24.489655" calcext:value-type="float">
            <text:p>24.4896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9" calcext:value-type="date">
            <text:p>1983-01-29</text:p>
          </table:table-cell>
          <table:table-cell office:value-type="float" office:value="34.951904" calcext:value-type="float">
            <text:p>34.951904</text:p>
          </table:table-cell>
          <table:table-cell office:value-type="float" office:value="23.3432" calcext:value-type="float">
            <text:p>23.34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30" calcext:value-type="date">
            <text:p>1983-01-30</text:p>
          </table:table-cell>
          <table:table-cell office:value-type="float" office:value="34.80191" calcext:value-type="float">
            <text:p>34.80191</text:p>
          </table:table-cell>
          <table:table-cell office:value-type="float" office:value="23.755402" calcext:value-type="float">
            <text:p>23.7554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31" calcext:value-type="date">
            <text:p>1983-01-31</text:p>
          </table:table-cell>
          <table:table-cell office:value-type="float" office:value="35.067505" calcext:value-type="float">
            <text:p>35.067505</text:p>
          </table:table-cell>
          <table:table-cell office:value-type="float" office:value="23.584137" calcext:value-type="float">
            <text:p>23.5841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3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1" calcext:value-type="date">
            <text:p>1983-02-01</text:p>
          </table:table-cell>
          <table:table-cell office:value-type="float" office:value="34.730804" calcext:value-type="float">
            <text:p>34.730804</text:p>
          </table:table-cell>
          <table:table-cell office:value-type="float" office:value="24.856506" calcext:value-type="float">
            <text:p>24.8565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2" calcext:value-type="date">
            <text:p>1983-02-02</text:p>
          </table:table-cell>
          <table:table-cell office:value-type="float" office:value="34.11383" calcext:value-type="float">
            <text:p>34.11383</text:p>
          </table:table-cell>
          <table:table-cell office:value-type="float" office:value="25.141083" calcext:value-type="float">
            <text:p>25.1410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3" calcext:value-type="date">
            <text:p>1983-02-03</text:p>
          </table:table-cell>
          <table:table-cell office:value-type="float" office:value="32.97888" calcext:value-type="float">
            <text:p>32.97888</text:p>
          </table:table-cell>
          <table:table-cell office:value-type="float" office:value="24.698334" calcext:value-type="float">
            <text:p>24.6983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4" calcext:value-type="date">
            <text:p>1983-02-04</text:p>
          </table:table-cell>
          <table:table-cell office:value-type="float" office:value="34.01413" calcext:value-type="float">
            <text:p>34.01413</text:p>
          </table:table-cell>
          <table:table-cell office:value-type="float" office:value="25.539612" calcext:value-type="float">
            <text:p>25.5396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5" calcext:value-type="date">
            <text:p>1983-02-05</text:p>
          </table:table-cell>
          <table:table-cell office:value-type="float" office:value="33.634064" calcext:value-type="float">
            <text:p>33.634064</text:p>
          </table:table-cell>
          <table:table-cell office:value-type="float" office:value="24.656036" calcext:value-type="float">
            <text:p>24.6560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6" calcext:value-type="date">
            <text:p>1983-02-06</text:p>
          </table:table-cell>
          <table:table-cell office:value-type="float" office:value="33.499817" calcext:value-type="float">
            <text:p>33.499817</text:p>
          </table:table-cell>
          <table:table-cell office:value-type="float" office:value="24.853912" calcext:value-type="float">
            <text:p>24.8539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6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7" calcext:value-type="date">
            <text:p>1983-02-07</text:p>
          </table:table-cell>
          <table:table-cell office:value-type="float" office:value="34.85211" calcext:value-type="float">
            <text:p>34.85211</text:p>
          </table:table-cell>
          <table:table-cell office:value-type="float" office:value="23.11438" calcext:value-type="float">
            <text:p>23.114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8" calcext:value-type="date">
            <text:p>1983-02-08</text:p>
          </table:table-cell>
          <table:table-cell office:value-type="float" office:value="35.59494" calcext:value-type="float">
            <text:p>35.59494</text:p>
          </table:table-cell>
          <table:table-cell office:value-type="float" office:value="24.485992" calcext:value-type="float">
            <text:p>24.4859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09" calcext:value-type="date">
            <text:p>1983-02-09</text:p>
          </table:table-cell>
          <table:table-cell office:value-type="float" office:value="35.48523" calcext:value-type="float">
            <text:p>35.48523</text:p>
          </table:table-cell>
          <table:table-cell office:value-type="float" office:value="22.939331" calcext:value-type="float">
            <text:p>22.9393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0" calcext:value-type="date">
            <text:p>1983-02-10</text:p>
          </table:table-cell>
          <table:table-cell office:value-type="float" office:value="35.82068" calcext:value-type="float">
            <text:p>35.82068</text:p>
          </table:table-cell>
          <table:table-cell office:value-type="float" office:value="24.698944" calcext:value-type="float">
            <text:p>24.6989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1" calcext:value-type="date">
            <text:p>1983-02-11</text:p>
          </table:table-cell>
          <table:table-cell office:value-type="float" office:value="34.67099" calcext:value-type="float">
            <text:p>34.67099</text:p>
          </table:table-cell>
          <table:table-cell office:value-type="float" office:value="23.3992" calcext:value-type="float">
            <text:p>23.39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2" calcext:value-type="date">
            <text:p>1983-02-12</text:p>
          </table:table-cell>
          <table:table-cell office:value-type="float" office:value="35.56952" calcext:value-type="float">
            <text:p>35.56952</text:p>
          </table:table-cell>
          <table:table-cell office:value-type="float" office:value="23.127502" calcext:value-type="float">
            <text:p>23.1275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3" calcext:value-type="date">
            <text:p>1983-02-13</text:p>
          </table:table-cell>
          <table:table-cell office:value-type="float" office:value="37.168365" calcext:value-type="float">
            <text:p>37.168365</text:p>
          </table:table-cell>
          <table:table-cell office:value-type="float" office:value="23.249481" calcext:value-type="float">
            <text:p>23.2494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4" calcext:value-type="date">
            <text:p>1983-02-14</text:p>
          </table:table-cell>
          <table:table-cell office:value-type="float" office:value="35.397552" calcext:value-type="float">
            <text:p>35.397552</text:p>
          </table:table-cell>
          <table:table-cell office:value-type="float" office:value="24.581207" calcext:value-type="float">
            <text:p>24.5812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5" calcext:value-type="date">
            <text:p>1983-02-15</text:p>
          </table:table-cell>
          <table:table-cell office:value-type="float" office:value="35.263336" calcext:value-type="float">
            <text:p>35.263336</text:p>
          </table:table-cell>
          <table:table-cell office:value-type="float" office:value="24.74405" calcext:value-type="float">
            <text:p>24.744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6" calcext:value-type="date">
            <text:p>1983-02-16</text:p>
          </table:table-cell>
          <table:table-cell office:value-type="float" office:value="37.998016" calcext:value-type="float">
            <text:p>37.998016</text:p>
          </table:table-cell>
          <table:table-cell office:value-type="float" office:value="24.463226" calcext:value-type="float">
            <text:p>24.4632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7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7" calcext:value-type="date">
            <text:p>1983-02-17</text:p>
          </table:table-cell>
          <table:table-cell office:value-type="float" office:value="36.496185" calcext:value-type="float">
            <text:p>36.496185</text:p>
          </table:table-cell>
          <table:table-cell office:value-type="float" office:value="23.811157" calcext:value-type="float">
            <text:p>23.8111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8" calcext:value-type="date">
            <text:p>1983-02-18</text:p>
          </table:table-cell>
          <table:table-cell office:value-type="float" office:value="34.22159" calcext:value-type="float">
            <text:p>34.22159</text:p>
          </table:table-cell>
          <table:table-cell office:value-type="float" office:value="24.581268" calcext:value-type="float">
            <text:p>24.5812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19" calcext:value-type="date">
            <text:p>1983-02-19</text:p>
          </table:table-cell>
          <table:table-cell office:value-type="float" office:value="32.572235" calcext:value-type="float">
            <text:p>32.572235</text:p>
          </table:table-cell>
          <table:table-cell office:value-type="float" office:value="23.703247" calcext:value-type="float">
            <text:p>23.7032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0" calcext:value-type="date">
            <text:p>1983-02-20</text:p>
          </table:table-cell>
          <table:table-cell office:value-type="float" office:value="32.102325" calcext:value-type="float">
            <text:p>32.102325</text:p>
          </table:table-cell>
          <table:table-cell office:value-type="float" office:value="23.325958" calcext:value-type="float">
            <text:p>23.3259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1" calcext:value-type="date">
            <text:p>1983-02-21</text:p>
          </table:table-cell>
          <table:table-cell office:value-type="float" office:value="29.583405" calcext:value-type="float">
            <text:p>29.583405</text:p>
          </table:table-cell>
          <table:table-cell office:value-type="float" office:value="23.318909" calcext:value-type="float">
            <text:p>23.3189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2" calcext:value-type="date">
            <text:p>1983-02-22</text:p>
          </table:table-cell>
          <table:table-cell office:value-type="float" office:value="32.46982" calcext:value-type="float">
            <text:p>32.46982</text:p>
          </table:table-cell>
          <table:table-cell office:value-type="float" office:value="22.677399" calcext:value-type="float">
            <text:p>22.67739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3" calcext:value-type="date">
            <text:p>1983-02-23</text:p>
          </table:table-cell>
          <table:table-cell office:value-type="float" office:value="31.165802" calcext:value-type="float">
            <text:p>31.165802</text:p>
          </table:table-cell>
          <table:table-cell office:value-type="float" office:value="22.437286" calcext:value-type="float">
            <text:p>22.4372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4" calcext:value-type="date">
            <text:p>1983-02-24</text:p>
          </table:table-cell>
          <table:table-cell office:value-type="float" office:value="30.703156" calcext:value-type="float">
            <text:p>30.703156</text:p>
          </table:table-cell>
          <table:table-cell office:value-type="float" office:value="22.493378" calcext:value-type="float">
            <text:p>22.4933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5" calcext:value-type="date">
            <text:p>1983-02-25</text:p>
          </table:table-cell>
          <table:table-cell office:value-type="float" office:value="28.960052" calcext:value-type="float">
            <text:p>28.960052</text:p>
          </table:table-cell>
          <table:table-cell office:value-type="float" office:value="23.059845" calcext:value-type="float">
            <text:p>23.0598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6" calcext:value-type="date">
            <text:p>1983-02-26</text:p>
          </table:table-cell>
          <table:table-cell office:value-type="float" office:value="32.15576" calcext:value-type="float">
            <text:p>32.15576</text:p>
          </table:table-cell>
          <table:table-cell office:value-type="float" office:value="23.62793" calcext:value-type="float">
            <text:p>23.627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8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7" calcext:value-type="date">
            <text:p>1983-02-27</text:p>
          </table:table-cell>
          <table:table-cell office:value-type="float" office:value="33.49344" calcext:value-type="float">
            <text:p>33.49344</text:p>
          </table:table-cell>
          <table:table-cell office:value-type="float" office:value="24.264954" calcext:value-type="float">
            <text:p>24.2649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2-28" calcext:value-type="date">
            <text:p>1983-02-28</text:p>
          </table:table-cell>
          <table:table-cell office:value-type="float" office:value="30.39914" calcext:value-type="float">
            <text:p>30.39914</text:p>
          </table:table-cell>
          <table:table-cell office:value-type="float" office:value="23.514526" calcext:value-type="float">
            <text:p>23.5145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1" calcext:value-type="date">
            <text:p>1983-03-01</text:p>
          </table:table-cell>
          <table:table-cell office:value-type="float" office:value="31.078705" calcext:value-type="float">
            <text:p>31.078705</text:p>
          </table:table-cell>
          <table:table-cell office:value-type="float" office:value="22.972046" calcext:value-type="float">
            <text:p>22.9720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2" calcext:value-type="date">
            <text:p>1983-03-02</text:p>
          </table:table-cell>
          <table:table-cell office:value-type="float" office:value="32.9086" calcext:value-type="float">
            <text:p>32.9086</text:p>
          </table:table-cell>
          <table:table-cell office:value-type="float" office:value="24.33548" calcext:value-type="float">
            <text:p>24.335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3" calcext:value-type="date">
            <text:p>1983-03-03</text:p>
          </table:table-cell>
          <table:table-cell office:value-type="float" office:value="33.16696" calcext:value-type="float">
            <text:p>33.16696</text:p>
          </table:table-cell>
          <table:table-cell office:value-type="float" office:value="24.788788" calcext:value-type="float">
            <text:p>24.7887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4" calcext:value-type="date">
            <text:p>1983-03-04</text:p>
          </table:table-cell>
          <table:table-cell office:value-type="float" office:value="32.648132" calcext:value-type="float">
            <text:p>32.648132</text:p>
          </table:table-cell>
          <table:table-cell office:value-type="float" office:value="24.881714" calcext:value-type="float">
            <text:p>24.8817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5" calcext:value-type="date">
            <text:p>1983-03-05</text:p>
          </table:table-cell>
          <table:table-cell office:value-type="float" office:value="31.864594" calcext:value-type="float">
            <text:p>31.864594</text:p>
          </table:table-cell>
          <table:table-cell office:value-type="float" office:value="22.813263" calcext:value-type="float">
            <text:p>22.8132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6" calcext:value-type="date">
            <text:p>1983-03-06</text:p>
          </table:table-cell>
          <table:table-cell office:value-type="float" office:value="33.308258" calcext:value-type="float">
            <text:p>33.308258</text:p>
          </table:table-cell>
          <table:table-cell office:value-type="float" office:value="23.610382" calcext:value-type="float">
            <text:p>23.6103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7" calcext:value-type="date">
            <text:p>1983-03-07</text:p>
          </table:table-cell>
          <table:table-cell office:value-type="float" office:value="33.58786" calcext:value-type="float">
            <text:p>33.58786</text:p>
          </table:table-cell>
          <table:table-cell office:value-type="float" office:value="23.636932" calcext:value-type="float">
            <text:p>23.6369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8" calcext:value-type="date">
            <text:p>1983-03-08</text:p>
          </table:table-cell>
          <table:table-cell office:value-type="float" office:value="34.03485" calcext:value-type="float">
            <text:p>34.03485</text:p>
          </table:table-cell>
          <table:table-cell office:value-type="float" office:value="22.730682" calcext:value-type="float">
            <text:p>22.7306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79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09" calcext:value-type="date">
            <text:p>1983-03-09</text:p>
          </table:table-cell>
          <table:table-cell office:value-type="float" office:value="33.77545" calcext:value-type="float">
            <text:p>33.77545</text:p>
          </table:table-cell>
          <table:table-cell office:value-type="float" office:value="23.526184" calcext:value-type="float">
            <text:p>23.5261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0" calcext:value-type="date">
            <text:p>1983-03-10</text:p>
          </table:table-cell>
          <table:table-cell office:value-type="float" office:value="33.13336" calcext:value-type="float">
            <text:p>33.13336</text:p>
          </table:table-cell>
          <table:table-cell office:value-type="float" office:value="24.322418" calcext:value-type="float">
            <text:p>24.3224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1" calcext:value-type="date">
            <text:p>1983-03-11</text:p>
          </table:table-cell>
          <table:table-cell office:value-type="float" office:value="33.521515" calcext:value-type="float">
            <text:p>33.521515</text:p>
          </table:table-cell>
          <table:table-cell office:value-type="float" office:value="24.421967" calcext:value-type="float">
            <text:p>24.4219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2" calcext:value-type="date">
            <text:p>1983-03-12</text:p>
          </table:table-cell>
          <table:table-cell office:value-type="float" office:value="32.980927" calcext:value-type="float">
            <text:p>32.980927</text:p>
          </table:table-cell>
          <table:table-cell office:value-type="float" office:value="24.451263" calcext:value-type="float">
            <text:p>24.4512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3" calcext:value-type="date">
            <text:p>1983-03-13</text:p>
          </table:table-cell>
          <table:table-cell office:value-type="float" office:value="33.319244" calcext:value-type="float">
            <text:p>33.319244</text:p>
          </table:table-cell>
          <table:table-cell office:value-type="float" office:value="22.656189" calcext:value-type="float">
            <text:p>22.6561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4" calcext:value-type="date">
            <text:p>1983-03-14</text:p>
          </table:table-cell>
          <table:table-cell office:value-type="float" office:value="25.179108" calcext:value-type="float">
            <text:p>25.179108</text:p>
          </table:table-cell>
          <table:table-cell office:value-type="float" office:value="22.4982" calcext:value-type="float">
            <text:p>22.49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5" calcext:value-type="date">
            <text:p>1983-03-15</text:p>
          </table:table-cell>
          <table:table-cell office:value-type="float" office:value="30.809967" calcext:value-type="float">
            <text:p>30.809967</text:p>
          </table:table-cell>
          <table:table-cell office:value-type="float" office:value="22.649078" calcext:value-type="float">
            <text:p>22.6490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6" calcext:value-type="date">
            <text:p>1983-03-16</text:p>
          </table:table-cell>
          <table:table-cell office:value-type="float" office:value="32.569183" calcext:value-type="float">
            <text:p>32.569183</text:p>
          </table:table-cell>
          <table:table-cell office:value-type="float" office:value="24.081726" calcext:value-type="float">
            <text:p>24.0817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7" calcext:value-type="date">
            <text:p>1983-03-17</text:p>
          </table:table-cell>
          <table:table-cell office:value-type="float" office:value="33.26364" calcext:value-type="float">
            <text:p>33.26364</text:p>
          </table:table-cell>
          <table:table-cell office:value-type="float" office:value="23.34317" calcext:value-type="float">
            <text:p>23.343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8" calcext:value-type="date">
            <text:p>1983-03-18</text:p>
          </table:table-cell>
          <table:table-cell office:value-type="float" office:value="35.24585" calcext:value-type="float">
            <text:p>35.24585</text:p>
          </table:table-cell>
          <table:table-cell office:value-type="float" office:value="23.07016" calcext:value-type="float">
            <text:p>23.070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0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19" calcext:value-type="date">
            <text:p>1983-03-19</text:p>
          </table:table-cell>
          <table:table-cell office:value-type="float" office:value="32.554413" calcext:value-type="float">
            <text:p>32.554413</text:p>
          </table:table-cell>
          <table:table-cell office:value-type="float" office:value="25.689484" calcext:value-type="float">
            <text:p>25.6894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0" calcext:value-type="date">
            <text:p>1983-03-20</text:p>
          </table:table-cell>
          <table:table-cell office:value-type="float" office:value="32.260834" calcext:value-type="float">
            <text:p>32.260834</text:p>
          </table:table-cell>
          <table:table-cell office:value-type="float" office:value="23.63095" calcext:value-type="float">
            <text:p>23.630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1" calcext:value-type="date">
            <text:p>1983-03-21</text:p>
          </table:table-cell>
          <table:table-cell office:value-type="float" office:value="29.088287" calcext:value-type="float">
            <text:p>29.088287</text:p>
          </table:table-cell>
          <table:table-cell office:value-type="float" office:value="22.928955" calcext:value-type="float">
            <text:p>22.9289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2" calcext:value-type="date">
            <text:p>1983-03-22</text:p>
          </table:table-cell>
          <table:table-cell office:value-type="float" office:value="32.5242" calcext:value-type="float">
            <text:p>32.5242</text:p>
          </table:table-cell>
          <table:table-cell office:value-type="float" office:value="22.862213" calcext:value-type="float">
            <text:p>22.8622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3" calcext:value-type="date">
            <text:p>1983-03-23</text:p>
          </table:table-cell>
          <table:table-cell office:value-type="float" office:value="30.770416" calcext:value-type="float">
            <text:p>30.770416</text:p>
          </table:table-cell>
          <table:table-cell office:value-type="float" office:value="23.032898" calcext:value-type="float">
            <text:p>23.0328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4" calcext:value-type="date">
            <text:p>1983-03-24</text:p>
          </table:table-cell>
          <table:table-cell office:value-type="float" office:value="29.194183" calcext:value-type="float">
            <text:p>29.194183</text:p>
          </table:table-cell>
          <table:table-cell office:value-type="float" office:value="21.393433" calcext:value-type="float">
            <text:p>21.3934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5" calcext:value-type="date">
            <text:p>1983-03-25</text:p>
          </table:table-cell>
          <table:table-cell office:value-type="float" office:value="31.431122" calcext:value-type="float">
            <text:p>31.431122</text:p>
          </table:table-cell>
          <table:table-cell office:value-type="float" office:value="22.376343" calcext:value-type="float">
            <text:p>22.3763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6" calcext:value-type="date">
            <text:p>1983-03-26</text:p>
          </table:table-cell>
          <table:table-cell office:value-type="float" office:value="32.498444" calcext:value-type="float">
            <text:p>32.498444</text:p>
          </table:table-cell>
          <table:table-cell office:value-type="float" office:value="24.112762" calcext:value-type="float">
            <text:p>24.1127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7" calcext:value-type="date">
            <text:p>1983-03-27</text:p>
          </table:table-cell>
          <table:table-cell office:value-type="float" office:value="29.954071" calcext:value-type="float">
            <text:p>29.954071</text:p>
          </table:table-cell>
          <table:table-cell office:value-type="float" office:value="23.819489" calcext:value-type="float">
            <text:p>23.8194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8" calcext:value-type="date">
            <text:p>1983-03-28</text:p>
          </table:table-cell>
          <table:table-cell office:value-type="float" office:value="32.26657" calcext:value-type="float">
            <text:p>32.26657</text:p>
          </table:table-cell>
          <table:table-cell office:value-type="float" office:value="23.322266" calcext:value-type="float">
            <text:p>23.3222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1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29" calcext:value-type="date">
            <text:p>1983-03-29</text:p>
          </table:table-cell>
          <table:table-cell office:value-type="float" office:value="33.16217" calcext:value-type="float">
            <text:p>33.16217</text:p>
          </table:table-cell>
          <table:table-cell office:value-type="float" office:value="22.871887" calcext:value-type="float">
            <text:p>22.8718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30" calcext:value-type="date">
            <text:p>1983-03-30</text:p>
          </table:table-cell>
          <table:table-cell office:value-type="float" office:value="33.218323" calcext:value-type="float">
            <text:p>33.218323</text:p>
          </table:table-cell>
          <table:table-cell office:value-type="float" office:value="21.810486" calcext:value-type="float">
            <text:p>21.8104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3-31" calcext:value-type="date">
            <text:p>1983-03-31</text:p>
          </table:table-cell>
          <table:table-cell office:value-type="float" office:value="33.423126" calcext:value-type="float">
            <text:p>33.423126</text:p>
          </table:table-cell>
          <table:table-cell office:value-type="float" office:value="20.992157" calcext:value-type="float">
            <text:p>20.9921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1" calcext:value-type="date">
            <text:p>1983-04-01</text:p>
          </table:table-cell>
          <table:table-cell office:value-type="float" office:value="32.34549" calcext:value-type="float">
            <text:p>32.34549</text:p>
          </table:table-cell>
          <table:table-cell office:value-type="float" office:value="22.41513" calcext:value-type="float">
            <text:p>22.415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2" calcext:value-type="date">
            <text:p>1983-04-02</text:p>
          </table:table-cell>
          <table:table-cell office:value-type="float" office:value="31.426666" calcext:value-type="float">
            <text:p>31.426666</text:p>
          </table:table-cell>
          <table:table-cell office:value-type="float" office:value="23.936798" calcext:value-type="float">
            <text:p>23.9367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3" calcext:value-type="date">
            <text:p>1983-04-03</text:p>
          </table:table-cell>
          <table:table-cell office:value-type="float" office:value="30.8685" calcext:value-type="float">
            <text:p>30.8685</text:p>
          </table:table-cell>
          <table:table-cell office:value-type="float" office:value="22.755981" calcext:value-type="float">
            <text:p>22.7559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4" calcext:value-type="date">
            <text:p>1983-04-04</text:p>
          </table:table-cell>
          <table:table-cell office:value-type="float" office:value="32.085968" calcext:value-type="float">
            <text:p>32.085968</text:p>
          </table:table-cell>
          <table:table-cell office:value-type="float" office:value="22.486603" calcext:value-type="float">
            <text:p>22.4866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5" calcext:value-type="date">
            <text:p>1983-04-05</text:p>
          </table:table-cell>
          <table:table-cell office:value-type="float" office:value="29.128632" calcext:value-type="float">
            <text:p>29.128632</text:p>
          </table:table-cell>
          <table:table-cell office:value-type="float" office:value="22.15628" calcext:value-type="float">
            <text:p>22.156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6" calcext:value-type="date">
            <text:p>1983-04-06</text:p>
          </table:table-cell>
          <table:table-cell office:value-type="float" office:value="31.78714" calcext:value-type="float">
            <text:p>31.78714</text:p>
          </table:table-cell>
          <table:table-cell office:value-type="float" office:value="22.548004" calcext:value-type="float">
            <text:p>22.5480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7" calcext:value-type="date">
            <text:p>1983-04-07</text:p>
          </table:table-cell>
          <table:table-cell office:value-type="float" office:value="29.718048" calcext:value-type="float">
            <text:p>29.718048</text:p>
          </table:table-cell>
          <table:table-cell office:value-type="float" office:value="22.871948" calcext:value-type="float">
            <text:p>22.8719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2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8" calcext:value-type="date">
            <text:p>1983-04-08</text:p>
          </table:table-cell>
          <table:table-cell office:value-type="float" office:value="26.766815" calcext:value-type="float">
            <text:p>26.766815</text:p>
          </table:table-cell>
          <table:table-cell office:value-type="float" office:value="22.631165" calcext:value-type="float">
            <text:p>22.6311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09" calcext:value-type="date">
            <text:p>1983-04-09</text:p>
          </table:table-cell>
          <table:table-cell office:value-type="float" office:value="28.370087" calcext:value-type="float">
            <text:p>28.370087</text:p>
          </table:table-cell>
          <table:table-cell office:value-type="float" office:value="23.891052" calcext:value-type="float">
            <text:p>23.8910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0" calcext:value-type="date">
            <text:p>1983-04-10</text:p>
          </table:table-cell>
          <table:table-cell office:value-type="float" office:value="28.718323" calcext:value-type="float">
            <text:p>28.718323</text:p>
          </table:table-cell>
          <table:table-cell office:value-type="float" office:value="23.46817" calcext:value-type="float">
            <text:p>23.468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1" calcext:value-type="date">
            <text:p>1983-04-11</text:p>
          </table:table-cell>
          <table:table-cell office:value-type="float" office:value="29.536133" calcext:value-type="float">
            <text:p>29.536133</text:p>
          </table:table-cell>
          <table:table-cell office:value-type="float" office:value="22.839935" calcext:value-type="float">
            <text:p>22.8399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2" calcext:value-type="date">
            <text:p>1983-04-12</text:p>
          </table:table-cell>
          <table:table-cell office:value-type="float" office:value="32.169342" calcext:value-type="float">
            <text:p>32.169342</text:p>
          </table:table-cell>
          <table:table-cell office:value-type="float" office:value="23.787384" calcext:value-type="float">
            <text:p>23.7873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3" calcext:value-type="date">
            <text:p>1983-04-13</text:p>
          </table:table-cell>
          <table:table-cell office:value-type="float" office:value="30.009674" calcext:value-type="float">
            <text:p>30.009674</text:p>
          </table:table-cell>
          <table:table-cell office:value-type="float" office:value="23.158356" calcext:value-type="float">
            <text:p>23.1583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4" calcext:value-type="date">
            <text:p>1983-04-14</text:p>
          </table:table-cell>
          <table:table-cell office:value-type="float" office:value="29.444122" calcext:value-type="float">
            <text:p>29.444122</text:p>
          </table:table-cell>
          <table:table-cell office:value-type="float" office:value="23.755829" calcext:value-type="float">
            <text:p>23.75582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5" calcext:value-type="date">
            <text:p>1983-04-15</text:p>
          </table:table-cell>
          <table:table-cell office:value-type="float" office:value="31.349518" calcext:value-type="float">
            <text:p>31.349518</text:p>
          </table:table-cell>
          <table:table-cell office:value-type="float" office:value="22.75827" calcext:value-type="float">
            <text:p>22.758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6" calcext:value-type="date">
            <text:p>1983-04-16</text:p>
          </table:table-cell>
          <table:table-cell office:value-type="float" office:value="31.241486" calcext:value-type="float">
            <text:p>31.241486</text:p>
          </table:table-cell>
          <table:table-cell office:value-type="float" office:value="22.96933" calcext:value-type="float">
            <text:p>22.969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7" calcext:value-type="date">
            <text:p>1983-04-17</text:p>
          </table:table-cell>
          <table:table-cell office:value-type="float" office:value="31.174164" calcext:value-type="float">
            <text:p>31.174164</text:p>
          </table:table-cell>
          <table:table-cell office:value-type="float" office:value="22.778717" calcext:value-type="float">
            <text:p>22.7787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3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8" calcext:value-type="date">
            <text:p>1983-04-18</text:p>
          </table:table-cell>
          <table:table-cell office:value-type="float" office:value="30.18283" calcext:value-type="float">
            <text:p>30.18283</text:p>
          </table:table-cell>
          <table:table-cell office:value-type="float" office:value="23.259094" calcext:value-type="float">
            <text:p>23.2590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19" calcext:value-type="date">
            <text:p>1983-04-19</text:p>
          </table:table-cell>
          <table:table-cell office:value-type="float" office:value="30.918732" calcext:value-type="float">
            <text:p>30.918732</text:p>
          </table:table-cell>
          <table:table-cell office:value-type="float" office:value="23.60791" calcext:value-type="float">
            <text:p>23.607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0" calcext:value-type="date">
            <text:p>1983-04-20</text:p>
          </table:table-cell>
          <table:table-cell office:value-type="float" office:value="32.264557" calcext:value-type="float">
            <text:p>32.264557</text:p>
          </table:table-cell>
          <table:table-cell office:value-type="float" office:value="24.189331" calcext:value-type="float">
            <text:p>24.1893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1" calcext:value-type="date">
            <text:p>1983-04-21</text:p>
          </table:table-cell>
          <table:table-cell office:value-type="float" office:value="27.178558" calcext:value-type="float">
            <text:p>27.178558</text:p>
          </table:table-cell>
          <table:table-cell office:value-type="float" office:value="23.013641" calcext:value-type="float">
            <text:p>23.01364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2" calcext:value-type="date">
            <text:p>1983-04-22</text:p>
          </table:table-cell>
          <table:table-cell office:value-type="float" office:value="31.676117" calcext:value-type="float">
            <text:p>31.676117</text:p>
          </table:table-cell>
          <table:table-cell office:value-type="float" office:value="21.588318" calcext:value-type="float">
            <text:p>21.5883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3" calcext:value-type="date">
            <text:p>1983-04-23</text:p>
          </table:table-cell>
          <table:table-cell office:value-type="float" office:value="31.700165" calcext:value-type="float">
            <text:p>31.700165</text:p>
          </table:table-cell>
          <table:table-cell office:value-type="float" office:value="21.37735" calcext:value-type="float">
            <text:p>21.377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4" calcext:value-type="date">
            <text:p>1983-04-24</text:p>
          </table:table-cell>
          <table:table-cell office:value-type="float" office:value="29.759064" calcext:value-type="float">
            <text:p>29.759064</text:p>
          </table:table-cell>
          <table:table-cell office:value-type="float" office:value="23.244598" calcext:value-type="float">
            <text:p>23.2445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5" calcext:value-type="date">
            <text:p>1983-04-25</text:p>
          </table:table-cell>
          <table:table-cell office:value-type="float" office:value="31.58017" calcext:value-type="float">
            <text:p>31.58017</text:p>
          </table:table-cell>
          <table:table-cell office:value-type="float" office:value="23.234161" calcext:value-type="float">
            <text:p>23.2341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6" calcext:value-type="date">
            <text:p>1983-04-26</text:p>
          </table:table-cell>
          <table:table-cell office:value-type="float" office:value="29.41507" calcext:value-type="float">
            <text:p>29.41507</text:p>
          </table:table-cell>
          <table:table-cell office:value-type="float" office:value="23.811249" calcext:value-type="float">
            <text:p>23.8112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7" calcext:value-type="date">
            <text:p>1983-04-27</text:p>
          </table:table-cell>
          <table:table-cell office:value-type="float" office:value="30.119171" calcext:value-type="float">
            <text:p>30.119171</text:p>
          </table:table-cell>
          <table:table-cell office:value-type="float" office:value="22.85379" calcext:value-type="float">
            <text:p>22.853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4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8" calcext:value-type="date">
            <text:p>1983-04-28</text:p>
          </table:table-cell>
          <table:table-cell office:value-type="float" office:value="31.185394" calcext:value-type="float">
            <text:p>31.185394</text:p>
          </table:table-cell>
          <table:table-cell office:value-type="float" office:value="23.647614" calcext:value-type="float">
            <text:p>23.6476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29" calcext:value-type="date">
            <text:p>1983-04-29</text:p>
          </table:table-cell>
          <table:table-cell office:value-type="float" office:value="31.886505" calcext:value-type="float">
            <text:p>31.886505</text:p>
          </table:table-cell>
          <table:table-cell office:value-type="float" office:value="23.09909" calcext:value-type="float">
            <text:p>23.099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4-30" calcext:value-type="date">
            <text:p>1983-04-30</text:p>
          </table:table-cell>
          <table:table-cell office:value-type="float" office:value="29.959076" calcext:value-type="float">
            <text:p>29.959076</text:p>
          </table:table-cell>
          <table:table-cell office:value-type="float" office:value="23.42212" calcext:value-type="float">
            <text:p>23.422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1" calcext:value-type="date">
            <text:p>1983-05-01</text:p>
          </table:table-cell>
          <table:table-cell office:value-type="float" office:value="30.893555" calcext:value-type="float">
            <text:p>30.893555</text:p>
          </table:table-cell>
          <table:table-cell office:value-type="float" office:value="23.346497" calcext:value-type="float">
            <text:p>23.3464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2" calcext:value-type="date">
            <text:p>1983-05-02</text:p>
          </table:table-cell>
          <table:table-cell office:value-type="float" office:value="30.903534" calcext:value-type="float">
            <text:p>30.903534</text:p>
          </table:table-cell>
          <table:table-cell office:value-type="float" office:value="23.666779" calcext:value-type="float">
            <text:p>23.6667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3" calcext:value-type="date">
            <text:p>1983-05-03</text:p>
          </table:table-cell>
          <table:table-cell office:value-type="float" office:value="32.518158" calcext:value-type="float">
            <text:p>32.518158</text:p>
          </table:table-cell>
          <table:table-cell office:value-type="float" office:value="23.159485" calcext:value-type="float">
            <text:p>23.1594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4" calcext:value-type="date">
            <text:p>1983-05-04</text:p>
          </table:table-cell>
          <table:table-cell office:value-type="float" office:value="30.911469" calcext:value-type="float">
            <text:p>30.911469</text:p>
          </table:table-cell>
          <table:table-cell office:value-type="float" office:value="22.165375" calcext:value-type="float">
            <text:p>22.1653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5" calcext:value-type="date">
            <text:p>1983-05-05</text:p>
          </table:table-cell>
          <table:table-cell office:value-type="float" office:value="32.01718" calcext:value-type="float">
            <text:p>32.01718</text:p>
          </table:table-cell>
          <table:table-cell office:value-type="float" office:value="23.12143" calcext:value-type="float">
            <text:p>23.121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6" calcext:value-type="date">
            <text:p>1983-05-06</text:p>
          </table:table-cell>
          <table:table-cell office:value-type="float" office:value="31.256134" calcext:value-type="float">
            <text:p>31.256134</text:p>
          </table:table-cell>
          <table:table-cell office:value-type="float" office:value="22.919495" calcext:value-type="float">
            <text:p>22.9194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7" calcext:value-type="date">
            <text:p>1983-05-07</text:p>
          </table:table-cell>
          <table:table-cell office:value-type="float" office:value="28.889069" calcext:value-type="float">
            <text:p>28.889069</text:p>
          </table:table-cell>
          <table:table-cell office:value-type="float" office:value="23.281494" calcext:value-type="float">
            <text:p>23.2814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5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8" calcext:value-type="date">
            <text:p>1983-05-08</text:p>
          </table:table-cell>
          <table:table-cell office:value-type="float" office:value="32.255157" calcext:value-type="float">
            <text:p>32.255157</text:p>
          </table:table-cell>
          <table:table-cell office:value-type="float" office:value="22.35733" calcext:value-type="float">
            <text:p>22.357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09" calcext:value-type="date">
            <text:p>1983-05-09</text:p>
          </table:table-cell>
          <table:table-cell office:value-type="float" office:value="30.087372" calcext:value-type="float">
            <text:p>30.087372</text:p>
          </table:table-cell>
          <table:table-cell office:value-type="float" office:value="21.786224" calcext:value-type="float">
            <text:p>21.7862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0" calcext:value-type="date">
            <text:p>1983-05-10</text:p>
          </table:table-cell>
          <table:table-cell office:value-type="float" office:value="28.855377" calcext:value-type="float">
            <text:p>28.855377</text:p>
          </table:table-cell>
          <table:table-cell office:value-type="float" office:value="23.551392" calcext:value-type="float">
            <text:p>23.5513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1" calcext:value-type="date">
            <text:p>1983-05-11</text:p>
          </table:table-cell>
          <table:table-cell office:value-type="float" office:value="28.421417" calcext:value-type="float">
            <text:p>28.421417</text:p>
          </table:table-cell>
          <table:table-cell office:value-type="float" office:value="23.948273" calcext:value-type="float">
            <text:p>23.9482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2" calcext:value-type="date">
            <text:p>1983-05-12</text:p>
          </table:table-cell>
          <table:table-cell office:value-type="float" office:value="30.034302" calcext:value-type="float">
            <text:p>30.034302</text:p>
          </table:table-cell>
          <table:table-cell office:value-type="float" office:value="22.420135" calcext:value-type="float">
            <text:p>22.4201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3" calcext:value-type="date">
            <text:p>1983-05-13</text:p>
          </table:table-cell>
          <table:table-cell office:value-type="float" office:value="31.264465" calcext:value-type="float">
            <text:p>31.264465</text:p>
          </table:table-cell>
          <table:table-cell office:value-type="float" office:value="23.69165" calcext:value-type="float">
            <text:p>23.691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4" calcext:value-type="date">
            <text:p>1983-05-14</text:p>
          </table:table-cell>
          <table:table-cell office:value-type="float" office:value="30.648407" calcext:value-type="float">
            <text:p>30.648407</text:p>
          </table:table-cell>
          <table:table-cell office:value-type="float" office:value="22.436798" calcext:value-type="float">
            <text:p>22.4367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5" calcext:value-type="date">
            <text:p>1983-05-15</text:p>
          </table:table-cell>
          <table:table-cell office:value-type="float" office:value="31.285065" calcext:value-type="float">
            <text:p>31.285065</text:p>
          </table:table-cell>
          <table:table-cell office:value-type="float" office:value="22.749298" calcext:value-type="float">
            <text:p>22.7492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6" calcext:value-type="date">
            <text:p>1983-05-16</text:p>
          </table:table-cell>
          <table:table-cell office:value-type="float" office:value="29.292542" calcext:value-type="float">
            <text:p>29.292542</text:p>
          </table:table-cell>
          <table:table-cell office:value-type="float" office:value="23.546112" calcext:value-type="float">
            <text:p>23.5461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7" calcext:value-type="date">
            <text:p>1983-05-17</text:p>
          </table:table-cell>
          <table:table-cell office:value-type="float" office:value="31.816193" calcext:value-type="float">
            <text:p>31.816193</text:p>
          </table:table-cell>
          <table:table-cell office:value-type="float" office:value="23.56601" calcext:value-type="float">
            <text:p>23.566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6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8" calcext:value-type="date">
            <text:p>1983-05-18</text:p>
          </table:table-cell>
          <table:table-cell office:value-type="float" office:value="29.18155" calcext:value-type="float">
            <text:p>29.18155</text:p>
          </table:table-cell>
          <table:table-cell office:value-type="float" office:value="23.475891" calcext:value-type="float">
            <text:p>23.4758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19" calcext:value-type="date">
            <text:p>1983-05-19</text:p>
          </table:table-cell>
          <table:table-cell office:value-type="float" office:value="29.19986" calcext:value-type="float">
            <text:p>29.19986</text:p>
          </table:table-cell>
          <table:table-cell office:value-type="float" office:value="23.526367" calcext:value-type="float">
            <text:p>23.5263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0" calcext:value-type="date">
            <text:p>1983-05-20</text:p>
          </table:table-cell>
          <table:table-cell office:value-type="float" office:value="29.249786" calcext:value-type="float">
            <text:p>29.249786</text:p>
          </table:table-cell>
          <table:table-cell office:value-type="float" office:value="23.995087" calcext:value-type="float">
            <text:p>23.9950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1" calcext:value-type="date">
            <text:p>1983-05-21</text:p>
          </table:table-cell>
          <table:table-cell office:value-type="float" office:value="28.793365" calcext:value-type="float">
            <text:p>28.793365</text:p>
          </table:table-cell>
          <table:table-cell office:value-type="float" office:value="23.38144" calcext:value-type="float">
            <text:p>23.381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2" calcext:value-type="date">
            <text:p>1983-05-22</text:p>
          </table:table-cell>
          <table:table-cell office:value-type="float" office:value="30.491302" calcext:value-type="float">
            <text:p>30.491302</text:p>
          </table:table-cell>
          <table:table-cell office:value-type="float" office:value="23.128418" calcext:value-type="float">
            <text:p>23.1284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3" calcext:value-type="date">
            <text:p>1983-05-23</text:p>
          </table:table-cell>
          <table:table-cell office:value-type="float" office:value="31.273987" calcext:value-type="float">
            <text:p>31.273987</text:p>
          </table:table-cell>
          <table:table-cell office:value-type="float" office:value="23.377838" calcext:value-type="float">
            <text:p>23.3778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4" calcext:value-type="date">
            <text:p>1983-05-24</text:p>
          </table:table-cell>
          <table:table-cell office:value-type="float" office:value="29.847046" calcext:value-type="float">
            <text:p>29.847046</text:p>
          </table:table-cell>
          <table:table-cell office:value-type="float" office:value="23.279114" calcext:value-type="float">
            <text:p>23.2791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5" calcext:value-type="date">
            <text:p>1983-05-25</text:p>
          </table:table-cell>
          <table:table-cell office:value-type="float" office:value="30.915619" calcext:value-type="float">
            <text:p>30.915619</text:p>
          </table:table-cell>
          <table:table-cell office:value-type="float" office:value="23.348083" calcext:value-type="float">
            <text:p>23.3480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6" calcext:value-type="date">
            <text:p>1983-05-26</text:p>
          </table:table-cell>
          <table:table-cell office:value-type="float" office:value="30.511993" calcext:value-type="float">
            <text:p>30.511993</text:p>
          </table:table-cell>
          <table:table-cell office:value-type="float" office:value="23.778992" calcext:value-type="float">
            <text:p>23.7789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7" calcext:value-type="date">
            <text:p>1983-05-27</text:p>
          </table:table-cell>
          <table:table-cell office:value-type="float" office:value="30.480743" calcext:value-type="float">
            <text:p>30.480743</text:p>
          </table:table-cell>
          <table:table-cell office:value-type="float" office:value="23.240051" calcext:value-type="float">
            <text:p>23.24005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7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8" calcext:value-type="date">
            <text:p>1983-05-28</text:p>
          </table:table-cell>
          <table:table-cell office:value-type="float" office:value="29.943878" calcext:value-type="float">
            <text:p>29.943878</text:p>
          </table:table-cell>
          <table:table-cell office:value-type="float" office:value="23.68042" calcext:value-type="float">
            <text:p>23.680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29" calcext:value-type="date">
            <text:p>1983-05-29</text:p>
          </table:table-cell>
          <table:table-cell office:value-type="float" office:value="28.258392" calcext:value-type="float">
            <text:p>28.258392</text:p>
          </table:table-cell>
          <table:table-cell office:value-type="float" office:value="23.280304" calcext:value-type="float">
            <text:p>23.2803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30" calcext:value-type="date">
            <text:p>1983-05-30</text:p>
          </table:table-cell>
          <table:table-cell office:value-type="float" office:value="30.720703" calcext:value-type="float">
            <text:p>30.720703</text:p>
          </table:table-cell>
          <table:table-cell office:value-type="float" office:value="23.598145" calcext:value-type="float">
            <text:p>23.5981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5-31" calcext:value-type="date">
            <text:p>1983-05-31</text:p>
          </table:table-cell>
          <table:table-cell office:value-type="float" office:value="31.272705" calcext:value-type="float">
            <text:p>31.272705</text:p>
          </table:table-cell>
          <table:table-cell office:value-type="float" office:value="22.115784" calcext:value-type="float">
            <text:p>22.1157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1" calcext:value-type="date">
            <text:p>1983-06-01</text:p>
          </table:table-cell>
          <table:table-cell office:value-type="float" office:value="25.753387" calcext:value-type="float">
            <text:p>25.753387</text:p>
          </table:table-cell>
          <table:table-cell office:value-type="float" office:value="23.025055" calcext:value-type="float">
            <text:p>23.0250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2" calcext:value-type="date">
            <text:p>1983-06-02</text:p>
          </table:table-cell>
          <table:table-cell office:value-type="float" office:value="30.12973" calcext:value-type="float">
            <text:p>30.12973</text:p>
          </table:table-cell>
          <table:table-cell office:value-type="float" office:value="22.883453" calcext:value-type="float">
            <text:p>22.8834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3" calcext:value-type="date">
            <text:p>1983-06-03</text:p>
          </table:table-cell>
          <table:table-cell office:value-type="float" office:value="28.703827" calcext:value-type="float">
            <text:p>28.703827</text:p>
          </table:table-cell>
          <table:table-cell office:value-type="float" office:value="22.763214" calcext:value-type="float">
            <text:p>22.7632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4" calcext:value-type="date">
            <text:p>1983-06-04</text:p>
          </table:table-cell>
          <table:table-cell office:value-type="float" office:value="27.347534" calcext:value-type="float">
            <text:p>27.347534</text:p>
          </table:table-cell>
          <table:table-cell office:value-type="float" office:value="22.591888" calcext:value-type="float">
            <text:p>22.5918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5" calcext:value-type="date">
            <text:p>1983-06-05</text:p>
          </table:table-cell>
          <table:table-cell office:value-type="float" office:value="28.118134" calcext:value-type="float">
            <text:p>28.118134</text:p>
          </table:table-cell>
          <table:table-cell office:value-type="float" office:value="22.757172" calcext:value-type="float">
            <text:p>22.7571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6" calcext:value-type="date">
            <text:p>1983-06-06</text:p>
          </table:table-cell>
          <table:table-cell office:value-type="float" office:value="28.169525" calcext:value-type="float">
            <text:p>28.169525</text:p>
          </table:table-cell>
          <table:table-cell office:value-type="float" office:value="21.465912" calcext:value-type="float">
            <text:p>21.4659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8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7" calcext:value-type="date">
            <text:p>1983-06-07</text:p>
          </table:table-cell>
          <table:table-cell office:value-type="float" office:value="28.169647" calcext:value-type="float">
            <text:p>28.169647</text:p>
          </table:table-cell>
          <table:table-cell office:value-type="float" office:value="21.041962" calcext:value-type="float">
            <text:p>21.0419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8" calcext:value-type="date">
            <text:p>1983-06-08</text:p>
          </table:table-cell>
          <table:table-cell office:value-type="float" office:value="29.602448" calcext:value-type="float">
            <text:p>29.602448</text:p>
          </table:table-cell>
          <table:table-cell office:value-type="float" office:value="22.572174" calcext:value-type="float">
            <text:p>22.5721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09" calcext:value-type="date">
            <text:p>1983-06-09</text:p>
          </table:table-cell>
          <table:table-cell office:value-type="float" office:value="30.968048" calcext:value-type="float">
            <text:p>30.968048</text:p>
          </table:table-cell>
          <table:table-cell office:value-type="float" office:value="21.950134" calcext:value-type="float">
            <text:p>21.9501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0" calcext:value-type="date">
            <text:p>1983-06-10</text:p>
          </table:table-cell>
          <table:table-cell office:value-type="float" office:value="28.418" calcext:value-type="float">
            <text:p>28.418</text:p>
          </table:table-cell>
          <table:table-cell office:value-type="float" office:value="22.16687" calcext:value-type="float">
            <text:p>22.166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1" calcext:value-type="date">
            <text:p>1983-06-11</text:p>
          </table:table-cell>
          <table:table-cell office:value-type="float" office:value="28.621674" calcext:value-type="float">
            <text:p>28.621674</text:p>
          </table:table-cell>
          <table:table-cell office:value-type="float" office:value="22.74472" calcext:value-type="float">
            <text:p>22.744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2" calcext:value-type="date">
            <text:p>1983-06-12</text:p>
          </table:table-cell>
          <table:table-cell office:value-type="float" office:value="30.77069" calcext:value-type="float">
            <text:p>30.77069</text:p>
          </table:table-cell>
          <table:table-cell office:value-type="float" office:value="21.505707" calcext:value-type="float">
            <text:p>21.5057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3" calcext:value-type="date">
            <text:p>1983-06-13</text:p>
          </table:table-cell>
          <table:table-cell office:value-type="float" office:value="31.10141" calcext:value-type="float">
            <text:p>31.10141</text:p>
          </table:table-cell>
          <table:table-cell office:value-type="float" office:value="22.668488" calcext:value-type="float">
            <text:p>22.6684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4" calcext:value-type="date">
            <text:p>1983-06-14</text:p>
          </table:table-cell>
          <table:table-cell office:value-type="float" office:value="28.563446" calcext:value-type="float">
            <text:p>28.563446</text:p>
          </table:table-cell>
          <table:table-cell office:value-type="float" office:value="22.45462" calcext:value-type="float">
            <text:p>22.454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5" calcext:value-type="date">
            <text:p>1983-06-15</text:p>
          </table:table-cell>
          <table:table-cell office:value-type="float" office:value="27.840057" calcext:value-type="float">
            <text:p>27.840057</text:p>
          </table:table-cell>
          <table:table-cell office:value-type="float" office:value="23.25061" calcext:value-type="float">
            <text:p>23.250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6" calcext:value-type="date">
            <text:p>1983-06-16</text:p>
          </table:table-cell>
          <table:table-cell office:value-type="float" office:value="29.364716" calcext:value-type="float">
            <text:p>29.364716</text:p>
          </table:table-cell>
          <table:table-cell office:value-type="float" office:value="22.425507" calcext:value-type="float">
            <text:p>22.4255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89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7" calcext:value-type="date">
            <text:p>1983-06-17</text:p>
          </table:table-cell>
          <table:table-cell office:value-type="float" office:value="27.233337" calcext:value-type="float">
            <text:p>27.233337</text:p>
          </table:table-cell>
          <table:table-cell office:value-type="float" office:value="22.242767" calcext:value-type="float">
            <text:p>22.2427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8" calcext:value-type="date">
            <text:p>1983-06-18</text:p>
          </table:table-cell>
          <table:table-cell office:value-type="float" office:value="29.529022" calcext:value-type="float">
            <text:p>29.529022</text:p>
          </table:table-cell>
          <table:table-cell office:value-type="float" office:value="20.6846" calcext:value-type="float">
            <text:p>20.68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19" calcext:value-type="date">
            <text:p>1983-06-19</text:p>
          </table:table-cell>
          <table:table-cell office:value-type="float" office:value="29.235107" calcext:value-type="float">
            <text:p>29.235107</text:p>
          </table:table-cell>
          <table:table-cell office:value-type="float" office:value="21.53833" calcext:value-type="float">
            <text:p>21.538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0" calcext:value-type="date">
            <text:p>1983-06-20</text:p>
          </table:table-cell>
          <table:table-cell office:value-type="float" office:value="29.012115" calcext:value-type="float">
            <text:p>29.012115</text:p>
          </table:table-cell>
          <table:table-cell office:value-type="float" office:value="23.026642" calcext:value-type="float">
            <text:p>23.0266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1" calcext:value-type="date">
            <text:p>1983-06-21</text:p>
          </table:table-cell>
          <table:table-cell office:value-type="float" office:value="28.081146" calcext:value-type="float">
            <text:p>28.081146</text:p>
          </table:table-cell>
          <table:table-cell office:value-type="float" office:value="22.785309" calcext:value-type="float">
            <text:p>22.7853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2" calcext:value-type="date">
            <text:p>1983-06-22</text:p>
          </table:table-cell>
          <table:table-cell office:value-type="float" office:value="29.79953" calcext:value-type="float">
            <text:p>29.79953</text:p>
          </table:table-cell>
          <table:table-cell office:value-type="float" office:value="22.165405" calcext:value-type="float">
            <text:p>22.1654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3" calcext:value-type="date">
            <text:p>1983-06-23</text:p>
          </table:table-cell>
          <table:table-cell office:value-type="float" office:value="29.144806" calcext:value-type="float">
            <text:p>29.144806</text:p>
          </table:table-cell>
          <table:table-cell office:value-type="float" office:value="21.814972" calcext:value-type="float">
            <text:p>21.8149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4" calcext:value-type="date">
            <text:p>1983-06-24</text:p>
          </table:table-cell>
          <table:table-cell office:value-type="float" office:value="30.235016" calcext:value-type="float">
            <text:p>30.235016</text:p>
          </table:table-cell>
          <table:table-cell office:value-type="float" office:value="22.55655" calcext:value-type="float">
            <text:p>22.556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5" calcext:value-type="date">
            <text:p>1983-06-25</text:p>
          </table:table-cell>
          <table:table-cell office:value-type="float" office:value="28.791107" calcext:value-type="float">
            <text:p>28.791107</text:p>
          </table:table-cell>
          <table:table-cell office:value-type="float" office:value="20.343048" calcext:value-type="float">
            <text:p>20.3430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6" calcext:value-type="date">
            <text:p>1983-06-26</text:p>
          </table:table-cell>
          <table:table-cell office:value-type="float" office:value="29.486237" calcext:value-type="float">
            <text:p>29.486237</text:p>
          </table:table-cell>
          <table:table-cell office:value-type="float" office:value="21.693085" calcext:value-type="float">
            <text:p>21.6930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0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7" calcext:value-type="date">
            <text:p>1983-06-27</text:p>
          </table:table-cell>
          <table:table-cell office:value-type="float" office:value="30.211395" calcext:value-type="float">
            <text:p>30.211395</text:p>
          </table:table-cell>
          <table:table-cell office:value-type="float" office:value="22.28891" calcext:value-type="float">
            <text:p>22.288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8" calcext:value-type="date">
            <text:p>1983-06-28</text:p>
          </table:table-cell>
          <table:table-cell office:value-type="float" office:value="27.21988" calcext:value-type="float">
            <text:p>27.21988</text:p>
          </table:table-cell>
          <table:table-cell office:value-type="float" office:value="21.828888" calcext:value-type="float">
            <text:p>21.8288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29" calcext:value-type="date">
            <text:p>1983-06-29</text:p>
          </table:table-cell>
          <table:table-cell office:value-type="float" office:value="23.616547" calcext:value-type="float">
            <text:p>23.616547</text:p>
          </table:table-cell>
          <table:table-cell office:value-type="float" office:value="21.337677" calcext:value-type="float">
            <text:p>21.3376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6-30" calcext:value-type="date">
            <text:p>1983-06-30</text:p>
          </table:table-cell>
          <table:table-cell office:value-type="float" office:value="28.269836" calcext:value-type="float">
            <text:p>28.269836</text:p>
          </table:table-cell>
          <table:table-cell office:value-type="float" office:value="20.579681" calcext:value-type="float">
            <text:p>20.5796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1" calcext:value-type="date">
            <text:p>1983-07-01</text:p>
          </table:table-cell>
          <table:table-cell office:value-type="float" office:value="28.77243" calcext:value-type="float">
            <text:p>28.77243</text:p>
          </table:table-cell>
          <table:table-cell office:value-type="float" office:value="21.73642" calcext:value-type="float">
            <text:p>21.736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2" calcext:value-type="date">
            <text:p>1983-07-02</text:p>
          </table:table-cell>
          <table:table-cell office:value-type="float" office:value="30.889679" calcext:value-type="float">
            <text:p>30.889679</text:p>
          </table:table-cell>
          <table:table-cell office:value-type="float" office:value="22.007416" calcext:value-type="float">
            <text:p>22.0074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3" calcext:value-type="date">
            <text:p>1983-07-03</text:p>
          </table:table-cell>
          <table:table-cell office:value-type="float" office:value="29.840973" calcext:value-type="float">
            <text:p>29.840973</text:p>
          </table:table-cell>
          <table:table-cell office:value-type="float" office:value="21.879242" calcext:value-type="float">
            <text:p>21.8792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4" calcext:value-type="date">
            <text:p>1983-07-04</text:p>
          </table:table-cell>
          <table:table-cell office:value-type="float" office:value="27.989105" calcext:value-type="float">
            <text:p>27.989105</text:p>
          </table:table-cell>
          <table:table-cell office:value-type="float" office:value="22.268005" calcext:value-type="float">
            <text:p>22.2680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5" calcext:value-type="date">
            <text:p>1983-07-05</text:p>
          </table:table-cell>
          <table:table-cell office:value-type="float" office:value="29.503357" calcext:value-type="float">
            <text:p>29.503357</text:p>
          </table:table-cell>
          <table:table-cell office:value-type="float" office:value="21.68039" calcext:value-type="float">
            <text:p>21.680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6" calcext:value-type="date">
            <text:p>1983-07-06</text:p>
          </table:table-cell>
          <table:table-cell office:value-type="float" office:value="29.929565" calcext:value-type="float">
            <text:p>29.929565</text:p>
          </table:table-cell>
          <table:table-cell office:value-type="float" office:value="21.787903" calcext:value-type="float">
            <text:p>21.7879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1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7" calcext:value-type="date">
            <text:p>1983-07-07</text:p>
          </table:table-cell>
          <table:table-cell office:value-type="float" office:value="31.14029" calcext:value-type="float">
            <text:p>31.14029</text:p>
          </table:table-cell>
          <table:table-cell office:value-type="float" office:value="22.28128" calcext:value-type="float">
            <text:p>22.281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8" calcext:value-type="date">
            <text:p>1983-07-08</text:p>
          </table:table-cell>
          <table:table-cell office:value-type="float" office:value="26.933624" calcext:value-type="float">
            <text:p>26.933624</text:p>
          </table:table-cell>
          <table:table-cell office:value-type="float" office:value="22.903778" calcext:value-type="float">
            <text:p>22.9037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09" calcext:value-type="date">
            <text:p>1983-07-09</text:p>
          </table:table-cell>
          <table:table-cell office:value-type="float" office:value="28.902191" calcext:value-type="float">
            <text:p>28.902191</text:p>
          </table:table-cell>
          <table:table-cell office:value-type="float" office:value="22.216705" calcext:value-type="float">
            <text:p>22.2167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0" calcext:value-type="date">
            <text:p>1983-07-10</text:p>
          </table:table-cell>
          <table:table-cell office:value-type="float" office:value="29.961395" calcext:value-type="float">
            <text:p>29.961395</text:p>
          </table:table-cell>
          <table:table-cell office:value-type="float" office:value="21.867432" calcext:value-type="float">
            <text:p>21.8674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1" calcext:value-type="date">
            <text:p>1983-07-11</text:p>
          </table:table-cell>
          <table:table-cell office:value-type="float" office:value="30.167389" calcext:value-type="float">
            <text:p>30.167389</text:p>
          </table:table-cell>
          <table:table-cell office:value-type="float" office:value="22.70108" calcext:value-type="float">
            <text:p>22.701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2" calcext:value-type="date">
            <text:p>1983-07-12</text:p>
          </table:table-cell>
          <table:table-cell office:value-type="float" office:value="30.14975" calcext:value-type="float">
            <text:p>30.14975</text:p>
          </table:table-cell>
          <table:table-cell office:value-type="float" office:value="22.415253" calcext:value-type="float">
            <text:p>22.4152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3" calcext:value-type="date">
            <text:p>1983-07-13</text:p>
          </table:table-cell>
          <table:table-cell office:value-type="float" office:value="30.368256" calcext:value-type="float">
            <text:p>30.368256</text:p>
          </table:table-cell>
          <table:table-cell office:value-type="float" office:value="21.483673" calcext:value-type="float">
            <text:p>21.4836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4" calcext:value-type="date">
            <text:p>1983-07-14</text:p>
          </table:table-cell>
          <table:table-cell office:value-type="float" office:value="29.724274" calcext:value-type="float">
            <text:p>29.724274</text:p>
          </table:table-cell>
          <table:table-cell office:value-type="float" office:value="21.587982" calcext:value-type="float">
            <text:p>21.5879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5" calcext:value-type="date">
            <text:p>1983-07-15</text:p>
          </table:table-cell>
          <table:table-cell office:value-type="float" office:value="26.8497" calcext:value-type="float">
            <text:p>26.8497</text:p>
          </table:table-cell>
          <table:table-cell office:value-type="float" office:value="21.533356" calcext:value-type="float">
            <text:p>21.5333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6" calcext:value-type="date">
            <text:p>1983-07-16</text:p>
          </table:table-cell>
          <table:table-cell office:value-type="float" office:value="28.830475" calcext:value-type="float">
            <text:p>28.830475</text:p>
          </table:table-cell>
          <table:table-cell office:value-type="float" office:value="21.80185" calcext:value-type="float">
            <text:p>21.801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2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7" calcext:value-type="date">
            <text:p>1983-07-17</text:p>
          </table:table-cell>
          <table:table-cell office:value-type="float" office:value="28.440094" calcext:value-type="float">
            <text:p>28.440094</text:p>
          </table:table-cell>
          <table:table-cell office:value-type="float" office:value="22.073242" calcext:value-type="float">
            <text:p>22.0732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8" calcext:value-type="date">
            <text:p>1983-07-18</text:p>
          </table:table-cell>
          <table:table-cell office:value-type="float" office:value="27.722382" calcext:value-type="float">
            <text:p>27.722382</text:p>
          </table:table-cell>
          <table:table-cell office:value-type="float" office:value="22.074402" calcext:value-type="float">
            <text:p>22.0744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19" calcext:value-type="date">
            <text:p>1983-07-19</text:p>
          </table:table-cell>
          <table:table-cell office:value-type="float" office:value="27.318817" calcext:value-type="float">
            <text:p>27.318817</text:p>
          </table:table-cell>
          <table:table-cell office:value-type="float" office:value="21.6745" calcext:value-type="float">
            <text:p>21.67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0" calcext:value-type="date">
            <text:p>1983-07-20</text:p>
          </table:table-cell>
          <table:table-cell office:value-type="float" office:value="24.364105" calcext:value-type="float">
            <text:p>24.364105</text:p>
          </table:table-cell>
          <table:table-cell office:value-type="float" office:value="22.02246" calcext:value-type="float">
            <text:p>22.022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1" calcext:value-type="date">
            <text:p>1983-07-21</text:p>
          </table:table-cell>
          <table:table-cell office:value-type="float" office:value="27.436127" calcext:value-type="float">
            <text:p>27.436127</text:p>
          </table:table-cell>
          <table:table-cell office:value-type="float" office:value="21.564545" calcext:value-type="float">
            <text:p>21.5645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2" calcext:value-type="date">
            <text:p>1983-07-22</text:p>
          </table:table-cell>
          <table:table-cell office:value-type="float" office:value="27.351105" calcext:value-type="float">
            <text:p>27.351105</text:p>
          </table:table-cell>
          <table:table-cell office:value-type="float" office:value="22.12497" calcext:value-type="float">
            <text:p>22.124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3" calcext:value-type="date">
            <text:p>1983-07-23</text:p>
          </table:table-cell>
          <table:table-cell office:value-type="float" office:value="27.73648" calcext:value-type="float">
            <text:p>27.73648</text:p>
          </table:table-cell>
          <table:table-cell office:value-type="float" office:value="21.573822" calcext:value-type="float">
            <text:p>21.5738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4" calcext:value-type="date">
            <text:p>1983-07-24</text:p>
          </table:table-cell>
          <table:table-cell office:value-type="float" office:value="29.211395" calcext:value-type="float">
            <text:p>29.211395</text:p>
          </table:table-cell>
          <table:table-cell office:value-type="float" office:value="21.867218" calcext:value-type="float">
            <text:p>21.8672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5" calcext:value-type="date">
            <text:p>1983-07-25</text:p>
          </table:table-cell>
          <table:table-cell office:value-type="float" office:value="29.187225" calcext:value-type="float">
            <text:p>29.187225</text:p>
          </table:table-cell>
          <table:table-cell office:value-type="float" office:value="21.865967" calcext:value-type="float">
            <text:p>21.8659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6" calcext:value-type="date">
            <text:p>1983-07-26</text:p>
          </table:table-cell>
          <table:table-cell office:value-type="float" office:value="28.624115" calcext:value-type="float">
            <text:p>28.624115</text:p>
          </table:table-cell>
          <table:table-cell office:value-type="float" office:value="21.394012" calcext:value-type="float">
            <text:p>21.3940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3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7" calcext:value-type="date">
            <text:p>1983-07-27</text:p>
          </table:table-cell>
          <table:table-cell office:value-type="float" office:value="28.958496" calcext:value-type="float">
            <text:p>28.958496</text:p>
          </table:table-cell>
          <table:table-cell office:value-type="float" office:value="21.917358" calcext:value-type="float">
            <text:p>21.9173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8" calcext:value-type="date">
            <text:p>1983-07-28</text:p>
          </table:table-cell>
          <table:table-cell office:value-type="float" office:value="28.76828" calcext:value-type="float">
            <text:p>28.76828</text:p>
          </table:table-cell>
          <table:table-cell office:value-type="float" office:value="22.25235" calcext:value-type="float">
            <text:p>22.252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29" calcext:value-type="date">
            <text:p>1983-07-29</text:p>
          </table:table-cell>
          <table:table-cell office:value-type="float" office:value="29.261627" calcext:value-type="float">
            <text:p>29.261627</text:p>
          </table:table-cell>
          <table:table-cell office:value-type="float" office:value="21.83313" calcext:value-type="float">
            <text:p>21.833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30" calcext:value-type="date">
            <text:p>1983-07-30</text:p>
          </table:table-cell>
          <table:table-cell office:value-type="float" office:value="26.68927" calcext:value-type="float">
            <text:p>26.68927</text:p>
          </table:table-cell>
          <table:table-cell office:value-type="float" office:value="21.985687" calcext:value-type="float">
            <text:p>21.9856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7-31" calcext:value-type="date">
            <text:p>1983-07-31</text:p>
          </table:table-cell>
          <table:table-cell office:value-type="float" office:value="26.618439" calcext:value-type="float">
            <text:p>26.618439</text:p>
          </table:table-cell>
          <table:table-cell office:value-type="float" office:value="21.796417" calcext:value-type="float">
            <text:p>21.7964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1" calcext:value-type="date">
            <text:p>1983-08-01</text:p>
          </table:table-cell>
          <table:table-cell office:value-type="float" office:value="28.265594" calcext:value-type="float">
            <text:p>28.265594</text:p>
          </table:table-cell>
          <table:table-cell office:value-type="float" office:value="22.19046" calcext:value-type="float">
            <text:p>22.190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2" calcext:value-type="date">
            <text:p>1983-08-02</text:p>
          </table:table-cell>
          <table:table-cell office:value-type="float" office:value="28.55716" calcext:value-type="float">
            <text:p>28.55716</text:p>
          </table:table-cell>
          <table:table-cell office:value-type="float" office:value="22.48349" calcext:value-type="float">
            <text:p>22.483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3" calcext:value-type="date">
            <text:p>1983-08-03</text:p>
          </table:table-cell>
          <table:table-cell office:value-type="float" office:value="28.233612" calcext:value-type="float">
            <text:p>28.233612</text:p>
          </table:table-cell>
          <table:table-cell office:value-type="float" office:value="22.30774" calcext:value-type="float">
            <text:p>22.307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4" calcext:value-type="date">
            <text:p>1983-08-04</text:p>
          </table:table-cell>
          <table:table-cell office:value-type="float" office:value="27.64096" calcext:value-type="float">
            <text:p>27.64096</text:p>
          </table:table-cell>
          <table:table-cell office:value-type="float" office:value="21.837189" calcext:value-type="float">
            <text:p>21.8371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5" calcext:value-type="date">
            <text:p>1983-08-05</text:p>
          </table:table-cell>
          <table:table-cell office:value-type="float" office:value="27.61316" calcext:value-type="float">
            <text:p>27.61316</text:p>
          </table:table-cell>
          <table:table-cell office:value-type="float" office:value="21.540985" calcext:value-type="float">
            <text:p>21.5409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4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6" calcext:value-type="date">
            <text:p>1983-08-06</text:p>
          </table:table-cell>
          <table:table-cell office:value-type="float" office:value="28.60379" calcext:value-type="float">
            <text:p>28.60379</text:p>
          </table:table-cell>
          <table:table-cell office:value-type="float" office:value="22.024353" calcext:value-type="float">
            <text:p>22.0243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7" calcext:value-type="date">
            <text:p>1983-08-07</text:p>
          </table:table-cell>
          <table:table-cell office:value-type="float" office:value="26.19516" calcext:value-type="float">
            <text:p>26.19516</text:p>
          </table:table-cell>
          <table:table-cell office:value-type="float" office:value="21.62564" calcext:value-type="float">
            <text:p>21.625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8" calcext:value-type="date">
            <text:p>1983-08-08</text:p>
          </table:table-cell>
          <table:table-cell office:value-type="float" office:value="29.645874" calcext:value-type="float">
            <text:p>29.645874</text:p>
          </table:table-cell>
          <table:table-cell office:value-type="float" office:value="21.032928" calcext:value-type="float">
            <text:p>21.0329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09" calcext:value-type="date">
            <text:p>1983-08-09</text:p>
          </table:table-cell>
          <table:table-cell office:value-type="float" office:value="28.577179" calcext:value-type="float">
            <text:p>28.577179</text:p>
          </table:table-cell>
          <table:table-cell office:value-type="float" office:value="21.940155" calcext:value-type="float">
            <text:p>21.9401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0" calcext:value-type="date">
            <text:p>1983-08-10</text:p>
          </table:table-cell>
          <table:table-cell office:value-type="float" office:value="29.29248" calcext:value-type="float">
            <text:p>29.29248</text:p>
          </table:table-cell>
          <table:table-cell office:value-type="float" office:value="21.593536" calcext:value-type="float">
            <text:p>21.5935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1" calcext:value-type="date">
            <text:p>1983-08-11</text:p>
          </table:table-cell>
          <table:table-cell office:value-type="float" office:value="28.965576" calcext:value-type="float">
            <text:p>28.965576</text:p>
          </table:table-cell>
          <table:table-cell office:value-type="float" office:value="22.078339" calcext:value-type="float">
            <text:p>22.0783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2" calcext:value-type="date">
            <text:p>1983-08-12</text:p>
          </table:table-cell>
          <table:table-cell office:value-type="float" office:value="29.407501" calcext:value-type="float">
            <text:p>29.407501</text:p>
          </table:table-cell>
          <table:table-cell office:value-type="float" office:value="22.106781" calcext:value-type="float">
            <text:p>22.1067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3" calcext:value-type="date">
            <text:p>1983-08-13</text:p>
          </table:table-cell>
          <table:table-cell office:value-type="float" office:value="30.546051" calcext:value-type="float">
            <text:p>30.546051</text:p>
          </table:table-cell>
          <table:table-cell office:value-type="float" office:value="22.522125" calcext:value-type="float">
            <text:p>22.5221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4" calcext:value-type="date">
            <text:p>1983-08-14</text:p>
          </table:table-cell>
          <table:table-cell office:value-type="float" office:value="30.852753" calcext:value-type="float">
            <text:p>30.852753</text:p>
          </table:table-cell>
          <table:table-cell office:value-type="float" office:value="22.276642" calcext:value-type="float">
            <text:p>22.2766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5" calcext:value-type="date">
            <text:p>1983-08-15</text:p>
          </table:table-cell>
          <table:table-cell office:value-type="float" office:value="29.507812" calcext:value-type="float">
            <text:p>29.507812</text:p>
          </table:table-cell>
          <table:table-cell office:value-type="float" office:value="22.805145" calcext:value-type="float">
            <text:p>22.8051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5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6" calcext:value-type="date">
            <text:p>1983-08-16</text:p>
          </table:table-cell>
          <table:table-cell office:value-type="float" office:value="29.342804" calcext:value-type="float">
            <text:p>29.342804</text:p>
          </table:table-cell>
          <table:table-cell office:value-type="float" office:value="22.09317" calcext:value-type="float">
            <text:p>22.093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7" calcext:value-type="date">
            <text:p>1983-08-17</text:p>
          </table:table-cell>
          <table:table-cell office:value-type="float" office:value="29.754639" calcext:value-type="float">
            <text:p>29.754639</text:p>
          </table:table-cell>
          <table:table-cell office:value-type="float" office:value="22.106659" calcext:value-type="float">
            <text:p>22.1066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8" calcext:value-type="date">
            <text:p>1983-08-18</text:p>
          </table:table-cell>
          <table:table-cell office:value-type="float" office:value="29.973663" calcext:value-type="float">
            <text:p>29.973663</text:p>
          </table:table-cell>
          <table:table-cell office:value-type="float" office:value="22.26587" calcext:value-type="float">
            <text:p>22.265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19" calcext:value-type="date">
            <text:p>1983-08-19</text:p>
          </table:table-cell>
          <table:table-cell office:value-type="float" office:value="29.750397" calcext:value-type="float">
            <text:p>29.750397</text:p>
          </table:table-cell>
          <table:table-cell office:value-type="float" office:value="21.801117" calcext:value-type="float">
            <text:p>21.8011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0" calcext:value-type="date">
            <text:p>1983-08-20</text:p>
          </table:table-cell>
          <table:table-cell office:value-type="float" office:value="28.597076" calcext:value-type="float">
            <text:p>28.597076</text:p>
          </table:table-cell>
          <table:table-cell office:value-type="float" office:value="20.541504" calcext:value-type="float">
            <text:p>20.5415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1" calcext:value-type="date">
            <text:p>1983-08-21</text:p>
          </table:table-cell>
          <table:table-cell office:value-type="float" office:value="28.729095" calcext:value-type="float">
            <text:p>28.729095</text:p>
          </table:table-cell>
          <table:table-cell office:value-type="float" office:value="22.554413" calcext:value-type="float">
            <text:p>22.5544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2" calcext:value-type="date">
            <text:p>1983-08-22</text:p>
          </table:table-cell>
          <table:table-cell office:value-type="float" office:value="28.071014" calcext:value-type="float">
            <text:p>28.071014</text:p>
          </table:table-cell>
          <table:table-cell office:value-type="float" office:value="22.59616" calcext:value-type="float">
            <text:p>22.596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3" calcext:value-type="date">
            <text:p>1983-08-23</text:p>
          </table:table-cell>
          <table:table-cell office:value-type="float" office:value="28.971954" calcext:value-type="float">
            <text:p>28.971954</text:p>
          </table:table-cell>
          <table:table-cell office:value-type="float" office:value="22.27887" calcext:value-type="float">
            <text:p>22.278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4" calcext:value-type="date">
            <text:p>1983-08-24</text:p>
          </table:table-cell>
          <table:table-cell office:value-type="float" office:value="29.294525" calcext:value-type="float">
            <text:p>29.294525</text:p>
          </table:table-cell>
          <table:table-cell office:value-type="float" office:value="21.856934" calcext:value-type="float">
            <text:p>21.8569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5" calcext:value-type="date">
            <text:p>1983-08-25</text:p>
          </table:table-cell>
          <table:table-cell office:value-type="float" office:value="29.628662" calcext:value-type="float">
            <text:p>29.628662</text:p>
          </table:table-cell>
          <table:table-cell office:value-type="float" office:value="21.212006" calcext:value-type="float">
            <text:p>21.2120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6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6" calcext:value-type="date">
            <text:p>1983-08-26</text:p>
          </table:table-cell>
          <table:table-cell office:value-type="float" office:value="29.594025" calcext:value-type="float">
            <text:p>29.594025</text:p>
          </table:table-cell>
          <table:table-cell office:value-type="float" office:value="21.925446" calcext:value-type="float">
            <text:p>21.9254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7" calcext:value-type="date">
            <text:p>1983-08-27</text:p>
          </table:table-cell>
          <table:table-cell office:value-type="float" office:value="30.311554" calcext:value-type="float">
            <text:p>30.311554</text:p>
          </table:table-cell>
          <table:table-cell office:value-type="float" office:value="21.580933" calcext:value-type="float">
            <text:p>21.5809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8" calcext:value-type="date">
            <text:p>1983-08-28</text:p>
          </table:table-cell>
          <table:table-cell office:value-type="float" office:value="27.1893" calcext:value-type="float">
            <text:p>27.1893</text:p>
          </table:table-cell>
          <table:table-cell office:value-type="float" office:value="22.483978" calcext:value-type="float">
            <text:p>22.4839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29" calcext:value-type="date">
            <text:p>1983-08-29</text:p>
          </table:table-cell>
          <table:table-cell office:value-type="float" office:value="29.063324" calcext:value-type="float">
            <text:p>29.063324</text:p>
          </table:table-cell>
          <table:table-cell office:value-type="float" office:value="21.762787" calcext:value-type="float">
            <text:p>21.7627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30" calcext:value-type="date">
            <text:p>1983-08-30</text:p>
          </table:table-cell>
          <table:table-cell office:value-type="float" office:value="29.621918" calcext:value-type="float">
            <text:p>29.621918</text:p>
          </table:table-cell>
          <table:table-cell office:value-type="float" office:value="22.529755" calcext:value-type="float">
            <text:p>22.5297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8-31" calcext:value-type="date">
            <text:p>1983-08-31</text:p>
          </table:table-cell>
          <table:table-cell office:value-type="float" office:value="31.083008" calcext:value-type="float">
            <text:p>31.083008</text:p>
          </table:table-cell>
          <table:table-cell office:value-type="float" office:value="21.896484" calcext:value-type="float">
            <text:p>21.8964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1" calcext:value-type="date">
            <text:p>1983-09-01</text:p>
          </table:table-cell>
          <table:table-cell office:value-type="float" office:value="30.314178" calcext:value-type="float">
            <text:p>30.314178</text:p>
          </table:table-cell>
          <table:table-cell office:value-type="float" office:value="22.88977" calcext:value-type="float">
            <text:p>22.889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2" calcext:value-type="date">
            <text:p>1983-09-02</text:p>
          </table:table-cell>
          <table:table-cell office:value-type="float" office:value="28.683746" calcext:value-type="float">
            <text:p>28.683746</text:p>
          </table:table-cell>
          <table:table-cell office:value-type="float" office:value="22.35379" calcext:value-type="float">
            <text:p>22.353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3" calcext:value-type="date">
            <text:p>1983-09-03</text:p>
          </table:table-cell>
          <table:table-cell office:value-type="float" office:value="30.075714" calcext:value-type="float">
            <text:p>30.075714</text:p>
          </table:table-cell>
          <table:table-cell office:value-type="float" office:value="21.776855" calcext:value-type="float">
            <text:p>21.7768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4" calcext:value-type="date">
            <text:p>1983-09-04</text:p>
          </table:table-cell>
          <table:table-cell office:value-type="float" office:value="26.673157" calcext:value-type="float">
            <text:p>26.673157</text:p>
          </table:table-cell>
          <table:table-cell office:value-type="float" office:value="20.58496" calcext:value-type="float">
            <text:p>20.584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7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5" calcext:value-type="date">
            <text:p>1983-09-05</text:p>
          </table:table-cell>
          <table:table-cell office:value-type="float" office:value="29.193756" calcext:value-type="float">
            <text:p>29.193756</text:p>
          </table:table-cell>
          <table:table-cell office:value-type="float" office:value="21.565552" calcext:value-type="float">
            <text:p>21.5655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6" calcext:value-type="date">
            <text:p>1983-09-06</text:p>
          </table:table-cell>
          <table:table-cell office:value-type="float" office:value="29.07602" calcext:value-type="float">
            <text:p>29.07602</text:p>
          </table:table-cell>
          <table:table-cell office:value-type="float" office:value="22.918549" calcext:value-type="float">
            <text:p>22.9185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7" calcext:value-type="date">
            <text:p>1983-09-07</text:p>
          </table:table-cell>
          <table:table-cell office:value-type="float" office:value="30.100098" calcext:value-type="float">
            <text:p>30.100098</text:p>
          </table:table-cell>
          <table:table-cell office:value-type="float" office:value="22.544952" calcext:value-type="float">
            <text:p>22.5449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8" calcext:value-type="date">
            <text:p>1983-09-08</text:p>
          </table:table-cell>
          <table:table-cell office:value-type="float" office:value="28.163391" calcext:value-type="float">
            <text:p>28.163391</text:p>
          </table:table-cell>
          <table:table-cell office:value-type="float" office:value="21.997253" calcext:value-type="float">
            <text:p>21.9972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09" calcext:value-type="date">
            <text:p>1983-09-09</text:p>
          </table:table-cell>
          <table:table-cell office:value-type="float" office:value="28.754303" calcext:value-type="float">
            <text:p>28.754303</text:p>
          </table:table-cell>
          <table:table-cell office:value-type="float" office:value="22.412811" calcext:value-type="float">
            <text:p>22.4128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0" calcext:value-type="date">
            <text:p>1983-09-10</text:p>
          </table:table-cell>
          <table:table-cell office:value-type="float" office:value="27.760529" calcext:value-type="float">
            <text:p>27.760529</text:p>
          </table:table-cell>
          <table:table-cell office:value-type="float" office:value="21.175293" calcext:value-type="float">
            <text:p>21.1752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1" calcext:value-type="date">
            <text:p>1983-09-11</text:p>
          </table:table-cell>
          <table:table-cell office:value-type="float" office:value="29.872223" calcext:value-type="float">
            <text:p>29.872223</text:p>
          </table:table-cell>
          <table:table-cell office:value-type="float" office:value="20.620789" calcext:value-type="float">
            <text:p>20.6207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2" calcext:value-type="date">
            <text:p>1983-09-12</text:p>
          </table:table-cell>
          <table:table-cell office:value-type="float" office:value="28.953339" calcext:value-type="float">
            <text:p>28.953339</text:p>
          </table:table-cell>
          <table:table-cell office:value-type="float" office:value="21.751495" calcext:value-type="float">
            <text:p>21.7514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3" calcext:value-type="date">
            <text:p>1983-09-13</text:p>
          </table:table-cell>
          <table:table-cell office:value-type="float" office:value="27.379974" calcext:value-type="float">
            <text:p>27.379974</text:p>
          </table:table-cell>
          <table:table-cell office:value-type="float" office:value="21.929749" calcext:value-type="float">
            <text:p>21.9297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4" calcext:value-type="date">
            <text:p>1983-09-14</text:p>
          </table:table-cell>
          <table:table-cell office:value-type="float" office:value="29.4646" calcext:value-type="float">
            <text:p>29.4646</text:p>
          </table:table-cell>
          <table:table-cell office:value-type="float" office:value="21.415497" calcext:value-type="float">
            <text:p>21.4154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8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5" calcext:value-type="date">
            <text:p>1983-09-15</text:p>
          </table:table-cell>
          <table:table-cell office:value-type="float" office:value="29.196686" calcext:value-type="float">
            <text:p>29.196686</text:p>
          </table:table-cell>
          <table:table-cell office:value-type="float" office:value="22.38385" calcext:value-type="float">
            <text:p>22.383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6" calcext:value-type="date">
            <text:p>1983-09-16</text:p>
          </table:table-cell>
          <table:table-cell office:value-type="float" office:value="28.364868" calcext:value-type="float">
            <text:p>28.364868</text:p>
          </table:table-cell>
          <table:table-cell office:value-type="float" office:value="22.071625" calcext:value-type="float">
            <text:p>22.0716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7" calcext:value-type="date">
            <text:p>1983-09-17</text:p>
          </table:table-cell>
          <table:table-cell office:value-type="float" office:value="29.487885" calcext:value-type="float">
            <text:p>29.487885</text:p>
          </table:table-cell>
          <table:table-cell office:value-type="float" office:value="22.170807" calcext:value-type="float">
            <text:p>22.1708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8" calcext:value-type="date">
            <text:p>1983-09-18</text:p>
          </table:table-cell>
          <table:table-cell office:value-type="float" office:value="30.673187" calcext:value-type="float">
            <text:p>30.673187</text:p>
          </table:table-cell>
          <table:table-cell office:value-type="float" office:value="22.196838" calcext:value-type="float">
            <text:p>22.1968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19" calcext:value-type="date">
            <text:p>1983-09-19</text:p>
          </table:table-cell>
          <table:table-cell office:value-type="float" office:value="28.814362" calcext:value-type="float">
            <text:p>28.814362</text:p>
          </table:table-cell>
          <table:table-cell office:value-type="float" office:value="22.64981" calcext:value-type="float">
            <text:p>22.649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0" calcext:value-type="date">
            <text:p>1983-09-20</text:p>
          </table:table-cell>
          <table:table-cell office:value-type="float" office:value="29.086761" calcext:value-type="float">
            <text:p>29.086761</text:p>
          </table:table-cell>
          <table:table-cell office:value-type="float" office:value="21.27893" calcext:value-type="float">
            <text:p>21.278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1" calcext:value-type="date">
            <text:p>1983-09-21</text:p>
          </table:table-cell>
          <table:table-cell office:value-type="float" office:value="29.790314" calcext:value-type="float">
            <text:p>29.790314</text:p>
          </table:table-cell>
          <table:table-cell office:value-type="float" office:value="21.660675" calcext:value-type="float">
            <text:p>21.6606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2" calcext:value-type="date">
            <text:p>1983-09-22</text:p>
          </table:table-cell>
          <table:table-cell office:value-type="float" office:value="29.185608" calcext:value-type="float">
            <text:p>29.185608</text:p>
          </table:table-cell>
          <table:table-cell office:value-type="float" office:value="21.733856" calcext:value-type="float">
            <text:p>21.7338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3" calcext:value-type="date">
            <text:p>1983-09-23</text:p>
          </table:table-cell>
          <table:table-cell office:value-type="float" office:value="30.25711" calcext:value-type="float">
            <text:p>30.25711</text:p>
          </table:table-cell>
          <table:table-cell office:value-type="float" office:value="20.713837" calcext:value-type="float">
            <text:p>20.7138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4" calcext:value-type="date">
            <text:p>1983-09-24</text:p>
          </table:table-cell>
          <table:table-cell office:value-type="float" office:value="29.158691" calcext:value-type="float">
            <text:p>29.158691</text:p>
          </table:table-cell>
          <table:table-cell office:value-type="float" office:value="22.292694" calcext:value-type="float">
            <text:p>22.2926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99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5" calcext:value-type="date">
            <text:p>1983-09-25</text:p>
          </table:table-cell>
          <table:table-cell office:value-type="float" office:value="31.956573" calcext:value-type="float">
            <text:p>31.956573</text:p>
          </table:table-cell>
          <table:table-cell office:value-type="float" office:value="23.093689" calcext:value-type="float">
            <text:p>23.0936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6" calcext:value-type="date">
            <text:p>1983-09-26</text:p>
          </table:table-cell>
          <table:table-cell office:value-type="float" office:value="30.981903" calcext:value-type="float">
            <text:p>30.981903</text:p>
          </table:table-cell>
          <table:table-cell office:value-type="float" office:value="21.972046" calcext:value-type="float">
            <text:p>21.9720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7" calcext:value-type="date">
            <text:p>1983-09-27</text:p>
          </table:table-cell>
          <table:table-cell office:value-type="float" office:value="30.220673" calcext:value-type="float">
            <text:p>30.220673</text:p>
          </table:table-cell>
          <table:table-cell office:value-type="float" office:value="22.444763" calcext:value-type="float">
            <text:p>22.4447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8" calcext:value-type="date">
            <text:p>1983-09-28</text:p>
          </table:table-cell>
          <table:table-cell office:value-type="float" office:value="30.381561" calcext:value-type="float">
            <text:p>30.381561</text:p>
          </table:table-cell>
          <table:table-cell office:value-type="float" office:value="22.91043" calcext:value-type="float">
            <text:p>22.910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29" calcext:value-type="date">
            <text:p>1983-09-29</text:p>
          </table:table-cell>
          <table:table-cell office:value-type="float" office:value="30.820648" calcext:value-type="float">
            <text:p>30.820648</text:p>
          </table:table-cell>
          <table:table-cell office:value-type="float" office:value="23.337433" calcext:value-type="float">
            <text:p>23.3374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09-30" calcext:value-type="date">
            <text:p>1983-09-30</text:p>
          </table:table-cell>
          <table:table-cell office:value-type="float" office:value="29.473297" calcext:value-type="float">
            <text:p>29.473297</text:p>
          </table:table-cell>
          <table:table-cell office:value-type="float" office:value="22.632172" calcext:value-type="float">
            <text:p>22.6321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1" calcext:value-type="date">
            <text:p>1983-10-01</text:p>
          </table:table-cell>
          <table:table-cell office:value-type="float" office:value="29.372955" calcext:value-type="float">
            <text:p>29.372955</text:p>
          </table:table-cell>
          <table:table-cell office:value-type="float" office:value="21.556885" calcext:value-type="float">
            <text:p>21.5568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2" calcext:value-type="date">
            <text:p>1983-10-02</text:p>
          </table:table-cell>
          <table:table-cell office:value-type="float" office:value="28.02707" calcext:value-type="float">
            <text:p>28.02707</text:p>
          </table:table-cell>
          <table:table-cell office:value-type="float" office:value="21.980988" calcext:value-type="float">
            <text:p>21.9809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3" calcext:value-type="date">
            <text:p>1983-10-03</text:p>
          </table:table-cell>
          <table:table-cell office:value-type="float" office:value="25.150787" calcext:value-type="float">
            <text:p>25.150787</text:p>
          </table:table-cell>
          <table:table-cell office:value-type="float" office:value="22.260529" calcext:value-type="float">
            <text:p>22.26052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4" calcext:value-type="date">
            <text:p>1983-10-04</text:p>
          </table:table-cell>
          <table:table-cell office:value-type="float" office:value="27.819672" calcext:value-type="float">
            <text:p>27.819672</text:p>
          </table:table-cell>
          <table:table-cell office:value-type="float" office:value="21.349152" calcext:value-type="float">
            <text:p>21.3491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0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5" calcext:value-type="date">
            <text:p>1983-10-05</text:p>
          </table:table-cell>
          <table:table-cell office:value-type="float" office:value="28.262024" calcext:value-type="float">
            <text:p>28.262024</text:p>
          </table:table-cell>
          <table:table-cell office:value-type="float" office:value="22.027039" calcext:value-type="float">
            <text:p>22.0270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6" calcext:value-type="date">
            <text:p>1983-10-06</text:p>
          </table:table-cell>
          <table:table-cell office:value-type="float" office:value="30.37143" calcext:value-type="float">
            <text:p>30.37143</text:p>
          </table:table-cell>
          <table:table-cell office:value-type="float" office:value="22.243713" calcext:value-type="float">
            <text:p>22.2437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7" calcext:value-type="date">
            <text:p>1983-10-07</text:p>
          </table:table-cell>
          <table:table-cell office:value-type="float" office:value="29.640076" calcext:value-type="float">
            <text:p>29.640076</text:p>
          </table:table-cell>
          <table:table-cell office:value-type="float" office:value="20.378601" calcext:value-type="float">
            <text:p>20.3786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8" calcext:value-type="date">
            <text:p>1983-10-08</text:p>
          </table:table-cell>
          <table:table-cell office:value-type="float" office:value="29.167633" calcext:value-type="float">
            <text:p>29.167633</text:p>
          </table:table-cell>
          <table:table-cell office:value-type="float" office:value="22.13498" calcext:value-type="float">
            <text:p>22.134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09" calcext:value-type="date">
            <text:p>1983-10-09</text:p>
          </table:table-cell>
          <table:table-cell office:value-type="float" office:value="29.623322" calcext:value-type="float">
            <text:p>29.623322</text:p>
          </table:table-cell>
          <table:table-cell office:value-type="float" office:value="20.154053" calcext:value-type="float">
            <text:p>20.1540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0" calcext:value-type="date">
            <text:p>1983-10-10</text:p>
          </table:table-cell>
          <table:table-cell office:value-type="float" office:value="30.780426" calcext:value-type="float">
            <text:p>30.780426</text:p>
          </table:table-cell>
          <table:table-cell office:value-type="float" office:value="22.036163" calcext:value-type="float">
            <text:p>22.0361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1" calcext:value-type="date">
            <text:p>1983-10-11</text:p>
          </table:table-cell>
          <table:table-cell office:value-type="float" office:value="29.497894" calcext:value-type="float">
            <text:p>29.497894</text:p>
          </table:table-cell>
          <table:table-cell office:value-type="float" office:value="21.696594" calcext:value-type="float">
            <text:p>21.6965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2" calcext:value-type="date">
            <text:p>1983-10-12</text:p>
          </table:table-cell>
          <table:table-cell office:value-type="float" office:value="29.677094" calcext:value-type="float">
            <text:p>29.677094</text:p>
          </table:table-cell>
          <table:table-cell office:value-type="float" office:value="22.083344" calcext:value-type="float">
            <text:p>22.0833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3" calcext:value-type="date">
            <text:p>1983-10-13</text:p>
          </table:table-cell>
          <table:table-cell office:value-type="float" office:value="30.258392" calcext:value-type="float">
            <text:p>30.258392</text:p>
          </table:table-cell>
          <table:table-cell office:value-type="float" office:value="22.17978" calcext:value-type="float">
            <text:p>22.179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4" calcext:value-type="date">
            <text:p>1983-10-14</text:p>
          </table:table-cell>
          <table:table-cell office:value-type="float" office:value="30.87143" calcext:value-type="float">
            <text:p>30.87143</text:p>
          </table:table-cell>
          <table:table-cell office:value-type="float" office:value="22.150116" calcext:value-type="float">
            <text:p>22.1501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1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5" calcext:value-type="date">
            <text:p>1983-10-15</text:p>
          </table:table-cell>
          <table:table-cell office:value-type="float" office:value="30.417877" calcext:value-type="float">
            <text:p>30.417877</text:p>
          </table:table-cell>
          <table:table-cell office:value-type="float" office:value="20.872345" calcext:value-type="float">
            <text:p>20.8723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6" calcext:value-type="date">
            <text:p>1983-10-16</text:p>
          </table:table-cell>
          <table:table-cell office:value-type="float" office:value="28.485931" calcext:value-type="float">
            <text:p>28.485931</text:p>
          </table:table-cell>
          <table:table-cell office:value-type="float" office:value="22.542236" calcext:value-type="float">
            <text:p>22.5422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7" calcext:value-type="date">
            <text:p>1983-10-17</text:p>
          </table:table-cell>
          <table:table-cell office:value-type="float" office:value="30.238373" calcext:value-type="float">
            <text:p>30.238373</text:p>
          </table:table-cell>
          <table:table-cell office:value-type="float" office:value="22.510223" calcext:value-type="float">
            <text:p>22.5102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8" calcext:value-type="date">
            <text:p>1983-10-18</text:p>
          </table:table-cell>
          <table:table-cell office:value-type="float" office:value="31.335205" calcext:value-type="float">
            <text:p>31.335205</text:p>
          </table:table-cell>
          <table:table-cell office:value-type="float" office:value="20.538818" calcext:value-type="float">
            <text:p>20.5388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19" calcext:value-type="date">
            <text:p>1983-10-19</text:p>
          </table:table-cell>
          <table:table-cell office:value-type="float" office:value="29.452362" calcext:value-type="float">
            <text:p>29.452362</text:p>
          </table:table-cell>
          <table:table-cell office:value-type="float" office:value="21.770966" calcext:value-type="float">
            <text:p>21.7709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0" calcext:value-type="date">
            <text:p>1983-10-20</text:p>
          </table:table-cell>
          <table:table-cell office:value-type="float" office:value="28.756866" calcext:value-type="float">
            <text:p>28.756866</text:p>
          </table:table-cell>
          <table:table-cell office:value-type="float" office:value="21.561157" calcext:value-type="float">
            <text:p>21.5611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1" calcext:value-type="date">
            <text:p>1983-10-21</text:p>
          </table:table-cell>
          <table:table-cell office:value-type="float" office:value="29.267303" calcext:value-type="float">
            <text:p>29.267303</text:p>
          </table:table-cell>
          <table:table-cell office:value-type="float" office:value="21.751434" calcext:value-type="float">
            <text:p>21.7514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2" calcext:value-type="date">
            <text:p>1983-10-22</text:p>
          </table:table-cell>
          <table:table-cell office:value-type="float" office:value="30.982483" calcext:value-type="float">
            <text:p>30.982483</text:p>
          </table:table-cell>
          <table:table-cell office:value-type="float" office:value="22.796875" calcext:value-type="float">
            <text:p>22.7968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3" calcext:value-type="date">
            <text:p>1983-10-23</text:p>
          </table:table-cell>
          <table:table-cell office:value-type="float" office:value="29.387726" calcext:value-type="float">
            <text:p>29.387726</text:p>
          </table:table-cell>
          <table:table-cell office:value-type="float" office:value="22.885803" calcext:value-type="float">
            <text:p>22.8858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4" calcext:value-type="date">
            <text:p>1983-10-24</text:p>
          </table:table-cell>
          <table:table-cell office:value-type="float" office:value="29.569" calcext:value-type="float">
            <text:p>29.569</text:p>
          </table:table-cell>
          <table:table-cell office:value-type="float" office:value="22.804169" calcext:value-type="float">
            <text:p>22.8041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2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5" calcext:value-type="date">
            <text:p>1983-10-25</text:p>
          </table:table-cell>
          <table:table-cell office:value-type="float" office:value="27.464447" calcext:value-type="float">
            <text:p>27.464447</text:p>
          </table:table-cell>
          <table:table-cell office:value-type="float" office:value="21.89206" calcext:value-type="float">
            <text:p>21.892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6" calcext:value-type="date">
            <text:p>1983-10-26</text:p>
          </table:table-cell>
          <table:table-cell office:value-type="float" office:value="29.698822" calcext:value-type="float">
            <text:p>29.698822</text:p>
          </table:table-cell>
          <table:table-cell office:value-type="float" office:value="21.909332" calcext:value-type="float">
            <text:p>21.9093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7" calcext:value-type="date">
            <text:p>1983-10-27</text:p>
          </table:table-cell>
          <table:table-cell office:value-type="float" office:value="29.65863" calcext:value-type="float">
            <text:p>29.65863</text:p>
          </table:table-cell>
          <table:table-cell office:value-type="float" office:value="22.33603" calcext:value-type="float">
            <text:p>22.336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8" calcext:value-type="date">
            <text:p>1983-10-28</text:p>
          </table:table-cell>
          <table:table-cell office:value-type="float" office:value="28.860413" calcext:value-type="float">
            <text:p>28.860413</text:p>
          </table:table-cell>
          <table:table-cell office:value-type="float" office:value="22.18927" calcext:value-type="float">
            <text:p>22.189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29" calcext:value-type="date">
            <text:p>1983-10-29</text:p>
          </table:table-cell>
          <table:table-cell office:value-type="float" office:value="27.910614" calcext:value-type="float">
            <text:p>27.910614</text:p>
          </table:table-cell>
          <table:table-cell office:value-type="float" office:value="21.602875" calcext:value-type="float">
            <text:p>21.6028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30" calcext:value-type="date">
            <text:p>1983-10-30</text:p>
          </table:table-cell>
          <table:table-cell office:value-type="float" office:value="28.258331" calcext:value-type="float">
            <text:p>28.258331</text:p>
          </table:table-cell>
          <table:table-cell office:value-type="float" office:value="21.777863" calcext:value-type="float">
            <text:p>21.7778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0-31" calcext:value-type="date">
            <text:p>1983-10-31</text:p>
          </table:table-cell>
          <table:table-cell office:value-type="float" office:value="29.407196" calcext:value-type="float">
            <text:p>29.407196</text:p>
          </table:table-cell>
          <table:table-cell office:value-type="float" office:value="22.678894" calcext:value-type="float">
            <text:p>22.6788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1" calcext:value-type="date">
            <text:p>1983-11-01</text:p>
          </table:table-cell>
          <table:table-cell office:value-type="float" office:value="28.49588" calcext:value-type="float">
            <text:p>28.49588</text:p>
          </table:table-cell>
          <table:table-cell office:value-type="float" office:value="22.489838" calcext:value-type="float">
            <text:p>22.4898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2" calcext:value-type="date">
            <text:p>1983-11-02</text:p>
          </table:table-cell>
          <table:table-cell office:value-type="float" office:value="31.0253" calcext:value-type="float">
            <text:p>31.0253</text:p>
          </table:table-cell>
          <table:table-cell office:value-type="float" office:value="22.17389" calcext:value-type="float">
            <text:p>22.173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3" calcext:value-type="date">
            <text:p>1983-11-03</text:p>
          </table:table-cell>
          <table:table-cell office:value-type="float" office:value="29.42868" calcext:value-type="float">
            <text:p>29.42868</text:p>
          </table:table-cell>
          <table:table-cell office:value-type="float" office:value="22.038666" calcext:value-type="float">
            <text:p>22.0386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3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4" calcext:value-type="date">
            <text:p>1983-11-04</text:p>
          </table:table-cell>
          <table:table-cell office:value-type="float" office:value="31.099152" calcext:value-type="float">
            <text:p>31.099152</text:p>
          </table:table-cell>
          <table:table-cell office:value-type="float" office:value="22.502808" calcext:value-type="float">
            <text:p>22.5028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5" calcext:value-type="date">
            <text:p>1983-11-05</text:p>
          </table:table-cell>
          <table:table-cell office:value-type="float" office:value="31.411102" calcext:value-type="float">
            <text:p>31.411102</text:p>
          </table:table-cell>
          <table:table-cell office:value-type="float" office:value="22.207855" calcext:value-type="float">
            <text:p>22.2078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6" calcext:value-type="date">
            <text:p>1983-11-06</text:p>
          </table:table-cell>
          <table:table-cell office:value-type="float" office:value="30.987701" calcext:value-type="float">
            <text:p>30.987701</text:p>
          </table:table-cell>
          <table:table-cell office:value-type="float" office:value="23.009766" calcext:value-type="float">
            <text:p>23.0097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7" calcext:value-type="date">
            <text:p>1983-11-07</text:p>
          </table:table-cell>
          <table:table-cell office:value-type="float" office:value="32.169098" calcext:value-type="float">
            <text:p>32.169098</text:p>
          </table:table-cell>
          <table:table-cell office:value-type="float" office:value="22.311188" calcext:value-type="float">
            <text:p>22.3111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8" calcext:value-type="date">
            <text:p>1983-11-08</text:p>
          </table:table-cell>
          <table:table-cell office:value-type="float" office:value="31.170685" calcext:value-type="float">
            <text:p>31.170685</text:p>
          </table:table-cell>
          <table:table-cell office:value-type="float" office:value="22.430786" calcext:value-type="float">
            <text:p>22.4307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09" calcext:value-type="date">
            <text:p>1983-11-09</text:p>
          </table:table-cell>
          <table:table-cell office:value-type="float" office:value="30.644745" calcext:value-type="float">
            <text:p>30.644745</text:p>
          </table:table-cell>
          <table:table-cell office:value-type="float" office:value="22.039948" calcext:value-type="float">
            <text:p>22.0399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0" calcext:value-type="date">
            <text:p>1983-11-10</text:p>
          </table:table-cell>
          <table:table-cell office:value-type="float" office:value="30.684753" calcext:value-type="float">
            <text:p>30.684753</text:p>
          </table:table-cell>
          <table:table-cell office:value-type="float" office:value="22.641876" calcext:value-type="float">
            <text:p>22.6418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1" calcext:value-type="date">
            <text:p>1983-11-11</text:p>
          </table:table-cell>
          <table:table-cell office:value-type="float" office:value="29.011078" calcext:value-type="float">
            <text:p>29.011078</text:p>
          </table:table-cell>
          <table:table-cell office:value-type="float" office:value="22.517822" calcext:value-type="float">
            <text:p>22.5178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2" calcext:value-type="date">
            <text:p>1983-11-12</text:p>
          </table:table-cell>
          <table:table-cell office:value-type="float" office:value="30.891174" calcext:value-type="float">
            <text:p>30.891174</text:p>
          </table:table-cell>
          <table:table-cell office:value-type="float" office:value="22.473083" calcext:value-type="float">
            <text:p>22.4730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3" calcext:value-type="date">
            <text:p>1983-11-13</text:p>
          </table:table-cell>
          <table:table-cell office:value-type="float" office:value="31.904144" calcext:value-type="float">
            <text:p>31.904144</text:p>
          </table:table-cell>
          <table:table-cell office:value-type="float" office:value="22.845734" calcext:value-type="float">
            <text:p>22.8457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4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4" calcext:value-type="date">
            <text:p>1983-11-14</text:p>
          </table:table-cell>
          <table:table-cell office:value-type="float" office:value="32.197845" calcext:value-type="float">
            <text:p>32.197845</text:p>
          </table:table-cell>
          <table:table-cell office:value-type="float" office:value="22.078033" calcext:value-type="float">
            <text:p>22.0780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5" calcext:value-type="date">
            <text:p>1983-11-15</text:p>
          </table:table-cell>
          <table:table-cell office:value-type="float" office:value="31.364899" calcext:value-type="float">
            <text:p>31.364899</text:p>
          </table:table-cell>
          <table:table-cell office:value-type="float" office:value="22.802155" calcext:value-type="float">
            <text:p>22.8021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6" calcext:value-type="date">
            <text:p>1983-11-16</text:p>
          </table:table-cell>
          <table:table-cell office:value-type="float" office:value="29.592499" calcext:value-type="float">
            <text:p>29.592499</text:p>
          </table:table-cell>
          <table:table-cell office:value-type="float" office:value="22.101776" calcext:value-type="float">
            <text:p>22.1017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7" calcext:value-type="date">
            <text:p>1983-11-17</text:p>
          </table:table-cell>
          <table:table-cell office:value-type="float" office:value="29.94693" calcext:value-type="float">
            <text:p>29.94693</text:p>
          </table:table-cell>
          <table:table-cell office:value-type="float" office:value="22.21521" calcext:value-type="float">
            <text:p>22.215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8" calcext:value-type="date">
            <text:p>1983-11-18</text:p>
          </table:table-cell>
          <table:table-cell office:value-type="float" office:value="28.626068" calcext:value-type="float">
            <text:p>28.626068</text:p>
          </table:table-cell>
          <table:table-cell office:value-type="float" office:value="22.885345" calcext:value-type="float">
            <text:p>22.8853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19" calcext:value-type="date">
            <text:p>1983-11-19</text:p>
          </table:table-cell>
          <table:table-cell office:value-type="float" office:value="30.564056" calcext:value-type="float">
            <text:p>30.564056</text:p>
          </table:table-cell>
          <table:table-cell office:value-type="float" office:value="22.06778" calcext:value-type="float">
            <text:p>22.067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0" calcext:value-type="date">
            <text:p>1983-11-20</text:p>
          </table:table-cell>
          <table:table-cell office:value-type="float" office:value="29.228119" calcext:value-type="float">
            <text:p>29.228119</text:p>
          </table:table-cell>
          <table:table-cell office:value-type="float" office:value="22.364471" calcext:value-type="float">
            <text:p>22.3644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1" calcext:value-type="date">
            <text:p>1983-11-21</text:p>
          </table:table-cell>
          <table:table-cell office:value-type="float" office:value="30.18155" calcext:value-type="float">
            <text:p>30.18155</text:p>
          </table:table-cell>
          <table:table-cell office:value-type="float" office:value="22.41742" calcext:value-type="float">
            <text:p>22.417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2" calcext:value-type="date">
            <text:p>1983-11-22</text:p>
          </table:table-cell>
          <table:table-cell office:value-type="float" office:value="29.440338" calcext:value-type="float">
            <text:p>29.440338</text:p>
          </table:table-cell>
          <table:table-cell office:value-type="float" office:value="22.61621" calcext:value-type="float">
            <text:p>22.616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3" calcext:value-type="date">
            <text:p>1983-11-23</text:p>
          </table:table-cell>
          <table:table-cell office:value-type="float" office:value="30.158234" calcext:value-type="float">
            <text:p>30.158234</text:p>
          </table:table-cell>
          <table:table-cell office:value-type="float" office:value="22.79721" calcext:value-type="float">
            <text:p>22.797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5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4" calcext:value-type="date">
            <text:p>1983-11-24</text:p>
          </table:table-cell>
          <table:table-cell office:value-type="float" office:value="29.947784" calcext:value-type="float">
            <text:p>29.947784</text:p>
          </table:table-cell>
          <table:table-cell office:value-type="float" office:value="22.304047" calcext:value-type="float">
            <text:p>22.3040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5" calcext:value-type="date">
            <text:p>1983-11-25</text:p>
          </table:table-cell>
          <table:table-cell office:value-type="float" office:value="28.4617" calcext:value-type="float">
            <text:p>28.4617</text:p>
          </table:table-cell>
          <table:table-cell office:value-type="float" office:value="22.375244" calcext:value-type="float">
            <text:p>22.3752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6" calcext:value-type="date">
            <text:p>1983-11-26</text:p>
          </table:table-cell>
          <table:table-cell office:value-type="float" office:value="28.71103" calcext:value-type="float">
            <text:p>28.71103</text:p>
          </table:table-cell>
          <table:table-cell office:value-type="float" office:value="22.013458" calcext:value-type="float">
            <text:p>22.0134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7" calcext:value-type="date">
            <text:p>1983-11-27</text:p>
          </table:table-cell>
          <table:table-cell office:value-type="float" office:value="29.333954" calcext:value-type="float">
            <text:p>29.333954</text:p>
          </table:table-cell>
          <table:table-cell office:value-type="float" office:value="20.903412" calcext:value-type="float">
            <text:p>20.9034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8" calcext:value-type="date">
            <text:p>1983-11-28</text:p>
          </table:table-cell>
          <table:table-cell office:value-type="float" office:value="30.659912" calcext:value-type="float">
            <text:p>30.659912</text:p>
          </table:table-cell>
          <table:table-cell office:value-type="float" office:value="21.468536" calcext:value-type="float">
            <text:p>21.4685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29" calcext:value-type="date">
            <text:p>1983-11-29</text:p>
          </table:table-cell>
          <table:table-cell office:value-type="float" office:value="29.326935" calcext:value-type="float">
            <text:p>29.326935</text:p>
          </table:table-cell>
          <table:table-cell office:value-type="float" office:value="21.966736" calcext:value-type="float">
            <text:p>21.9667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1-30" calcext:value-type="date">
            <text:p>1983-11-30</text:p>
          </table:table-cell>
          <table:table-cell office:value-type="float" office:value="29.964508" calcext:value-type="float">
            <text:p>29.964508</text:p>
          </table:table-cell>
          <table:table-cell office:value-type="float" office:value="23.191101" calcext:value-type="float">
            <text:p>23.1911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1" calcext:value-type="date">
            <text:p>1983-12-01</text:p>
          </table:table-cell>
          <table:table-cell office:value-type="float" office:value="30.824493" calcext:value-type="float">
            <text:p>30.824493</text:p>
          </table:table-cell>
          <table:table-cell office:value-type="float" office:value="22.378937" calcext:value-type="float">
            <text:p>22.3789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2" calcext:value-type="date">
            <text:p>1983-12-02</text:p>
          </table:table-cell>
          <table:table-cell office:value-type="float" office:value="31.575409" calcext:value-type="float">
            <text:p>31.575409</text:p>
          </table:table-cell>
          <table:table-cell office:value-type="float" office:value="22.242554" calcext:value-type="float">
            <text:p>22.2425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3" calcext:value-type="date">
            <text:p>1983-12-03</text:p>
          </table:table-cell>
          <table:table-cell office:value-type="float" office:value="30.329681" calcext:value-type="float">
            <text:p>30.329681</text:p>
          </table:table-cell>
          <table:table-cell office:value-type="float" office:value="22.427582" calcext:value-type="float">
            <text:p>22.4275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6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4" calcext:value-type="date">
            <text:p>1983-12-04</text:p>
          </table:table-cell>
          <table:table-cell office:value-type="float" office:value="29.576233" calcext:value-type="float">
            <text:p>29.576233</text:p>
          </table:table-cell>
          <table:table-cell office:value-type="float" office:value="22.639343" calcext:value-type="float">
            <text:p>22.6393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5" calcext:value-type="date">
            <text:p>1983-12-05</text:p>
          </table:table-cell>
          <table:table-cell office:value-type="float" office:value="30.805817" calcext:value-type="float">
            <text:p>30.805817</text:p>
          </table:table-cell>
          <table:table-cell office:value-type="float" office:value="21.482391" calcext:value-type="float">
            <text:p>21.4823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6" calcext:value-type="date">
            <text:p>1983-12-06</text:p>
          </table:table-cell>
          <table:table-cell office:value-type="float" office:value="30.122314" calcext:value-type="float">
            <text:p>30.122314</text:p>
          </table:table-cell>
          <table:table-cell office:value-type="float" office:value="22.208649" calcext:value-type="float">
            <text:p>22.2086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7" calcext:value-type="date">
            <text:p>1983-12-07</text:p>
          </table:table-cell>
          <table:table-cell office:value-type="float" office:value="29.990509" calcext:value-type="float">
            <text:p>29.990509</text:p>
          </table:table-cell>
          <table:table-cell office:value-type="float" office:value="22.199585" calcext:value-type="float">
            <text:p>22.1995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8" calcext:value-type="date">
            <text:p>1983-12-08</text:p>
          </table:table-cell>
          <table:table-cell office:value-type="float" office:value="31.048431" calcext:value-type="float">
            <text:p>31.048431</text:p>
          </table:table-cell>
          <table:table-cell office:value-type="float" office:value="21.884247" calcext:value-type="float">
            <text:p>21.8842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09" calcext:value-type="date">
            <text:p>1983-12-09</text:p>
          </table:table-cell>
          <table:table-cell office:value-type="float" office:value="30.971832" calcext:value-type="float">
            <text:p>30.971832</text:p>
          </table:table-cell>
          <table:table-cell office:value-type="float" office:value="22.484833" calcext:value-type="float">
            <text:p>22.4848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0" calcext:value-type="date">
            <text:p>1983-12-10</text:p>
          </table:table-cell>
          <table:table-cell office:value-type="float" office:value="29.294647" calcext:value-type="float">
            <text:p>29.294647</text:p>
          </table:table-cell>
          <table:table-cell office:value-type="float" office:value="21.9982" calcext:value-type="float">
            <text:p>21.99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1" calcext:value-type="date">
            <text:p>1983-12-11</text:p>
          </table:table-cell>
          <table:table-cell office:value-type="float" office:value="29.504791" calcext:value-type="float">
            <text:p>29.504791</text:p>
          </table:table-cell>
          <table:table-cell office:value-type="float" office:value="21.61679" calcext:value-type="float">
            <text:p>21.616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2" calcext:value-type="date">
            <text:p>1983-12-12</text:p>
          </table:table-cell>
          <table:table-cell office:value-type="float" office:value="29.26001" calcext:value-type="float">
            <text:p>29.26001</text:p>
          </table:table-cell>
          <table:table-cell office:value-type="float" office:value="22.572083" calcext:value-type="float">
            <text:p>22.5720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3" calcext:value-type="date">
            <text:p>1983-12-13</text:p>
          </table:table-cell>
          <table:table-cell office:value-type="float" office:value="30.381195" calcext:value-type="float">
            <text:p>30.381195</text:p>
          </table:table-cell>
          <table:table-cell office:value-type="float" office:value="21.74585" calcext:value-type="float">
            <text:p>21.745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7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4" calcext:value-type="date">
            <text:p>1983-12-14</text:p>
          </table:table-cell>
          <table:table-cell office:value-type="float" office:value="29.071564" calcext:value-type="float">
            <text:p>29.071564</text:p>
          </table:table-cell>
          <table:table-cell office:value-type="float" office:value="22.111603" calcext:value-type="float">
            <text:p>22.1116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5" calcext:value-type="date">
            <text:p>1983-12-15</text:p>
          </table:table-cell>
          <table:table-cell office:value-type="float" office:value="27.819855" calcext:value-type="float">
            <text:p>27.819855</text:p>
          </table:table-cell>
          <table:table-cell office:value-type="float" office:value="21.963623" calcext:value-type="float">
            <text:p>21.9636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6" calcext:value-type="date">
            <text:p>1983-12-16</text:p>
          </table:table-cell>
          <table:table-cell office:value-type="float" office:value="29.43039" calcext:value-type="float">
            <text:p>29.43039</text:p>
          </table:table-cell>
          <table:table-cell office:value-type="float" office:value="22.56137" calcext:value-type="float">
            <text:p>22.561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7" calcext:value-type="date">
            <text:p>1983-12-17</text:p>
          </table:table-cell>
          <table:table-cell office:value-type="float" office:value="30.267487" calcext:value-type="float">
            <text:p>30.267487</text:p>
          </table:table-cell>
          <table:table-cell office:value-type="float" office:value="21.657074" calcext:value-type="float">
            <text:p>21.6570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8" calcext:value-type="date">
            <text:p>1983-12-18</text:p>
          </table:table-cell>
          <table:table-cell office:value-type="float" office:value="30.887787" calcext:value-type="float">
            <text:p>30.887787</text:p>
          </table:table-cell>
          <table:table-cell office:value-type="float" office:value="21.769989" calcext:value-type="float">
            <text:p>21.7699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19" calcext:value-type="date">
            <text:p>1983-12-19</text:p>
          </table:table-cell>
          <table:table-cell office:value-type="float" office:value="31.082794" calcext:value-type="float">
            <text:p>31.082794</text:p>
          </table:table-cell>
          <table:table-cell office:value-type="float" office:value="22.273193" calcext:value-type="float">
            <text:p>22.2731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0" calcext:value-type="date">
            <text:p>1983-12-20</text:p>
          </table:table-cell>
          <table:table-cell office:value-type="float" office:value="28.09372" calcext:value-type="float">
            <text:p>28.09372</text:p>
          </table:table-cell>
          <table:table-cell office:value-type="float" office:value="21.813995" calcext:value-type="float">
            <text:p>21.8139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1" calcext:value-type="date">
            <text:p>1983-12-21</text:p>
          </table:table-cell>
          <table:table-cell office:value-type="float" office:value="29.919098" calcext:value-type="float">
            <text:p>29.919098</text:p>
          </table:table-cell>
          <table:table-cell office:value-type="float" office:value="21.703949" calcext:value-type="float">
            <text:p>21.7039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2" calcext:value-type="date">
            <text:p>1983-12-22</text:p>
          </table:table-cell>
          <table:table-cell office:value-type="float" office:value="29.266754" calcext:value-type="float">
            <text:p>29.266754</text:p>
          </table:table-cell>
          <table:table-cell office:value-type="float" office:value="22.637299" calcext:value-type="float">
            <text:p>22.63729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3" calcext:value-type="date">
            <text:p>1983-12-23</text:p>
          </table:table-cell>
          <table:table-cell office:value-type="float" office:value="29.88272" calcext:value-type="float">
            <text:p>29.88272</text:p>
          </table:table-cell>
          <table:table-cell office:value-type="float" office:value="21.051727" calcext:value-type="float">
            <text:p>21.0517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8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4" calcext:value-type="date">
            <text:p>1983-12-24</text:p>
          </table:table-cell>
          <table:table-cell office:value-type="float" office:value="29.371643" calcext:value-type="float">
            <text:p>29.371643</text:p>
          </table:table-cell>
          <table:table-cell office:value-type="float" office:value="22.516327" calcext:value-type="float">
            <text:p>22.5163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5" calcext:value-type="date">
            <text:p>1983-12-25</text:p>
          </table:table-cell>
          <table:table-cell office:value-type="float" office:value="31.375458" calcext:value-type="float">
            <text:p>31.375458</text:p>
          </table:table-cell>
          <table:table-cell office:value-type="float" office:value="21.985962" calcext:value-type="float">
            <text:p>21.9859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6" calcext:value-type="date">
            <text:p>1983-12-26</text:p>
          </table:table-cell>
          <table:table-cell office:value-type="float" office:value="30.64029" calcext:value-type="float">
            <text:p>30.64029</text:p>
          </table:table-cell>
          <table:table-cell office:value-type="float" office:value="21.624542" calcext:value-type="float">
            <text:p>21.6245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7" calcext:value-type="date">
            <text:p>1983-12-27</text:p>
          </table:table-cell>
          <table:table-cell office:value-type="float" office:value="28.244843" calcext:value-type="float">
            <text:p>28.244843</text:p>
          </table:table-cell>
          <table:table-cell office:value-type="float" office:value="21.97992" calcext:value-type="float">
            <text:p>21.979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8" calcext:value-type="date">
            <text:p>1983-12-28</text:p>
          </table:table-cell>
          <table:table-cell office:value-type="float" office:value="30.57602" calcext:value-type="float">
            <text:p>30.57602</text:p>
          </table:table-cell>
          <table:table-cell office:value-type="float" office:value="22.26059" calcext:value-type="float">
            <text:p>22.260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29" calcext:value-type="date">
            <text:p>1983-12-29</text:p>
          </table:table-cell>
          <table:table-cell office:value-type="float" office:value="31.235382" calcext:value-type="float">
            <text:p>31.235382</text:p>
          </table:table-cell>
          <table:table-cell office:value-type="float" office:value="20.152405" calcext:value-type="float">
            <text:p>20.1524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30" calcext:value-type="date">
            <text:p>1983-12-30</text:p>
          </table:table-cell>
          <table:table-cell office:value-type="float" office:value="31.679596" calcext:value-type="float">
            <text:p>31.679596</text:p>
          </table:table-cell>
          <table:table-cell office:value-type="float" office:value="20.474976" calcext:value-type="float">
            <text:p>20.4749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3-12-31" calcext:value-type="date">
            <text:p>1983-12-31</text:p>
          </table:table-cell>
          <table:table-cell office:value-type="float" office:value="32.48639" calcext:value-type="float">
            <text:p>32.48639</text:p>
          </table:table-cell>
          <table:table-cell office:value-type="float" office:value="20.340424" calcext:value-type="float">
            <text:p>20.3404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7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1984-01-01" calcext:value-type="date">
            <text:p>1984-01-01</text:p>
          </table:table-cell>
          <table:table-cell office:value-type="float" office:value="30.164398" calcext:value-type="float">
            <text:p>30.164398</text:p>
          </table:table-cell>
          <table:table-cell office:value-type="float" office:value="21.710785" calcext:value-type="float">
            <text:p>21.7107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2" calcext:value-type="date">
            <text:p>1984-01-02</text:p>
          </table:table-cell>
          <table:table-cell office:value-type="float" office:value="31.861633" calcext:value-type="float">
            <text:p>31.861633</text:p>
          </table:table-cell>
          <table:table-cell office:value-type="float" office:value="22.293243" calcext:value-type="float">
            <text:p>22.2932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0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3" calcext:value-type="date">
            <text:p>1984-01-03</text:p>
          </table:table-cell>
          <table:table-cell office:value-type="float" office:value="29.869019" calcext:value-type="float">
            <text:p>29.869019</text:p>
          </table:table-cell>
          <table:table-cell office:value-type="float" office:value="21.98819" calcext:value-type="float">
            <text:p>21.988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4" calcext:value-type="date">
            <text:p>1984-01-04</text:p>
          </table:table-cell>
          <table:table-cell office:value-type="float" office:value="31.237213" calcext:value-type="float">
            <text:p>31.237213</text:p>
          </table:table-cell>
          <table:table-cell office:value-type="float" office:value="22.019165" calcext:value-type="float">
            <text:p>22.0191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5" calcext:value-type="date">
            <text:p>1984-01-05</text:p>
          </table:table-cell>
          <table:table-cell office:value-type="float" office:value="31.322906" calcext:value-type="float">
            <text:p>31.322906</text:p>
          </table:table-cell>
          <table:table-cell office:value-type="float" office:value="22.504883" calcext:value-type="float">
            <text:p>22.5048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6" calcext:value-type="date">
            <text:p>1984-01-06</text:p>
          </table:table-cell>
          <table:table-cell office:value-type="float" office:value="31.36502" calcext:value-type="float">
            <text:p>31.36502</text:p>
          </table:table-cell>
          <table:table-cell office:value-type="float" office:value="22.195312" calcext:value-type="float">
            <text:p>22.1953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7" calcext:value-type="date">
            <text:p>1984-01-07</text:p>
          </table:table-cell>
          <table:table-cell office:value-type="float" office:value="30.679901" calcext:value-type="float">
            <text:p>30.679901</text:p>
          </table:table-cell>
          <table:table-cell office:value-type="float" office:value="21.901703" calcext:value-type="float">
            <text:p>21.9017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8" calcext:value-type="date">
            <text:p>1984-01-08</text:p>
          </table:table-cell>
          <table:table-cell office:value-type="float" office:value="32.023804" calcext:value-type="float">
            <text:p>32.023804</text:p>
          </table:table-cell>
          <table:table-cell office:value-type="float" office:value="22.00055" calcext:value-type="float">
            <text:p>22.000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9" calcext:value-type="date">
            <text:p>1984-01-09</text:p>
          </table:table-cell>
          <table:table-cell office:value-type="float" office:value="31.661804" calcext:value-type="float">
            <text:p>31.661804</text:p>
          </table:table-cell>
          <table:table-cell office:value-type="float" office:value="22.967987" calcext:value-type="float">
            <text:p>22.9679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0" calcext:value-type="date">
            <text:p>1984-01-10</text:p>
          </table:table-cell>
          <table:table-cell office:value-type="float" office:value="31.120483" calcext:value-type="float">
            <text:p>31.120483</text:p>
          </table:table-cell>
          <table:table-cell office:value-type="float" office:value="22.39627" calcext:value-type="float">
            <text:p>22.396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1" calcext:value-type="date">
            <text:p>1984-01-11</text:p>
          </table:table-cell>
          <table:table-cell office:value-type="float" office:value="33.250885" calcext:value-type="float">
            <text:p>33.250885</text:p>
          </table:table-cell>
          <table:table-cell office:value-type="float" office:value="22.565033" calcext:value-type="float">
            <text:p>22.5650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2" calcext:value-type="date">
            <text:p>1984-01-12</text:p>
          </table:table-cell>
          <table:table-cell office:value-type="float" office:value="32.51065" calcext:value-type="float">
            <text:p>32.51065</text:p>
          </table:table-cell>
          <table:table-cell office:value-type="float" office:value="22.868256" calcext:value-type="float">
            <text:p>22.8682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0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3" calcext:value-type="date">
            <text:p>1984-01-13</text:p>
          </table:table-cell>
          <table:table-cell office:value-type="float" office:value="33.55426" calcext:value-type="float">
            <text:p>33.55426</text:p>
          </table:table-cell>
          <table:table-cell office:value-type="float" office:value="21.70932" calcext:value-type="float">
            <text:p>21.709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4" calcext:value-type="date">
            <text:p>1984-01-14</text:p>
          </table:table-cell>
          <table:table-cell office:value-type="float" office:value="31.796387" calcext:value-type="float">
            <text:p>31.796387</text:p>
          </table:table-cell>
          <table:table-cell office:value-type="float" office:value="22.237854" calcext:value-type="float">
            <text:p>22.2378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5" calcext:value-type="date">
            <text:p>1984-01-15</text:p>
          </table:table-cell>
          <table:table-cell office:value-type="float" office:value="31.141998" calcext:value-type="float">
            <text:p>31.141998</text:p>
          </table:table-cell>
          <table:table-cell office:value-type="float" office:value="21.977448" calcext:value-type="float">
            <text:p>21.9774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6" calcext:value-type="date">
            <text:p>1984-01-16</text:p>
          </table:table-cell>
          <table:table-cell office:value-type="float" office:value="27.75412" calcext:value-type="float">
            <text:p>27.75412</text:p>
          </table:table-cell>
          <table:table-cell office:value-type="float" office:value="22.217773" calcext:value-type="float">
            <text:p>22.2177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7" calcext:value-type="date">
            <text:p>1984-01-17</text:p>
          </table:table-cell>
          <table:table-cell office:value-type="float" office:value="27.359283" calcext:value-type="float">
            <text:p>27.359283</text:p>
          </table:table-cell>
          <table:table-cell office:value-type="float" office:value="20.877472" calcext:value-type="float">
            <text:p>20.8774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8" calcext:value-type="date">
            <text:p>1984-01-18</text:p>
          </table:table-cell>
          <table:table-cell office:value-type="float" office:value="28.522247" calcext:value-type="float">
            <text:p>28.522247</text:p>
          </table:table-cell>
          <table:table-cell office:value-type="float" office:value="21.028473" calcext:value-type="float">
            <text:p>21.0284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9" calcext:value-type="date">
            <text:p>1984-01-19</text:p>
          </table:table-cell>
          <table:table-cell office:value-type="float" office:value="30.331879" calcext:value-type="float">
            <text:p>30.331879</text:p>
          </table:table-cell>
          <table:table-cell office:value-type="float" office:value="20.374908" calcext:value-type="float">
            <text:p>20.3749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0" calcext:value-type="date">
            <text:p>1984-01-20</text:p>
          </table:table-cell>
          <table:table-cell office:value-type="float" office:value="28.745392" calcext:value-type="float">
            <text:p>28.745392</text:p>
          </table:table-cell>
          <table:table-cell office:value-type="float" office:value="20.985138" calcext:value-type="float">
            <text:p>20.9851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1" calcext:value-type="date">
            <text:p>1984-01-21</text:p>
          </table:table-cell>
          <table:table-cell office:value-type="float" office:value="29.971222" calcext:value-type="float">
            <text:p>29.971222</text:p>
          </table:table-cell>
          <table:table-cell office:value-type="float" office:value="20.832916" calcext:value-type="float">
            <text:p>20.8329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2" calcext:value-type="date">
            <text:p>1984-01-22</text:p>
          </table:table-cell>
          <table:table-cell office:value-type="float" office:value="29.019867" calcext:value-type="float">
            <text:p>29.019867</text:p>
          </table:table-cell>
          <table:table-cell office:value-type="float" office:value="21.759796" calcext:value-type="float">
            <text:p>21.7597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3" calcext:value-type="date">
            <text:p>1984-01-23</text:p>
          </table:table-cell>
          <table:table-cell office:value-type="float" office:value="31.16861" calcext:value-type="float">
            <text:p>31.16861</text:p>
          </table:table-cell>
          <table:table-cell office:value-type="float" office:value="21.20877" calcext:value-type="float">
            <text:p>21.208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4" calcext:value-type="date">
            <text:p>1984-01-24</text:p>
          </table:table-cell>
          <table:table-cell office:value-type="float" office:value="30.162811" calcext:value-type="float">
            <text:p>30.162811</text:p>
          </table:table-cell>
          <table:table-cell office:value-type="float" office:value="22.19748" calcext:value-type="float">
            <text:p>22.197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5" calcext:value-type="date">
            <text:p>1984-01-25</text:p>
          </table:table-cell>
          <table:table-cell office:value-type="float" office:value="30.976654" calcext:value-type="float">
            <text:p>30.976654</text:p>
          </table:table-cell>
          <table:table-cell office:value-type="float" office:value="22.129303" calcext:value-type="float">
            <text:p>22.1293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6" calcext:value-type="date">
            <text:p>1984-01-26</text:p>
          </table:table-cell>
          <table:table-cell office:value-type="float" office:value="31.399414" calcext:value-type="float">
            <text:p>31.399414</text:p>
          </table:table-cell>
          <table:table-cell office:value-type="float" office:value="22.083923" calcext:value-type="float">
            <text:p>22.0839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7" calcext:value-type="date">
            <text:p>1984-01-27</text:p>
          </table:table-cell>
          <table:table-cell office:value-type="float" office:value="29.720337" calcext:value-type="float">
            <text:p>29.720337</text:p>
          </table:table-cell>
          <table:table-cell office:value-type="float" office:value="21.374268" calcext:value-type="float">
            <text:p>21.3742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8" calcext:value-type="date">
            <text:p>1984-01-28</text:p>
          </table:table-cell>
          <table:table-cell office:value-type="float" office:value="30.397888" calcext:value-type="float">
            <text:p>30.397888</text:p>
          </table:table-cell>
          <table:table-cell office:value-type="float" office:value="21.155212" calcext:value-type="float">
            <text:p>21.1552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9" calcext:value-type="date">
            <text:p>1984-01-29</text:p>
          </table:table-cell>
          <table:table-cell office:value-type="float" office:value="31.7193" calcext:value-type="float">
            <text:p>31.7193</text:p>
          </table:table-cell>
          <table:table-cell office:value-type="float" office:value="21.123322" calcext:value-type="float">
            <text:p>21.1233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30" calcext:value-type="date">
            <text:p>1984-01-30</text:p>
          </table:table-cell>
          <table:table-cell office:value-type="float" office:value="33.131836" calcext:value-type="float">
            <text:p>33.131836</text:p>
          </table:table-cell>
          <table:table-cell office:value-type="float" office:value="20.928314" calcext:value-type="float">
            <text:p>20.928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31" calcext:value-type="date">
            <text:p>1984-01-31</text:p>
          </table:table-cell>
          <table:table-cell office:value-type="float" office:value="30.318115" calcext:value-type="float">
            <text:p>30.318115</text:p>
          </table:table-cell>
          <table:table-cell office:value-type="float" office:value="21.856506" calcext:value-type="float">
            <text:p>21.8565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8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1" calcext:value-type="date">
            <text:p>1984-02-01</text:p>
          </table:table-cell>
          <table:table-cell office:value-type="float" office:value="28.416718" calcext:value-type="float">
            <text:p>28.416718</text:p>
          </table:table-cell>
          <table:table-cell office:value-type="float" office:value="22.82666" calcext:value-type="float">
            <text:p>22.826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2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2" calcext:value-type="date">
            <text:p>1984-02-02</text:p>
          </table:table-cell>
          <table:table-cell office:value-type="float" office:value="29.089813" calcext:value-type="float">
            <text:p>29.089813</text:p>
          </table:table-cell>
          <table:table-cell office:value-type="float" office:value="22.334625" calcext:value-type="float">
            <text:p>22.3346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3" calcext:value-type="date">
            <text:p>1984-02-03</text:p>
          </table:table-cell>
          <table:table-cell office:value-type="float" office:value="31.145111" calcext:value-type="float">
            <text:p>31.145111</text:p>
          </table:table-cell>
          <table:table-cell office:value-type="float" office:value="21.289032" calcext:value-type="float">
            <text:p>21.2890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4" calcext:value-type="date">
            <text:p>1984-02-04</text:p>
          </table:table-cell>
          <table:table-cell office:value-type="float" office:value="31.113007" calcext:value-type="float">
            <text:p>31.113007</text:p>
          </table:table-cell>
          <table:table-cell office:value-type="float" office:value="21.631256" calcext:value-type="float">
            <text:p>21.6312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5" calcext:value-type="date">
            <text:p>1984-02-05</text:p>
          </table:table-cell>
          <table:table-cell office:value-type="float" office:value="29.094543" calcext:value-type="float">
            <text:p>29.094543</text:p>
          </table:table-cell>
          <table:table-cell office:value-type="float" office:value="21.823395" calcext:value-type="float">
            <text:p>21.8233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6" calcext:value-type="date">
            <text:p>1984-02-06</text:p>
          </table:table-cell>
          <table:table-cell office:value-type="float" office:value="30.499176" calcext:value-type="float">
            <text:p>30.499176</text:p>
          </table:table-cell>
          <table:table-cell office:value-type="float" office:value="22.03067" calcext:value-type="float">
            <text:p>22.030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7" calcext:value-type="date">
            <text:p>1984-02-07</text:p>
          </table:table-cell>
          <table:table-cell office:value-type="float" office:value="30.838165" calcext:value-type="float">
            <text:p>30.838165</text:p>
          </table:table-cell>
          <table:table-cell office:value-type="float" office:value="21.442474" calcext:value-type="float">
            <text:p>21.4424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8" calcext:value-type="date">
            <text:p>1984-02-08</text:p>
          </table:table-cell>
          <table:table-cell office:value-type="float" office:value="30.196259" calcext:value-type="float">
            <text:p>30.196259</text:p>
          </table:table-cell>
          <table:table-cell office:value-type="float" office:value="21.297577" calcext:value-type="float">
            <text:p>21.2975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09" calcext:value-type="date">
            <text:p>1984-02-09</text:p>
          </table:table-cell>
          <table:table-cell office:value-type="float" office:value="29.603851" calcext:value-type="float">
            <text:p>29.603851</text:p>
          </table:table-cell>
          <table:table-cell office:value-type="float" office:value="21.689667" calcext:value-type="float">
            <text:p>21.6896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0" calcext:value-type="date">
            <text:p>1984-02-10</text:p>
          </table:table-cell>
          <table:table-cell office:value-type="float" office:value="30.952606" calcext:value-type="float">
            <text:p>30.952606</text:p>
          </table:table-cell>
          <table:table-cell office:value-type="float" office:value="22.062622" calcext:value-type="float">
            <text:p>22.0626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1" calcext:value-type="date">
            <text:p>1984-02-11</text:p>
          </table:table-cell>
          <table:table-cell office:value-type="float" office:value="30.402863" calcext:value-type="float">
            <text:p>30.402863</text:p>
          </table:table-cell>
          <table:table-cell office:value-type="float" office:value="22.15216" calcext:value-type="float">
            <text:p>22.152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3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2" calcext:value-type="date">
            <text:p>1984-02-12</text:p>
          </table:table-cell>
          <table:table-cell office:value-type="float" office:value="31.795074" calcext:value-type="float">
            <text:p>31.795074</text:p>
          </table:table-cell>
          <table:table-cell office:value-type="float" office:value="22.62033" calcext:value-type="float">
            <text:p>22.620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3" calcext:value-type="date">
            <text:p>1984-02-13</text:p>
          </table:table-cell>
          <table:table-cell office:value-type="float" office:value="31.260864" calcext:value-type="float">
            <text:p>31.260864</text:p>
          </table:table-cell>
          <table:table-cell office:value-type="float" office:value="22.619202" calcext:value-type="float">
            <text:p>22.6192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4" calcext:value-type="date">
            <text:p>1984-02-14</text:p>
          </table:table-cell>
          <table:table-cell office:value-type="float" office:value="32.256683" calcext:value-type="float">
            <text:p>32.256683</text:p>
          </table:table-cell>
          <table:table-cell office:value-type="float" office:value="22.019928" calcext:value-type="float">
            <text:p>22.0199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5" calcext:value-type="date">
            <text:p>1984-02-15</text:p>
          </table:table-cell>
          <table:table-cell office:value-type="float" office:value="32.057404" calcext:value-type="float">
            <text:p>32.057404</text:p>
          </table:table-cell>
          <table:table-cell office:value-type="float" office:value="21.634766" calcext:value-type="float">
            <text:p>21.6347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6" calcext:value-type="date">
            <text:p>1984-02-16</text:p>
          </table:table-cell>
          <table:table-cell office:value-type="float" office:value="29.222809" calcext:value-type="float">
            <text:p>29.222809</text:p>
          </table:table-cell>
          <table:table-cell office:value-type="float" office:value="22.07602" calcext:value-type="float">
            <text:p>22.076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7" calcext:value-type="date">
            <text:p>1984-02-17</text:p>
          </table:table-cell>
          <table:table-cell office:value-type="float" office:value="28.321259" calcext:value-type="float">
            <text:p>28.321259</text:p>
          </table:table-cell>
          <table:table-cell office:value-type="float" office:value="21.953094" calcext:value-type="float">
            <text:p>21.9530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8" calcext:value-type="date">
            <text:p>1984-02-18</text:p>
          </table:table-cell>
          <table:table-cell office:value-type="float" office:value="29.820953" calcext:value-type="float">
            <text:p>29.820953</text:p>
          </table:table-cell>
          <table:table-cell office:value-type="float" office:value="20.72171" calcext:value-type="float">
            <text:p>20.721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19" calcext:value-type="date">
            <text:p>1984-02-19</text:p>
          </table:table-cell>
          <table:table-cell office:value-type="float" office:value="28.934479" calcext:value-type="float">
            <text:p>28.934479</text:p>
          </table:table-cell>
          <table:table-cell office:value-type="float" office:value="21.110443" calcext:value-type="float">
            <text:p>21.1104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0" calcext:value-type="date">
            <text:p>1984-02-20</text:p>
          </table:table-cell>
          <table:table-cell office:value-type="float" office:value="27.377441" calcext:value-type="float">
            <text:p>27.377441</text:p>
          </table:table-cell>
          <table:table-cell office:value-type="float" office:value="22.061554" calcext:value-type="float">
            <text:p>22.0615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8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1" calcext:value-type="date">
            <text:p>1984-02-21</text:p>
          </table:table-cell>
          <table:table-cell office:value-type="float" office:value="28.214752" calcext:value-type="float">
            <text:p>28.214752</text:p>
          </table:table-cell>
          <table:table-cell office:value-type="float" office:value="21.786774" calcext:value-type="float">
            <text:p>21.7867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4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2" calcext:value-type="date">
            <text:p>1984-02-22</text:p>
          </table:table-cell>
          <table:table-cell office:value-type="float" office:value="27.057465" calcext:value-type="float">
            <text:p>27.057465</text:p>
          </table:table-cell>
          <table:table-cell office:value-type="float" office:value="21.806854" calcext:value-type="float">
            <text:p>21.8068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0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3" calcext:value-type="date">
            <text:p>1984-02-23</text:p>
          </table:table-cell>
          <table:table-cell office:value-type="float" office:value="27.40387" calcext:value-type="float">
            <text:p>27.40387</text:p>
          </table:table-cell>
          <table:table-cell office:value-type="float" office:value="22.168121" calcext:value-type="float">
            <text:p>22.1681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4" calcext:value-type="date">
            <text:p>1984-02-24</text:p>
          </table:table-cell>
          <table:table-cell office:value-type="float" office:value="29.431305" calcext:value-type="float">
            <text:p>29.431305</text:p>
          </table:table-cell>
          <table:table-cell office:value-type="float" office:value="21.990784" calcext:value-type="float">
            <text:p>21.9907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5" calcext:value-type="date">
            <text:p>1984-02-25</text:p>
          </table:table-cell>
          <table:table-cell office:value-type="float" office:value="29.811768" calcext:value-type="float">
            <text:p>29.811768</text:p>
          </table:table-cell>
          <table:table-cell office:value-type="float" office:value="20.800812" calcext:value-type="float">
            <text:p>20.8008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3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6" calcext:value-type="date">
            <text:p>1984-02-26</text:p>
          </table:table-cell>
          <table:table-cell office:value-type="float" office:value="31.227142" calcext:value-type="float">
            <text:p>31.227142</text:p>
          </table:table-cell>
          <table:table-cell office:value-type="float" office:value="21.857971" calcext:value-type="float">
            <text:p>21.8579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7" calcext:value-type="date">
            <text:p>1984-02-27</text:p>
          </table:table-cell>
          <table:table-cell office:value-type="float" office:value="32.34787" calcext:value-type="float">
            <text:p>32.34787</text:p>
          </table:table-cell>
          <table:table-cell office:value-type="float" office:value="21.737396" calcext:value-type="float">
            <text:p>21.7373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5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8" calcext:value-type="date">
            <text:p>1984-02-28</text:p>
          </table:table-cell>
          <table:table-cell office:value-type="float" office:value="32.453827" calcext:value-type="float">
            <text:p>32.453827</text:p>
          </table:table-cell>
          <table:table-cell office:value-type="float" office:value="22.06961" calcext:value-type="float">
            <text:p>22.069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6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2-29" calcext:value-type="date">
            <text:p>1984-02-29</text:p>
          </table:table-cell>
          <table:table-cell office:value-type="float" office:value="30.8555" calcext:value-type="float">
            <text:p>30.8555</text:p>
          </table:table-cell>
          <table:table-cell office:value-type="float" office:value="22.215271" calcext:value-type="float">
            <text:p>22.2152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1" calcext:value-type="date">
            <text:p>1984-03-01</text:p>
          </table:table-cell>
          <table:table-cell office:value-type="float" office:value="27.658112" calcext:value-type="float">
            <text:p>27.658112</text:p>
          </table:table-cell>
          <table:table-cell office:value-type="float" office:value="21.253143" calcext:value-type="float">
            <text:p>21.2531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2" calcext:value-type="date">
            <text:p>1984-03-02</text:p>
          </table:table-cell>
          <table:table-cell office:value-type="float" office:value="30.587585" calcext:value-type="float">
            <text:p>30.587585</text:p>
          </table:table-cell>
          <table:table-cell office:value-type="float" office:value="22.481781" calcext:value-type="float">
            <text:p>22.4817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5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3" calcext:value-type="date">
            <text:p>1984-03-03</text:p>
          </table:table-cell>
          <table:table-cell office:value-type="float" office:value="29.273407" calcext:value-type="float">
            <text:p>29.273407</text:p>
          </table:table-cell>
          <table:table-cell office:value-type="float" office:value="21.665741" calcext:value-type="float">
            <text:p>21.66574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4" calcext:value-type="date">
            <text:p>1984-03-04</text:p>
          </table:table-cell>
          <table:table-cell office:value-type="float" office:value="30.426544" calcext:value-type="float">
            <text:p>30.426544</text:p>
          </table:table-cell>
          <table:table-cell office:value-type="float" office:value="21.430054" calcext:value-type="float">
            <text:p>21.4300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5" calcext:value-type="date">
            <text:p>1984-03-05</text:p>
          </table:table-cell>
          <table:table-cell office:value-type="float" office:value="29.675812" calcext:value-type="float">
            <text:p>29.675812</text:p>
          </table:table-cell>
          <table:table-cell office:value-type="float" office:value="22.071808" calcext:value-type="float">
            <text:p>22.0718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6" calcext:value-type="date">
            <text:p>1984-03-06</text:p>
          </table:table-cell>
          <table:table-cell office:value-type="float" office:value="32.35672" calcext:value-type="float">
            <text:p>32.35672</text:p>
          </table:table-cell>
          <table:table-cell office:value-type="float" office:value="21.847565" calcext:value-type="float">
            <text:p>21.8475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7" calcext:value-type="date">
            <text:p>1984-03-07</text:p>
          </table:table-cell>
          <table:table-cell office:value-type="float" office:value="31.176544" calcext:value-type="float">
            <text:p>31.176544</text:p>
          </table:table-cell>
          <table:table-cell office:value-type="float" office:value="21.980316" calcext:value-type="float">
            <text:p>21.9803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8" calcext:value-type="date">
            <text:p>1984-03-08</text:p>
          </table:table-cell>
          <table:table-cell office:value-type="float" office:value="31.465118" calcext:value-type="float">
            <text:p>31.465118</text:p>
          </table:table-cell>
          <table:table-cell office:value-type="float" office:value="22.321686" calcext:value-type="float">
            <text:p>22.3216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09" calcext:value-type="date">
            <text:p>1984-03-09</text:p>
          </table:table-cell>
          <table:table-cell office:value-type="float" office:value="33.125244" calcext:value-type="float">
            <text:p>33.125244</text:p>
          </table:table-cell>
          <table:table-cell office:value-type="float" office:value="22.086273" calcext:value-type="float">
            <text:p>22.0862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0" calcext:value-type="date">
            <text:p>1984-03-10</text:p>
          </table:table-cell>
          <table:table-cell office:value-type="float" office:value="32.631897" calcext:value-type="float">
            <text:p>32.631897</text:p>
          </table:table-cell>
          <table:table-cell office:value-type="float" office:value="21.937012" calcext:value-type="float">
            <text:p>21.9370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1" calcext:value-type="date">
            <text:p>1984-03-11</text:p>
          </table:table-cell>
          <table:table-cell office:value-type="float" office:value="31.90158" calcext:value-type="float">
            <text:p>31.90158</text:p>
          </table:table-cell>
          <table:table-cell office:value-type="float" office:value="22.281403" calcext:value-type="float">
            <text:p>22.2814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2" calcext:value-type="date">
            <text:p>1984-03-12</text:p>
          </table:table-cell>
          <table:table-cell office:value-type="float" office:value="31.713867" calcext:value-type="float">
            <text:p>31.713867</text:p>
          </table:table-cell>
          <table:table-cell office:value-type="float" office:value="21.693329" calcext:value-type="float">
            <text:p>21.69332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6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3" calcext:value-type="date">
            <text:p>1984-03-13</text:p>
          </table:table-cell>
          <table:table-cell office:value-type="float" office:value="31.348663" calcext:value-type="float">
            <text:p>31.348663</text:p>
          </table:table-cell>
          <table:table-cell office:value-type="float" office:value="20.15097" calcext:value-type="float">
            <text:p>20.150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4" calcext:value-type="date">
            <text:p>1984-03-14</text:p>
          </table:table-cell>
          <table:table-cell office:value-type="float" office:value="33.82492" calcext:value-type="float">
            <text:p>33.82492</text:p>
          </table:table-cell>
          <table:table-cell office:value-type="float" office:value="20.376251" calcext:value-type="float">
            <text:p>20.37625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5" calcext:value-type="date">
            <text:p>1984-03-15</text:p>
          </table:table-cell>
          <table:table-cell office:value-type="float" office:value="33.47177" calcext:value-type="float">
            <text:p>33.47177</text:p>
          </table:table-cell>
          <table:table-cell office:value-type="float" office:value="21.440704" calcext:value-type="float">
            <text:p>21.4407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6" calcext:value-type="date">
            <text:p>1984-03-16</text:p>
          </table:table-cell>
          <table:table-cell office:value-type="float" office:value="32.646698" calcext:value-type="float">
            <text:p>32.646698</text:p>
          </table:table-cell>
          <table:table-cell office:value-type="float" office:value="20.99826" calcext:value-type="float">
            <text:p>20.998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7" calcext:value-type="date">
            <text:p>1984-03-17</text:p>
          </table:table-cell>
          <table:table-cell office:value-type="float" office:value="34.346954" calcext:value-type="float">
            <text:p>34.346954</text:p>
          </table:table-cell>
          <table:table-cell office:value-type="float" office:value="22.674652" calcext:value-type="float">
            <text:p>22.6746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8" calcext:value-type="date">
            <text:p>1984-03-18</text:p>
          </table:table-cell>
          <table:table-cell office:value-type="float" office:value="33.441376" calcext:value-type="float">
            <text:p>33.441376</text:p>
          </table:table-cell>
          <table:table-cell office:value-type="float" office:value="23.727448" calcext:value-type="float">
            <text:p>23.7274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19" calcext:value-type="date">
            <text:p>1984-03-19</text:p>
          </table:table-cell>
          <table:table-cell office:value-type="float" office:value="31.14627" calcext:value-type="float">
            <text:p>31.14627</text:p>
          </table:table-cell>
          <table:table-cell office:value-type="float" office:value="23.299164" calcext:value-type="float">
            <text:p>23.2991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0" calcext:value-type="date">
            <text:p>1984-03-20</text:p>
          </table:table-cell>
          <table:table-cell office:value-type="float" office:value="31.014679" calcext:value-type="float">
            <text:p>31.014679</text:p>
          </table:table-cell>
          <table:table-cell office:value-type="float" office:value="24.325623" calcext:value-type="float">
            <text:p>24.3256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1" calcext:value-type="date">
            <text:p>1984-03-21</text:p>
          </table:table-cell>
          <table:table-cell office:value-type="float" office:value="32.74539" calcext:value-type="float">
            <text:p>32.74539</text:p>
          </table:table-cell>
          <table:table-cell office:value-type="float" office:value="23.395325" calcext:value-type="float">
            <text:p>23.3953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2" calcext:value-type="date">
            <text:p>1984-03-22</text:p>
          </table:table-cell>
          <table:table-cell office:value-type="float" office:value="29.809357" calcext:value-type="float">
            <text:p>29.809357</text:p>
          </table:table-cell>
          <table:table-cell office:value-type="float" office:value="22.82605" calcext:value-type="float">
            <text:p>22.826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7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3" calcext:value-type="date">
            <text:p>1984-03-23</text:p>
          </table:table-cell>
          <table:table-cell office:value-type="float" office:value="30.815582" calcext:value-type="float">
            <text:p>30.815582</text:p>
          </table:table-cell>
          <table:table-cell office:value-type="float" office:value="23.263702" calcext:value-type="float">
            <text:p>23.2637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0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4" calcext:value-type="date">
            <text:p>1984-03-24</text:p>
          </table:table-cell>
          <table:table-cell office:value-type="float" office:value="32.519806" calcext:value-type="float">
            <text:p>32.519806</text:p>
          </table:table-cell>
          <table:table-cell office:value-type="float" office:value="22.03482" calcext:value-type="float">
            <text:p>22.034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5" calcext:value-type="date">
            <text:p>1984-03-25</text:p>
          </table:table-cell>
          <table:table-cell office:value-type="float" office:value="31.782654" calcext:value-type="float">
            <text:p>31.782654</text:p>
          </table:table-cell>
          <table:table-cell office:value-type="float" office:value="22.69693" calcext:value-type="float">
            <text:p>22.696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2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6" calcext:value-type="date">
            <text:p>1984-03-26</text:p>
          </table:table-cell>
          <table:table-cell office:value-type="float" office:value="31.710419" calcext:value-type="float">
            <text:p>31.710419</text:p>
          </table:table-cell>
          <table:table-cell office:value-type="float" office:value="22.620728" calcext:value-type="float">
            <text:p>22.6207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3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7" calcext:value-type="date">
            <text:p>1984-03-27</text:p>
          </table:table-cell>
          <table:table-cell office:value-type="float" office:value="32.918182" calcext:value-type="float">
            <text:p>32.918182</text:p>
          </table:table-cell>
          <table:table-cell office:value-type="float" office:value="22.216797" calcext:value-type="float">
            <text:p>22.2167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4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8" calcext:value-type="date">
            <text:p>1984-03-28</text:p>
          </table:table-cell>
          <table:table-cell office:value-type="float" office:value="32.700043" calcext:value-type="float">
            <text:p>32.700043</text:p>
          </table:table-cell>
          <table:table-cell office:value-type="float" office:value="23.442993" calcext:value-type="float">
            <text:p>23.4429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5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29" calcext:value-type="date">
            <text:p>1984-03-29</text:p>
          </table:table-cell>
          <table:table-cell office:value-type="float" office:value="29.589203" calcext:value-type="float">
            <text:p>29.589203</text:p>
          </table:table-cell>
          <table:table-cell office:value-type="float" office:value="22.282135" calcext:value-type="float">
            <text:p>22.2821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6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30" calcext:value-type="date">
            <text:p>1984-03-30</text:p>
          </table:table-cell>
          <table:table-cell office:value-type="float" office:value="28.063324" calcext:value-type="float">
            <text:p>28.063324</text:p>
          </table:table-cell>
          <table:table-cell office:value-type="float" office:value="21.99237" calcext:value-type="float">
            <text:p>21.992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7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3-31" calcext:value-type="date">
            <text:p>1984-03-31</text:p>
          </table:table-cell>
          <table:table-cell office:value-type="float" office:value="31.695282" calcext:value-type="float">
            <text:p>31.695282</text:p>
          </table:table-cell>
          <table:table-cell office:value-type="float" office:value="21.928436" calcext:value-type="float">
            <text:p>21.9284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8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1" calcext:value-type="date">
            <text:p>1984-04-01</text:p>
          </table:table-cell>
          <table:table-cell office:value-type="float" office:value="31.343994" calcext:value-type="float">
            <text:p>31.343994</text:p>
          </table:table-cell>
          <table:table-cell office:value-type="float" office:value="21.199615" calcext:value-type="float">
            <text:p>21.1996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8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2" calcext:value-type="date">
            <text:p>1984-04-02</text:p>
          </table:table-cell>
          <table:table-cell office:value-type="float" office:value="31.912048" calcext:value-type="float">
            <text:p>31.912048</text:p>
          </table:table-cell>
          <table:table-cell office:value-type="float" office:value="22.477661" calcext:value-type="float">
            <text:p>22.4776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3" calcext:value-type="date">
            <text:p>1984-04-03</text:p>
          </table:table-cell>
          <table:table-cell office:value-type="float" office:value="32.687836" calcext:value-type="float">
            <text:p>32.687836</text:p>
          </table:table-cell>
          <table:table-cell office:value-type="float" office:value="22.987823" calcext:value-type="float">
            <text:p>22.9878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4" calcext:value-type="date">
            <text:p>1984-04-04</text:p>
          </table:table-cell>
          <table:table-cell office:value-type="float" office:value="34.01654" calcext:value-type="float">
            <text:p>34.01654</text:p>
          </table:table-cell>
          <table:table-cell office:value-type="float" office:value="22.435364" calcext:value-type="float">
            <text:p>22.4353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5" calcext:value-type="date">
            <text:p>1984-04-05</text:p>
          </table:table-cell>
          <table:table-cell office:value-type="float" office:value="32.791595" calcext:value-type="float">
            <text:p>32.791595</text:p>
          </table:table-cell>
          <table:table-cell office:value-type="float" office:value="23.04486" calcext:value-type="float">
            <text:p>23.044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6" calcext:value-type="date">
            <text:p>1984-04-06</text:p>
          </table:table-cell>
          <table:table-cell office:value-type="float" office:value="30.96341" calcext:value-type="float">
            <text:p>30.96341</text:p>
          </table:table-cell>
          <table:table-cell office:value-type="float" office:value="22.037048" calcext:value-type="float">
            <text:p>22.0370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7" calcext:value-type="date">
            <text:p>1984-04-07</text:p>
          </table:table-cell>
          <table:table-cell office:value-type="float" office:value="30.731354" calcext:value-type="float">
            <text:p>30.731354</text:p>
          </table:table-cell>
          <table:table-cell office:value-type="float" office:value="21.289398" calcext:value-type="float">
            <text:p>21.2893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8" calcext:value-type="date">
            <text:p>1984-04-08</text:p>
          </table:table-cell>
          <table:table-cell office:value-type="float" office:value="28.523895" calcext:value-type="float">
            <text:p>28.523895</text:p>
          </table:table-cell>
          <table:table-cell office:value-type="float" office:value="21.688293" calcext:value-type="float">
            <text:p>21.6882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09" calcext:value-type="date">
            <text:p>1984-04-09</text:p>
          </table:table-cell>
          <table:table-cell office:value-type="float" office:value="30.902985" calcext:value-type="float">
            <text:p>30.902985</text:p>
          </table:table-cell>
          <table:table-cell office:value-type="float" office:value="21.882233" calcext:value-type="float">
            <text:p>21.8822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0" calcext:value-type="date">
            <text:p>1984-04-10</text:p>
          </table:table-cell>
          <table:table-cell office:value-type="float" office:value="29.186249" calcext:value-type="float">
            <text:p>29.186249</text:p>
          </table:table-cell>
          <table:table-cell office:value-type="float" office:value="22.30954" calcext:value-type="float">
            <text:p>22.309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1" calcext:value-type="date">
            <text:p>1984-04-11</text:p>
          </table:table-cell>
          <table:table-cell office:value-type="float" office:value="30.329865" calcext:value-type="float">
            <text:p>30.329865</text:p>
          </table:table-cell>
          <table:table-cell office:value-type="float" office:value="22.396667" calcext:value-type="float">
            <text:p>22.3966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19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2" calcext:value-type="date">
            <text:p>1984-04-12</text:p>
          </table:table-cell>
          <table:table-cell office:value-type="float" office:value="31.221344" calcext:value-type="float">
            <text:p>31.221344</text:p>
          </table:table-cell>
          <table:table-cell office:value-type="float" office:value="21.965302" calcext:value-type="float">
            <text:p>21.9653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3" calcext:value-type="date">
            <text:p>1984-04-13</text:p>
          </table:table-cell>
          <table:table-cell office:value-type="float" office:value="29.922882" calcext:value-type="float">
            <text:p>29.922882</text:p>
          </table:table-cell>
          <table:table-cell office:value-type="float" office:value="22.12674" calcext:value-type="float">
            <text:p>22.126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4" calcext:value-type="date">
            <text:p>1984-04-14</text:p>
          </table:table-cell>
          <table:table-cell office:value-type="float" office:value="30.832489" calcext:value-type="float">
            <text:p>30.832489</text:p>
          </table:table-cell>
          <table:table-cell office:value-type="float" office:value="21.874908" calcext:value-type="float">
            <text:p>21.8749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5" calcext:value-type="date">
            <text:p>1984-04-15</text:p>
          </table:table-cell>
          <table:table-cell office:value-type="float" office:value="32.38211" calcext:value-type="float">
            <text:p>32.38211</text:p>
          </table:table-cell>
          <table:table-cell office:value-type="float" office:value="22.343048" calcext:value-type="float">
            <text:p>22.3430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6" calcext:value-type="date">
            <text:p>1984-04-16</text:p>
          </table:table-cell>
          <table:table-cell office:value-type="float" office:value="31.037445" calcext:value-type="float">
            <text:p>31.037445</text:p>
          </table:table-cell>
          <table:table-cell office:value-type="float" office:value="22.581757" calcext:value-type="float">
            <text:p>22.5817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7" calcext:value-type="date">
            <text:p>1984-04-17</text:p>
          </table:table-cell>
          <table:table-cell office:value-type="float" office:value="30.904205" calcext:value-type="float">
            <text:p>30.904205</text:p>
          </table:table-cell>
          <table:table-cell office:value-type="float" office:value="23.387634" calcext:value-type="float">
            <text:p>23.3876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8" calcext:value-type="date">
            <text:p>1984-04-18</text:p>
          </table:table-cell>
          <table:table-cell office:value-type="float" office:value="33.14734" calcext:value-type="float">
            <text:p>33.14734</text:p>
          </table:table-cell>
          <table:table-cell office:value-type="float" office:value="21.512878" calcext:value-type="float">
            <text:p>21.5128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19" calcext:value-type="date">
            <text:p>1984-04-19</text:p>
          </table:table-cell>
          <table:table-cell office:value-type="float" office:value="31.996002" calcext:value-type="float">
            <text:p>31.996002</text:p>
          </table:table-cell>
          <table:table-cell office:value-type="float" office:value="23.31845" calcext:value-type="float">
            <text:p>23.318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0" calcext:value-type="date">
            <text:p>1984-04-20</text:p>
          </table:table-cell>
          <table:table-cell office:value-type="float" office:value="32.624054" calcext:value-type="float">
            <text:p>32.624054</text:p>
          </table:table-cell>
          <table:table-cell office:value-type="float" office:value="22.499237" calcext:value-type="float">
            <text:p>22.4992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1" calcext:value-type="date">
            <text:p>1984-04-21</text:p>
          </table:table-cell>
          <table:table-cell office:value-type="float" office:value="31.75003" calcext:value-type="float">
            <text:p>31.75003</text:p>
          </table:table-cell>
          <table:table-cell office:value-type="float" office:value="23.018463" calcext:value-type="float">
            <text:p>23.0184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09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2" calcext:value-type="date">
            <text:p>1984-04-22</text:p>
          </table:table-cell>
          <table:table-cell office:value-type="float" office:value="32.021637" calcext:value-type="float">
            <text:p>32.021637</text:p>
          </table:table-cell>
          <table:table-cell office:value-type="float" office:value="22.973938" calcext:value-type="float">
            <text:p>22.9739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0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3" calcext:value-type="date">
            <text:p>1984-04-23</text:p>
          </table:table-cell>
          <table:table-cell office:value-type="float" office:value="30.324738" calcext:value-type="float">
            <text:p>30.324738</text:p>
          </table:table-cell>
          <table:table-cell office:value-type="float" office:value="23.861359" calcext:value-type="float">
            <text:p>23.8613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4" calcext:value-type="date">
            <text:p>1984-04-24</text:p>
          </table:table-cell>
          <table:table-cell office:value-type="float" office:value="30.959259" calcext:value-type="float">
            <text:p>30.959259</text:p>
          </table:table-cell>
          <table:table-cell office:value-type="float" office:value="22.74179" calcext:value-type="float">
            <text:p>22.741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2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5" calcext:value-type="date">
            <text:p>1984-04-25</text:p>
          </table:table-cell>
          <table:table-cell office:value-type="float" office:value="27.023468" calcext:value-type="float">
            <text:p>27.023468</text:p>
          </table:table-cell>
          <table:table-cell office:value-type="float" office:value="22.662262" calcext:value-type="float">
            <text:p>22.6622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3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6" calcext:value-type="date">
            <text:p>1984-04-26</text:p>
          </table:table-cell>
          <table:table-cell office:value-type="float" office:value="26.4982" calcext:value-type="float">
            <text:p>26.4982</text:p>
          </table:table-cell>
          <table:table-cell office:value-type="float" office:value="22.610046" calcext:value-type="float">
            <text:p>22.6100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4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7" calcext:value-type="date">
            <text:p>1984-04-27</text:p>
          </table:table-cell>
          <table:table-cell office:value-type="float" office:value="32.28064" calcext:value-type="float">
            <text:p>32.28064</text:p>
          </table:table-cell>
          <table:table-cell office:value-type="float" office:value="21.778778" calcext:value-type="float">
            <text:p>21.7787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8" calcext:value-type="date">
            <text:p>1984-04-28</text:p>
          </table:table-cell>
          <table:table-cell office:value-type="float" office:value="30.5513" calcext:value-type="float">
            <text:p>30.5513</text:p>
          </table:table-cell>
          <table:table-cell office:value-type="float" office:value="22.746552" calcext:value-type="float">
            <text:p>22.7465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6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29" calcext:value-type="date">
            <text:p>1984-04-29</text:p>
          </table:table-cell>
          <table:table-cell office:value-type="float" office:value="29.202606" calcext:value-type="float">
            <text:p>29.202606</text:p>
          </table:table-cell>
          <table:table-cell office:value-type="float" office:value="22.191223" calcext:value-type="float">
            <text:p>22.1912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7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4-30" calcext:value-type="date">
            <text:p>1984-04-30</text:p>
          </table:table-cell>
          <table:table-cell office:value-type="float" office:value="27.193665" calcext:value-type="float">
            <text:p>27.193665</text:p>
          </table:table-cell>
          <table:table-cell office:value-type="float" office:value="21.500519" calcext:value-type="float">
            <text:p>21.5005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8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1" calcext:value-type="date">
            <text:p>1984-05-01</text:p>
          </table:table-cell>
          <table:table-cell office:value-type="float" office:value="28.518097" calcext:value-type="float">
            <text:p>28.518097</text:p>
          </table:table-cell>
          <table:table-cell office:value-type="float" office:value="21.745178" calcext:value-type="float">
            <text:p>21.7451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1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2" calcext:value-type="date">
            <text:p>1984-05-02</text:p>
          </table:table-cell>
          <table:table-cell office:value-type="float" office:value="32.71335" calcext:value-type="float">
            <text:p>32.71335</text:p>
          </table:table-cell>
          <table:table-cell office:value-type="float" office:value="22.492828" calcext:value-type="float">
            <text:p>22.4928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3" calcext:value-type="date">
            <text:p>1984-05-03</text:p>
          </table:table-cell>
          <table:table-cell office:value-type="float" office:value="28.539886" calcext:value-type="float">
            <text:p>28.539886</text:p>
          </table:table-cell>
          <table:table-cell office:value-type="float" office:value="22.602692" calcext:value-type="float">
            <text:p>22.6026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4" calcext:value-type="date">
            <text:p>1984-05-04</text:p>
          </table:table-cell>
          <table:table-cell office:value-type="float" office:value="32.865875" calcext:value-type="float">
            <text:p>32.865875</text:p>
          </table:table-cell>
          <table:table-cell office:value-type="float" office:value="22.102386" calcext:value-type="float">
            <text:p>22.1023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5" calcext:value-type="date">
            <text:p>1984-05-05</text:p>
          </table:table-cell>
          <table:table-cell office:value-type="float" office:value="31.696045" calcext:value-type="float">
            <text:p>31.696045</text:p>
          </table:table-cell>
          <table:table-cell office:value-type="float" office:value="22.738525" calcext:value-type="float">
            <text:p>22.7385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6" calcext:value-type="date">
            <text:p>1984-05-06</text:p>
          </table:table-cell>
          <table:table-cell office:value-type="float" office:value="31.898193" calcext:value-type="float">
            <text:p>31.898193</text:p>
          </table:table-cell>
          <table:table-cell office:value-type="float" office:value="22.711395" calcext:value-type="float">
            <text:p>22.7113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7" calcext:value-type="date">
            <text:p>1984-05-07</text:p>
          </table:table-cell>
          <table:table-cell office:value-type="float" office:value="30.982452" calcext:value-type="float">
            <text:p>30.982452</text:p>
          </table:table-cell>
          <table:table-cell office:value-type="float" office:value="21.973083" calcext:value-type="float">
            <text:p>21.9730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8" calcext:value-type="date">
            <text:p>1984-05-08</text:p>
          </table:table-cell>
          <table:table-cell office:value-type="float" office:value="30.69522" calcext:value-type="float">
            <text:p>30.69522</text:p>
          </table:table-cell>
          <table:table-cell office:value-type="float" office:value="21.133392" calcext:value-type="float">
            <text:p>21.1333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09" calcext:value-type="date">
            <text:p>1984-05-09</text:p>
          </table:table-cell>
          <table:table-cell office:value-type="float" office:value="31.316315" calcext:value-type="float">
            <text:p>31.316315</text:p>
          </table:table-cell>
          <table:table-cell office:value-type="float" office:value="22.360138" calcext:value-type="float">
            <text:p>22.3601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0" calcext:value-type="date">
            <text:p>1984-05-10</text:p>
          </table:table-cell>
          <table:table-cell office:value-type="float" office:value="31.09549" calcext:value-type="float">
            <text:p>31.09549</text:p>
          </table:table-cell>
          <table:table-cell office:value-type="float" office:value="22.919891" calcext:value-type="float">
            <text:p>22.9198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1" calcext:value-type="date">
            <text:p>1984-05-11</text:p>
          </table:table-cell>
          <table:table-cell office:value-type="float" office:value="27.866852" calcext:value-type="float">
            <text:p>27.866852</text:p>
          </table:table-cell>
          <table:table-cell office:value-type="float" office:value="22.222382" calcext:value-type="float">
            <text:p>22.2223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2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2" calcext:value-type="date">
            <text:p>1984-05-12</text:p>
          </table:table-cell>
          <table:table-cell office:value-type="float" office:value="28.914032" calcext:value-type="float">
            <text:p>28.914032</text:p>
          </table:table-cell>
          <table:table-cell office:value-type="float" office:value="21.936981" calcext:value-type="float">
            <text:p>21.9369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3" calcext:value-type="date">
            <text:p>1984-05-13</text:p>
          </table:table-cell>
          <table:table-cell office:value-type="float" office:value="29.88498" calcext:value-type="float">
            <text:p>29.88498</text:p>
          </table:table-cell>
          <table:table-cell office:value-type="float" office:value="22.726776" calcext:value-type="float">
            <text:p>22.7267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4" calcext:value-type="date">
            <text:p>1984-05-14</text:p>
          </table:table-cell>
          <table:table-cell office:value-type="float" office:value="30.683563" calcext:value-type="float">
            <text:p>30.683563</text:p>
          </table:table-cell>
          <table:table-cell office:value-type="float" office:value="22.930939" calcext:value-type="float">
            <text:p>22.9309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5" calcext:value-type="date">
            <text:p>1984-05-15</text:p>
          </table:table-cell>
          <table:table-cell office:value-type="float" office:value="28.542938" calcext:value-type="float">
            <text:p>28.542938</text:p>
          </table:table-cell>
          <table:table-cell office:value-type="float" office:value="23.326965" calcext:value-type="float">
            <text:p>23.3269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6" calcext:value-type="date">
            <text:p>1984-05-16</text:p>
          </table:table-cell>
          <table:table-cell office:value-type="float" office:value="28.181427" calcext:value-type="float">
            <text:p>28.181427</text:p>
          </table:table-cell>
          <table:table-cell office:value-type="float" office:value="21.72174" calcext:value-type="float">
            <text:p>21.721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7" calcext:value-type="date">
            <text:p>1984-05-17</text:p>
          </table:table-cell>
          <table:table-cell office:value-type="float" office:value="28.765839" calcext:value-type="float">
            <text:p>28.765839</text:p>
          </table:table-cell>
          <table:table-cell office:value-type="float" office:value="21.868134" calcext:value-type="float">
            <text:p>21.8681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8" calcext:value-type="date">
            <text:p>1984-05-18</text:p>
          </table:table-cell>
          <table:table-cell office:value-type="float" office:value="30.53769" calcext:value-type="float">
            <text:p>30.53769</text:p>
          </table:table-cell>
          <table:table-cell office:value-type="float" office:value="22.33667" calcext:value-type="float">
            <text:p>22.336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19" calcext:value-type="date">
            <text:p>1984-05-19</text:p>
          </table:table-cell>
          <table:table-cell office:value-type="float" office:value="30.447357" calcext:value-type="float">
            <text:p>30.447357</text:p>
          </table:table-cell>
          <table:table-cell office:value-type="float" office:value="21.713165" calcext:value-type="float">
            <text:p>21.7131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0" calcext:value-type="date">
            <text:p>1984-05-20</text:p>
          </table:table-cell>
          <table:table-cell office:value-type="float" office:value="28.101349" calcext:value-type="float">
            <text:p>28.101349</text:p>
          </table:table-cell>
          <table:table-cell office:value-type="float" office:value="22.597015" calcext:value-type="float">
            <text:p>22.5970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1" calcext:value-type="date">
            <text:p>1984-05-21</text:p>
          </table:table-cell>
          <table:table-cell office:value-type="float" office:value="29.827911" calcext:value-type="float">
            <text:p>29.827911</text:p>
          </table:table-cell>
          <table:table-cell office:value-type="float" office:value="22.263367" calcext:value-type="float">
            <text:p>22.2633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3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2" calcext:value-type="date">
            <text:p>1984-05-22</text:p>
          </table:table-cell>
          <table:table-cell office:value-type="float" office:value="31.287537" calcext:value-type="float">
            <text:p>31.287537</text:p>
          </table:table-cell>
          <table:table-cell office:value-type="float" office:value="23.47165" calcext:value-type="float">
            <text:p>23.471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0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3" calcext:value-type="date">
            <text:p>1984-05-23</text:p>
          </table:table-cell>
          <table:table-cell office:value-type="float" office:value="30.109222" calcext:value-type="float">
            <text:p>30.109222</text:p>
          </table:table-cell>
          <table:table-cell office:value-type="float" office:value="21.73587" calcext:value-type="float">
            <text:p>21.735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1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4" calcext:value-type="date">
            <text:p>1984-05-24</text:p>
          </table:table-cell>
          <table:table-cell office:value-type="float" office:value="31.207306" calcext:value-type="float">
            <text:p>31.207306</text:p>
          </table:table-cell>
          <table:table-cell office:value-type="float" office:value="22.541534" calcext:value-type="float">
            <text:p>22.5415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2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5" calcext:value-type="date">
            <text:p>1984-05-25</text:p>
          </table:table-cell>
          <table:table-cell office:value-type="float" office:value="30.485748" calcext:value-type="float">
            <text:p>30.485748</text:p>
          </table:table-cell>
          <table:table-cell office:value-type="float" office:value="22.950562" calcext:value-type="float">
            <text:p>22.9505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3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6" calcext:value-type="date">
            <text:p>1984-05-26</text:p>
          </table:table-cell>
          <table:table-cell office:value-type="float" office:value="29.037994" calcext:value-type="float">
            <text:p>29.037994</text:p>
          </table:table-cell>
          <table:table-cell office:value-type="float" office:value="22.289001" calcext:value-type="float">
            <text:p>22.2890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4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7" calcext:value-type="date">
            <text:p>1984-05-27</text:p>
          </table:table-cell>
          <table:table-cell office:value-type="float" office:value="29.320984" calcext:value-type="float">
            <text:p>29.320984</text:p>
          </table:table-cell>
          <table:table-cell office:value-type="float" office:value="21.325592" calcext:value-type="float">
            <text:p>21.3255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8" calcext:value-type="date">
            <text:p>1984-05-28</text:p>
          </table:table-cell>
          <table:table-cell office:value-type="float" office:value="28.86905" calcext:value-type="float">
            <text:p>28.86905</text:p>
          </table:table-cell>
          <table:table-cell office:value-type="float" office:value="22.357574" calcext:value-type="float">
            <text:p>22.3575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6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29" calcext:value-type="date">
            <text:p>1984-05-29</text:p>
          </table:table-cell>
          <table:table-cell office:value-type="float" office:value="28.885437" calcext:value-type="float">
            <text:p>28.885437</text:p>
          </table:table-cell>
          <table:table-cell office:value-type="float" office:value="22.55783" calcext:value-type="float">
            <text:p>22.557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7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30" calcext:value-type="date">
            <text:p>1984-05-30</text:p>
          </table:table-cell>
          <table:table-cell office:value-type="float" office:value="31.23941" calcext:value-type="float">
            <text:p>31.23941</text:p>
          </table:table-cell>
          <table:table-cell office:value-type="float" office:value="23.007477" calcext:value-type="float">
            <text:p>23.0074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8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5-31" calcext:value-type="date">
            <text:p>1984-05-31</text:p>
          </table:table-cell>
          <table:table-cell office:value-type="float" office:value="27.599518" calcext:value-type="float">
            <text:p>27.599518</text:p>
          </table:table-cell>
          <table:table-cell office:value-type="float" office:value="22.222198" calcext:value-type="float">
            <text:p>22.2221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49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1" calcext:value-type="date">
            <text:p>1984-06-01</text:p>
          </table:table-cell>
          <table:table-cell office:value-type="float" office:value="30.087677" calcext:value-type="float">
            <text:p>30.087677</text:p>
          </table:table-cell>
          <table:table-cell office:value-type="float" office:value="22.213593" calcext:value-type="float">
            <text:p>22.2135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2" calcext:value-type="date">
            <text:p>1984-06-02</text:p>
          </table:table-cell>
          <table:table-cell office:value-type="float" office:value="30.07492" calcext:value-type="float">
            <text:p>30.07492</text:p>
          </table:table-cell>
          <table:table-cell office:value-type="float" office:value="21.899323" calcext:value-type="float">
            <text:p>21.8993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3" calcext:value-type="date">
            <text:p>1984-06-03</text:p>
          </table:table-cell>
          <table:table-cell office:value-type="float" office:value="27.11795" calcext:value-type="float">
            <text:p>27.11795</text:p>
          </table:table-cell>
          <table:table-cell office:value-type="float" office:value="22.688385" calcext:value-type="float">
            <text:p>22.6883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4" calcext:value-type="date">
            <text:p>1984-06-04</text:p>
          </table:table-cell>
          <table:table-cell office:value-type="float" office:value="26.5737" calcext:value-type="float">
            <text:p>26.5737</text:p>
          </table:table-cell>
          <table:table-cell office:value-type="float" office:value="22.195343" calcext:value-type="float">
            <text:p>22.1953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5" calcext:value-type="date">
            <text:p>1984-06-05</text:p>
          </table:table-cell>
          <table:table-cell office:value-type="float" office:value="28.50058" calcext:value-type="float">
            <text:p>28.50058</text:p>
          </table:table-cell>
          <table:table-cell office:value-type="float" office:value="21.525726" calcext:value-type="float">
            <text:p>21.5257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6" calcext:value-type="date">
            <text:p>1984-06-06</text:p>
          </table:table-cell>
          <table:table-cell office:value-type="float" office:value="28.65036" calcext:value-type="float">
            <text:p>28.65036</text:p>
          </table:table-cell>
          <table:table-cell office:value-type="float" office:value="21.846283" calcext:value-type="float">
            <text:p>21.8462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7" calcext:value-type="date">
            <text:p>1984-06-07</text:p>
          </table:table-cell>
          <table:table-cell office:value-type="float" office:value="27.804352" calcext:value-type="float">
            <text:p>27.804352</text:p>
          </table:table-cell>
          <table:table-cell office:value-type="float" office:value="21.846771" calcext:value-type="float">
            <text:p>21.8467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8" calcext:value-type="date">
            <text:p>1984-06-08</text:p>
          </table:table-cell>
          <table:table-cell office:value-type="float" office:value="28.227386" calcext:value-type="float">
            <text:p>28.227386</text:p>
          </table:table-cell>
          <table:table-cell office:value-type="float" office:value="21.436676" calcext:value-type="float">
            <text:p>21.4366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09" calcext:value-type="date">
            <text:p>1984-06-09</text:p>
          </table:table-cell>
          <table:table-cell office:value-type="float" office:value="30.759003" calcext:value-type="float">
            <text:p>30.759003</text:p>
          </table:table-cell>
          <table:table-cell office:value-type="float" office:value="21.759491" calcext:value-type="float">
            <text:p>21.7594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0" calcext:value-type="date">
            <text:p>1984-06-10</text:p>
          </table:table-cell>
          <table:table-cell office:value-type="float" office:value="28.180359" calcext:value-type="float">
            <text:p>28.180359</text:p>
          </table:table-cell>
          <table:table-cell office:value-type="float" office:value="22.99527" calcext:value-type="float">
            <text:p>22.995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5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1" calcext:value-type="date">
            <text:p>1984-06-11</text:p>
          </table:table-cell>
          <table:table-cell office:value-type="float" office:value="27.795685" calcext:value-type="float">
            <text:p>27.795685</text:p>
          </table:table-cell>
          <table:table-cell office:value-type="float" office:value="22.059784" calcext:value-type="float">
            <text:p>22.0597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2" calcext:value-type="date">
            <text:p>1984-06-12</text:p>
          </table:table-cell>
          <table:table-cell office:value-type="float" office:value="29.64148" calcext:value-type="float">
            <text:p>29.64148</text:p>
          </table:table-cell>
          <table:table-cell office:value-type="float" office:value="21.673553" calcext:value-type="float">
            <text:p>21.6735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3" calcext:value-type="date">
            <text:p>1984-06-13</text:p>
          </table:table-cell>
          <table:table-cell office:value-type="float" office:value="27.392395" calcext:value-type="float">
            <text:p>27.392395</text:p>
          </table:table-cell>
          <table:table-cell office:value-type="float" office:value="21.710663" calcext:value-type="float">
            <text:p>21.7106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4" calcext:value-type="date">
            <text:p>1984-06-14</text:p>
          </table:table-cell>
          <table:table-cell office:value-type="float" office:value="28.4357" calcext:value-type="float">
            <text:p>28.4357</text:p>
          </table:table-cell>
          <table:table-cell office:value-type="float" office:value="21.598297" calcext:value-type="float">
            <text:p>21.5982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5" calcext:value-type="date">
            <text:p>1984-06-15</text:p>
          </table:table-cell>
          <table:table-cell office:value-type="float" office:value="26.61966" calcext:value-type="float">
            <text:p>26.61966</text:p>
          </table:table-cell>
          <table:table-cell office:value-type="float" office:value="21.786774" calcext:value-type="float">
            <text:p>21.7867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6" calcext:value-type="date">
            <text:p>1984-06-16</text:p>
          </table:table-cell>
          <table:table-cell office:value-type="float" office:value="27.114227" calcext:value-type="float">
            <text:p>27.114227</text:p>
          </table:table-cell>
          <table:table-cell office:value-type="float" office:value="21.925262" calcext:value-type="float">
            <text:p>21.92526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7" calcext:value-type="date">
            <text:p>1984-06-17</text:p>
          </table:table-cell>
          <table:table-cell office:value-type="float" office:value="27.390411" calcext:value-type="float">
            <text:p>27.390411</text:p>
          </table:table-cell>
          <table:table-cell office:value-type="float" office:value="21.727203" calcext:value-type="float">
            <text:p>21.7272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8" calcext:value-type="date">
            <text:p>1984-06-18</text:p>
          </table:table-cell>
          <table:table-cell office:value-type="float" office:value="27.986511" calcext:value-type="float">
            <text:p>27.986511</text:p>
          </table:table-cell>
          <table:table-cell office:value-type="float" office:value="21.41333" calcext:value-type="float">
            <text:p>21.413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19" calcext:value-type="date">
            <text:p>1984-06-19</text:p>
          </table:table-cell>
          <table:table-cell office:value-type="float" office:value="27.221222" calcext:value-type="float">
            <text:p>27.221222</text:p>
          </table:table-cell>
          <table:table-cell office:value-type="float" office:value="22.063019" calcext:value-type="float">
            <text:p>22.0630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0" calcext:value-type="date">
            <text:p>1984-06-20</text:p>
          </table:table-cell>
          <table:table-cell office:value-type="float" office:value="29.877563" calcext:value-type="float">
            <text:p>29.877563</text:p>
          </table:table-cell>
          <table:table-cell office:value-type="float" office:value="21.377655" calcext:value-type="float">
            <text:p>21.3776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6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1" calcext:value-type="date">
            <text:p>1984-06-21</text:p>
          </table:table-cell>
          <table:table-cell office:value-type="float" office:value="30.588898" calcext:value-type="float">
            <text:p>30.588898</text:p>
          </table:table-cell>
          <table:table-cell office:value-type="float" office:value="21.498047" calcext:value-type="float">
            <text:p>21.4980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0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2" calcext:value-type="date">
            <text:p>1984-06-22</text:p>
          </table:table-cell>
          <table:table-cell office:value-type="float" office:value="26.175507" calcext:value-type="float">
            <text:p>26.175507</text:p>
          </table:table-cell>
          <table:table-cell office:value-type="float" office:value="21.808014" calcext:value-type="float">
            <text:p>21.8080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1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3" calcext:value-type="date">
            <text:p>1984-06-23</text:p>
          </table:table-cell>
          <table:table-cell office:value-type="float" office:value="28.11502" calcext:value-type="float">
            <text:p>28.11502</text:p>
          </table:table-cell>
          <table:table-cell office:value-type="float" office:value="21.48056" calcext:value-type="float">
            <text:p>21.480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2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4" calcext:value-type="date">
            <text:p>1984-06-24</text:p>
          </table:table-cell>
          <table:table-cell office:value-type="float" office:value="28.779327" calcext:value-type="float">
            <text:p>28.779327</text:p>
          </table:table-cell>
          <table:table-cell office:value-type="float" office:value="21.312134" calcext:value-type="float">
            <text:p>21.3121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3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5" calcext:value-type="date">
            <text:p>1984-06-25</text:p>
          </table:table-cell>
          <table:table-cell office:value-type="float" office:value="28.99289" calcext:value-type="float">
            <text:p>28.99289</text:p>
          </table:table-cell>
          <table:table-cell office:value-type="float" office:value="22.232086" calcext:value-type="float">
            <text:p>22.2320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6" calcext:value-type="date">
            <text:p>1984-06-26</text:p>
          </table:table-cell>
          <table:table-cell office:value-type="float" office:value="28.638153" calcext:value-type="float">
            <text:p>28.638153</text:p>
          </table:table-cell>
          <table:table-cell office:value-type="float" office:value="21.739502" calcext:value-type="float">
            <text:p>21.7395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5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7" calcext:value-type="date">
            <text:p>1984-06-27</text:p>
          </table:table-cell>
          <table:table-cell office:value-type="float" office:value="25.825043" calcext:value-type="float">
            <text:p>25.825043</text:p>
          </table:table-cell>
          <table:table-cell office:value-type="float" office:value="21.773895" calcext:value-type="float">
            <text:p>21.7738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8" calcext:value-type="date">
            <text:p>1984-06-28</text:p>
          </table:table-cell>
          <table:table-cell office:value-type="float" office:value="28.396637" calcext:value-type="float">
            <text:p>28.396637</text:p>
          </table:table-cell>
          <table:table-cell office:value-type="float" office:value="21.109222" calcext:value-type="float">
            <text:p>21.1092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7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29" calcext:value-type="date">
            <text:p>1984-06-29</text:p>
          </table:table-cell>
          <table:table-cell office:value-type="float" office:value="25.675934" calcext:value-type="float">
            <text:p>25.675934</text:p>
          </table:table-cell>
          <table:table-cell office:value-type="float" office:value="21.318115" calcext:value-type="float">
            <text:p>21.3181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8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6-30" calcext:value-type="date">
            <text:p>1984-06-30</text:p>
          </table:table-cell>
          <table:table-cell office:value-type="float" office:value="29.169067" calcext:value-type="float">
            <text:p>29.169067</text:p>
          </table:table-cell>
          <table:table-cell office:value-type="float" office:value="21.377533" calcext:value-type="float">
            <text:p>21.3775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79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1" calcext:value-type="date">
            <text:p>1984-07-01</text:p>
          </table:table-cell>
          <table:table-cell office:value-type="float" office:value="27.793365" calcext:value-type="float">
            <text:p>27.793365</text:p>
          </table:table-cell>
          <table:table-cell office:value-type="float" office:value="21.151428" calcext:value-type="float">
            <text:p>21.15142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2" calcext:value-type="date">
            <text:p>1984-07-02</text:p>
          </table:table-cell>
          <table:table-cell office:value-type="float" office:value="28.098175" calcext:value-type="float">
            <text:p>28.098175</text:p>
          </table:table-cell>
          <table:table-cell office:value-type="float" office:value="21.020264" calcext:value-type="float">
            <text:p>21.0202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3" calcext:value-type="date">
            <text:p>1984-07-03</text:p>
          </table:table-cell>
          <table:table-cell office:value-type="float" office:value="29.275574" calcext:value-type="float">
            <text:p>29.275574</text:p>
          </table:table-cell>
          <table:table-cell office:value-type="float" office:value="22.105255" calcext:value-type="float">
            <text:p>22.1052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4" calcext:value-type="date">
            <text:p>1984-07-04</text:p>
          </table:table-cell>
          <table:table-cell office:value-type="float" office:value="28.429474" calcext:value-type="float">
            <text:p>28.429474</text:p>
          </table:table-cell>
          <table:table-cell office:value-type="float" office:value="21.56607" calcext:value-type="float">
            <text:p>21.566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5" calcext:value-type="date">
            <text:p>1984-07-05</text:p>
          </table:table-cell>
          <table:table-cell office:value-type="float" office:value="28.387054" calcext:value-type="float">
            <text:p>28.387054</text:p>
          </table:table-cell>
          <table:table-cell office:value-type="float" office:value="21.295685" calcext:value-type="float">
            <text:p>21.2956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6" calcext:value-type="date">
            <text:p>1984-07-06</text:p>
          </table:table-cell>
          <table:table-cell office:value-type="float" office:value="28.252289" calcext:value-type="float">
            <text:p>28.252289</text:p>
          </table:table-cell>
          <table:table-cell office:value-type="float" office:value="21.62796" calcext:value-type="float">
            <text:p>21.627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7" calcext:value-type="date">
            <text:p>1984-07-07</text:p>
          </table:table-cell>
          <table:table-cell office:value-type="float" office:value="27.371307" calcext:value-type="float">
            <text:p>27.371307</text:p>
          </table:table-cell>
          <table:table-cell office:value-type="float" office:value="21.22998" calcext:value-type="float">
            <text:p>21.229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8" calcext:value-type="date">
            <text:p>1984-07-08</text:p>
          </table:table-cell>
          <table:table-cell office:value-type="float" office:value="26.458466" calcext:value-type="float">
            <text:p>26.458466</text:p>
          </table:table-cell>
          <table:table-cell office:value-type="float" office:value="20.566956" calcext:value-type="float">
            <text:p>20.5669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09" calcext:value-type="date">
            <text:p>1984-07-09</text:p>
          </table:table-cell>
          <table:table-cell office:value-type="float" office:value="28.52768" calcext:value-type="float">
            <text:p>28.52768</text:p>
          </table:table-cell>
          <table:table-cell office:value-type="float" office:value="21.296295" calcext:value-type="float">
            <text:p>21.2962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0" calcext:value-type="date">
            <text:p>1984-07-10</text:p>
          </table:table-cell>
          <table:table-cell office:value-type="float" office:value="29.902863" calcext:value-type="float">
            <text:p>29.902863</text:p>
          </table:table-cell>
          <table:table-cell office:value-type="float" office:value="21.798859" calcext:value-type="float">
            <text:p>21.7988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8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1" calcext:value-type="date">
            <text:p>1984-07-11</text:p>
          </table:table-cell>
          <table:table-cell office:value-type="float" office:value="28.499176" calcext:value-type="float">
            <text:p>28.499176</text:p>
          </table:table-cell>
          <table:table-cell office:value-type="float" office:value="20.989197" calcext:value-type="float">
            <text:p>20.9891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2" calcext:value-type="date">
            <text:p>1984-07-12</text:p>
          </table:table-cell>
          <table:table-cell office:value-type="float" office:value="28.077362" calcext:value-type="float">
            <text:p>28.077362</text:p>
          </table:table-cell>
          <table:table-cell office:value-type="float" office:value="20.717316" calcext:value-type="float">
            <text:p>20.7173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3" calcext:value-type="date">
            <text:p>1984-07-13</text:p>
          </table:table-cell>
          <table:table-cell office:value-type="float" office:value="27.605255" calcext:value-type="float">
            <text:p>27.605255</text:p>
          </table:table-cell>
          <table:table-cell office:value-type="float" office:value="21.632385" calcext:value-type="float">
            <text:p>21.6323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4" calcext:value-type="date">
            <text:p>1984-07-14</text:p>
          </table:table-cell>
          <table:table-cell office:value-type="float" office:value="28.639557" calcext:value-type="float">
            <text:p>28.639557</text:p>
          </table:table-cell>
          <table:table-cell office:value-type="float" office:value="21.477417" calcext:value-type="float">
            <text:p>21.4774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5" calcext:value-type="date">
            <text:p>1984-07-15</text:p>
          </table:table-cell>
          <table:table-cell office:value-type="float" office:value="28.130829" calcext:value-type="float">
            <text:p>28.130829</text:p>
          </table:table-cell>
          <table:table-cell office:value-type="float" office:value="21.465576" calcext:value-type="float">
            <text:p>21.4655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6" calcext:value-type="date">
            <text:p>1984-07-16</text:p>
          </table:table-cell>
          <table:table-cell office:value-type="float" office:value="27.312164" calcext:value-type="float">
            <text:p>27.312164</text:p>
          </table:table-cell>
          <table:table-cell office:value-type="float" office:value="20.621979" calcext:value-type="float">
            <text:p>20.6219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7" calcext:value-type="date">
            <text:p>1984-07-17</text:p>
          </table:table-cell>
          <table:table-cell office:value-type="float" office:value="29.739044" calcext:value-type="float">
            <text:p>29.739044</text:p>
          </table:table-cell>
          <table:table-cell office:value-type="float" office:value="20.953308" calcext:value-type="float">
            <text:p>20.9533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8" calcext:value-type="date">
            <text:p>1984-07-18</text:p>
          </table:table-cell>
          <table:table-cell office:value-type="float" office:value="27.24704" calcext:value-type="float">
            <text:p>27.24704</text:p>
          </table:table-cell>
          <table:table-cell office:value-type="float" office:value="20.691803" calcext:value-type="float">
            <text:p>20.6918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19" calcext:value-type="date">
            <text:p>1984-07-19</text:p>
          </table:table-cell>
          <table:table-cell office:value-type="float" office:value="28.439514" calcext:value-type="float">
            <text:p>28.439514</text:p>
          </table:table-cell>
          <table:table-cell office:value-type="float" office:value="21.39804" calcext:value-type="float">
            <text:p>21.398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0" calcext:value-type="date">
            <text:p>1984-07-20</text:p>
          </table:table-cell>
          <table:table-cell office:value-type="float" office:value="29.672394" calcext:value-type="float">
            <text:p>29.672394</text:p>
          </table:table-cell>
          <table:table-cell office:value-type="float" office:value="20.79654" calcext:value-type="float">
            <text:p>20.796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29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1" calcext:value-type="date">
            <text:p>1984-07-21</text:p>
          </table:table-cell>
          <table:table-cell office:value-type="float" office:value="30.1138" calcext:value-type="float">
            <text:p>30.1138</text:p>
          </table:table-cell>
          <table:table-cell office:value-type="float" office:value="19.189789" calcext:value-type="float">
            <text:p>19.1897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2" calcext:value-type="date">
            <text:p>1984-07-22</text:p>
          </table:table-cell>
          <table:table-cell office:value-type="float" office:value="28.819244" calcext:value-type="float">
            <text:p>28.819244</text:p>
          </table:table-cell>
          <table:table-cell office:value-type="float" office:value="20.531921" calcext:value-type="float">
            <text:p>20.5319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1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3" calcext:value-type="date">
            <text:p>1984-07-23</text:p>
          </table:table-cell>
          <table:table-cell office:value-type="float" office:value="28.857147" calcext:value-type="float">
            <text:p>28.857147</text:p>
          </table:table-cell>
          <table:table-cell office:value-type="float" office:value="20.79654" calcext:value-type="float">
            <text:p>20.796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2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4" calcext:value-type="date">
            <text:p>1984-07-24</text:p>
          </table:table-cell>
          <table:table-cell office:value-type="float" office:value="27.315765" calcext:value-type="float">
            <text:p>27.315765</text:p>
          </table:table-cell>
          <table:table-cell office:value-type="float" office:value="21.032684" calcext:value-type="float">
            <text:p>21.0326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3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5" calcext:value-type="date">
            <text:p>1984-07-25</text:p>
          </table:table-cell>
          <table:table-cell office:value-type="float" office:value="26.072266" calcext:value-type="float">
            <text:p>26.072266</text:p>
          </table:table-cell>
          <table:table-cell office:value-type="float" office:value="22.068756" calcext:value-type="float">
            <text:p>22.0687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6" calcext:value-type="date">
            <text:p>1984-07-26</text:p>
          </table:table-cell>
          <table:table-cell office:value-type="float" office:value="25.875854" calcext:value-type="float">
            <text:p>25.875854</text:p>
          </table:table-cell>
          <table:table-cell office:value-type="float" office:value="22.051788" calcext:value-type="float">
            <text:p>22.0517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5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7" calcext:value-type="date">
            <text:p>1984-07-27</text:p>
          </table:table-cell>
          <table:table-cell office:value-type="float" office:value="28.817108" calcext:value-type="float">
            <text:p>28.817108</text:p>
          </table:table-cell>
          <table:table-cell office:value-type="float" office:value="20.690063" calcext:value-type="float">
            <text:p>20.6900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6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8" calcext:value-type="date">
            <text:p>1984-07-28</text:p>
          </table:table-cell>
          <table:table-cell office:value-type="float" office:value="25.33194" calcext:value-type="float">
            <text:p>25.33194</text:p>
          </table:table-cell>
          <table:table-cell office:value-type="float" office:value="22.050232" calcext:value-type="float">
            <text:p>22.0502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7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29" calcext:value-type="date">
            <text:p>1984-07-29</text:p>
          </table:table-cell>
          <table:table-cell office:value-type="float" office:value="27.20813" calcext:value-type="float">
            <text:p>27.20813</text:p>
          </table:table-cell>
          <table:table-cell office:value-type="float" office:value="21.845306" calcext:value-type="float">
            <text:p>21.8453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8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30" calcext:value-type="date">
            <text:p>1984-07-30</text:p>
          </table:table-cell>
          <table:table-cell office:value-type="float" office:value="28.8544" calcext:value-type="float">
            <text:p>28.8544</text:p>
          </table:table-cell>
          <table:table-cell office:value-type="float" office:value="21.359253" calcext:value-type="float">
            <text:p>21.35925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09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7-31" calcext:value-type="date">
            <text:p>1984-07-31</text:p>
          </table:table-cell>
          <table:table-cell office:value-type="float" office:value="29.066406" calcext:value-type="float">
            <text:p>29.066406</text:p>
          </table:table-cell>
          <table:table-cell office:value-type="float" office:value="20.365845" calcext:value-type="float">
            <text:p>20.3658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0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1" calcext:value-type="date">
            <text:p>1984-08-01</text:p>
          </table:table-cell>
          <table:table-cell office:value-type="float" office:value="29.660553" calcext:value-type="float">
            <text:p>29.660553</text:p>
          </table:table-cell>
          <table:table-cell office:value-type="float" office:value="20.794159" calcext:value-type="float">
            <text:p>20.7941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2" calcext:value-type="date">
            <text:p>1984-08-02</text:p>
          </table:table-cell>
          <table:table-cell office:value-type="float" office:value="28.740753" calcext:value-type="float">
            <text:p>28.740753</text:p>
          </table:table-cell>
          <table:table-cell office:value-type="float" office:value="21.39154" calcext:value-type="float">
            <text:p>21.391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3" calcext:value-type="date">
            <text:p>1984-08-03</text:p>
          </table:table-cell>
          <table:table-cell office:value-type="float" office:value="26.690643" calcext:value-type="float">
            <text:p>26.690643</text:p>
          </table:table-cell>
          <table:table-cell office:value-type="float" office:value="21.851166" calcext:value-type="float">
            <text:p>21.85116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4" calcext:value-type="date">
            <text:p>1984-08-04</text:p>
          </table:table-cell>
          <table:table-cell office:value-type="float" office:value="31.368744" calcext:value-type="float">
            <text:p>31.368744</text:p>
          </table:table-cell>
          <table:table-cell office:value-type="float" office:value="21.427765" calcext:value-type="float">
            <text:p>21.4277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5" calcext:value-type="date">
            <text:p>1984-08-05</text:p>
          </table:table-cell>
          <table:table-cell office:value-type="float" office:value="28.784943" calcext:value-type="float">
            <text:p>28.784943</text:p>
          </table:table-cell>
          <table:table-cell office:value-type="float" office:value="21.030243" calcext:value-type="float">
            <text:p>21.0302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6" calcext:value-type="date">
            <text:p>1984-08-06</text:p>
          </table:table-cell>
          <table:table-cell office:value-type="float" office:value="29.406952" calcext:value-type="float">
            <text:p>29.406952</text:p>
          </table:table-cell>
          <table:table-cell office:value-type="float" office:value="21.808136" calcext:value-type="float">
            <text:p>21.8081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7" calcext:value-type="date">
            <text:p>1984-08-07</text:p>
          </table:table-cell>
          <table:table-cell office:value-type="float" office:value="30.259857" calcext:value-type="float">
            <text:p>30.259857</text:p>
          </table:table-cell>
          <table:table-cell office:value-type="float" office:value="21.970978" calcext:value-type="float">
            <text:p>21.9709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8" calcext:value-type="date">
            <text:p>1984-08-08</text:p>
          </table:table-cell>
          <table:table-cell office:value-type="float" office:value="28.239716" calcext:value-type="float">
            <text:p>28.239716</text:p>
          </table:table-cell>
          <table:table-cell office:value-type="float" office:value="21.598572" calcext:value-type="float">
            <text:p>21.5985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09" calcext:value-type="date">
            <text:p>1984-08-09</text:p>
          </table:table-cell>
          <table:table-cell office:value-type="float" office:value="26.441559" calcext:value-type="float">
            <text:p>26.441559</text:p>
          </table:table-cell>
          <table:table-cell office:value-type="float" office:value="21.635864" calcext:value-type="float">
            <text:p>21.6358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1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0" calcext:value-type="date">
            <text:p>1984-08-10</text:p>
          </table:table-cell>
          <table:table-cell office:value-type="float" office:value="29.609344" calcext:value-type="float">
            <text:p>29.609344</text:p>
          </table:table-cell>
          <table:table-cell office:value-type="float" office:value="21.052582" calcext:value-type="float">
            <text:p>21.0525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1" calcext:value-type="date">
            <text:p>1984-08-11</text:p>
          </table:table-cell>
          <table:table-cell office:value-type="float" office:value="27.743134" calcext:value-type="float">
            <text:p>27.743134</text:p>
          </table:table-cell>
          <table:table-cell office:value-type="float" office:value="21.676605" calcext:value-type="float">
            <text:p>21.6766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2" calcext:value-type="date">
            <text:p>1984-08-12</text:p>
          </table:table-cell>
          <table:table-cell office:value-type="float" office:value="30.287262" calcext:value-type="float">
            <text:p>30.287262</text:p>
          </table:table-cell>
          <table:table-cell office:value-type="float" office:value="21.303436" calcext:value-type="float">
            <text:p>21.3034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3" calcext:value-type="date">
            <text:p>1984-08-13</text:p>
          </table:table-cell>
          <table:table-cell office:value-type="float" office:value="26.146881" calcext:value-type="float">
            <text:p>26.146881</text:p>
          </table:table-cell>
          <table:table-cell office:value-type="float" office:value="21.770172" calcext:value-type="float">
            <text:p>21.7701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4" calcext:value-type="date">
            <text:p>1984-08-14</text:p>
          </table:table-cell>
          <table:table-cell office:value-type="float" office:value="28.122711" calcext:value-type="float">
            <text:p>28.122711</text:p>
          </table:table-cell>
          <table:table-cell office:value-type="float" office:value="21.393219" calcext:value-type="float">
            <text:p>21.3932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5" calcext:value-type="date">
            <text:p>1984-08-15</text:p>
          </table:table-cell>
          <table:table-cell office:value-type="float" office:value="30.706146" calcext:value-type="float">
            <text:p>30.706146</text:p>
          </table:table-cell>
          <table:table-cell office:value-type="float" office:value="21.920258" calcext:value-type="float">
            <text:p>21.9202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6" calcext:value-type="date">
            <text:p>1984-08-16</text:p>
          </table:table-cell>
          <table:table-cell office:value-type="float" office:value="28.621246" calcext:value-type="float">
            <text:p>28.621246</text:p>
          </table:table-cell>
          <table:table-cell office:value-type="float" office:value="21.524109" calcext:value-type="float">
            <text:p>21.5241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7" calcext:value-type="date">
            <text:p>1984-08-17</text:p>
          </table:table-cell>
          <table:table-cell office:value-type="float" office:value="28.82486" calcext:value-type="float">
            <text:p>28.82486</text:p>
          </table:table-cell>
          <table:table-cell office:value-type="float" office:value="21.865875" calcext:value-type="float">
            <text:p>21.86587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8" calcext:value-type="date">
            <text:p>1984-08-18</text:p>
          </table:table-cell>
          <table:table-cell office:value-type="float" office:value="28.83078" calcext:value-type="float">
            <text:p>28.83078</text:p>
          </table:table-cell>
          <table:table-cell office:value-type="float" office:value="21.956451" calcext:value-type="float">
            <text:p>21.95645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19" calcext:value-type="date">
            <text:p>1984-08-19</text:p>
          </table:table-cell>
          <table:table-cell office:value-type="float" office:value="27.198029" calcext:value-type="float">
            <text:p>27.198029</text:p>
          </table:table-cell>
          <table:table-cell office:value-type="float" office:value="21.321136" calcext:value-type="float">
            <text:p>21.3211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2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0" calcext:value-type="date">
            <text:p>1984-08-20</text:p>
          </table:table-cell>
          <table:table-cell office:value-type="float" office:value="28.567413" calcext:value-type="float">
            <text:p>28.567413</text:p>
          </table:table-cell>
          <table:table-cell office:value-type="float" office:value="22.179413" calcext:value-type="float">
            <text:p>22.1794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1" calcext:value-type="date">
            <text:p>1984-08-21</text:p>
          </table:table-cell>
          <table:table-cell office:value-type="float" office:value="28.515717" calcext:value-type="float">
            <text:p>28.515717</text:p>
          </table:table-cell>
          <table:table-cell office:value-type="float" office:value="21.431702" calcext:value-type="float">
            <text:p>21.4317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2" calcext:value-type="date">
            <text:p>1984-08-22</text:p>
          </table:table-cell>
          <table:table-cell office:value-type="float" office:value="30.262604" calcext:value-type="float">
            <text:p>30.262604</text:p>
          </table:table-cell>
          <table:table-cell office:value-type="float" office:value="22.123383" calcext:value-type="float">
            <text:p>22.1233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2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3" calcext:value-type="date">
            <text:p>1984-08-23</text:p>
          </table:table-cell>
          <table:table-cell office:value-type="float" office:value="30.07901" calcext:value-type="float">
            <text:p>30.07901</text:p>
          </table:table-cell>
          <table:table-cell office:value-type="float" office:value="20.579132" calcext:value-type="float">
            <text:p>20.5791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3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4" calcext:value-type="date">
            <text:p>1984-08-24</text:p>
          </table:table-cell>
          <table:table-cell office:value-type="float" office:value="29.67038" calcext:value-type="float">
            <text:p>29.67038</text:p>
          </table:table-cell>
          <table:table-cell office:value-type="float" office:value="22.207611" calcext:value-type="float">
            <text:p>22.2076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4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5" calcext:value-type="date">
            <text:p>1984-08-25</text:p>
          </table:table-cell>
          <table:table-cell office:value-type="float" office:value="29.379456" calcext:value-type="float">
            <text:p>29.379456</text:p>
          </table:table-cell>
          <table:table-cell office:value-type="float" office:value="22.166382" calcext:value-type="float">
            <text:p>22.1663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5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6" calcext:value-type="date">
            <text:p>1984-08-26</text:p>
          </table:table-cell>
          <table:table-cell office:value-type="float" office:value="26.110931" calcext:value-type="float">
            <text:p>26.110931</text:p>
          </table:table-cell>
          <table:table-cell office:value-type="float" office:value="21.566193" calcext:value-type="float">
            <text:p>21.5661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6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7" calcext:value-type="date">
            <text:p>1984-08-27</text:p>
          </table:table-cell>
          <table:table-cell office:value-type="float" office:value="26.14804" calcext:value-type="float">
            <text:p>26.14804</text:p>
          </table:table-cell>
          <table:table-cell office:value-type="float" office:value="19.944397" calcext:value-type="float">
            <text:p>19.9443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7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8" calcext:value-type="date">
            <text:p>1984-08-28</text:p>
          </table:table-cell>
          <table:table-cell office:value-type="float" office:value="25.417114" calcext:value-type="float">
            <text:p>25.417114</text:p>
          </table:table-cell>
          <table:table-cell office:value-type="float" office:value="19.542511" calcext:value-type="float">
            <text:p>19.54251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8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29" calcext:value-type="date">
            <text:p>1984-08-29</text:p>
          </table:table-cell>
          <table:table-cell office:value-type="float" office:value="24.975464" calcext:value-type="float">
            <text:p>24.975464</text:p>
          </table:table-cell>
          <table:table-cell office:value-type="float" office:value="20.626099" calcext:value-type="float">
            <text:p>20.62609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39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30" calcext:value-type="date">
            <text:p>1984-08-30</text:p>
          </table:table-cell>
          <table:table-cell office:value-type="float" office:value="28.774933" calcext:value-type="float">
            <text:p>28.774933</text:p>
          </table:table-cell>
          <table:table-cell office:value-type="float" office:value="21.32074" calcext:value-type="float">
            <text:p>21.3207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0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8-31" calcext:value-type="date">
            <text:p>1984-08-31</text:p>
          </table:table-cell>
          <table:table-cell office:value-type="float" office:value="30.534088" calcext:value-type="float">
            <text:p>30.534088</text:p>
          </table:table-cell>
          <table:table-cell office:value-type="float" office:value="20.22818" calcext:value-type="float">
            <text:p>20.228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1]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1" calcext:value-type="date">
            <text:p>1984-09-01</text:p>
          </table:table-cell>
          <table:table-cell office:value-type="float" office:value="28.550262" calcext:value-type="float">
            <text:p>28.550262</text:p>
          </table:table-cell>
          <table:table-cell office:value-type="float" office:value="21.551819" calcext:value-type="float">
            <text:p>21.5518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2" calcext:value-type="date">
            <text:p>1984-09-02</text:p>
          </table:table-cell>
          <table:table-cell office:value-type="float" office:value="30.620026" calcext:value-type="float">
            <text:p>30.620026</text:p>
          </table:table-cell>
          <table:table-cell office:value-type="float" office:value="21.17691" calcext:value-type="float">
            <text:p>21.176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3" calcext:value-type="date">
            <text:p>1984-09-03</text:p>
          </table:table-cell>
          <table:table-cell office:value-type="float" office:value="30.223114" calcext:value-type="float">
            <text:p>30.223114</text:p>
          </table:table-cell>
          <table:table-cell office:value-type="float" office:value="22.067505" calcext:value-type="float">
            <text:p>22.0675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4" calcext:value-type="date">
            <text:p>1984-09-04</text:p>
          </table:table-cell>
          <table:table-cell office:value-type="float" office:value="27.347717" calcext:value-type="float">
            <text:p>27.347717</text:p>
          </table:table-cell>
          <table:table-cell office:value-type="float" office:value="20.236115" calcext:value-type="float">
            <text:p>20.2361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5" calcext:value-type="date">
            <text:p>1984-09-05</text:p>
          </table:table-cell>
          <table:table-cell office:value-type="float" office:value="28.780243" calcext:value-type="float">
            <text:p>28.780243</text:p>
          </table:table-cell>
          <table:table-cell office:value-type="float" office:value="21.949432" calcext:value-type="float">
            <text:p>21.9494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6" calcext:value-type="date">
            <text:p>1984-09-06</text:p>
          </table:table-cell>
          <table:table-cell office:value-type="float" office:value="29.090118" calcext:value-type="float">
            <text:p>29.090118</text:p>
          </table:table-cell>
          <table:table-cell office:value-type="float" office:value="21.574005" calcext:value-type="float">
            <text:p>21.5740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7" calcext:value-type="date">
            <text:p>1984-09-07</text:p>
          </table:table-cell>
          <table:table-cell office:value-type="float" office:value="29.759186" calcext:value-type="float">
            <text:p>29.759186</text:p>
          </table:table-cell>
          <table:table-cell office:value-type="float" office:value="21.206818" calcext:value-type="float">
            <text:p>21.2068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8" calcext:value-type="date">
            <text:p>1984-09-08</text:p>
          </table:table-cell>
          <table:table-cell office:value-type="float" office:value="28.13913" calcext:value-type="float">
            <text:p>28.13913</text:p>
          </table:table-cell>
          <table:table-cell office:value-type="float" office:value="22.5401" calcext:value-type="float">
            <text:p>22.540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4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09" calcext:value-type="date">
            <text:p>1984-09-09</text:p>
          </table:table-cell>
          <table:table-cell office:value-type="float" office:value="27.461212" calcext:value-type="float">
            <text:p>27.461212</text:p>
          </table:table-cell>
          <table:table-cell office:value-type="float" office:value="20.78302" calcext:value-type="float">
            <text:p>20.783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0" calcext:value-type="date">
            <text:p>1984-09-10</text:p>
          </table:table-cell>
          <table:table-cell office:value-type="float" office:value="29.220886" calcext:value-type="float">
            <text:p>29.220886</text:p>
          </table:table-cell>
          <table:table-cell office:value-type="float" office:value="20.874664" calcext:value-type="float">
            <text:p>20.8746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1" calcext:value-type="date">
            <text:p>1984-09-11</text:p>
          </table:table-cell>
          <table:table-cell office:value-type="float" office:value="27.34256" calcext:value-type="float">
            <text:p>27.34256</text:p>
          </table:table-cell>
          <table:table-cell office:value-type="float" office:value="21.172333" calcext:value-type="float">
            <text:p>21.1723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2" calcext:value-type="date">
            <text:p>1984-09-12</text:p>
          </table:table-cell>
          <table:table-cell office:value-type="float" office:value="29.773468" calcext:value-type="float">
            <text:p>29.773468</text:p>
          </table:table-cell>
          <table:table-cell office:value-type="float" office:value="21.905792" calcext:value-type="float">
            <text:p>21.9057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3" calcext:value-type="date">
            <text:p>1984-09-13</text:p>
          </table:table-cell>
          <table:table-cell office:value-type="float" office:value="29.082642" calcext:value-type="float">
            <text:p>29.082642</text:p>
          </table:table-cell>
          <table:table-cell office:value-type="float" office:value="21.550049" calcext:value-type="float">
            <text:p>21.5500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4" calcext:value-type="date">
            <text:p>1984-09-14</text:p>
          </table:table-cell>
          <table:table-cell office:value-type="float" office:value="31.312653" calcext:value-type="float">
            <text:p>31.312653</text:p>
          </table:table-cell>
          <table:table-cell office:value-type="float" office:value="22.048767" calcext:value-type="float">
            <text:p>22.0487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5" calcext:value-type="date">
            <text:p>1984-09-15</text:p>
          </table:table-cell>
          <table:table-cell office:value-type="float" office:value="29.52127" calcext:value-type="float">
            <text:p>29.52127</text:p>
          </table:table-cell>
          <table:table-cell office:value-type="float" office:value="21.189117" calcext:value-type="float">
            <text:p>21.1891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6" calcext:value-type="date">
            <text:p>1984-09-16</text:p>
          </table:table-cell>
          <table:table-cell office:value-type="float" office:value="27.506256" calcext:value-type="float">
            <text:p>27.506256</text:p>
          </table:table-cell>
          <table:table-cell office:value-type="float" office:value="20.274323" calcext:value-type="float">
            <text:p>20.2743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7" calcext:value-type="date">
            <text:p>1984-09-17</text:p>
          </table:table-cell>
          <table:table-cell office:value-type="float" office:value="29.00418" calcext:value-type="float">
            <text:p>29.00418</text:p>
          </table:table-cell>
          <table:table-cell office:value-type="float" office:value="22.121185" calcext:value-type="float">
            <text:p>22.1211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8" calcext:value-type="date">
            <text:p>1984-09-18</text:p>
          </table:table-cell>
          <table:table-cell office:value-type="float" office:value="30.167145" calcext:value-type="float">
            <text:p>30.167145</text:p>
          </table:table-cell>
          <table:table-cell office:value-type="float" office:value="20.840698" calcext:value-type="float">
            <text:p>20.8406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5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19" calcext:value-type="date">
            <text:p>1984-09-19</text:p>
          </table:table-cell>
          <table:table-cell office:value-type="float" office:value="29.626587" calcext:value-type="float">
            <text:p>29.626587</text:p>
          </table:table-cell>
          <table:table-cell office:value-type="float" office:value="21.944122" calcext:value-type="float">
            <text:p>21.9441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0" calcext:value-type="date">
            <text:p>1984-09-20</text:p>
          </table:table-cell>
          <table:table-cell office:value-type="float" office:value="29.847473" calcext:value-type="float">
            <text:p>29.847473</text:p>
          </table:table-cell>
          <table:table-cell office:value-type="float" office:value="21.874268" calcext:value-type="float">
            <text:p>21.8742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1" calcext:value-type="date">
            <text:p>1984-09-21</text:p>
          </table:table-cell>
          <table:table-cell office:value-type="float" office:value="29.99588" calcext:value-type="float">
            <text:p>29.99588</text:p>
          </table:table-cell>
          <table:table-cell office:value-type="float" office:value="22.09961" calcext:value-type="float">
            <text:p>22.099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2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2" calcext:value-type="date">
            <text:p>1984-09-22</text:p>
          </table:table-cell>
          <table:table-cell office:value-type="float" office:value="30.715668" calcext:value-type="float">
            <text:p>30.715668</text:p>
          </table:table-cell>
          <table:table-cell office:value-type="float" office:value="22.230743" calcext:value-type="float">
            <text:p>22.2307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3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3" calcext:value-type="date">
            <text:p>1984-09-23</text:p>
          </table:table-cell>
          <table:table-cell office:value-type="float" office:value="27.759003" calcext:value-type="float">
            <text:p>27.759003</text:p>
          </table:table-cell>
          <table:table-cell office:value-type="float" office:value="21.741608" calcext:value-type="float">
            <text:p>21.7416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4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4" calcext:value-type="date">
            <text:p>1984-09-24</text:p>
          </table:table-cell>
          <table:table-cell office:value-type="float" office:value="29.564331" calcext:value-type="float">
            <text:p>29.564331</text:p>
          </table:table-cell>
          <table:table-cell office:value-type="float" office:value="21.249329" calcext:value-type="float">
            <text:p>21.24932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5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5" calcext:value-type="date">
            <text:p>1984-09-25</text:p>
          </table:table-cell>
          <table:table-cell office:value-type="float" office:value="30.568573" calcext:value-type="float">
            <text:p>30.568573</text:p>
          </table:table-cell>
          <table:table-cell office:value-type="float" office:value="22.128326" calcext:value-type="float">
            <text:p>22.1283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6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6" calcext:value-type="date">
            <text:p>1984-09-26</text:p>
          </table:table-cell>
          <table:table-cell office:value-type="float" office:value="29.997772" calcext:value-type="float">
            <text:p>29.997772</text:p>
          </table:table-cell>
          <table:table-cell office:value-type="float" office:value="22.759491" calcext:value-type="float">
            <text:p>22.7594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7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7" calcext:value-type="date">
            <text:p>1984-09-27</text:p>
          </table:table-cell>
          <table:table-cell office:value-type="float" office:value="30.199127" calcext:value-type="float">
            <text:p>30.199127</text:p>
          </table:table-cell>
          <table:table-cell office:value-type="float" office:value="21.833954" calcext:value-type="float">
            <text:p>21.8339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8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8" calcext:value-type="date">
            <text:p>1984-09-28</text:p>
          </table:table-cell>
          <table:table-cell office:value-type="float" office:value="28.194916" calcext:value-type="float">
            <text:p>28.194916</text:p>
          </table:table-cell>
          <table:table-cell office:value-type="float" office:value="21.891632" calcext:value-type="float">
            <text:p>21.8916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69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29" calcext:value-type="date">
            <text:p>1984-09-29</text:p>
          </table:table-cell>
          <table:table-cell office:value-type="float" office:value="29.22873" calcext:value-type="float">
            <text:p>29.22873</text:p>
          </table:table-cell>
          <table:table-cell office:value-type="float" office:value="21.371918" calcext:value-type="float">
            <text:p>21.3719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0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09-30" calcext:value-type="date">
            <text:p>1984-09-30</text:p>
          </table:table-cell>
          <table:table-cell office:value-type="float" office:value="28.658905" calcext:value-type="float">
            <text:p>28.658905</text:p>
          </table:table-cell>
          <table:table-cell office:value-type="float" office:value="21.61856" calcext:value-type="float">
            <text:p>21.618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1])" office:value-type="float" office:value="9" calcext:value-type="float">
            <text:p>9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1" calcext:value-type="date">
            <text:p>1984-10-01</text:p>
          </table:table-cell>
          <table:table-cell office:value-type="float" office:value="29.831024" calcext:value-type="float">
            <text:p>29.831024</text:p>
          </table:table-cell>
          <table:table-cell office:value-type="float" office:value="21.31668" calcext:value-type="float">
            <text:p>21.316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2" calcext:value-type="date">
            <text:p>1984-10-02</text:p>
          </table:table-cell>
          <table:table-cell office:value-type="float" office:value="30.167938" calcext:value-type="float">
            <text:p>30.167938</text:p>
          </table:table-cell>
          <table:table-cell office:value-type="float" office:value="21.496155" calcext:value-type="float">
            <text:p>21.4961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3" calcext:value-type="date">
            <text:p>1984-10-03</text:p>
          </table:table-cell>
          <table:table-cell office:value-type="float" office:value="30.209259" calcext:value-type="float">
            <text:p>30.209259</text:p>
          </table:table-cell>
          <table:table-cell office:value-type="float" office:value="21.682709" calcext:value-type="float">
            <text:p>21.6827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4" calcext:value-type="date">
            <text:p>1984-10-04</text:p>
          </table:table-cell>
          <table:table-cell office:value-type="float" office:value="30.31363" calcext:value-type="float">
            <text:p>30.31363</text:p>
          </table:table-cell>
          <table:table-cell office:value-type="float" office:value="21.446259" calcext:value-type="float">
            <text:p>21.4462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5" calcext:value-type="date">
            <text:p>1984-10-05</text:p>
          </table:table-cell>
          <table:table-cell office:value-type="float" office:value="29.601654" calcext:value-type="float">
            <text:p>29.601654</text:p>
          </table:table-cell>
          <table:table-cell office:value-type="float" office:value="21.456573" calcext:value-type="float">
            <text:p>21.4565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6" calcext:value-type="date">
            <text:p>1984-10-06</text:p>
          </table:table-cell>
          <table:table-cell office:value-type="float" office:value="28.343445" calcext:value-type="float">
            <text:p>28.343445</text:p>
          </table:table-cell>
          <table:table-cell office:value-type="float" office:value="21.866241" calcext:value-type="float">
            <text:p>21.86624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7" calcext:value-type="date">
            <text:p>1984-10-07</text:p>
          </table:table-cell>
          <table:table-cell office:value-type="float" office:value="29.499725" calcext:value-type="float">
            <text:p>29.499725</text:p>
          </table:table-cell>
          <table:table-cell office:value-type="float" office:value="22.099213" calcext:value-type="float">
            <text:p>22.0992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8" calcext:value-type="date">
            <text:p>1984-10-08</text:p>
          </table:table-cell>
          <table:table-cell office:value-type="float" office:value="28.866425" calcext:value-type="float">
            <text:p>28.866425</text:p>
          </table:table-cell>
          <table:table-cell office:value-type="float" office:value="21.807648" calcext:value-type="float">
            <text:p>21.8076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7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09" calcext:value-type="date">
            <text:p>1984-10-09</text:p>
          </table:table-cell>
          <table:table-cell office:value-type="float" office:value="29.471008" calcext:value-type="float">
            <text:p>29.471008</text:p>
          </table:table-cell>
          <table:table-cell office:value-type="float" office:value="21.512665" calcext:value-type="float">
            <text:p>21.5126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0" calcext:value-type="date">
            <text:p>1984-10-10</text:p>
          </table:table-cell>
          <table:table-cell office:value-type="float" office:value="29.898834" calcext:value-type="float">
            <text:p>29.898834</text:p>
          </table:table-cell>
          <table:table-cell office:value-type="float" office:value="22.655731" calcext:value-type="float">
            <text:p>22.6557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1" calcext:value-type="date">
            <text:p>1984-10-11</text:p>
          </table:table-cell>
          <table:table-cell office:value-type="float" office:value="29.586884" calcext:value-type="float">
            <text:p>29.586884</text:p>
          </table:table-cell>
          <table:table-cell office:value-type="float" office:value="22.009064" calcext:value-type="float">
            <text:p>22.0090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2" calcext:value-type="date">
            <text:p>1984-10-12</text:p>
          </table:table-cell>
          <table:table-cell office:value-type="float" office:value="30.538788" calcext:value-type="float">
            <text:p>30.538788</text:p>
          </table:table-cell>
          <table:table-cell office:value-type="float" office:value="22.27951" calcext:value-type="float">
            <text:p>22.2795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3" calcext:value-type="date">
            <text:p>1984-10-13</text:p>
          </table:table-cell>
          <table:table-cell office:value-type="float" office:value="29.449036" calcext:value-type="float">
            <text:p>29.449036</text:p>
          </table:table-cell>
          <table:table-cell office:value-type="float" office:value="22.122864" calcext:value-type="float">
            <text:p>22.1228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4" calcext:value-type="date">
            <text:p>1984-10-14</text:p>
          </table:table-cell>
          <table:table-cell office:value-type="float" office:value="27.86319" calcext:value-type="float">
            <text:p>27.86319</text:p>
          </table:table-cell>
          <table:table-cell office:value-type="float" office:value="21.867798" calcext:value-type="float">
            <text:p>21.8677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5" calcext:value-type="date">
            <text:p>1984-10-15</text:p>
          </table:table-cell>
          <table:table-cell office:value-type="float" office:value="29.197662" calcext:value-type="float">
            <text:p>29.197662</text:p>
          </table:table-cell>
          <table:table-cell office:value-type="float" office:value="22.33609" calcext:value-type="float">
            <text:p>22.336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6" calcext:value-type="date">
            <text:p>1984-10-16</text:p>
          </table:table-cell>
          <table:table-cell office:value-type="float" office:value="29.247711" calcext:value-type="float">
            <text:p>29.247711</text:p>
          </table:table-cell>
          <table:table-cell office:value-type="float" office:value="22.230621" calcext:value-type="float">
            <text:p>22.23062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7" calcext:value-type="date">
            <text:p>1984-10-17</text:p>
          </table:table-cell>
          <table:table-cell office:value-type="float" office:value="27.630646" calcext:value-type="float">
            <text:p>27.630646</text:p>
          </table:table-cell>
          <table:table-cell office:value-type="float" office:value="22.448822" calcext:value-type="float">
            <text:p>22.4488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8" calcext:value-type="date">
            <text:p>1984-10-18</text:p>
          </table:table-cell>
          <table:table-cell office:value-type="float" office:value="29.053741" calcext:value-type="float">
            <text:p>29.053741</text:p>
          </table:table-cell>
          <table:table-cell office:value-type="float" office:value="21.993317" calcext:value-type="float">
            <text:p>21.9933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8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19" calcext:value-type="date">
            <text:p>1984-10-19</text:p>
          </table:table-cell>
          <table:table-cell office:value-type="float" office:value="30.285217" calcext:value-type="float">
            <text:p>30.285217</text:p>
          </table:table-cell>
          <table:table-cell office:value-type="float" office:value="22.282898" calcext:value-type="float">
            <text:p>22.2828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0" calcext:value-type="date">
            <text:p>1984-10-20</text:p>
          </table:table-cell>
          <table:table-cell office:value-type="float" office:value="29.725128" calcext:value-type="float">
            <text:p>29.725128</text:p>
          </table:table-cell>
          <table:table-cell office:value-type="float" office:value="21.887299" calcext:value-type="float">
            <text:p>21.88729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1" calcext:value-type="date">
            <text:p>1984-10-21</text:p>
          </table:table-cell>
          <table:table-cell office:value-type="float" office:value="28.417694" calcext:value-type="float">
            <text:p>28.417694</text:p>
          </table:table-cell>
          <table:table-cell office:value-type="float" office:value="22.394867" calcext:value-type="float">
            <text:p>22.3948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2" calcext:value-type="date">
            <text:p>1984-10-22</text:p>
          </table:table-cell>
          <table:table-cell office:value-type="float" office:value="31.522736" calcext:value-type="float">
            <text:p>31.522736</text:p>
          </table:table-cell>
          <table:table-cell office:value-type="float" office:value="22.463348" calcext:value-type="float">
            <text:p>22.4633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3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3" calcext:value-type="date">
            <text:p>1984-10-23</text:p>
          </table:table-cell>
          <table:table-cell office:value-type="float" office:value="29.720245" calcext:value-type="float">
            <text:p>29.720245</text:p>
          </table:table-cell>
          <table:table-cell office:value-type="float" office:value="22.083405" calcext:value-type="float">
            <text:p>22.0834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4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4" calcext:value-type="date">
            <text:p>1984-10-24</text:p>
          </table:table-cell>
          <table:table-cell office:value-type="float" office:value="29.045258" calcext:value-type="float">
            <text:p>29.045258</text:p>
          </table:table-cell>
          <table:table-cell office:value-type="float" office:value="22.711761" calcext:value-type="float">
            <text:p>22.7117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5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5" calcext:value-type="date">
            <text:p>1984-10-25</text:p>
          </table:table-cell>
          <table:table-cell office:value-type="float" office:value="32.358307" calcext:value-type="float">
            <text:p>32.358307</text:p>
          </table:table-cell>
          <table:table-cell office:value-type="float" office:value="22.83017" calcext:value-type="float">
            <text:p>22.830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6" calcext:value-type="date">
            <text:p>1984-10-26</text:p>
          </table:table-cell>
          <table:table-cell office:value-type="float" office:value="28.155182" calcext:value-type="float">
            <text:p>28.155182</text:p>
          </table:table-cell>
          <table:table-cell office:value-type="float" office:value="22.592224" calcext:value-type="float">
            <text:p>22.5922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7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7" calcext:value-type="date">
            <text:p>1984-10-27</text:p>
          </table:table-cell>
          <table:table-cell office:value-type="float" office:value="29.118347" calcext:value-type="float">
            <text:p>29.118347</text:p>
          </table:table-cell>
          <table:table-cell office:value-type="float" office:value="22.656189" calcext:value-type="float">
            <text:p>22.6561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8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8" calcext:value-type="date">
            <text:p>1984-10-28</text:p>
          </table:table-cell>
          <table:table-cell office:value-type="float" office:value="29.220856" calcext:value-type="float">
            <text:p>29.220856</text:p>
          </table:table-cell>
          <table:table-cell office:value-type="float" office:value="22.853485" calcext:value-type="float">
            <text:p>22.8534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399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29" calcext:value-type="date">
            <text:p>1984-10-29</text:p>
          </table:table-cell>
          <table:table-cell office:value-type="float" office:value="29.813263" calcext:value-type="float">
            <text:p>29.813263</text:p>
          </table:table-cell>
          <table:table-cell office:value-type="float" office:value="22.974243" calcext:value-type="float">
            <text:p>22.9742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0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30" calcext:value-type="date">
            <text:p>1984-10-30</text:p>
          </table:table-cell>
          <table:table-cell office:value-type="float" office:value="29.255585" calcext:value-type="float">
            <text:p>29.255585</text:p>
          </table:table-cell>
          <table:table-cell office:value-type="float" office:value="22.082947" calcext:value-type="float">
            <text:p>22.0829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1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0-31" calcext:value-type="date">
            <text:p>1984-10-31</text:p>
          </table:table-cell>
          <table:table-cell office:value-type="float" office:value="30.51419" calcext:value-type="float">
            <text:p>30.51419</text:p>
          </table:table-cell>
          <table:table-cell office:value-type="float" office:value="22.623138" calcext:value-type="float">
            <text:p>22.6231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2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1" calcext:value-type="date">
            <text:p>1984-11-01</text:p>
          </table:table-cell>
          <table:table-cell office:value-type="float" office:value="29.22232" calcext:value-type="float">
            <text:p>29.22232</text:p>
          </table:table-cell>
          <table:table-cell office:value-type="float" office:value="21.606232" calcext:value-type="float">
            <text:p>21.6062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2" calcext:value-type="date">
            <text:p>1984-11-02</text:p>
          </table:table-cell>
          <table:table-cell office:value-type="float" office:value="30.539032" calcext:value-type="float">
            <text:p>30.539032</text:p>
          </table:table-cell>
          <table:table-cell office:value-type="float" office:value="21.654388" calcext:value-type="float">
            <text:p>21.6543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3" calcext:value-type="date">
            <text:p>1984-11-03</text:p>
          </table:table-cell>
          <table:table-cell office:value-type="float" office:value="30.544067" calcext:value-type="float">
            <text:p>30.544067</text:p>
          </table:table-cell>
          <table:table-cell office:value-type="float" office:value="22.91507" calcext:value-type="float">
            <text:p>22.915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4" calcext:value-type="date">
            <text:p>1984-11-04</text:p>
          </table:table-cell>
          <table:table-cell office:value-type="float" office:value="30.275421" calcext:value-type="float">
            <text:p>30.275421</text:p>
          </table:table-cell>
          <table:table-cell office:value-type="float" office:value="22.338348" calcext:value-type="float">
            <text:p>22.3383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5" calcext:value-type="date">
            <text:p>1984-11-05</text:p>
          </table:table-cell>
          <table:table-cell office:value-type="float" office:value="29.345215" calcext:value-type="float">
            <text:p>29.345215</text:p>
          </table:table-cell>
          <table:table-cell office:value-type="float" office:value="22.041382" calcext:value-type="float">
            <text:p>22.0413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6" calcext:value-type="date">
            <text:p>1984-11-06</text:p>
          </table:table-cell>
          <table:table-cell office:value-type="float" office:value="29.056183" calcext:value-type="float">
            <text:p>29.056183</text:p>
          </table:table-cell>
          <table:table-cell office:value-type="float" office:value="22.631256" calcext:value-type="float">
            <text:p>22.6312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7" calcext:value-type="date">
            <text:p>1984-11-07</text:p>
          </table:table-cell>
          <table:table-cell office:value-type="float" office:value="30.06485" calcext:value-type="float">
            <text:p>30.06485</text:p>
          </table:table-cell>
          <table:table-cell office:value-type="float" office:value="22.80545" calcext:value-type="float">
            <text:p>22.805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0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8" calcext:value-type="date">
            <text:p>1984-11-08</text:p>
          </table:table-cell>
          <table:table-cell office:value-type="float" office:value="30.02304" calcext:value-type="float">
            <text:p>30.02304</text:p>
          </table:table-cell>
          <table:table-cell office:value-type="float" office:value="22.690186" calcext:value-type="float">
            <text:p>22.6901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09" calcext:value-type="date">
            <text:p>1984-11-09</text:p>
          </table:table-cell>
          <table:table-cell office:value-type="float" office:value="30.457672" calcext:value-type="float">
            <text:p>30.457672</text:p>
          </table:table-cell>
          <table:table-cell office:value-type="float" office:value="22.43393" calcext:value-type="float">
            <text:p>22.433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0" calcext:value-type="date">
            <text:p>1984-11-10</text:p>
          </table:table-cell>
          <table:table-cell office:value-type="float" office:value="31.639862" calcext:value-type="float">
            <text:p>31.639862</text:p>
          </table:table-cell>
          <table:table-cell office:value-type="float" office:value="21.867523" calcext:value-type="float">
            <text:p>21.8675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1" calcext:value-type="date">
            <text:p>1984-11-11</text:p>
          </table:table-cell>
          <table:table-cell office:value-type="float" office:value="27.4805" calcext:value-type="float">
            <text:p>27.4805</text:p>
          </table:table-cell>
          <table:table-cell office:value-type="float" office:value="21.848358" calcext:value-type="float">
            <text:p>21.8483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2" calcext:value-type="date">
            <text:p>1984-11-12</text:p>
          </table:table-cell>
          <table:table-cell office:value-type="float" office:value="27.684296" calcext:value-type="float">
            <text:p>27.684296</text:p>
          </table:table-cell>
          <table:table-cell office:value-type="float" office:value="21.665436" calcext:value-type="float">
            <text:p>21.6654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3" calcext:value-type="date">
            <text:p>1984-11-13</text:p>
          </table:table-cell>
          <table:table-cell office:value-type="float" office:value="28.225403" calcext:value-type="float">
            <text:p>28.225403</text:p>
          </table:table-cell>
          <table:table-cell office:value-type="float" office:value="22.182281" calcext:value-type="float">
            <text:p>22.18228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4" calcext:value-type="date">
            <text:p>1984-11-14</text:p>
          </table:table-cell>
          <table:table-cell office:value-type="float" office:value="30.211151" calcext:value-type="float">
            <text:p>30.211151</text:p>
          </table:table-cell>
          <table:table-cell office:value-type="float" office:value="22.317108" calcext:value-type="float">
            <text:p>22.3171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5" calcext:value-type="date">
            <text:p>1984-11-15</text:p>
          </table:table-cell>
          <table:table-cell office:value-type="float" office:value="28.391968" calcext:value-type="float">
            <text:p>28.391968</text:p>
          </table:table-cell>
          <table:table-cell office:value-type="float" office:value="21.432709" calcext:value-type="float">
            <text:p>21.43270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6" calcext:value-type="date">
            <text:p>1984-11-16</text:p>
          </table:table-cell>
          <table:table-cell office:value-type="float" office:value="31.067291" calcext:value-type="float">
            <text:p>31.067291</text:p>
          </table:table-cell>
          <table:table-cell office:value-type="float" office:value="22.087463" calcext:value-type="float">
            <text:p>22.0874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7" calcext:value-type="date">
            <text:p>1984-11-17</text:p>
          </table:table-cell>
          <table:table-cell office:value-type="float" office:value="29.322296" calcext:value-type="float">
            <text:p>29.322296</text:p>
          </table:table-cell>
          <table:table-cell office:value-type="float" office:value="21.974579" calcext:value-type="float">
            <text:p>21.9745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1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8" calcext:value-type="date">
            <text:p>1984-11-18</text:p>
          </table:table-cell>
          <table:table-cell office:value-type="float" office:value="29.180328" calcext:value-type="float">
            <text:p>29.180328</text:p>
          </table:table-cell>
          <table:table-cell office:value-type="float" office:value="22.565735" calcext:value-type="float">
            <text:p>22.5657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19" calcext:value-type="date">
            <text:p>1984-11-19</text:p>
          </table:table-cell>
          <table:table-cell office:value-type="float" office:value="27.391388" calcext:value-type="float">
            <text:p>27.391388</text:p>
          </table:table-cell>
          <table:table-cell office:value-type="float" office:value="22.231415" calcext:value-type="float">
            <text:p>22.23141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0" calcext:value-type="date">
            <text:p>1984-11-20</text:p>
          </table:table-cell>
          <table:table-cell office:value-type="float" office:value="28.355682" calcext:value-type="float">
            <text:p>28.355682</text:p>
          </table:table-cell>
          <table:table-cell office:value-type="float" office:value="21.990967" calcext:value-type="float">
            <text:p>21.9909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1" calcext:value-type="date">
            <text:p>1984-11-21</text:p>
          </table:table-cell>
          <table:table-cell office:value-type="float" office:value="28.66977" calcext:value-type="float">
            <text:p>28.66977</text:p>
          </table:table-cell>
          <table:table-cell office:value-type="float" office:value="21.838593" calcext:value-type="float">
            <text:p>21.8385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3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2" calcext:value-type="date">
            <text:p>1984-11-22</text:p>
          </table:table-cell>
          <table:table-cell office:value-type="float" office:value="31.730652" calcext:value-type="float">
            <text:p>31.730652</text:p>
          </table:table-cell>
          <table:table-cell office:value-type="float" office:value="22.394012" calcext:value-type="float">
            <text:p>22.3940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4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3" calcext:value-type="date">
            <text:p>1984-11-23</text:p>
          </table:table-cell>
          <table:table-cell office:value-type="float" office:value="29.81363" calcext:value-type="float">
            <text:p>29.81363</text:p>
          </table:table-cell>
          <table:table-cell office:value-type="float" office:value="22.363861" calcext:value-type="float">
            <text:p>22.3638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5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4" calcext:value-type="date">
            <text:p>1984-11-24</text:p>
          </table:table-cell>
          <table:table-cell office:value-type="float" office:value="31.069794" calcext:value-type="float">
            <text:p>31.069794</text:p>
          </table:table-cell>
          <table:table-cell office:value-type="float" office:value="22.695557" calcext:value-type="float">
            <text:p>22.6955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6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5" calcext:value-type="date">
            <text:p>1984-11-25</text:p>
          </table:table-cell>
          <table:table-cell office:value-type="float" office:value="31.177704" calcext:value-type="float">
            <text:p>31.177704</text:p>
          </table:table-cell>
          <table:table-cell office:value-type="float" office:value="22.2919" calcext:value-type="float">
            <text:p>22.29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7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6" calcext:value-type="date">
            <text:p>1984-11-26</text:p>
          </table:table-cell>
          <table:table-cell office:value-type="float" office:value="28.02475" calcext:value-type="float">
            <text:p>28.02475</text:p>
          </table:table-cell>
          <table:table-cell office:value-type="float" office:value="21.95819" calcext:value-type="float">
            <text:p>21.958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8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7" calcext:value-type="date">
            <text:p>1984-11-27</text:p>
          </table:table-cell>
          <table:table-cell office:value-type="float" office:value="30.11502" calcext:value-type="float">
            <text:p>30.11502</text:p>
          </table:table-cell>
          <table:table-cell office:value-type="float" office:value="21.898407" calcext:value-type="float">
            <text:p>21.8984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29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8" calcext:value-type="date">
            <text:p>1984-11-28</text:p>
          </table:table-cell>
          <table:table-cell office:value-type="float" office:value="30.4133" calcext:value-type="float">
            <text:p>30.4133</text:p>
          </table:table-cell>
          <table:table-cell office:value-type="float" office:value="21.791168" calcext:value-type="float">
            <text:p>21.7911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0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29" calcext:value-type="date">
            <text:p>1984-11-29</text:p>
          </table:table-cell>
          <table:table-cell office:value-type="float" office:value="29.585144" calcext:value-type="float">
            <text:p>29.585144</text:p>
          </table:table-cell>
          <table:table-cell office:value-type="float" office:value="22.37024" calcext:value-type="float">
            <text:p>22.370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1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1-30" calcext:value-type="date">
            <text:p>1984-11-30</text:p>
          </table:table-cell>
          <table:table-cell office:value-type="float" office:value="28.96579" calcext:value-type="float">
            <text:p>28.96579</text:p>
          </table:table-cell>
          <table:table-cell office:value-type="float" office:value="22.145477" calcext:value-type="float">
            <text:p>22.1454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2])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1" calcext:value-type="date">
            <text:p>1984-12-01</text:p>
          </table:table-cell>
          <table:table-cell office:value-type="float" office:value="30.86734" calcext:value-type="float">
            <text:p>30.86734</text:p>
          </table:table-cell>
          <table:table-cell office:value-type="float" office:value="21.988617" calcext:value-type="float">
            <text:p>21.9886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2" calcext:value-type="date">
            <text:p>1984-12-02</text:p>
          </table:table-cell>
          <table:table-cell office:value-type="float" office:value="30.757904" calcext:value-type="float">
            <text:p>30.757904</text:p>
          </table:table-cell>
          <table:table-cell office:value-type="float" office:value="22.397034" calcext:value-type="float">
            <text:p>22.39703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3" calcext:value-type="date">
            <text:p>1984-12-03</text:p>
          </table:table-cell>
          <table:table-cell office:value-type="float" office:value="30.723236" calcext:value-type="float">
            <text:p>30.723236</text:p>
          </table:table-cell>
          <table:table-cell office:value-type="float" office:value="18.621857" calcext:value-type="float">
            <text:p>18.6218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4" calcext:value-type="date">
            <text:p>1984-12-04</text:p>
          </table:table-cell>
          <table:table-cell office:value-type="float" office:value="30.946014" calcext:value-type="float">
            <text:p>30.946014</text:p>
          </table:table-cell>
          <table:table-cell office:value-type="float" office:value="20.190094" calcext:value-type="float">
            <text:p>20.1900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5" calcext:value-type="date">
            <text:p>1984-12-05</text:p>
          </table:table-cell>
          <table:table-cell office:value-type="float" office:value="31.376434" calcext:value-type="float">
            <text:p>31.376434</text:p>
          </table:table-cell>
          <table:table-cell office:value-type="float" office:value="20.394958" calcext:value-type="float">
            <text:p>20.3949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6" calcext:value-type="date">
            <text:p>1984-12-06</text:p>
          </table:table-cell>
          <table:table-cell office:value-type="float" office:value="30.63504" calcext:value-type="float">
            <text:p>30.63504</text:p>
          </table:table-cell>
          <table:table-cell office:value-type="float" office:value="20.062805" calcext:value-type="float">
            <text:p>20.0628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7" calcext:value-type="date">
            <text:p>1984-12-07</text:p>
          </table:table-cell>
          <table:table-cell office:value-type="float" office:value="31.712524" calcext:value-type="float">
            <text:p>31.712524</text:p>
          </table:table-cell>
          <table:table-cell office:value-type="float" office:value="20.52002" calcext:value-type="float">
            <text:p>20.520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3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8" calcext:value-type="date">
            <text:p>1984-12-08</text:p>
          </table:table-cell>
          <table:table-cell office:value-type="float" office:value="31.820343" calcext:value-type="float">
            <text:p>31.820343</text:p>
          </table:table-cell>
          <table:table-cell office:value-type="float" office:value="20.91507" calcext:value-type="float">
            <text:p>20.915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09" calcext:value-type="date">
            <text:p>1984-12-09</text:p>
          </table:table-cell>
          <table:table-cell office:value-type="float" office:value="31.211761" calcext:value-type="float">
            <text:p>31.211761</text:p>
          </table:table-cell>
          <table:table-cell office:value-type="float" office:value="20.438354" calcext:value-type="float">
            <text:p>20.4383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0" calcext:value-type="date">
            <text:p>1984-12-10</text:p>
          </table:table-cell>
          <table:table-cell office:value-type="float" office:value="31.471924" calcext:value-type="float">
            <text:p>31.471924</text:p>
          </table:table-cell>
          <table:table-cell office:value-type="float" office:value="22.022552" calcext:value-type="float">
            <text:p>22.0225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1" calcext:value-type="date">
            <text:p>1984-12-11</text:p>
          </table:table-cell>
          <table:table-cell office:value-type="float" office:value="31.41745" calcext:value-type="float">
            <text:p>31.41745</text:p>
          </table:table-cell>
          <table:table-cell office:value-type="float" office:value="21.679413" calcext:value-type="float">
            <text:p>21.67941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2" calcext:value-type="date">
            <text:p>1984-12-12</text:p>
          </table:table-cell>
          <table:table-cell office:value-type="float" office:value="30.86026" calcext:value-type="float">
            <text:p>30.86026</text:p>
          </table:table-cell>
          <table:table-cell office:value-type="float" office:value="22.404083" calcext:value-type="float">
            <text:p>22.4040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3" calcext:value-type="date">
            <text:p>1984-12-13</text:p>
          </table:table-cell>
          <table:table-cell office:value-type="float" office:value="32.201447" calcext:value-type="float">
            <text:p>32.201447</text:p>
          </table:table-cell>
          <table:table-cell office:value-type="float" office:value="22.291656" calcext:value-type="float">
            <text:p>22.2916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4" calcext:value-type="date">
            <text:p>1984-12-14</text:p>
          </table:table-cell>
          <table:table-cell office:value-type="float" office:value="31.79306" calcext:value-type="float">
            <text:p>31.79306</text:p>
          </table:table-cell>
          <table:table-cell office:value-type="float" office:value="22.972443" calcext:value-type="float">
            <text:p>22.9724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5" calcext:value-type="date">
            <text:p>1984-12-15</text:p>
          </table:table-cell>
          <table:table-cell office:value-type="float" office:value="32.908234" calcext:value-type="float">
            <text:p>32.908234</text:p>
          </table:table-cell>
          <table:table-cell office:value-type="float" office:value="21.261292" calcext:value-type="float">
            <text:p>21.2612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6" calcext:value-type="date">
            <text:p>1984-12-16</text:p>
          </table:table-cell>
          <table:table-cell office:value-type="float" office:value="32.365906" calcext:value-type="float">
            <text:p>32.365906</text:p>
          </table:table-cell>
          <table:table-cell office:value-type="float" office:value="22.596588" calcext:value-type="float">
            <text:p>22.59658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7" calcext:value-type="date">
            <text:p>1984-12-17</text:p>
          </table:table-cell>
          <table:table-cell office:value-type="float" office:value="30.044647" calcext:value-type="float">
            <text:p>30.044647</text:p>
          </table:table-cell>
          <table:table-cell office:value-type="float" office:value="22.50296" calcext:value-type="float">
            <text:p>22.502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4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8" calcext:value-type="date">
            <text:p>1984-12-18</text:p>
          </table:table-cell>
          <table:table-cell office:value-type="float" office:value="31.279083" calcext:value-type="float">
            <text:p>31.279083</text:p>
          </table:table-cell>
          <table:table-cell office:value-type="float" office:value="22.50882" calcext:value-type="float">
            <text:p>22.508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19" calcext:value-type="date">
            <text:p>1984-12-19</text:p>
          </table:table-cell>
          <table:table-cell office:value-type="float" office:value="30.293732" calcext:value-type="float">
            <text:p>30.293732</text:p>
          </table:table-cell>
          <table:table-cell office:value-type="float" office:value="23.38379" calcext:value-type="float">
            <text:p>23.3837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0" calcext:value-type="date">
            <text:p>1984-12-20</text:p>
          </table:table-cell>
          <table:table-cell office:value-type="float" office:value="30.590973" calcext:value-type="float">
            <text:p>30.590973</text:p>
          </table:table-cell>
          <table:table-cell office:value-type="float" office:value="21.577606" calcext:value-type="float">
            <text:p>21.5776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1" calcext:value-type="date">
            <text:p>1984-12-21</text:p>
          </table:table-cell>
          <table:table-cell office:value-type="float" office:value="29.1232" calcext:value-type="float">
            <text:p>29.1232</text:p>
          </table:table-cell>
          <table:table-cell office:value-type="float" office:value="21.671173" calcext:value-type="float">
            <text:p>21.6711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3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2" calcext:value-type="date">
            <text:p>1984-12-22</text:p>
          </table:table-cell>
          <table:table-cell office:value-type="float" office:value="30.645355" calcext:value-type="float">
            <text:p>30.645355</text:p>
          </table:table-cell>
          <table:table-cell office:value-type="float" office:value="21.648407" calcext:value-type="float">
            <text:p>21.6484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4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3" calcext:value-type="date">
            <text:p>1984-12-23</text:p>
          </table:table-cell>
          <table:table-cell office:value-type="float" office:value="27.684845" calcext:value-type="float">
            <text:p>27.684845</text:p>
          </table:table-cell>
          <table:table-cell office:value-type="float" office:value="21.423248" calcext:value-type="float">
            <text:p>21.4232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5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4" calcext:value-type="date">
            <text:p>1984-12-24</text:p>
          </table:table-cell>
          <table:table-cell office:value-type="float" office:value="28.666443" calcext:value-type="float">
            <text:p>28.666443</text:p>
          </table:table-cell>
          <table:table-cell office:value-type="float" office:value="21.626312" calcext:value-type="float">
            <text:p>21.6263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6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5" calcext:value-type="date">
            <text:p>1984-12-25</text:p>
          </table:table-cell>
          <table:table-cell office:value-type="float" office:value="29.72293" calcext:value-type="float">
            <text:p>29.72293</text:p>
          </table:table-cell>
          <table:table-cell office:value-type="float" office:value="21.46994" calcext:value-type="float">
            <text:p>21.4699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7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6" calcext:value-type="date">
            <text:p>1984-12-26</text:p>
          </table:table-cell>
          <table:table-cell office:value-type="float" office:value="30.22705" calcext:value-type="float">
            <text:p>30.22705</text:p>
          </table:table-cell>
          <table:table-cell office:value-type="float" office:value="21.738007" calcext:value-type="float">
            <text:p>21.7380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8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7" calcext:value-type="date">
            <text:p>1984-12-27</text:p>
          </table:table-cell>
          <table:table-cell office:value-type="float" office:value="30.118683" calcext:value-type="float">
            <text:p>30.118683</text:p>
          </table:table-cell>
          <table:table-cell office:value-type="float" office:value="22.36087" calcext:value-type="float">
            <text:p>22.360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59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8" calcext:value-type="date">
            <text:p>1984-12-28</text:p>
          </table:table-cell>
          <table:table-cell office:value-type="float" office:value="32.724884" calcext:value-type="float">
            <text:p>32.724884</text:p>
          </table:table-cell>
          <table:table-cell office:value-type="float" office:value="22.997467" calcext:value-type="float">
            <text:p>22.99746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60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29" calcext:value-type="date">
            <text:p>1984-12-29</text:p>
          </table:table-cell>
          <table:table-cell office:value-type="float" office:value="32.19101" calcext:value-type="float">
            <text:p>32.19101</text:p>
          </table:table-cell>
          <table:table-cell office:value-type="float" office:value="20.887726" calcext:value-type="float">
            <text:p>20.8877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61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30" calcext:value-type="date">
            <text:p>1984-12-30</text:p>
          </table:table-cell>
          <table:table-cell office:value-type="float" office:value="30.372406" calcext:value-type="float">
            <text:p>30.372406</text:p>
          </table:table-cell>
          <table:table-cell office:value-type="float" office:value="22.3526" calcext:value-type="float">
            <text:p>22.35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62]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filter">
          <table:table-cell office:value-type="date" office:date-value="1984-12-31" calcext:value-type="date">
            <text:p>1984-12-31</text:p>
          </table:table-cell>
          <table:table-cell office:value-type="float" office:value="32.3696" calcext:value-type="float">
            <text:p>32.3696</text:p>
          </table:table-cell>
          <table:table-cell office:value-type="float" office:value="21.656616" calcext:value-type="float">
            <text:p>21.6566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table:formula="of:=MONTH([.A1463])" office:value-type="float" office:value="12" calcext:value-type="float">
            <text:p>12</text:p>
          </table:table-cell>
          <table:table-cell table:number-columns-repeated="4"/>
        </table:table-row>
      </table:table>
      <table:table table:name="Sheet2" table:style-name="ta1">
        <table:table-column table:style-name="co8" table:default-cell-style-name="ce1"/>
        <table:table-column table:style-name="co8" table:number-columns-repeated="1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aily_max</text:p>
          </table:table-cell>
          <table:table-cell office:value-type="string" calcext:value-type="string">
            <text:p>daily_mi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ax_0.1</text:p>
          </table:table-cell>
          <table:table-cell office:value-type="string" calcext:value-type="string">
            <text:p>Min_0.1</text:p>
          </table:table-cell>
          <table:table-cell office:value-type="string" calcext:value-type="string">
            <text:p>Max_0.9</text:p>
          </table:table-cell>
          <table:table-cell office:value-type="string" calcext:value-type="string">
            <text:p>Min_0.9</text:p>
          </table:table-cell>
        </table:table-row>
        <table:table-row table:style-name="ro1">
          <table:table-cell office:value-type="date" office:date-value="1981-01-01" calcext:value-type="date">
            <text:p>1981-01-01</text:p>
          </table:table-cell>
          <table:table-cell office:value-type="float" office:value="34.40457" calcext:value-type="float">
            <text:p>34.40457</text:p>
          </table:table-cell>
          <table:table-cell office:value-type="float" office:value="23.967468" calcext:value-type="float">
            <text:p>23.9674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ERCENTILE([.B2:.B125];0.1)" office:value-type="float" office:value="29.6190155" calcext:value-type="float">
            <text:p>29.6190155</text:p>
          </table:table-cell>
          <table:table-cell table:formula="of:=PERCENTILE([.C2:.C125];0.1)" office:value-type="float" office:value="20.9453612" calcext:value-type="float">
            <text:p>20.9453612</text:p>
          </table:table-cell>
          <table:table-cell table:formula="of:=PERCENTILE([.B2:.B125];0.9)" office:value-type="float" office:value="34.9171868" calcext:value-type="float">
            <text:p>34.9171868</text:p>
          </table:table-cell>
          <table:table-cell table:formula="of:=PERCENTILE([.C2:.C125];0.9)" office:value-type="float" office:value="23.7536623" calcext:value-type="float">
            <text:p>23.7536623</text:p>
          </table:table-cell>
        </table:table-row>
        <table:table-row table:style-name="ro1">
          <table:table-cell office:value-type="date" office:date-value="1981-01-02" calcext:value-type="date">
            <text:p>1981-01-02</text:p>
          </table:table-cell>
          <table:table-cell office:value-type="float" office:value="33.552765" calcext:value-type="float">
            <text:p>33.552765</text:p>
          </table:table-cell>
          <table:table-cell office:value-type="float" office:value="23.618378" calcext:value-type="float">
            <text:p>23.6183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3" calcext:value-type="date">
            <text:p>1981-01-03</text:p>
          </table:table-cell>
          <table:table-cell office:value-type="float" office:value="34.344055" calcext:value-type="float">
            <text:p>34.344055</text:p>
          </table:table-cell>
          <table:table-cell office:value-type="float" office:value="21.680176" calcext:value-type="float">
            <text:p>21.6801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4" calcext:value-type="date">
            <text:p>1981-01-04</text:p>
          </table:table-cell>
          <table:table-cell office:value-type="float" office:value="32.892487" calcext:value-type="float">
            <text:p>32.892487</text:p>
          </table:table-cell>
          <table:table-cell office:value-type="float" office:value="21.860687" calcext:value-type="float">
            <text:p>21.8606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5" calcext:value-type="date">
            <text:p>1981-01-05</text:p>
          </table:table-cell>
          <table:table-cell office:value-type="float" office:value="34.44638" calcext:value-type="float">
            <text:p>34.44638</text:p>
          </table:table-cell>
          <table:table-cell office:value-type="float" office:value="22.230408" calcext:value-type="float">
            <text:p>22.2304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6" calcext:value-type="date">
            <text:p>1981-01-06</text:p>
          </table:table-cell>
          <table:table-cell office:value-type="float" office:value="34.106903" calcext:value-type="float">
            <text:p>34.106903</text:p>
          </table:table-cell>
          <table:table-cell office:value-type="float" office:value="21.620605" calcext:value-type="float">
            <text:p>21.62060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7" calcext:value-type="date">
            <text:p>1981-01-07</text:p>
          </table:table-cell>
          <table:table-cell office:value-type="float" office:value="31.372467" calcext:value-type="float">
            <text:p>31.372467</text:p>
          </table:table-cell>
          <table:table-cell office:value-type="float" office:value="22.891449" calcext:value-type="float">
            <text:p>22.89144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8" calcext:value-type="date">
            <text:p>1981-01-08</text:p>
          </table:table-cell>
          <table:table-cell office:value-type="float" office:value="28.412811" calcext:value-type="float">
            <text:p>28.412811</text:p>
          </table:table-cell>
          <table:table-cell office:value-type="float" office:value="21.288452" calcext:value-type="float">
            <text:p>21.28845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09" calcext:value-type="date">
            <text:p>1981-01-09</text:p>
          </table:table-cell>
          <table:table-cell office:value-type="float" office:value="29.575592" calcext:value-type="float">
            <text:p>29.575592</text:p>
          </table:table-cell>
          <table:table-cell office:value-type="float" office:value="22.27707" calcext:value-type="float">
            <text:p>22.2770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0" calcext:value-type="date">
            <text:p>1981-01-10</text:p>
          </table:table-cell>
          <table:table-cell office:value-type="float" office:value="29.41153" calcext:value-type="float">
            <text:p>29.41153</text:p>
          </table:table-cell>
          <table:table-cell office:value-type="float" office:value="21.249695" calcext:value-type="float">
            <text:p>21.24969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1" calcext:value-type="date">
            <text:p>1981-01-11</text:p>
          </table:table-cell>
          <table:table-cell office:value-type="float" office:value="31.478302" calcext:value-type="float">
            <text:p>31.478302</text:p>
          </table:table-cell>
          <table:table-cell office:value-type="float" office:value="21.2565" calcext:value-type="float">
            <text:p>21.25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2" calcext:value-type="date">
            <text:p>1981-01-12</text:p>
          </table:table-cell>
          <table:table-cell office:value-type="float" office:value="33.178986" calcext:value-type="float">
            <text:p>33.178986</text:p>
          </table:table-cell>
          <table:table-cell office:value-type="float" office:value="22.44339" calcext:value-type="float">
            <text:p>22.4433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3" calcext:value-type="date">
            <text:p>1981-01-13</text:p>
          </table:table-cell>
          <table:table-cell office:value-type="float" office:value="32.706696" calcext:value-type="float">
            <text:p>32.706696</text:p>
          </table:table-cell>
          <table:table-cell office:value-type="float" office:value="21.951904" calcext:value-type="float">
            <text:p>21.9519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4" calcext:value-type="date">
            <text:p>1981-01-14</text:p>
          </table:table-cell>
          <table:table-cell office:value-type="float" office:value="33.80655" calcext:value-type="float">
            <text:p>33.80655</text:p>
          </table:table-cell>
          <table:table-cell office:value-type="float" office:value="22.392578" calcext:value-type="float">
            <text:p>22.3925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5" calcext:value-type="date">
            <text:p>1981-01-15</text:p>
          </table:table-cell>
          <table:table-cell office:value-type="float" office:value="33.287994" calcext:value-type="float">
            <text:p>33.287994</text:p>
          </table:table-cell>
          <table:table-cell office:value-type="float" office:value="21.056793" calcext:value-type="float">
            <text:p>21.05679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6" calcext:value-type="date">
            <text:p>1981-01-16</text:p>
          </table:table-cell>
          <table:table-cell office:value-type="float" office:value="32.677216" calcext:value-type="float">
            <text:p>32.677216</text:p>
          </table:table-cell>
          <table:table-cell office:value-type="float" office:value="20.765045" calcext:value-type="float">
            <text:p>20.7650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7" calcext:value-type="date">
            <text:p>1981-01-17</text:p>
          </table:table-cell>
          <table:table-cell office:value-type="float" office:value="33.535248" calcext:value-type="float">
            <text:p>33.535248</text:p>
          </table:table-cell>
          <table:table-cell office:value-type="float" office:value="22.07431" calcext:value-type="float">
            <text:p>22.074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8" calcext:value-type="date">
            <text:p>1981-01-18</text:p>
          </table:table-cell>
          <table:table-cell office:value-type="float" office:value="34.38376" calcext:value-type="float">
            <text:p>34.38376</text:p>
          </table:table-cell>
          <table:table-cell office:value-type="float" office:value="22.176117" calcext:value-type="float">
            <text:p>22.1761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19" calcext:value-type="date">
            <text:p>1981-01-19</text:p>
          </table:table-cell>
          <table:table-cell office:value-type="float" office:value="34.785187" calcext:value-type="float">
            <text:p>34.785187</text:p>
          </table:table-cell>
          <table:table-cell office:value-type="float" office:value="21.973724" calcext:value-type="float">
            <text:p>21.97372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0" calcext:value-type="date">
            <text:p>1981-01-20</text:p>
          </table:table-cell>
          <table:table-cell office:value-type="float" office:value="34.36728" calcext:value-type="float">
            <text:p>34.36728</text:p>
          </table:table-cell>
          <table:table-cell office:value-type="float" office:value="20.81784" calcext:value-type="float">
            <text:p>20.8178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1" calcext:value-type="date">
            <text:p>1981-01-21</text:p>
          </table:table-cell>
          <table:table-cell office:value-type="float" office:value="34.4263" calcext:value-type="float">
            <text:p>34.4263</text:p>
          </table:table-cell>
          <table:table-cell office:value-type="float" office:value="22.49936" calcext:value-type="float">
            <text:p>22.499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2" calcext:value-type="date">
            <text:p>1981-01-22</text:p>
          </table:table-cell>
          <table:table-cell office:value-type="float" office:value="34.83618" calcext:value-type="float">
            <text:p>34.83618</text:p>
          </table:table-cell>
          <table:table-cell office:value-type="float" office:value="22.838226" calcext:value-type="float">
            <text:p>22.83822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3" calcext:value-type="date">
            <text:p>1981-01-23</text:p>
          </table:table-cell>
          <table:table-cell office:value-type="float" office:value="35.354095" calcext:value-type="float">
            <text:p>35.354095</text:p>
          </table:table-cell>
          <table:table-cell office:value-type="float" office:value="22.406342" calcext:value-type="float">
            <text:p>22.4063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4" calcext:value-type="date">
            <text:p>1981-01-24</text:p>
          </table:table-cell>
          <table:table-cell office:value-type="float" office:value="35.60498" calcext:value-type="float">
            <text:p>35.60498</text:p>
          </table:table-cell>
          <table:table-cell office:value-type="float" office:value="23.157898" calcext:value-type="float">
            <text:p>23.15789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5" calcext:value-type="date">
            <text:p>1981-01-25</text:p>
          </table:table-cell>
          <table:table-cell office:value-type="float" office:value="35.108063" calcext:value-type="float">
            <text:p>35.108063</text:p>
          </table:table-cell>
          <table:table-cell office:value-type="float" office:value="23.28238" calcext:value-type="float">
            <text:p>23.282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6" calcext:value-type="date">
            <text:p>1981-01-26</text:p>
          </table:table-cell>
          <table:table-cell office:value-type="float" office:value="36.09662" calcext:value-type="float">
            <text:p>36.09662</text:p>
          </table:table-cell>
          <table:table-cell office:value-type="float" office:value="21.818573" calcext:value-type="float">
            <text:p>21.8185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7" calcext:value-type="date">
            <text:p>1981-01-27</text:p>
          </table:table-cell>
          <table:table-cell office:value-type="float" office:value="35.733307" calcext:value-type="float">
            <text:p>35.733307</text:p>
          </table:table-cell>
          <table:table-cell office:value-type="float" office:value="21.750214" calcext:value-type="float">
            <text:p>21.7502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8" calcext:value-type="date">
            <text:p>1981-01-28</text:p>
          </table:table-cell>
          <table:table-cell office:value-type="float" office:value="35.56595" calcext:value-type="float">
            <text:p>35.56595</text:p>
          </table:table-cell>
          <table:table-cell office:value-type="float" office:value="23.204437" calcext:value-type="float">
            <text:p>23.2044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29" calcext:value-type="date">
            <text:p>1981-01-29</text:p>
          </table:table-cell>
          <table:table-cell office:value-type="float" office:value="35.081696" calcext:value-type="float">
            <text:p>35.081696</text:p>
          </table:table-cell>
          <table:table-cell office:value-type="float" office:value="23.759735" calcext:value-type="float">
            <text:p>23.7597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30" calcext:value-type="date">
            <text:p>1981-01-30</text:p>
          </table:table-cell>
          <table:table-cell office:value-type="float" office:value="35.108" calcext:value-type="float">
            <text:p>35.108</text:p>
          </table:table-cell>
          <table:table-cell office:value-type="float" office:value="22.8461" calcext:value-type="float">
            <text:p>22.846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1-01-31" calcext:value-type="date">
            <text:p>1981-01-31</text:p>
          </table:table-cell>
          <table:table-cell office:value-type="float" office:value="34.39572" calcext:value-type="float">
            <text:p>34.39572</text:p>
          </table:table-cell>
          <table:table-cell office:value-type="float" office:value="23.350922" calcext:value-type="float">
            <text:p>23.3509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1" calcext:value-type="date">
            <text:p>1982-01-01</text:p>
          </table:table-cell>
          <table:table-cell office:value-type="float" office:value="32.110138" calcext:value-type="float">
            <text:p>32.110138</text:p>
          </table:table-cell>
          <table:table-cell office:value-type="float" office:value="22.672455" calcext:value-type="float">
            <text:p>22.6724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2" calcext:value-type="date">
            <text:p>1982-01-02</text:p>
          </table:table-cell>
          <table:table-cell office:value-type="float" office:value="28.596222" calcext:value-type="float">
            <text:p>28.596222</text:p>
          </table:table-cell>
          <table:table-cell office:value-type="float" office:value="22.295746" calcext:value-type="float">
            <text:p>22.2957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3" calcext:value-type="date">
            <text:p>1982-01-03</text:p>
          </table:table-cell>
          <table:table-cell office:value-type="float" office:value="29.76767" calcext:value-type="float">
            <text:p>29.76767</text:p>
          </table:table-cell>
          <table:table-cell office:value-type="float" office:value="22.348969" calcext:value-type="float">
            <text:p>22.3489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4" calcext:value-type="date">
            <text:p>1982-01-04</text:p>
          </table:table-cell>
          <table:table-cell office:value-type="float" office:value="31.398285" calcext:value-type="float">
            <text:p>31.398285</text:p>
          </table:table-cell>
          <table:table-cell office:value-type="float" office:value="21.680603" calcext:value-type="float">
            <text:p>21.6806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5" calcext:value-type="date">
            <text:p>1982-01-05</text:p>
          </table:table-cell>
          <table:table-cell office:value-type="float" office:value="29.38681" calcext:value-type="float">
            <text:p>29.38681</text:p>
          </table:table-cell>
          <table:table-cell office:value-type="float" office:value="22.156189" calcext:value-type="float">
            <text:p>22.15618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6" calcext:value-type="date">
            <text:p>1982-01-06</text:p>
          </table:table-cell>
          <table:table-cell office:value-type="float" office:value="30.589142" calcext:value-type="float">
            <text:p>30.589142</text:p>
          </table:table-cell>
          <table:table-cell office:value-type="float" office:value="22.594482" calcext:value-type="float">
            <text:p>22.59448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7" calcext:value-type="date">
            <text:p>1982-01-07</text:p>
          </table:table-cell>
          <table:table-cell office:value-type="float" office:value="30.325745" calcext:value-type="float">
            <text:p>30.325745</text:p>
          </table:table-cell>
          <table:table-cell office:value-type="float" office:value="22.597656" calcext:value-type="float">
            <text:p>22.5976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8" calcext:value-type="date">
            <text:p>1982-01-08</text:p>
          </table:table-cell>
          <table:table-cell office:value-type="float" office:value="30.990936" calcext:value-type="float">
            <text:p>30.990936</text:p>
          </table:table-cell>
          <table:table-cell office:value-type="float" office:value="21.562164" calcext:value-type="float">
            <text:p>21.56216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09" calcext:value-type="date">
            <text:p>1982-01-09</text:p>
          </table:table-cell>
          <table:table-cell office:value-type="float" office:value="30.649689" calcext:value-type="float">
            <text:p>30.649689</text:p>
          </table:table-cell>
          <table:table-cell office:value-type="float" office:value="20.413757" calcext:value-type="float">
            <text:p>20.41375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0" calcext:value-type="date">
            <text:p>1982-01-10</text:p>
          </table:table-cell>
          <table:table-cell office:value-type="float" office:value="31.514801" calcext:value-type="float">
            <text:p>31.514801</text:p>
          </table:table-cell>
          <table:table-cell office:value-type="float" office:value="21.393036" calcext:value-type="float">
            <text:p>21.39303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1" calcext:value-type="date">
            <text:p>1982-01-11</text:p>
          </table:table-cell>
          <table:table-cell office:value-type="float" office:value="32.094727" calcext:value-type="float">
            <text:p>32.094727</text:p>
          </table:table-cell>
          <table:table-cell office:value-type="float" office:value="21.029297" calcext:value-type="float">
            <text:p>21.02929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2" calcext:value-type="date">
            <text:p>1982-01-12</text:p>
          </table:table-cell>
          <table:table-cell office:value-type="float" office:value="29.54538" calcext:value-type="float">
            <text:p>29.54538</text:p>
          </table:table-cell>
          <table:table-cell office:value-type="float" office:value="20.527191" calcext:value-type="float">
            <text:p>20.52719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3" calcext:value-type="date">
            <text:p>1982-01-13</text:p>
          </table:table-cell>
          <table:table-cell office:value-type="float" office:value="30.1586" calcext:value-type="float">
            <text:p>30.1586</text:p>
          </table:table-cell>
          <table:table-cell office:value-type="float" office:value="21.806183" calcext:value-type="float">
            <text:p>21.8061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4" calcext:value-type="date">
            <text:p>1982-01-14</text:p>
          </table:table-cell>
          <table:table-cell office:value-type="float" office:value="31.85025" calcext:value-type="float">
            <text:p>31.85025</text:p>
          </table:table-cell>
          <table:table-cell office:value-type="float" office:value="21.249054" calcext:value-type="float">
            <text:p>21.2490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5" calcext:value-type="date">
            <text:p>1982-01-15</text:p>
          </table:table-cell>
          <table:table-cell office:value-type="float" office:value="31.26059" calcext:value-type="float">
            <text:p>31.26059</text:p>
          </table:table-cell>
          <table:table-cell office:value-type="float" office:value="21.487946" calcext:value-type="float">
            <text:p>21.48794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6" calcext:value-type="date">
            <text:p>1982-01-16</text:p>
          </table:table-cell>
          <table:table-cell office:value-type="float" office:value="33.423767" calcext:value-type="float">
            <text:p>33.423767</text:p>
          </table:table-cell>
          <table:table-cell office:value-type="float" office:value="20.589417" calcext:value-type="float">
            <text:p>20.58941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7" calcext:value-type="date">
            <text:p>1982-01-17</text:p>
          </table:table-cell>
          <table:table-cell office:value-type="float" office:value="32.62964" calcext:value-type="float">
            <text:p>32.62964</text:p>
          </table:table-cell>
          <table:table-cell office:value-type="float" office:value="20.872314" calcext:value-type="float">
            <text:p>20.872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8" calcext:value-type="date">
            <text:p>1982-01-18</text:p>
          </table:table-cell>
          <table:table-cell office:value-type="float" office:value="32.015045" calcext:value-type="float">
            <text:p>32.015045</text:p>
          </table:table-cell>
          <table:table-cell office:value-type="float" office:value="22.0831" calcext:value-type="float">
            <text:p>22.08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19" calcext:value-type="date">
            <text:p>1982-01-19</text:p>
          </table:table-cell>
          <table:table-cell office:value-type="float" office:value="32.918" calcext:value-type="float">
            <text:p>32.918</text:p>
          </table:table-cell>
          <table:table-cell office:value-type="float" office:value="21.133392" calcext:value-type="float">
            <text:p>21.13339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0" calcext:value-type="date">
            <text:p>1982-01-20</text:p>
          </table:table-cell>
          <table:table-cell office:value-type="float" office:value="32.323517" calcext:value-type="float">
            <text:p>32.323517</text:p>
          </table:table-cell>
          <table:table-cell office:value-type="float" office:value="21.984314" calcext:value-type="float">
            <text:p>21.984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1" calcext:value-type="date">
            <text:p>1982-01-21</text:p>
          </table:table-cell>
          <table:table-cell office:value-type="float" office:value="33.49057" calcext:value-type="float">
            <text:p>33.49057</text:p>
          </table:table-cell>
          <table:table-cell office:value-type="float" office:value="20.870178" calcext:value-type="float">
            <text:p>20.8701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2" calcext:value-type="date">
            <text:p>1982-01-22</text:p>
          </table:table-cell>
          <table:table-cell office:value-type="float" office:value="33.409973" calcext:value-type="float">
            <text:p>33.409973</text:p>
          </table:table-cell>
          <table:table-cell office:value-type="float" office:value="21.911804" calcext:value-type="float">
            <text:p>21.9118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3" calcext:value-type="date">
            <text:p>1982-01-23</text:p>
          </table:table-cell>
          <table:table-cell office:value-type="float" office:value="33.993134" calcext:value-type="float">
            <text:p>33.993134</text:p>
          </table:table-cell>
          <table:table-cell office:value-type="float" office:value="18.88269" calcext:value-type="float">
            <text:p>18.882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4" calcext:value-type="date">
            <text:p>1982-01-24</text:p>
          </table:table-cell>
          <table:table-cell office:value-type="float" office:value="33.10739" calcext:value-type="float">
            <text:p>33.10739</text:p>
          </table:table-cell>
          <table:table-cell office:value-type="float" office:value="20.553314" calcext:value-type="float">
            <text:p>20.553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5" calcext:value-type="date">
            <text:p>1982-01-25</text:p>
          </table:table-cell>
          <table:table-cell office:value-type="float" office:value="32.79706" calcext:value-type="float">
            <text:p>32.79706</text:p>
          </table:table-cell>
          <table:table-cell office:value-type="float" office:value="22.313751" calcext:value-type="float">
            <text:p>22.31375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6" calcext:value-type="date">
            <text:p>1982-01-26</text:p>
          </table:table-cell>
          <table:table-cell office:value-type="float" office:value="33.989197" calcext:value-type="float">
            <text:p>33.989197</text:p>
          </table:table-cell>
          <table:table-cell office:value-type="float" office:value="21.702148" calcext:value-type="float">
            <text:p>21.7021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7" calcext:value-type="date">
            <text:p>1982-01-27</text:p>
          </table:table-cell>
          <table:table-cell office:value-type="float" office:value="32.297363" calcext:value-type="float">
            <text:p>32.297363</text:p>
          </table:table-cell>
          <table:table-cell office:value-type="float" office:value="23.1904" calcext:value-type="float">
            <text:p>23.190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8" calcext:value-type="date">
            <text:p>1982-01-28</text:p>
          </table:table-cell>
          <table:table-cell office:value-type="float" office:value="32.802765" calcext:value-type="float">
            <text:p>32.802765</text:p>
          </table:table-cell>
          <table:table-cell office:value-type="float" office:value="23.857208" calcext:value-type="float">
            <text:p>23.8572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29" calcext:value-type="date">
            <text:p>1982-01-29</text:p>
          </table:table-cell>
          <table:table-cell office:value-type="float" office:value="31.925812" calcext:value-type="float">
            <text:p>31.925812</text:p>
          </table:table-cell>
          <table:table-cell office:value-type="float" office:value="21.783386" calcext:value-type="float">
            <text:p>21.78338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30" calcext:value-type="date">
            <text:p>1982-01-30</text:p>
          </table:table-cell>
          <table:table-cell office:value-type="float" office:value="31.901337" calcext:value-type="float">
            <text:p>31.901337</text:p>
          </table:table-cell>
          <table:table-cell office:value-type="float" office:value="23.229645" calcext:value-type="float">
            <text:p>23.22964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2-01-31" calcext:value-type="date">
            <text:p>1982-01-31</text:p>
          </table:table-cell>
          <table:table-cell office:value-type="float" office:value="32.40335" calcext:value-type="float">
            <text:p>32.40335</text:p>
          </table:table-cell>
          <table:table-cell office:value-type="float" office:value="23.875763" calcext:value-type="float">
            <text:p>23.87576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1" calcext:value-type="date">
            <text:p>1983-01-01</text:p>
          </table:table-cell>
          <table:table-cell office:value-type="float" office:value="32.068634" calcext:value-type="float">
            <text:p>32.068634</text:p>
          </table:table-cell>
          <table:table-cell office:value-type="float" office:value="21.301178" calcext:value-type="float">
            <text:p>21.3011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2" calcext:value-type="date">
            <text:p>1983-01-02</text:p>
          </table:table-cell>
          <table:table-cell office:value-type="float" office:value="29.340057" calcext:value-type="float">
            <text:p>29.340057</text:p>
          </table:table-cell>
          <table:table-cell office:value-type="float" office:value="22.670776" calcext:value-type="float">
            <text:p>22.6707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3" calcext:value-type="date">
            <text:p>1983-01-03</text:p>
          </table:table-cell>
          <table:table-cell office:value-type="float" office:value="31.532013" calcext:value-type="float">
            <text:p>31.532013</text:p>
          </table:table-cell>
          <table:table-cell office:value-type="float" office:value="23.555359" calcext:value-type="float">
            <text:p>23.5553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4" calcext:value-type="date">
            <text:p>1983-01-04</text:p>
          </table:table-cell>
          <table:table-cell office:value-type="float" office:value="30.717438" calcext:value-type="float">
            <text:p>30.717438</text:p>
          </table:table-cell>
          <table:table-cell office:value-type="float" office:value="23.559418" calcext:value-type="float">
            <text:p>23.55941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5" calcext:value-type="date">
            <text:p>1983-01-05</text:p>
          </table:table-cell>
          <table:table-cell office:value-type="float" office:value="28.604645" calcext:value-type="float">
            <text:p>28.604645</text:p>
          </table:table-cell>
          <table:table-cell office:value-type="float" office:value="23.589844" calcext:value-type="float">
            <text:p>23.58984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6" calcext:value-type="date">
            <text:p>1983-01-06</text:p>
          </table:table-cell>
          <table:table-cell office:value-type="float" office:value="29.9393" calcext:value-type="float">
            <text:p>29.9393</text:p>
          </table:table-cell>
          <table:table-cell office:value-type="float" office:value="21.607208" calcext:value-type="float">
            <text:p>21.6072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7" calcext:value-type="date">
            <text:p>1983-01-07</text:p>
          </table:table-cell>
          <table:table-cell office:value-type="float" office:value="30.787567" calcext:value-type="float">
            <text:p>30.787567</text:p>
          </table:table-cell>
          <table:table-cell office:value-type="float" office:value="23.316559" calcext:value-type="float">
            <text:p>23.31655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8" calcext:value-type="date">
            <text:p>1983-01-08</text:p>
          </table:table-cell>
          <table:table-cell office:value-type="float" office:value="31.120514" calcext:value-type="float">
            <text:p>31.120514</text:p>
          </table:table-cell>
          <table:table-cell office:value-type="float" office:value="21.830933" calcext:value-type="float">
            <text:p>21.8309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09" calcext:value-type="date">
            <text:p>1983-01-09</text:p>
          </table:table-cell>
          <table:table-cell office:value-type="float" office:value="31.3013" calcext:value-type="float">
            <text:p>31.3013</text:p>
          </table:table-cell>
          <table:table-cell office:value-type="float" office:value="22.953033" calcext:value-type="float">
            <text:p>22.9530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0" calcext:value-type="date">
            <text:p>1983-01-10</text:p>
          </table:table-cell>
          <table:table-cell office:value-type="float" office:value="30.775543" calcext:value-type="float">
            <text:p>30.775543</text:p>
          </table:table-cell>
          <table:table-cell office:value-type="float" office:value="24.042542" calcext:value-type="float">
            <text:p>24.04254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1" calcext:value-type="date">
            <text:p>1983-01-11</text:p>
          </table:table-cell>
          <table:table-cell office:value-type="float" office:value="30.885284" calcext:value-type="float">
            <text:p>30.885284</text:p>
          </table:table-cell>
          <table:table-cell office:value-type="float" office:value="23.462006" calcext:value-type="float">
            <text:p>23.4620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2" calcext:value-type="date">
            <text:p>1983-01-12</text:p>
          </table:table-cell>
          <table:table-cell office:value-type="float" office:value="31.595123" calcext:value-type="float">
            <text:p>31.595123</text:p>
          </table:table-cell>
          <table:table-cell office:value-type="float" office:value="23.199677" calcext:value-type="float">
            <text:p>23.1996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3" calcext:value-type="date">
            <text:p>1983-01-13</text:p>
          </table:table-cell>
          <table:table-cell office:value-type="float" office:value="32.51883" calcext:value-type="float">
            <text:p>32.51883</text:p>
          </table:table-cell>
          <table:table-cell office:value-type="float" office:value="22.691925" calcext:value-type="float">
            <text:p>22.69192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4" calcext:value-type="date">
            <text:p>1983-01-14</text:p>
          </table:table-cell>
          <table:table-cell office:value-type="float" office:value="31.28244" calcext:value-type="float">
            <text:p>31.28244</text:p>
          </table:table-cell>
          <table:table-cell office:value-type="float" office:value="23.5578" calcext:value-type="float">
            <text:p>23.557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5" calcext:value-type="date">
            <text:p>1983-01-15</text:p>
          </table:table-cell>
          <table:table-cell office:value-type="float" office:value="31.992035" calcext:value-type="float">
            <text:p>31.992035</text:p>
          </table:table-cell>
          <table:table-cell office:value-type="float" office:value="21.727448" calcext:value-type="float">
            <text:p>21.7274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6" calcext:value-type="date">
            <text:p>1983-01-16</text:p>
          </table:table-cell>
          <table:table-cell office:value-type="float" office:value="32.066864" calcext:value-type="float">
            <text:p>32.066864</text:p>
          </table:table-cell>
          <table:table-cell office:value-type="float" office:value="22.286377" calcext:value-type="float">
            <text:p>22.2863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7" calcext:value-type="date">
            <text:p>1983-01-17</text:p>
          </table:table-cell>
          <table:table-cell office:value-type="float" office:value="32.39914" calcext:value-type="float">
            <text:p>32.39914</text:p>
          </table:table-cell>
          <table:table-cell office:value-type="float" office:value="22.513458" calcext:value-type="float">
            <text:p>22.51345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8" calcext:value-type="date">
            <text:p>1983-01-18</text:p>
          </table:table-cell>
          <table:table-cell office:value-type="float" office:value="32.261078" calcext:value-type="float">
            <text:p>32.261078</text:p>
          </table:table-cell>
          <table:table-cell office:value-type="float" office:value="21.588135" calcext:value-type="float">
            <text:p>21.58813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19" calcext:value-type="date">
            <text:p>1983-01-19</text:p>
          </table:table-cell>
          <table:table-cell office:value-type="float" office:value="32.080902" calcext:value-type="float">
            <text:p>32.080902</text:p>
          </table:table-cell>
          <table:table-cell office:value-type="float" office:value="24.869171" calcext:value-type="float">
            <text:p>24.86917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0" calcext:value-type="date">
            <text:p>1983-01-20</text:p>
          </table:table-cell>
          <table:table-cell office:value-type="float" office:value="31.63205" calcext:value-type="float">
            <text:p>31.63205</text:p>
          </table:table-cell>
          <table:table-cell office:value-type="float" office:value="23.619476" calcext:value-type="float">
            <text:p>23.61947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1" calcext:value-type="date">
            <text:p>1983-01-21</text:p>
          </table:table-cell>
          <table:table-cell office:value-type="float" office:value="34.70273" calcext:value-type="float">
            <text:p>34.70273</text:p>
          </table:table-cell>
          <table:table-cell office:value-type="float" office:value="23.236816" calcext:value-type="float">
            <text:p>23.2368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2" calcext:value-type="date">
            <text:p>1983-01-22</text:p>
          </table:table-cell>
          <table:table-cell office:value-type="float" office:value="35.547516" calcext:value-type="float">
            <text:p>35.547516</text:p>
          </table:table-cell>
          <table:table-cell office:value-type="float" office:value="25.053131" calcext:value-type="float">
            <text:p>25.053131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3" calcext:value-type="date">
            <text:p>1983-01-23</text:p>
          </table:table-cell>
          <table:table-cell office:value-type="float" office:value="35.356537" calcext:value-type="float">
            <text:p>35.356537</text:p>
          </table:table-cell>
          <table:table-cell office:value-type="float" office:value="25.370514" calcext:value-type="float">
            <text:p>25.3705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4" calcext:value-type="date">
            <text:p>1983-01-24</text:p>
          </table:table-cell>
          <table:table-cell office:value-type="float" office:value="34.572052" calcext:value-type="float">
            <text:p>34.572052</text:p>
          </table:table-cell>
          <table:table-cell office:value-type="float" office:value="24.446869" calcext:value-type="float">
            <text:p>24.44686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5" calcext:value-type="date">
            <text:p>1983-01-25</text:p>
          </table:table-cell>
          <table:table-cell office:value-type="float" office:value="34.321594" calcext:value-type="float">
            <text:p>34.321594</text:p>
          </table:table-cell>
          <table:table-cell office:value-type="float" office:value="24.166473" calcext:value-type="float">
            <text:p>24.1664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6" calcext:value-type="date">
            <text:p>1983-01-26</text:p>
          </table:table-cell>
          <table:table-cell office:value-type="float" office:value="34.80197" calcext:value-type="float">
            <text:p>34.80197</text:p>
          </table:table-cell>
          <table:table-cell office:value-type="float" office:value="25.169647" calcext:value-type="float">
            <text:p>25.16964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7" calcext:value-type="date">
            <text:p>1983-01-27</text:p>
          </table:table-cell>
          <table:table-cell office:value-type="float" office:value="34.420868" calcext:value-type="float">
            <text:p>34.420868</text:p>
          </table:table-cell>
          <table:table-cell office:value-type="float" office:value="23.749603" calcext:value-type="float">
            <text:p>23.7496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8" calcext:value-type="date">
            <text:p>1983-01-28</text:p>
          </table:table-cell>
          <table:table-cell office:value-type="float" office:value="35.020203" calcext:value-type="float">
            <text:p>35.020203</text:p>
          </table:table-cell>
          <table:table-cell office:value-type="float" office:value="24.489655" calcext:value-type="float">
            <text:p>24.4896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29" calcext:value-type="date">
            <text:p>1983-01-29</text:p>
          </table:table-cell>
          <table:table-cell office:value-type="float" office:value="34.951904" calcext:value-type="float">
            <text:p>34.951904</text:p>
          </table:table-cell>
          <table:table-cell office:value-type="float" office:value="23.3432" calcext:value-type="float">
            <text:p>23.34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30" calcext:value-type="date">
            <text:p>1983-01-30</text:p>
          </table:table-cell>
          <table:table-cell office:value-type="float" office:value="34.80191" calcext:value-type="float">
            <text:p>34.80191</text:p>
          </table:table-cell>
          <table:table-cell office:value-type="float" office:value="23.755402" calcext:value-type="float">
            <text:p>23.75540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3-01-31" calcext:value-type="date">
            <text:p>1983-01-31</text:p>
          </table:table-cell>
          <table:table-cell office:value-type="float" office:value="35.067505" calcext:value-type="float">
            <text:p>35.067505</text:p>
          </table:table-cell>
          <table:table-cell office:value-type="float" office:value="23.584137" calcext:value-type="float">
            <text:p>23.58413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1" calcext:value-type="date">
            <text:p>1984-01-01</text:p>
          </table:table-cell>
          <table:table-cell office:value-type="float" office:value="30.164398" calcext:value-type="float">
            <text:p>30.164398</text:p>
          </table:table-cell>
          <table:table-cell office:value-type="float" office:value="21.710785" calcext:value-type="float">
            <text:p>21.71078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2" calcext:value-type="date">
            <text:p>1984-01-02</text:p>
          </table:table-cell>
          <table:table-cell office:value-type="float" office:value="31.861633" calcext:value-type="float">
            <text:p>31.861633</text:p>
          </table:table-cell>
          <table:table-cell office:value-type="float" office:value="22.293243" calcext:value-type="float">
            <text:p>22.29324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3" calcext:value-type="date">
            <text:p>1984-01-03</text:p>
          </table:table-cell>
          <table:table-cell office:value-type="float" office:value="29.869019" calcext:value-type="float">
            <text:p>29.869019</text:p>
          </table:table-cell>
          <table:table-cell office:value-type="float" office:value="21.98819" calcext:value-type="float">
            <text:p>21.98819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4" calcext:value-type="date">
            <text:p>1984-01-04</text:p>
          </table:table-cell>
          <table:table-cell office:value-type="float" office:value="31.237213" calcext:value-type="float">
            <text:p>31.237213</text:p>
          </table:table-cell>
          <table:table-cell office:value-type="float" office:value="22.019165" calcext:value-type="float">
            <text:p>22.01916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5" calcext:value-type="date">
            <text:p>1984-01-05</text:p>
          </table:table-cell>
          <table:table-cell office:value-type="float" office:value="31.322906" calcext:value-type="float">
            <text:p>31.322906</text:p>
          </table:table-cell>
          <table:table-cell office:value-type="float" office:value="22.504883" calcext:value-type="float">
            <text:p>22.50488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6" calcext:value-type="date">
            <text:p>1984-01-06</text:p>
          </table:table-cell>
          <table:table-cell office:value-type="float" office:value="31.36502" calcext:value-type="float">
            <text:p>31.36502</text:p>
          </table:table-cell>
          <table:table-cell office:value-type="float" office:value="22.195312" calcext:value-type="float">
            <text:p>22.1953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7" calcext:value-type="date">
            <text:p>1984-01-07</text:p>
          </table:table-cell>
          <table:table-cell office:value-type="float" office:value="30.679901" calcext:value-type="float">
            <text:p>30.679901</text:p>
          </table:table-cell>
          <table:table-cell office:value-type="float" office:value="21.901703" calcext:value-type="float">
            <text:p>21.9017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8" calcext:value-type="date">
            <text:p>1984-01-08</text:p>
          </table:table-cell>
          <table:table-cell office:value-type="float" office:value="32.023804" calcext:value-type="float">
            <text:p>32.023804</text:p>
          </table:table-cell>
          <table:table-cell office:value-type="float" office:value="22.00055" calcext:value-type="float">
            <text:p>22.00055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09" calcext:value-type="date">
            <text:p>1984-01-09</text:p>
          </table:table-cell>
          <table:table-cell office:value-type="float" office:value="31.661804" calcext:value-type="float">
            <text:p>31.661804</text:p>
          </table:table-cell>
          <table:table-cell office:value-type="float" office:value="22.967987" calcext:value-type="float">
            <text:p>22.96798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0" calcext:value-type="date">
            <text:p>1984-01-10</text:p>
          </table:table-cell>
          <table:table-cell office:value-type="float" office:value="31.120483" calcext:value-type="float">
            <text:p>31.120483</text:p>
          </table:table-cell>
          <table:table-cell office:value-type="float" office:value="22.39627" calcext:value-type="float">
            <text:p>22.3962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1" calcext:value-type="date">
            <text:p>1984-01-11</text:p>
          </table:table-cell>
          <table:table-cell office:value-type="float" office:value="33.250885" calcext:value-type="float">
            <text:p>33.250885</text:p>
          </table:table-cell>
          <table:table-cell office:value-type="float" office:value="22.565033" calcext:value-type="float">
            <text:p>22.56503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2" calcext:value-type="date">
            <text:p>1984-01-12</text:p>
          </table:table-cell>
          <table:table-cell office:value-type="float" office:value="32.51065" calcext:value-type="float">
            <text:p>32.51065</text:p>
          </table:table-cell>
          <table:table-cell office:value-type="float" office:value="22.868256" calcext:value-type="float">
            <text:p>22.86825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3" calcext:value-type="date">
            <text:p>1984-01-13</text:p>
          </table:table-cell>
          <table:table-cell office:value-type="float" office:value="33.55426" calcext:value-type="float">
            <text:p>33.55426</text:p>
          </table:table-cell>
          <table:table-cell office:value-type="float" office:value="21.70932" calcext:value-type="float">
            <text:p>21.7093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4" calcext:value-type="date">
            <text:p>1984-01-14</text:p>
          </table:table-cell>
          <table:table-cell office:value-type="float" office:value="31.796387" calcext:value-type="float">
            <text:p>31.796387</text:p>
          </table:table-cell>
          <table:table-cell office:value-type="float" office:value="22.237854" calcext:value-type="float">
            <text:p>22.23785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5" calcext:value-type="date">
            <text:p>1984-01-15</text:p>
          </table:table-cell>
          <table:table-cell office:value-type="float" office:value="31.141998" calcext:value-type="float">
            <text:p>31.141998</text:p>
          </table:table-cell>
          <table:table-cell office:value-type="float" office:value="21.977448" calcext:value-type="float">
            <text:p>21.9774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6" calcext:value-type="date">
            <text:p>1984-01-16</text:p>
          </table:table-cell>
          <table:table-cell office:value-type="float" office:value="27.75412" calcext:value-type="float">
            <text:p>27.75412</text:p>
          </table:table-cell>
          <table:table-cell office:value-type="float" office:value="22.217773" calcext:value-type="float">
            <text:p>22.2177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7" calcext:value-type="date">
            <text:p>1984-01-17</text:p>
          </table:table-cell>
          <table:table-cell office:value-type="float" office:value="27.359283" calcext:value-type="float">
            <text:p>27.359283</text:p>
          </table:table-cell>
          <table:table-cell office:value-type="float" office:value="20.877472" calcext:value-type="float">
            <text:p>20.87747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8" calcext:value-type="date">
            <text:p>1984-01-18</text:p>
          </table:table-cell>
          <table:table-cell office:value-type="float" office:value="28.522247" calcext:value-type="float">
            <text:p>28.522247</text:p>
          </table:table-cell>
          <table:table-cell office:value-type="float" office:value="21.028473" calcext:value-type="float">
            <text:p>21.02847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19" calcext:value-type="date">
            <text:p>1984-01-19</text:p>
          </table:table-cell>
          <table:table-cell office:value-type="float" office:value="30.331879" calcext:value-type="float">
            <text:p>30.331879</text:p>
          </table:table-cell>
          <table:table-cell office:value-type="float" office:value="20.374908" calcext:value-type="float">
            <text:p>20.37490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0" calcext:value-type="date">
            <text:p>1984-01-20</text:p>
          </table:table-cell>
          <table:table-cell office:value-type="float" office:value="28.745392" calcext:value-type="float">
            <text:p>28.745392</text:p>
          </table:table-cell>
          <table:table-cell office:value-type="float" office:value="20.985138" calcext:value-type="float">
            <text:p>20.98513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1" calcext:value-type="date">
            <text:p>1984-01-21</text:p>
          </table:table-cell>
          <table:table-cell office:value-type="float" office:value="29.971222" calcext:value-type="float">
            <text:p>29.971222</text:p>
          </table:table-cell>
          <table:table-cell office:value-type="float" office:value="20.832916" calcext:value-type="float">
            <text:p>20.83291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2" calcext:value-type="date">
            <text:p>1984-01-22</text:p>
          </table:table-cell>
          <table:table-cell office:value-type="float" office:value="29.019867" calcext:value-type="float">
            <text:p>29.019867</text:p>
          </table:table-cell>
          <table:table-cell office:value-type="float" office:value="21.759796" calcext:value-type="float">
            <text:p>21.75979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3" calcext:value-type="date">
            <text:p>1984-01-23</text:p>
          </table:table-cell>
          <table:table-cell office:value-type="float" office:value="31.16861" calcext:value-type="float">
            <text:p>31.16861</text:p>
          </table:table-cell>
          <table:table-cell office:value-type="float" office:value="21.20877" calcext:value-type="float">
            <text:p>21.20877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4" calcext:value-type="date">
            <text:p>1984-01-24</text:p>
          </table:table-cell>
          <table:table-cell office:value-type="float" office:value="30.162811" calcext:value-type="float">
            <text:p>30.162811</text:p>
          </table:table-cell>
          <table:table-cell office:value-type="float" office:value="22.19748" calcext:value-type="float">
            <text:p>22.1974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5" calcext:value-type="date">
            <text:p>1984-01-25</text:p>
          </table:table-cell>
          <table:table-cell office:value-type="float" office:value="30.976654" calcext:value-type="float">
            <text:p>30.976654</text:p>
          </table:table-cell>
          <table:table-cell office:value-type="float" office:value="22.129303" calcext:value-type="float">
            <text:p>22.12930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6" calcext:value-type="date">
            <text:p>1984-01-26</text:p>
          </table:table-cell>
          <table:table-cell office:value-type="float" office:value="31.399414" calcext:value-type="float">
            <text:p>31.399414</text:p>
          </table:table-cell>
          <table:table-cell office:value-type="float" office:value="22.083923" calcext:value-type="float">
            <text:p>22.083923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7" calcext:value-type="date">
            <text:p>1984-01-27</text:p>
          </table:table-cell>
          <table:table-cell office:value-type="float" office:value="29.720337" calcext:value-type="float">
            <text:p>29.720337</text:p>
          </table:table-cell>
          <table:table-cell office:value-type="float" office:value="21.374268" calcext:value-type="float">
            <text:p>21.374268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8" calcext:value-type="date">
            <text:p>1984-01-28</text:p>
          </table:table-cell>
          <table:table-cell office:value-type="float" office:value="30.397888" calcext:value-type="float">
            <text:p>30.397888</text:p>
          </table:table-cell>
          <table:table-cell office:value-type="float" office:value="21.155212" calcext:value-type="float">
            <text:p>21.15521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29" calcext:value-type="date">
            <text:p>1984-01-29</text:p>
          </table:table-cell>
          <table:table-cell office:value-type="float" office:value="31.7193" calcext:value-type="float">
            <text:p>31.7193</text:p>
          </table:table-cell>
          <table:table-cell office:value-type="float" office:value="21.123322" calcext:value-type="float">
            <text:p>21.123322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30" calcext:value-type="date">
            <text:p>1984-01-30</text:p>
          </table:table-cell>
          <table:table-cell office:value-type="float" office:value="33.131836" calcext:value-type="float">
            <text:p>33.131836</text:p>
          </table:table-cell>
          <table:table-cell office:value-type="float" office:value="20.928314" calcext:value-type="float">
            <text:p>20.928314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1984-01-31" calcext:value-type="date">
            <text:p>1984-01-31</text:p>
          </table:table-cell>
          <table:table-cell office:value-type="float" office:value="30.318115" calcext:value-type="float">
            <text:p>30.318115</text:p>
          </table:table-cell>
          <table:table-cell office:value-type="float" office:value="21.856506" calcext:value-type="float">
            <text:p>21.856506</text:p>
          </table:table-cell>
          <table:table-cell office:value-type="float" office:value="4" calcext:value-type="float">
            <text:p>4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max_min.A1:max_min.I1463" table:display-filter-buttons="true">
          <table:filter>
            <table:filter-and>
              <table:filter-condition table:data-type="number" table:value="1" table:operator="=" table:field-number="8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3T13:54:01.798806104</dc:date>
    <meta:editing-duration>PT9M14S</meta:editing-duration>
    <meta:editing-cycles>1</meta:editing-cycles>
    <meta:document-statistic meta:table-count="2" meta:cell-count="14308" meta:object-count="0"/>
    <meta:generator>LibreOffice/24.2.7.2$Linux_X86_64 LibreOffice_project/420$Build-2</meta:generator>
  </office:meta>
</office:document-meta>
</file>